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text/xml" manifest:full-path="Object 13/styles.xml"/>
  <manifest:file-entry manifest:media-type="application/rdf+xml" manifest:full-path="Object 13/manifest.rdf"/>
  <manifest:file-entry manifest:media-type="application/vnd.oasis.opendocument.spreadsheet" manifest:version="1.2" manifest:full-path="Object 13/"/>
  <manifest:file-entry manifest:media-type="application/vnd.sun.star.oleobject" manifest:full-path="Object 9"/>
  <manifest:file-entry manifest:media-type="application/vnd.sun.star.oleobject" manifest:full-path="Object 1"/>
  <manifest:file-entry manifest:media-type="" manifest:full-path="ObjectReplacements/Object 13"/>
  <manifest:file-entry manifest:media-type="" manifest:full-path="ObjectReplacements/Object 9"/>
  <manifest:file-entry manifest:media-type="" manifest:full-path="ObjectReplacements/Object 1"/>
  <manifest:file-entry manifest:media-type="" manifest:full-path="ObjectReplacements/Object 2"/>
  <manifest:file-entry manifest:media-type="" manifest:full-path="ObjectReplacements/Object 14"/>
  <manifest:file-entry manifest:media-type="" manifest:full-path="ObjectReplacements/Object 3"/>
  <manifest:file-entry manifest:media-type="" manifest:full-path="ObjectReplacements/Object 15"/>
  <manifest:file-entry manifest:media-type="" manifest:full-path="ObjectReplacements/Object 4"/>
  <manifest:file-entry manifest:media-type="" manifest:full-path="ObjectReplacements/Object 16"/>
  <manifest:file-entry manifest:media-type="" manifest:full-path="ObjectReplacements/Object 5"/>
  <manifest:file-entry manifest:media-type="" manifest:full-path="ObjectReplacements/Object 17"/>
  <manifest:file-entry manifest:media-type="" manifest:full-path="ObjectReplacements/Object 10"/>
  <manifest:file-entry manifest:media-type="" manifest:full-path="ObjectReplacements/Object 6"/>
  <manifest:file-entry manifest:media-type="" manifest:full-path="ObjectReplacements/Object 11"/>
  <manifest:file-entry manifest:media-type="" manifest:full-path="ObjectReplacements/Object 7"/>
  <manifest:file-entry manifest:media-type="" manifest:full-path="ObjectReplacements/Object 12"/>
  <manifest:file-entry manifest:media-type="" manifest:full-path="ObjectReplacements/Object 8"/>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rdf+xml" manifest:full-path="Object 14/manifest.rdf"/>
  <manifest:file-entry manifest:media-type="text/xml" manifest:full-path="Object 14/styles.xml"/>
  <manifest:file-entry manifest:media-type="application/vnd.oasis.opendocument.spreadsheet" manifest:version="1.2" manifest:full-path="Object 14/"/>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rdf+xml" manifest:full-path="Object 15/manifest.rdf"/>
  <manifest:file-entry manifest:media-type="text/xml" manifest:full-path="Object 15/styles.xml"/>
  <manifest:file-entry manifest:media-type="application/vnd.oasis.opendocument.spreadsheet" manifest:version="1.2" manifest:full-path="Object 15/"/>
  <manifest:file-entry manifest:media-type="application/binary" manifest:full-path="layout-cache"/>
  <manifest:file-entry manifest:media-type="image/png" manifest:full-path="Pictures/100000000000000800000008DD0ADA29.png"/>
  <manifest:file-entry manifest:media-type="" manifest:full-path="Pictures/20000007000041530000382068D6179C.svm"/>
  <manifest:file-entry manifest:media-type="" manifest:full-path="Pictures/20000007000039C700002B845E903006.svm"/>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text/xml" manifest:full-path="Object 16/styles.xml"/>
  <manifest:file-entry manifest:media-type="application/rdf+xml" manifest:full-path="Object 16/manifest.rdf"/>
  <manifest:file-entry manifest:media-type="application/vnd.oasis.opendocument.spreadsheet" manifest:version="1.2" manifest:full-path="Object 16/"/>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text/xml" manifest:full-path="Object 17/styles.xml"/>
  <manifest:file-entry manifest:media-type="application/rdf+xml" manifest:full-path="Object 17/manifest.rdf"/>
  <manifest:file-entry manifest:media-type="application/vnd.oasis.opendocument.spreadsheet" manifest:version="1.2" manifest:full-path="Object 17/"/>
  <manifest:file-entry manifest:media-type="text/xml" manifest:full-path="styles.xml"/>
  <manifest:file-entry manifest:media-type="application/rdf+xml" manifest:full-path="manifest.rdf"/>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text/xml" manifest:full-path="Object 10/styles.xml"/>
  <manifest:file-entry manifest:media-type="application/rdf+xml" manifest:full-path="Object 10/manifest.rdf"/>
  <manifest:file-entry manifest:media-type="application/vnd.oasis.opendocument.spreadsheet" manifest:version="1.2" manifest:full-path="Object 10/"/>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rdf+xml" manifest:full-path="Object 6/manifest.rdf"/>
  <manifest:file-entry manifest:media-type="application/vnd.oasis.opendocument.spreadsheet" manifest:version="1.2" manifest:full-path="Object 6/"/>
  <manifest:file-entry manifest:media-type="text/xml" manifest:full-path="meta.xml"/>
  <manifest:file-entry manifest:media-type="application/vnd.sun.star.oleobject" manifest:full-path="Object 11"/>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rdf+xml" manifest:full-path="Object 7/manifest.rdf"/>
  <manifest:file-entry manifest:media-type="application/vnd.oasis.opendocument.spreadsheet" manifest:version="1.2" manifest:full-path="Object 7/"/>
  <manifest:file-entry manifest:media-type="application/vnd.sun.star.oleobject" manifest:full-path="Object 12"/>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rdf+xml" manifest:full-path="Object 8/manifest.rdf"/>
  <manifest:file-entry manifest:media-type="application/vnd.oasis.opendocument.spreadsheet"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libri" svg:font-family="Colibri"/>
    <style:font-face style:name="Courier New3" svg:font-family="'Courier New'"/>
    <style:font-face style:name="OpenSymbol" svg:font-family="OpenSymbol"/>
    <style:font-face style:name="Tahoma6" svg:font-family="Tahoma"/>
    <style:font-face style:name="Tahoma4" svg:font-family="Tahoma, sans-serif"/>
    <style:font-face style:name="Courier New" svg:font-family="'Courier New'" style:font-family-generic="modern" style:font-pitch="fixed"/>
    <style:font-face style:name="Courier New1" svg:font-family="'Courier New'" style:font-adornments="Normal" style:font-family-generic="modern" style:font-pitch="fixed"/>
    <style:font-face style:name="Consolas" svg:font-family="Consolas" style:font-family-generic="swiss" style:font-pitch="fixed"/>
    <style:font-face style:name="Chiller" svg:font-family="Chiller" style:font-family-generic="decorative"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Tahoma3" svg:font-family="Tahoma" style:font-adornments="Italique" style:font-family-generic="swiss" style:font-pitch="variable"/>
    <style:font-face style:name="Tahoma2"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5" svg:font-family="Tahoma" style:font-family-generic="system" style:font-pitch="variable"/>
  </office:font-face-decls>
  <office:automatic-styles>
    <style:style style:name="Tableau1" style:family="table">
      <style:table-properties style:width="18.002cm" table:align="margins"/>
    </style:style>
    <style:style style:name="Tableau1.A" style:family="table-column">
      <style:table-column-properties style:column-width="2.75cm" style:rel-column-width="10010*"/>
    </style:style>
    <style:style style:name="Tableau1.B" style:family="table-column">
      <style:table-column-properties style:column-width="3.15cm" style:rel-column-width="11468*"/>
    </style:style>
    <style:style style:name="Tableau1.C" style:family="table-column">
      <style:table-column-properties style:column-width="4.921cm" style:rel-column-width="17915*"/>
    </style:style>
    <style:style style:name="Tableau1.D" style:family="table-column">
      <style:table-column-properties style:column-width="7.181cm" style:rel-column-width="26142*"/>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arameterList" style:family="table">
      <style:table-properties style:width="18.002cm" table:align="margins"/>
    </style:style>
    <style:style style:name="ParameterList.A" style:family="table-column">
      <style:table-column-properties style:column-width="4.921cm" style:rel-column-width="17915*"/>
    </style:style>
    <style:style style:name="ParameterList.B" style:family="table-column">
      <style:table-column-properties style:column-width="13.081cm" style:rel-column-width="47620*"/>
    </style:style>
    <style:style style:name="ParameterList.A1" style:family="table-cell">
      <style:table-cell-properties fo:background-color="#cccc99" fo:padding="0.097cm" fo:border-left="0.002cm solid #000000" fo:border-right="none" fo:border-top="0.002cm solid #000000" fo:border-bottom="0.002cm solid #000000">
        <style:background-image/>
      </style:table-cell-properties>
    </style:style>
    <style:style style:name="ParameterList.B1" style:family="table-cell">
      <style:table-cell-properties fo:background-color="#cccc99" fo:padding="0.097cm" fo:border="0.002cm solid #000000">
        <style:background-image/>
      </style:table-cell-properties>
    </style:style>
    <style:style style:name="ParameterList.A2" style:family="table-cell">
      <style:table-cell-properties fo:padding="0.097cm" fo:border-left="0.002cm solid #000000" fo:border-right="none" fo:border-top="none" fo:border-bottom="0.002cm solid #000000"/>
    </style:style>
    <style:style style:name="ParameterList.B2" style:family="table-cell">
      <style:table-cell-properties fo:padding="0.097cm" fo:border-left="0.002cm solid #000000" fo:border-right="0.002cm solid #000000" fo:border-top="none" fo:border-bottom="0.002cm solid #000000"/>
    </style:style>
    <style:style style:name="Tableau2" style:family="table">
      <style:table-properties style:width="18.002cm" table:align="margins"/>
    </style:style>
    <style:style style:name="Tableau2.A" style:family="table-column">
      <style:table-column-properties style:column-width="4.921cm" style:rel-column-width="17915*"/>
    </style:style>
    <style:style style:name="Tableau2.B" style:family="table-column">
      <style:table-column-properties style:column-width="13.081cm" style:rel-column-width="47620*"/>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data-style-name="N0">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8.002cm" table:align="margins"/>
    </style:style>
    <style:style style:name="Tableau3.A" style:family="table-column">
      <style:table-column-properties style:column-width="5.821cm" style:rel-column-width="21190*"/>
    </style:style>
    <style:style style:name="Tableau3.B" style:family="table-column">
      <style:table-column-properties style:column-width="12.181cm" style:rel-column-width="44345*"/>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P1" style:family="paragraph" style:parent-style-name="Spec_20_-_20_En-tête">
      <style:text-properties fo:language="en" fo:country="US"/>
    </style:style>
    <style:style style:name="P2" style:family="paragraph" style:parent-style-name="Spec_20_-_20_Note_20_de_20_bas_20_de_20_page">
      <style:text-properties fo:language="en" fo:country="US"/>
    </style:style>
    <style:style style:name="P3" style:family="paragraph" style:parent-style-name="Spec_20_-_20_Titre_20_du_20_document">
      <style:text-properties fo:language="en" fo:country="US"/>
    </style:style>
    <style:style style:name="P4" style:family="paragraph" style:parent-style-name="Spec_20_-_20_Sous-titre_20_du_20_document">
      <style:text-properties fo:language="en" fo:country="US"/>
    </style:style>
    <style:style style:name="P5" style:family="paragraph" style:parent-style-name="Spec_20_-_20_Paragraphe_20_standard">
      <style:paragraph-properties fo:margin-left="0cm" fo:margin-right="0cm" fo:text-indent="0cm" style:auto-text-indent="false"/>
      <style:text-properties fo:language="en" fo:country="US"/>
    </style:style>
    <style:style style:name="P6" style:family="paragraph" style:parent-style-name="Spec_20_-_20_Paragraphe_20_standard">
      <style:text-properties fo:language="en" fo:country="US"/>
    </style:style>
    <style:style style:name="P7" style:family="paragraph" style:parent-style-name="Spec_20_-_20_Paragraphe_20_standard">
      <style:text-properties style:font-name="Tahoma2" fo:font-size="10pt" fo:language="en" fo:country="US"/>
    </style:style>
    <style:style style:name="P8" style:family="paragraph" style:parent-style-name="Spec_20_-_20_Paragraphe_20_standard">
      <style:text-properties style:font-name="Tahoma2" fo:font-size="10pt" fo:language="en" fo:country="US" fo:font-style="normal" style:font-style-asian="normal" style:font-style-complex="normal"/>
    </style:style>
    <style:style style:name="P9" style:family="paragraph" style:parent-style-name="Spec_20_-_20_Paragraphe_20_standard">
      <style:text-properties style:font-name="Tahoma" fo:font-size="10pt" fo:language="zxx" fo:country="none" style:font-name-asian="Courier New" style:font-size-asian="10pt" style:font-name-complex="Courier New" style:font-size-complex="10pt"/>
    </style:style>
    <style:style style:name="P10" style:family="paragraph" style:parent-style-name="Spec_20_-_20_Paragraphe_20_standard">
      <style:text-properties style:font-name="Tahoma" fo:font-size="10pt" fo:language="zxx" fo:country="none" fo:font-style="normal" style:font-name-asian="Courier New" style:font-size-asian="10pt" style:font-style-asian="normal" style:font-name-complex="Courier New" style:font-size-complex="10pt" style:font-style-complex="normal"/>
    </style:style>
    <style:style style:name="P11" style:family="paragraph" style:parent-style-name="Spec_20_-_20_Paragraphe_20_standard">
      <style:text-properties style:font-name="Tahoma" fo:font-size="10pt" fo:font-style="normal" style:font-style-asian="normal" style:font-style-complex="normal"/>
    </style:style>
    <style:style style:name="P12" style:family="paragraph" style:parent-style-name="Spec_20_-_20_Paragraphe_20_standard">
      <style:text-properties style:font-name="Tahoma" fo:font-size="10pt" fo:language="en" fo:country="US"/>
    </style:style>
    <style:style style:name="P13" style:family="paragraph" style:parent-style-name="Spec_20_-_20_Paragraphe_20_standard">
      <style:text-properties style:font-name="Tahoma" fo:font-size="10pt" fo:language="en" fo:country="US" fo:font-style="normal" style:font-style-asian="normal" style:font-style-complex="normal"/>
    </style:style>
    <style:style style:name="P14" style:family="paragraph" style:parent-style-name="Spec_20_-_20_Paragraphe_20_standard">
      <style:text-properties style:font-name="Tahoma" fo:language="en" fo:country="US"/>
    </style:style>
    <style:style style:name="P15" style:family="paragraph" style:parent-style-name="Spec_20_-_20_Paragraphe_20_standard">
      <style:text-properties style:use-window-font-color="true" fo:language="en" fo:country="US"/>
    </style:style>
    <style:style style:name="P16" style:family="paragraph" style:parent-style-name="Spec_20_-_20_Paragraphe_20_standard">
      <style:text-properties fo:font-size="10pt" style:font-size-asian="10pt" style:font-size-complex="10pt"/>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fo:language="en" fo:country="US"/>
    </style:style>
    <style:style style:name="P19" style:family="paragraph" style:parent-style-name="Standard">
      <style:text-properties style:font-name="Tahoma" fo:font-size="10pt" style:font-size-asian="10pt" style:font-size-complex="10pt"/>
    </style:style>
    <style:style style:name="P20" style:family="paragraph" style:parent-style-name="Standard">
      <style:paragraph-properties fo:text-align="justify" style:justify-single-word="false"/>
      <style:text-properties style:font-name="Tahoma2" fo:font-size="10pt"/>
    </style:style>
    <style:style style:name="P21" style:family="paragraph" style:parent-style-name="Table_20_Contents">
      <style:text-properties style:font-name="Tahoma2" fo:font-size="10pt" fo:language="en" fo:country="US"/>
    </style:style>
    <style:style style:name="P22" style:family="paragraph" style:parent-style-name="Table_20_Contents">
      <style:text-properties style:font-name="Tahoma2" fo:font-size="10pt" fo:language="en" fo:country="US" fo:font-weight="bold" style:font-weight-asian="bold" style:font-weight-complex="bold"/>
    </style:style>
    <style:style style:name="P23" style:family="paragraph" style:parent-style-name="Table_20_Contents">
      <style:paragraph-properties fo:text-align="justify" style:justify-single-word="false"/>
      <style:text-properties style:font-name="Tahoma2" fo:font-size="10pt" fo:language="en" fo:country="US"/>
    </style:style>
    <style:style style:name="P24" style:family="paragraph" style:parent-style-name="Table_20_Contents">
      <style:paragraph-properties fo:text-align="justify" style:justify-single-word="false"/>
      <style:text-properties style:font-name="Tahoma2" fo:font-size="10pt"/>
    </style:style>
    <style:style style:name="P25" style:family="paragraph" style:parent-style-name="Table_20_Contents">
      <style:paragraph-properties fo:text-align="justify" style:justify-single-word="false"/>
      <style:text-properties style:font-name="Tahoma2" fo:font-size="10pt" fo:font-style="normal" style:font-style-asian="normal" style:font-style-complex="normal"/>
    </style:style>
    <style:style style:name="P26" style:family="paragraph" style:parent-style-name="Table_20_Contents">
      <style:paragraph-properties fo:text-align="justify" style:justify-single-word="false"/>
      <style:text-properties style:font-name="Tahoma2" fo:font-size="10pt" fo:font-style="italic" style:font-style-asian="italic" style:font-style-complex="italic"/>
    </style:style>
    <style:style style:name="P27" style:family="paragraph" style:parent-style-name="Table_20_Contents">
      <style:paragraph-properties fo:text-align="justify" style:justify-single-word="false"/>
      <style:text-properties style:font-name="Courier New" fo:font-size="10pt"/>
    </style:style>
    <style:style style:name="P28" style:family="paragraph" style:parent-style-name="Table_20_Contents">
      <style:text-properties style:font-name="Courier New" fo:font-size="10pt" fo:language="en" fo:country="US"/>
    </style:style>
    <style:style style:name="P29" style:family="paragraph" style:parent-style-name="Table_20_Contents">
      <style:paragraph-properties fo:text-align="justify" style:justify-single-word="false"/>
      <style:text-properties style:font-name="Tahoma" fo:font-size="10pt" style:font-size-asian="10pt" style:font-size-complex="10pt"/>
    </style:style>
    <style:style style:name="P30" style:family="paragraph" style:parent-style-name="Table_20_Contents">
      <style:paragraph-properties fo:text-align="justify" style:justify-single-word="false"/>
      <style:text-properties style:font-name="Tahoma" fo:font-size="10pt" fo:font-style="italic" style:font-style-asian="italic" style:font-style-complex="italic"/>
    </style:style>
    <style:style style:name="P31" style:family="paragraph" style:parent-style-name="Table_20_Contents">
      <style:paragraph-properties fo:text-align="justify" style:justify-single-word="false"/>
      <style:text-properties style:font-name="Tahoma" fo:font-size="10pt" fo:font-style="normal" fo:font-weight="normal" style:font-size-asian="10pt" style:font-style-asian="normal" style:font-weight-asian="normal" style:font-size-complex="10pt" style:font-style-complex="normal" style:font-weight-complex="normal"/>
    </style:style>
    <style:style style:name="P32" style:family="paragraph" style:parent-style-name="Table_20_Contents">
      <style:text-properties style:font-name="Tahoma" fo:font-size="10pt" fo:language="en" fo:country="US" fo:font-style="italic" style:font-style-asian="italic" style:font-style-complex="italic"/>
    </style:style>
    <style:style style:name="P33" style:family="paragraph" style:parent-style-name="Table_20_Contents">
      <style:paragraph-properties fo:text-align="justify" style:justify-single-word="false"/>
      <style:text-properties style:use-window-font-color="true" style:font-name="Tahoma2" fo:font-size="10pt"/>
    </style:style>
    <style:style style:name="P34" style:family="paragraph" style:parent-style-name="Table_20_Contents">
      <style:paragraph-properties fo:text-align="justify" style:justify-single-word="false"/>
      <style:text-properties style:use-window-font-color="true" style:font-name="Tahoma2" fo:font-size="10pt" fo:font-style="italic" style:font-style-asian="italic" style:font-style-complex="italic"/>
    </style:style>
    <style:style style:name="P35" style:family="paragraph" style:parent-style-name="Table_20_Contents">
      <style:paragraph-properties fo:text-align="justify" style:justify-single-word="false"/>
      <style:text-properties style:use-window-font-color="true" style:font-name="Tahoma" fo:font-size="10pt" fo:font-style="normal" fo:font-weight="normal" style:font-style-asian="normal" style:font-weight-asian="normal" style:font-style-complex="normal" style:font-weight-complex="normal"/>
    </style:style>
    <style:style style:name="P36" style:family="paragraph" style:parent-style-name="Table_20_Contents">
      <style:paragraph-properties fo:text-align="justify" style:justify-single-word="false"/>
      <style:text-properties style:font-name="Tahoma4" fo:font-size="10pt" fo:language="en" fo:country="US" style:font-size-asian="10pt" style:font-size-complex="10pt"/>
    </style:style>
    <style:style style:name="P37" style:family="paragraph" style:parent-style-name="Spec_20_-_20_Informations_20_2_20_de_20_première_20_page">
      <style:text-properties fo:language="en" fo:country="US"/>
    </style:style>
    <style:style style:name="P38" style:family="paragraph" style:parent-style-name="Spec_20_-_20_Informations_20_1_20_de_20_première_20_page">
      <style:text-properties fo:language="en" fo:country="US"/>
    </style:style>
    <style:style style:name="P39" style:family="paragraph" style:parent-style-name="Spec_20_-_20_Texte_20_sans_20_mise_20_en_20_forme">
      <style:text-properties fo:language="en" fo:country="US"/>
    </style:style>
    <style:style style:name="P40" style:family="paragraph" style:parent-style-name="Footnote">
      <style:text-properties fo:font-size="9pt" fo:language="en" fo:country="US" fo:font-style="italic" style:font-size-asian="9pt" style:font-style-asian="italic" style:font-size-complex="9pt" style:font-style-complex="italic"/>
    </style:style>
    <style:style style:name="P41" style:family="paragraph" style:parent-style-name="Footnote">
      <style:text-properties fo:font-size="9pt" fo:font-style="italic" style:font-size-asian="9pt" style:font-style-asian="italic" style:font-size-complex="9pt" style:font-style-complex="italic"/>
    </style:style>
    <style:style style:name="P42" style:family="paragraph" style:parent-style-name="Footnote">
      <style:text-properties fo:font-style="italic" style:font-style-asian="italic" style:font-style-complex="italic"/>
    </style:style>
    <style:style style:name="P43" style:family="paragraph" style:parent-style-name="Spec_20_-_20_Paragraphe_20_standard">
      <style:paragraph-properties fo:margin-left="2.501cm" fo:margin-right="0cm" fo:text-indent="0cm" style:auto-text-indent="false"/>
    </style:style>
    <style:style style:name="P44" style:family="paragraph" style:parent-style-name="Table_20_Heading">
      <style:text-properties style:font-name="Tahoma2" fo:font-size="10pt"/>
    </style:style>
    <style:style style:name="P45" style:family="paragraph" style:parent-style-name="Table_20_Contents">
      <style:paragraph-properties fo:text-align="justify" style:justify-single-word="false" fo:background-color="transparent">
        <style:background-image/>
      </style:paragraph-properties>
      <style:text-properties style:font-name="Tahoma2" fo:font-size="10pt"/>
    </style:style>
    <style:style style:name="P46" style:family="paragraph" style:parent-style-name="Spec_20_-_20_Informations_20_2_20_de_20_première_20_page">
      <style:paragraph-properties fo:margin-top="0cm" fo:margin-bottom="0cm" fo:text-align="center" style:justify-single-word="false" fo:background-color="transparent" fo:padding="0cm" fo:border="none" style:shadow="none" text:number-lines="false" text:line-number="0">
        <style:background-image/>
      </style:paragraph-properties>
      <style:text-properties fo:font-variant="small-caps" fo:color="#000000" fo:font-size="18pt" fo:language="en" fo:country="US" fo:font-weight="normal"/>
    </style:style>
    <style:style style:name="P47" style:family="paragraph" style:parent-style-name="Spec_20_-_20_Paragraphe_20_standard">
      <style:paragraph-properties fo:break-before="page"/>
    </style:style>
    <style:style style:name="P48" style:family="paragraph" style:parent-style-name="Spec_20_-_20_Paragraphe_20_standard">
      <style:paragraph-properties fo:break-before="page"/>
      <style:text-properties style:font-name="Tahoma" fo:font-size="10pt" fo:font-style="normal" style:font-style-asian="normal" style:font-style-complex="normal"/>
    </style:style>
    <style:style style:name="P49" style:family="paragraph" style:parent-style-name="Spec_20_-_20_Paragraphe_20_standard">
      <style:paragraph-properties fo:break-before="page"/>
      <style:text-properties fo:language="en" fo:country="US"/>
    </style:style>
    <style:style style:name="P50" style:family="paragraph" style:parent-style-name="Spec_20_-_20_Paragraphe_20_standard">
      <style:paragraph-properties fo:margin-left="0.291cm" fo:margin-right="0cm" fo:margin-top="0.199cm" fo:margin-bottom="0cm" fo:text-align="center" style:justify-single-word="false" fo:text-indent="0cm" style:auto-text-indent="false" text:number-lines="false" text:line-number="0"/>
      <style:text-properties style:font-name="Tahoma" fo:font-size="10pt" fo:language="en" fo:country="US" fo:font-style="normal" style:font-style-asian="normal" style:font-style-complex="normal"/>
    </style:style>
    <style:style style:name="P51" style:family="paragraph" style:parent-style-name="Spec_20_-_20_Paragraphe_20_standard" style:master-page-name="">
      <style:paragraph-properties fo:margin-left="0.291cm" fo:margin-right="0cm" fo:margin-top="0.199cm" fo:margin-bottom="0cm" fo:text-align="center" style:justify-single-word="false" fo:text-indent="0cm" style:auto-text-indent="false" style:page-number="auto" text:number-lines="false" text:line-number="0"/>
      <style:text-properties style:font-name="Tahoma" fo:font-size="10pt" fo:language="en" fo:country="US" fo:font-style="normal" style:font-style-asian="normal" style:font-style-complex="normal"/>
    </style:style>
    <style:style style:name="P52" style:family="paragraph" style:parent-style-name="Standard" style:master-page-name="">
      <style:paragraph-properties fo:margin-left="0.291cm" fo:margin-right="0cm" fo:text-indent="0cm" style:auto-text-indent="false" style:page-number="auto" text:number-lines="false" text:line-number="0"/>
      <style:text-properties style:font-name="Tahoma" fo:font-size="10pt" fo:language="en" fo:country="US" style:font-size-asian="10pt" style:font-size-complex="10pt"/>
    </style:style>
    <style:style style:name="P53"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fo:language="zxx" fo:country="none" fo:font-style="normal" style:font-name-asian="Courier New" style:font-style-asian="normal" style:font-name-complex="Courier New" style:font-style-complex="normal"/>
    </style:style>
    <style:style style:name="P54"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fo:font-style="normal" style:font-style-asian="normal" style:font-style-complex="normal"/>
    </style:style>
    <style:style style:name="P55" style:family="paragraph" style:parent-style-name="Spec_20_-_20_Paragraphe_20_standard" style:master-page-name="">
      <style:paragraph-properties fo:margin-left="0.318cm" fo:margin-right="0cm" fo:margin-top="0.199cm" fo:margin-bottom="0cm" fo:text-indent="0cm" style:auto-text-indent="false" style:page-number="auto" text:number-lines="false" text:line-number="0"/>
      <style:text-properties style:font-name="Courier New" fo:font-size="10pt" fo:language="en" fo:country="US" fo:font-style="normal" style:font-size-asian="10pt" style:font-style-asian="normal" style:font-size-complex="10pt" style:font-style-complex="normal"/>
    </style:style>
    <style:style style:name="P56"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fo:font-size="10pt" fo:language="en" fo:country="US" fo:font-style="normal" style:font-size-asian="10pt" style:font-style-asian="normal" style:font-size-complex="10pt" style:font-style-complex="normal"/>
    </style:style>
    <style:style style:name="P57"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style:font-name="Chiller" fo:font-size="20pt" fo:language="en" fo:country="US" fo:font-style="italic" style:font-size-asian="20pt" style:font-style-asian="italic" style:font-size-complex="20pt" style:font-style-complex="italic"/>
    </style:style>
    <style:style style:name="P58" style:family="paragraph" style:parent-style-name="Spec_20_-_20_Paragraphe_20_standard">
      <style:paragraph-properties fo:margin-left="0.318cm" fo:margin-right="0cm" fo:margin-top="0.199cm" fo:margin-bottom="0cm" fo:text-align="justify" style:justify-single-word="false" fo:text-indent="0cm" style:auto-text-indent="false" text:number-lines="false" text:line-number="0"/>
      <style:text-properties fo:language="zxx" fo:country="none" fo:font-style="normal" style:font-name-asian="Courier New" style:font-style-asian="normal" style:font-name-complex="Courier New" style:font-style-complex="normal"/>
    </style:style>
    <style:style style:name="P59" style:family="paragraph" style:parent-style-name="Spec_20_-_20_Paragraphe_20_standard">
      <style:paragraph-properties fo:margin-left="0.318cm" fo:margin-right="0cm" fo:margin-top="0.199cm" fo:margin-bottom="0cm" fo:text-align="justify" style:justify-single-word="false" fo:text-indent="0cm" style:auto-text-indent="false" text:number-lines="false" text:line-number="0"/>
      <style:text-properties style:font-name="Chiller" fo:font-size="20pt" fo:language="en" fo:country="US" fo:font-style="italic" style:font-size-asian="20pt" style:font-style-asian="italic" style:font-size-complex="20pt" style:font-style-complex="italic"/>
    </style:style>
    <style:style style:name="P60" style:family="paragraph" style:parent-style-name="Spec_20_-_20_Titre_20_1">
      <style:text-properties fo:language="en" fo:country="US"/>
    </style:style>
    <style:style style:name="P61" style:family="paragraph" style:parent-style-name="Spec_20_-_20_Titre_20_1">
      <style:paragraph-properties fo:break-before="page"/>
      <style:text-properties fo:language="en" fo:country="US"/>
    </style:style>
    <style:style style:name="P62" style:family="paragraph" style:parent-style-name="Spec_20_-_20_Titre_20_2">
      <style:text-properties fo:language="en" fo:country="US"/>
    </style:style>
    <style:style style:name="P63" style:family="paragraph" style:parent-style-name="Spec_20_-_20_Titre_20_2" style:master-page-name="">
      <style:paragraph-properties fo:margin-left="0.499cm" fo:margin-right="0cm" fo:margin-top="0cm" fo:margin-bottom="0cm" fo:text-indent="0cm" style:auto-text-indent="false" style:page-number="auto" fo:background-color="transparent" style:border-line-width-right="0.002cm 0.035cm 0.002cm" style:border-line-width-bottom="0.002cm 0.035cm 0.002cm" fo:padding="0.049cm" fo:border-left="none" fo:border-right="0.039cm double #000000" fo:border-top="none" fo:border-bottom="0.039cm double #000000" style:shadow="#c0c0c0 0.161cm 0.161cm" text:number-lines="false" text:line-number="0">
        <style:background-image/>
      </style:paragraph-properties>
      <style:text-properties style:font-name="Tahoma1" fo:font-size="16pt" fo:language="en" fo:country="US" fo:font-weight="normal"/>
    </style:style>
    <style:style style:name="P64" style:family="paragraph" style:parent-style-name="Spec_20_-_20_Titre_20_2" style:master-page-name="">
      <style:paragraph-properties fo:margin-left="0.499cm" fo:margin-right="0cm" fo:margin-top="0cm" fo:margin-bottom="0cm" fo:text-indent="0cm" style:auto-text-indent="false" style:page-number="auto" fo:background-color="transparent" style:border-line-width-right="0.002cm 0.035cm 0.002cm" style:border-line-width-bottom="0.002cm 0.035cm 0.002cm" fo:padding="0.049cm" fo:border-left="none" fo:border-right="0.039cm double #000000" fo:border-top="none" fo:border-bottom="0.039cm double #000000" style:shadow="#c0c0c0 0.161cm 0.161cm" text:number-lines="false" text:line-number="0">
        <style:background-image/>
      </style:paragraph-properties>
      <style:text-properties fo:font-size="16pt" fo:font-style="normal" fo:font-weight="normal" style:font-style-asian="normal" style:font-style-complex="normal"/>
    </style:style>
    <style:style style:name="P65" style:family="paragraph" style:parent-style-name="Spec_20_-_20_Titre_20_3">
      <style:text-properties fo:language="en" fo:country="US"/>
    </style:style>
    <style:style style:name="P66" style:family="paragraph" style:parent-style-name="Spec_20_-_20_Table_20_des_20_matières_20_-_20_Titre">
      <style:paragraph-properties fo:break-before="page"/>
    </style:style>
    <style:style style:name="P67"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68"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69"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70" style:family="paragraph" style:parent-style-name="Spec_20_-_20_Table_20_des_20_matières_20_4">
      <style:paragraph-properties>
        <style:tab-stops>
          <style:tab-stop style:position="16.203cm" style:type="right" style:leader-style="dotted" style:leader-text="."/>
        </style:tab-stops>
      </style:paragraph-properties>
    </style:style>
    <style:style style:name="P71" style:family="paragraph" style:parent-style-name="Spec_20_-_20_Paragraphe_20_standard" style:list-style-name="L1">
      <style:text-properties fo:language="en" fo:country="US"/>
    </style:style>
    <style:style style:name="P72" style:family="paragraph" style:parent-style-name="Spec_20_-_20_Paragraphe_20_standard" style:list-style-name="L2">
      <style:text-properties fo:language="en" fo:country="US"/>
    </style:style>
    <style:style style:name="P73" style:family="paragraph" style:parent-style-name="Spec_20_-_20_Paragraphe_20_standard" style:list-style-name="L3">
      <style:text-properties fo:language="en" fo:country="US"/>
    </style:style>
    <style:style style:name="P74" style:family="paragraph" style:parent-style-name="Spec_20_-_20_Paragraphe_20_standard" style:list-style-name="L4">
      <style:text-properties fo:language="en" fo:country="US"/>
    </style:style>
    <style:style style:name="P75" style:family="paragraph" style:parent-style-name="Spec_20_-_20_Paragraphe_20_standard" style:list-style-name="L6">
      <style:text-properties fo:language="en" fo:country="US"/>
    </style:style>
    <style:style style:name="P76" style:family="paragraph" style:parent-style-name="Spec_20_-_20_Paragraphe_20_standard" style:list-style-name="L12">
      <style:text-properties fo:language="en" fo:country="US"/>
    </style:style>
    <style:style style:name="P77" style:family="paragraph" style:parent-style-name="Spec_20_-_20_Paragraphe_20_standard" style:list-style-name="L13">
      <style:text-properties fo:language="en" fo:country="US"/>
    </style:style>
    <style:style style:name="P78" style:family="paragraph" style:parent-style-name="Spec_20_-_20_Paragraphe_20_standard" style:list-style-name="L14">
      <style:text-properties fo:language="en" fo:country="US"/>
    </style:style>
    <style:style style:name="P79" style:family="paragraph" style:parent-style-name="Spec_20_-_20_Paragraphe_20_standard" style:list-style-name="L15">
      <style:text-properties fo:language="en" fo:country="US"/>
    </style:style>
    <style:style style:name="P80" style:family="paragraph" style:parent-style-name="Spec_20_-_20_Paragraphe_20_standard" style:list-style-name="L6"/>
    <style:style style:name="P81" style:family="paragraph" style:parent-style-name="Spec_20_-_20_Paragraphe_20_standard" style:list-style-name="L7"/>
    <style:style style:name="P82" style:family="paragraph" style:parent-style-name="Spec_20_-_20_Paragraphe_20_standard" style:list-style-name="L8"/>
    <style:style style:name="P83" style:family="paragraph" style:parent-style-name="Spec_20_-_20_Paragraphe_20_standard" style:list-style-name="L9"/>
    <style:style style:name="P84" style:family="paragraph" style:parent-style-name="Spec_20_-_20_Paragraphe_20_standard" style:list-style-name="L10"/>
    <style:style style:name="P85" style:family="paragraph" style:parent-style-name="Spec_20_-_20_Paragraphe_20_standard" style:list-style-name="L5">
      <style:paragraph-properties fo:margin-top="0.199cm" fo:margin-bottom="0cm" fo:text-align="justify" style:justify-single-word="false" text:number-lines="false" text:line-number="0"/>
      <style:text-properties style:font-name="Tahoma2" fo:font-size="10pt" fo:language="en" fo:country="US"/>
    </style:style>
    <style:style style:name="P86" style:family="paragraph" style:parent-style-name="Spec_20_-_20_Paragraphe_20_standard" style:list-style-name="L7" style:master-page-name="">
      <style:paragraph-properties fo:margin-top="0.199cm" fo:margin-bottom="0cm" fo:text-align="justify" style:justify-single-word="false" style:page-number="auto" text:number-lines="false" text:line-number="0"/>
      <style:text-properties fo:font-size="10pt" fo:language="en" fo:country="US" fo:font-style="normal" style:font-name-asian="Consolas" style:font-size-asian="10pt" style:font-style-asian="normal" style:font-name-complex="Consolas" style:font-size-complex="10pt" style:font-style-complex="normal"/>
    </style:style>
    <style:style style:name="P87" style:family="paragraph" style:parent-style-name="Spec_20_-_20_Paragraphe_20_standard" style:list-style-name="L15" style:master-page-name="">
      <style:paragraph-properties fo:margin-top="0.199cm" fo:margin-bottom="0cm" style:page-number="auto" text:number-lines="false" text:line-number="0"/>
    </style:style>
    <style:style style:name="P88" style:family="paragraph" style:parent-style-name="Table_20_Contents" style:list-style-name="L11">
      <style:paragraph-properties fo:text-align="justify" style:justify-single-word="false"/>
      <style:text-properties style:use-window-font-color="true" style:font-name="Tahoma2" fo:font-size="10pt"/>
    </style:style>
    <style:style style:name="T1" style:family="text">
      <style:text-properties style:font-name="Tahoma2" fo:font-size="10pt"/>
    </style:style>
    <style:style style:name="T2" style:family="text">
      <style:text-properties style:font-name="Tahoma2" fo:font-size="10pt" fo:language="en" fo:country="US"/>
    </style:style>
    <style:style style:name="T3" style:family="text">
      <style:text-properties style:font-name="Tahoma2" fo:font-size="10pt" fo:language="en" fo:country="US" fo:font-style="italic" style:font-style-asian="italic" style:font-style-complex="italic"/>
    </style:style>
    <style:style style:name="T4" style:family="text">
      <style:text-properties style:font-name="Tahoma2" fo:font-size="10pt" fo:language="en" fo:country="US" fo:font-style="italic" style:font-name-asian="Consolas" style:font-size-asian="10pt" style:font-style-asian="italic" style:font-name-complex="Consolas" style:font-size-complex="10pt" style:font-style-complex="italic"/>
    </style:style>
    <style:style style:name="T5" style:family="text">
      <style:text-properties style:font-name="Tahoma2" fo:font-size="10pt" fo:language="en" fo:country="US" fo:font-style="normal" style:font-style-asian="normal" style:font-style-complex="normal"/>
    </style:style>
    <style:style style:name="T6" style:family="text">
      <style:text-properties style:font-name="Tahoma2" fo:font-size="10pt" fo:language="en" fo:country="US" fo:font-style="normal" style:font-name-asian="Consolas" style:font-size-asian="10pt" style:font-style-asian="normal" style:font-name-complex="Consolas" style:font-size-complex="10pt" style:font-style-complex="normal"/>
    </style:style>
    <style:style style:name="T7" style:family="text">
      <style:text-properties style:font-name="Tahoma2" fo:font-size="10pt" fo:language="en" fo:country="US" fo:font-style="normal" fo:background-color="transparent" style:font-style-asian="normal" style:font-style-complex="normal"/>
    </style:style>
    <style:style style:name="T8" style:family="text">
      <style:text-properties style:font-name="Tahoma2" fo:font-size="10pt" fo:font-style="normal" style:font-style-asian="normal" style:font-style-complex="normal"/>
    </style:style>
    <style:style style:name="T9" style:family="text">
      <style:text-properties fo:language="en" fo:country="US"/>
    </style:style>
    <style:style style:name="T10" style:family="text">
      <style:text-properties fo:language="en" fo:country="US" fo:font-style="italic" style:font-style-asian="italic" style:font-style-complex="italic"/>
    </style:style>
    <style:style style:name="T11" style:family="text">
      <style:text-properties fo:language="en" fo:country="US"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style:text-underline-style="none"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style:font-name="Courier New2"/>
    </style:style>
    <style:style style:name="T17" style:family="text">
      <style:text-properties style:font-name="Courier New"/>
    </style:style>
    <style:style style:name="T18" style:family="text">
      <style:text-properties style:font-name="Courier New" fo:language="en" fo:country="US"/>
    </style:style>
    <style:style style:name="T19" style:family="text">
      <style:text-properties style:font-name="Courier New" fo:font-style="normal" style:font-style-asian="normal" style:font-style-complex="normal"/>
    </style:style>
    <style:style style:name="T20" style:family="text">
      <style:text-properties style:font-name="Courier New" style:font-name-asian="Consolas" style:font-size-asian="10pt" style:font-name-complex="Consolas" style:font-size-complex="10pt"/>
    </style:style>
    <style:style style:name="T21" style:family="text">
      <style:text-properties style:font-name="Courier New" fo:font-size="10pt"/>
    </style:style>
    <style:style style:name="T22" style:family="text">
      <style:text-properties style:font-name="Courier New" fo:font-size="10pt" fo:language="en" fo:country="US"/>
    </style:style>
    <style:style style:name="T23" style:family="text">
      <style:text-properties style:font-name="Courier New" fo:font-size="10pt" fo:language="en" fo:country="US" fo:font-style="normal" style:font-style-asian="normal" style:font-style-complex="normal"/>
    </style:style>
    <style:style style:name="T24" style:family="text">
      <style:text-properties style:font-name="Courier New" fo:font-size="10pt" fo:language="zxx" fo:country="none" style:font-name-asian="Courier New" style:font-size-asian="10pt" style:font-name-complex="Courier New" style:font-size-complex="10pt"/>
    </style:style>
    <style:style style:name="T25" style:family="text">
      <style:text-properties style:font-name="Courier New" fo:font-size="10pt" fo:font-style="normal" style:font-style-asian="normal" style:font-style-complex="normal"/>
    </style:style>
    <style:style style:name="T26" style:family="text">
      <style:text-properties style:font-name="Courier New" fo:font-size="10pt" fo:font-style="normal" style:font-size-asian="10pt" style:font-style-asian="normal" style:font-size-complex="10pt" style:font-style-complex="normal"/>
    </style:style>
    <style:style style:name="T27" style:family="text">
      <style:text-properties style:font-name="Courier New" fo:font-style="italic" fo:font-weight="normal" style:font-style-asian="italic" style:font-weight-asian="normal" style:font-style-complex="italic" style:font-weight-complex="normal"/>
    </style:style>
    <style:style style:name="T28" style:family="text">
      <style:text-properties style:font-name="Courier New" fo:language="zxx" fo:country="none" style:font-name-asian="Courier New" style:font-name-complex="Courier New"/>
    </style:style>
    <style:style style:name="T29" style:family="text">
      <style:text-properties style:font-name="Courier New" fo:language="zxx" fo:country="none" fo:font-style="normal" style:font-name-asian="Courier New" style:font-style-asian="normal" style:font-name-complex="Courier New" style:font-style-complex="normal"/>
    </style:style>
    <style:style style:name="T30" style:family="text">
      <style:text-properties style:font-name="Courier New" fo:font-weight="normal" style:font-weight-asian="normal" style:font-weight-complex="normal"/>
    </style:style>
    <style:style style:name="T31" style:family="text">
      <style:text-properties style:font-name="Tahoma"/>
    </style:style>
    <style:style style:name="T32" style:family="text">
      <style:text-properties style:font-name="Tahoma" fo:font-style="normal" fo:font-weight="normal" style:font-style-asian="normal" style:font-weight-asian="normal" style:font-style-complex="normal" style:font-weight-complex="normal"/>
    </style:style>
    <style:style style:name="T33" style:family="text">
      <style:text-properties style:font-name="Tahoma" fo:font-style="normal" style:font-name-asian="Consolas" style:font-size-asian="10pt" style:font-style-asian="normal" style:font-name-complex="Consolas" style:font-size-complex="10pt" style:font-style-complex="normal"/>
    </style:style>
    <style:style style:name="T34" style:family="text">
      <style:text-properties style:font-name="Tahoma" style:font-name-asian="Consolas" style:font-size-asian="10pt" style:font-name-complex="Consolas" style:font-size-complex="10pt"/>
    </style:style>
    <style:style style:name="T35" style:family="text">
      <style:text-properties style:font-name="Tahoma" fo:font-size="10pt"/>
    </style:style>
    <style:style style:name="T36" style:family="text">
      <style:text-properties style:font-name="Tahoma" fo:font-size="10pt" fo:language="en" fo:country="US"/>
    </style:style>
    <style:style style:name="T37" style:family="text">
      <style:text-properties style:font-name="Tahoma" fo:font-size="10pt" fo:language="en" fo:country="US" fo:font-style="italic" style:font-style-asian="italic" style:font-style-complex="italic"/>
    </style:style>
    <style:style style:name="T38" style:family="text">
      <style:text-properties style:font-name="Tahoma" fo:font-size="10pt" fo:language="en" fo:country="US" fo:font-style="italic" fo:background-color="transparent" style:font-style-asian="italic" style:font-style-complex="italic"/>
    </style:style>
    <style:style style:name="T39" style:family="text">
      <style:text-properties style:font-name="Tahoma" fo:font-size="10pt" fo:language="en" fo:country="US" fo:font-style="normal" style:font-style-asian="normal" style:font-style-complex="normal"/>
    </style:style>
    <style:style style:name="T40" style:family="text">
      <style:text-properties style:font-name="Tahoma" fo:font-size="10pt" fo:language="en" fo:country="US" fo:font-style="normal" fo:background-color="transparent" style:font-style-asian="normal" style:font-style-complex="normal"/>
    </style:style>
    <style:style style:name="T41" style:family="text">
      <style:text-properties style:font-name="Tahoma" fo:font-size="10pt" fo:language="zxx" fo:country="none" style:font-name-asian="Courier New" style:font-size-asian="10pt" style:font-name-complex="Courier New" style:font-size-complex="10pt"/>
    </style:style>
    <style:style style:name="T42" style:family="text">
      <style:text-properties style:font-name="Tahoma" fo:font-size="10pt" fo:language="zxx" fo:country="none" fo:font-style="italic" style:font-name-asian="Courier New" style:font-size-asian="10pt" style:font-style-asian="italic" style:font-name-complex="Courier New" style:font-size-complex="10pt" style:font-style-complex="italic"/>
    </style:style>
    <style:style style:name="T43" style:family="text">
      <style:text-properties style:font-name="Tahoma" fo:language="en" fo:country="US"/>
    </style:style>
    <style:style style:name="T44" style:family="text">
      <style:text-properties style:font-name="Tahoma" fo:language="en" fo:country="US" fo:font-style="normal" style:font-style-asian="normal" style:font-style-complex="normal"/>
    </style:style>
    <style:style style:name="T45" style:family="text">
      <style:text-properties style:font-name="Tahoma" fo:language="en" fo:country="US" fo:font-style="italic" style:font-style-asian="italic" style:font-style-complex="italic"/>
    </style:style>
    <style:style style:name="T46" style:family="text">
      <style:text-properties style:font-name="Tahoma" fo:font-style="italic" fo:font-weight="bold" style:font-style-asian="italic" style:font-weight-asian="bold" style:font-style-complex="italic" style:font-weight-complex="bold"/>
    </style:style>
    <style:style style:name="T47" style:family="text">
      <style:text-properties style:font-name="Tahoma" fo:font-style="italic" fo:font-weight="normal" style:font-style-asian="italic" style:font-weight-asian="normal" style:font-style-complex="italic" style:font-weight-complex="normal"/>
    </style:style>
    <style:style style:name="T48" style:family="text">
      <style:text-properties style:font-name="Tahoma" fo:font-style="italic" style:font-style-asian="italic" style:font-style-complex="italic"/>
    </style:style>
    <style:style style:name="T49" style:family="text">
      <style:text-properties style:font-name="Tahoma" fo:language="zxx" fo:country="none" style:font-name-asian="Courier New" style:font-name-complex="Courier New"/>
    </style:style>
    <style:style style:name="T50" style:family="text">
      <style:text-properties style:font-name="Tahoma" fo:language="zxx" fo:country="none" fo:font-style="italic" style:font-name-asian="Courier New" style:font-style-asian="italic" style:font-name-complex="Courier New" style:font-style-complex="italic"/>
    </style:style>
    <style:style style:name="T51" style:family="text">
      <style:text-properties style:font-name="Tahoma" fo:language="zxx" fo:country="none" fo:font-style="normal" style:font-name-asian="Courier New" style:font-style-asian="normal" style:font-name-complex="Courier New" style:font-style-complex="normal"/>
    </style:style>
    <style:style style:name="T52" style:family="text">
      <style:text-properties style:font-name="Tahoma" fo:font-weight="normal" style:font-weight-asian="normal" style:font-weight-complex="normal"/>
    </style:style>
    <style:style style:name="T53" style:family="text">
      <style:text-properties style:font-name="Arial Narrow"/>
    </style:style>
    <style:style style:name="T54" style:family="text">
      <style:text-properties style:font-name="Arial Narrow" fo:language="en" fo:country="US"/>
    </style:style>
    <style:style style:name="T55" style:family="text">
      <style:text-properties style:font-name="Arial Narrow" fo:font-style="normal" style:font-style-asian="normal" style:font-style-complex="normal"/>
    </style:style>
    <style:style style:name="T56" style:family="text">
      <style:text-properties style:font-name="Wingdings" fo:font-size="16pt" fo:language="en" fo:country="US" fo:background-color="#99cc99" style:font-size-asian="16pt" style:font-size-complex="16pt"/>
    </style:style>
    <style:style style:name="T57" style:family="text">
      <style:text-properties style:font-name="Tahoma4" fo:language="en" fo:country="US"/>
    </style:style>
    <style:style style:name="T58" style:family="text">
      <style:text-properties style:font-name="Tahoma4" fo:language="en" fo:country="US" style:font-size-asian="10pt" style:font-size-complex="10pt"/>
    </style:style>
    <style:style style:name="T59" style:family="text">
      <style:text-properties style:font-name="Courier New3" fo:language="en" fo:country="US"/>
    </style:style>
    <style:style style:name="T60" style:family="text">
      <style:text-properties fo:font-style="normal" style:font-style-asian="normal"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style:font-name="Wingdings1" fo:font-size="16pt" fo:font-style="normal" fo:font-weight="normal" fo:background-color="#ffd320" style:font-size-asian="16pt" style:font-style-asian="normal" style:font-weight-asian="normal" style:font-size-complex="16pt" style:font-style-complex="normal" style:font-weight-complex="normal"/>
    </style:style>
    <style:style style:name="T63" style:family="text">
      <style:text-properties style:font-name="Wingdings1" fo:font-size="24pt" fo:font-style="normal" fo:font-weight="normal" fo:background-color="#ff6666" style:font-size-asian="24pt" style:font-style-asian="normal" style:font-weight-asian="normal" style:font-size-complex="24pt" style:font-style-complex="normal" style:font-weight-complex="normal"/>
    </style:style>
    <style:style style:name="T64" style:family="text">
      <style:text-properties style:text-position="super 58%" style:font-name="Tahoma"/>
    </style:style>
    <style:style style:name="T65" style:family="text">
      <style:text-properties style:text-position="super 58%" style:font-name="Tahoma" fo:font-size="10pt" fo:language="en" fo:country="US"/>
    </style:style>
    <style:style style:name="T66" style:family="text">
      <style:text-properties style:text-position="super 58%" style:font-name="Tahoma2" fo:font-size="10pt" fo:language="en" fo:country="US" fo:font-style="normal" style:font-style-asian="normal" style:font-style-complex="normal"/>
    </style:style>
    <style:style style:name="T67" style:family="text">
      <style:text-properties fo:color="#000000" style:font-name="Tahoma" fo:font-size="10pt" style:text-underline-style="none" style:font-name-asian="Consolas" style:font-size-asian="10pt" style:font-name-complex="Consolas" style:font-size-complex="10pt"/>
    </style:style>
    <style:style style:name="T68" style:family="text">
      <style:text-properties fo:color="#000000" style:font-name="Courier New" fo:font-size="10pt" style:text-underline-style="none" style:font-name-asian="Consolas" style:font-size-asian="10pt" style:font-name-complex="Consolas" style:font-size-complex="10pt"/>
    </style:style>
    <style:style style:name="T69" style:family="text">
      <style:text-properties fo:color="#000000" style:font-name="Courier New" fo:font-size="10pt" style:font-name-asian="Consolas" style:font-size-asian="10pt" style:font-name-complex="Consolas" style:font-size-complex="10pt"/>
    </style:style>
    <style:style style:name="T70" style:family="text">
      <style:text-properties style:text-underline-style="none"/>
    </style:style>
    <style:style style:name="T71" style:family="text">
      <style:text-properties fo:font-size="10pt" style:font-size-asian="10pt" style:font-size-complex="10pt"/>
    </style:style>
    <style:style style:name="T72" style:family="text">
      <style:text-properties fo:font-size="10pt" fo:font-style="italic" style:font-size-asian="10pt" style:font-style-asian="italic" style:font-size-complex="10pt" style:font-style-complex="italic"/>
    </style:style>
    <style:style style:name="T73" style:family="text">
      <style:text-properties fo:color="#800000"/>
    </style:style>
    <style:style style:name="T74" style:family="text">
      <style:text-properties fo:font-weight="bold" style:font-weight-asian="bold" style:font-weight-complex="bold"/>
    </style:style>
    <style:style style:name="T75" style:family="text">
      <style:text-properties fo:color="#7e0021"/>
    </style:style>
    <style:style style:name="T76" style:family="text">
      <style:text-properties fo:color="#004586"/>
    </style:style>
    <style:style style:name="T77" style:family="text">
      <style:text-properties style:use-window-font-color="true" style:font-name="Courier New"/>
    </style:style>
    <style:style style:name="T78" style:family="text">
      <style:text-properties style:use-window-font-color="true" style:font-name="Courier New" fo:font-weight="normal" style:font-weight-asian="normal" style:font-weight-complex="normal"/>
    </style:style>
    <style:style style:name="T79" style:family="text">
      <style:text-properties style:use-window-font-color="true" style:font-name="Tahoma" fo:font-weight="normal" style:font-weight-asian="normal" style:font-weight-complex="normal"/>
    </style:style>
    <style:style style:name="T80" style:family="text">
      <style:text-properties style:font-name="Wingdings 3"/>
    </style:style>
    <style:style style:name="T81" style:family="text">
      <style:text-properties style:font-name="Wingdings 3" fo:language="en" fo:country="US"/>
    </style:style>
    <style:style style:name="T82" style:family="text">
      <style:text-properties style:font-name="Wingdings 3" fo:language="en" fo:country="US" fo:font-style="normal" style:font-name-asian="Courier New" style:font-style-asian="normal" style:font-name-complex="Courier New" style:font-style-complex="normal"/>
    </style:style>
    <style:style style:name="T83" style:family="text">
      <style:text-properties style:font-name="Symbol"/>
    </style:style>
    <style:style style:name="T84" style:family="text">
      <style:text-properties fo:font-weight="normal" style:font-weight-asian="normal" style:font-weight-complex="normal"/>
    </style:style>
    <style:style style:name="T85" style:family="text">
      <style:text-properties style:font-name="Chiller"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4" draw:visible-area-top="0cm" draw:visible-area-width="2.541cm" draw:visible-area-height="1.985cm"/>
    </style:style>
    <style:style style:name="fr4" style:family="graphic" style:parent-style-name="OLE">
      <style:graphic-properties style:horizontal-pos="center" style:horizontal-rel="paragraph" draw:ole-draw-aspect="4"/>
    </style:style>
    <style:style style:name="fr5" style:family="graphic" style:parent-style-name="OLE">
      <style:graphic-properties style:vertical-pos="top" style:vertical-rel="paragraph" style:horizontal-pos="center" style:horizontal-rel="paragraph" draw:ole-draw-aspect="4"/>
    </style:style>
    <style:style style:name="fr6" style:family="graphic" style:parent-style-name="OLE">
      <style:graphic-properties style:vertical-pos="top" style:vertical-rel="paragraph" style:horizontal-pos="center" style:horizontal-rel="paragraph" draw:ole-draw-aspect="4" draw:visible-area-top="0cm" draw:visible-area-width="2.541cm" draw:visible-area-height="1.985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249cm" fo:text-indent="-0.635cm" fo:margin-left="2.24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84cm" fo:text-indent="-0.635cm" fo:margin-left="2.88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19cm" fo:text-indent="-0.635cm" fo:margin-left="3.51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54cm" fo:text-indent="-0.635cm" fo:margin-left="4.1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89cm" fo:text-indent="-0.635cm" fo:margin-left="4.78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24cm" fo:text-indent="-0.635cm" fo:margin-left="5.42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59cm" fo:text-indent="-0.635cm" fo:margin-left="6.05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94cm" fo:text-indent="-0.635cm" fo:margin-left="6.69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29cm" fo:text-indent="-0.635cm" fo:margin-left="7.32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64cm" fo:text-indent="-0.635cm" fo:margin-left="7.964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561cm" fo:text-indent="-0.635cm" fo:margin-left="1.5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96cm" fo:text-indent="-0.635cm" fo:margin-left="2.1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1cm" fo:text-indent="-0.635cm" fo:margin-left="2.8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66cm" fo:text-indent="-0.635cm" fo:margin-left="3.4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1cm" fo:text-indent="-0.635cm" fo:margin-left="4.1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36cm" fo:text-indent="-0.635cm" fo:margin-left="4.7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1cm" fo:text-indent="-0.635cm" fo:margin-left="5.3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06cm" fo:text-indent="-0.635cm" fo:margin-left="6.0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1cm" fo:text-indent="-0.635cm" fo:margin-left="6.6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76cm" fo:text-indent="-0.635cm" fo:margin-left="7.27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date-style style:name="N79" number:automatic-order="true">
      <number:day-of-week number:style="long"/>
      <number:text>, </number:text>
      <number:month number:style="long" number:textual="true"/>
      <number:text> </number:text>
      <number:day/>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XML2CSV-GENERIC-CONVERTER</text:p>
      <text:p text:style-name="P4"/>
      <text:p text:style-name="P5"/>
      <text:p text:style-name="P5"/>
      <text:p text:style-name="P5"/>
      <text:p text:style-name="P5"/>
      <text:p text:style-name="P5"/>
      <text:p text:style-name="P38">Version</text:p>
      <text:p text:style-name="P46">1.0.0</text:p>
      <text:p text:style-name="P37">“Equinox”</text:p>
      <text:p text:style-name="P37"/>
      <text:p text:style-name="P37"/>
      <text:p text:style-name="P37"/>
      <text:p text:style-name="P37"/>
      <text:p text:style-name="P37"/>
      <text:p text:style-name="P38">Author</text:p>
      <text:p text:style-name="P37">Laurent Popieul</text:p>
      <text:p text:style-name="P17">lochrann@rocketmail.com</text:p>
      <text:p text:style-name="P37"/>
      <text:p text:style-name="P37"><draw:frame draw:style-name="fr1" draw:name="images1" text:anchor-type="paragraph" svg:x="5.498cm" svg:y="0cm" svg:width="7.327cm" svg:height="5.205cm" draw:z-index="10"><draw:image xlink:href="Pictures/20000007000039C700002B845E903006.svm" xlink:type="simple" xlink:show="embed" xlink:actuate="onLoad"/></draw:frame></text:p>
      <text:p text:style-name="P37"/>
      <text:p text:style-name="P7"/>
      <text:p text:style-name="P6">Last update : <text:span text:style-name="T1"><text:date style:data-style-name="N79" text:date-value="2014-05-31T12:06:09.95">Saturday, May 31, 2014</text:date></text:span></text:p>
      <text:table-of-content text:style-name="Sect1" text:protected="true" text:name="Table des matières1">
        <text:table-of-content-source text:outline-level="5">
          <text:index-title-template text:style-name="Spec_20_-_20_Table_20_des_20_matières_20_-_20_Titre">Content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66">Contents</text:p>
          </text:index-title>
          <text:p text:style-name="P67">1 - Background<text:tab/><text:a xlink:type="simple" xlink:href="#__RefHeading__3985_26862455" text:style-name="Internet_20_link" text:visited-style-name="Internet_20_link">4</text:a></text:p>
          <text:p text:style-name="P67">2 - Audience<text:tab/><text:a xlink:type="simple" xlink:href="#__RefHeading__1119_1518095138" text:style-name="Internet_20_link" text:visited-style-name="Internet_20_link">4</text:a></text:p>
          <text:p text:style-name="P67">3 - XML2CSV Generic Converter<text:tab/><text:a xlink:type="simple" xlink:href="#__RefHeading__1121_1518095138" text:style-name="Internet_20_link" text:visited-style-name="Internet_20_link">4</text:a></text:p>
          <text:p text:style-name="P68">3.1 - XML2CSV: who cares?<text:tab/><text:a xlink:type="simple" xlink:href="#__RefHeading__265_339130988" text:style-name="Internet_20_link" text:visited-style-name="Internet_20_link">4</text:a></text:p>
          <text:p text:style-name="P68">3.2 - XML2CSV: how to?<text:tab/><text:a xlink:type="simple" xlink:href="#__RefHeading__414_1823042088" text:style-name="Internet_20_link" text:visited-style-name="Internet_20_link">5</text:a></text:p>
          <text:p text:style-name="P68">3.3 - XML2CSV: what for?<text:tab/><text:a xlink:type="simple" xlink:href="#__RefHeading__1672_1677502106" text:style-name="Internet_20_link" text:visited-style-name="Internet_20_link">6</text:a></text:p>
          <text:p text:style-name="P69">3.3.1 - A few definitions, to settle things<text:tab/><text:a xlink:type="simple" xlink:href="#__RefHeading__1674_1677502106" text:style-name="Internet_20_link" text:visited-style-name="Internet_20_link">6</text:a></text:p>
          <text:p text:style-name="P69">3.3.2 - What does XML to CSV conversion exactly do?<text:tab/><text:a xlink:type="simple" xlink:href="#__RefHeading__1676_1677502106" text:style-name="Internet_20_link" text:visited-style-name="Internet_20_link">6</text:a></text:p>
          <text:p text:style-name="P69">3.3.3 - Optimization levels<text:tab/><text:a xlink:type="simple" xlink:href="#__RefHeading__2017_166557436" text:style-name="Internet_20_link" text:visited-style-name="Internet_20_link">8</text:a></text:p>
          <text:p text:style-name="P70">3.3.3.1 - Raw level<text:tab/><text:a xlink:type="simple" xlink:href="#__RefHeading__2019_166557436" text:style-name="Internet_20_link" text:visited-style-name="Internet_20_link">8</text:a></text:p>
          <text:p text:style-name="P70">3.3.3.2 - Standard optimization<text:tab/><text:a xlink:type="simple" xlink:href="#__RefHeading__2021_166557436" text:style-name="Internet_20_link" text:visited-style-name="Internet_20_link">8</text:a></text:p>
          <text:p text:style-name="P70">3.3.3.3 - Extensive optimization – variant 1<text:tab/><text:a xlink:type="simple" xlink:href="#__RefHeading__2023_166557436" text:style-name="Internet_20_link" text:visited-style-name="Internet_20_link">10</text:a></text:p>
          <text:p text:style-name="P70">3.3.3.4 - Extensive optimization – variant 2<text:tab/><text:a xlink:type="simple" xlink:href="#__RefHeading__2025_166557436" text:style-name="Internet_20_link" text:visited-style-name="Internet_20_link">11</text:a></text:p>
          <text:p text:style-name="P70">3.3.3.5 - Extensive optimization – variant 3<text:tab/><text:a xlink:type="simple" xlink:href="#__RefHeading__4216_2073940182" text:style-name="Internet_20_link" text:visited-style-name="Internet_20_link">11</text:a></text:p>
          <text:p text:style-name="P69">3.3.4 - Filter files<text:tab/><text:a xlink:type="simple" xlink:href="#__RefHeading__970_1518095138" text:style-name="Internet_20_link" text:visited-style-name="Internet_20_link">13</text:a></text:p>
          <text:p text:style-name="P70">3.3.4.1 - Positive filter file<text:tab/><text:a xlink:type="simple" xlink:href="#__RefHeading__1020_1347478034" text:style-name="Internet_20_link" text:visited-style-name="Internet_20_link">13</text:a></text:p>
          <text:p text:style-name="P70">3.3.4.2 - Negative filter file<text:tab/><text:a xlink:type="simple" xlink:href="#__RefHeading__1022_1347478034" text:style-name="Internet_20_link" text:visited-style-name="Internet_20_link">14</text:a></text:p>
          <text:p text:style-name="P69">3.3.5 - Structure analysis and XML processing<text:tab/><text:a xlink:type="simple" xlink:href="#__RefHeading__972_1518095138" text:style-name="Internet_20_link" text:visited-style-name="Internet_20_link">15</text:a></text:p>
          <text:p text:style-name="P70">3.3.5.1 - Principle<text:tab/><text:a xlink:type="simple" xlink:href="#__RefHeading__2100_1574950171" text:style-name="Internet_20_link" text:visited-style-name="Internet_20_link">15</text:a></text:p>
          <text:p text:style-name="P70">3.3.5.2 - XML template file<text:tab/><text:a xlink:type="simple" xlink:href="#__RefHeading__974_1518095138" text:style-name="Internet_20_link" text:visited-style-name="Internet_20_link">15</text:a></text:p>
          <text:p text:style-name="P68">3.4 - XML2CSV: what next?<text:tab/><text:a xlink:type="simple" xlink:href="#__RefHeading__2971_292658103" text:style-name="Internet_20_link" text:visited-style-name="Internet_20_link">16</text:a></text:p>
          <text:p text:style-name="P67">4 - XML2CSV-Console-Command<text:tab/><text:a xlink:type="simple" xlink:href="#__RefHeading__273_339130988" text:style-name="Internet_20_link" text:visited-style-name="Internet_20_link">16</text:a></text:p>
          <text:p text:style-name="P68">4.1 - Parameter list<text:tab/><text:a xlink:type="simple" xlink:href="#__RefHeading__966_1518095138" text:style-name="Internet_20_link" text:visited-style-name="Internet_20_link">17</text:a></text:p>
          <text:p text:style-name="P68">4.2 - Return codes<text:tab/><text:a xlink:type="simple" xlink:href="#__RefHeading__968_1518095138" text:style-name="Internet_20_link" text:visited-style-name="Internet_20_link">20</text:a></text:p>
          <text:p text:style-name="P67">5 - XML2CSV-Generic-Generator<text:tab/><text:a xlink:type="simple" xlink:href="#__RefHeading__368_1823042088" text:style-name="Internet_20_link" text:visited-style-name="Internet_20_link">20</text:a></text:p>
          <text:p text:style-name="P68">5.1 - XML2CSVGenericGenerator constructors<text:tab/><text:a xlink:type="simple" xlink:href="#__RefHeading__2317_988777254" text:style-name="Internet_20_link" text:visited-style-name="Internet_20_link">21</text:a></text:p>
          <text:p text:style-name="P69">5.1.1 - File oriented constructors<text:tab/><text:a xlink:type="simple" xlink:href="#__RefHeading__2507_381798958" text:style-name="Internet_20_link" text:visited-style-name="Internet_20_link">21</text:a></text:p>
          <text:p text:style-name="P69">5.1.2 - OutputStream oriented constructors<text:tab/><text:a xlink:type="simple" xlink:href="#__RefHeading__3577_381798958" text:style-name="Internet_20_link" text:visited-style-name="Internet_20_link">22</text:a></text:p>
          <text:p text:style-name="P68">5.2 - XML2CSVGenericGenerator generation methods<text:tab/><text:a xlink:type="simple" xlink:href="#__RefHeading__2319_988777254" text:style-name="Internet_20_link" text:visited-style-name="Internet_20_link">22</text:a></text:p>
          <text:p text:style-name="P68">5.3 - Other XML2CSVGenericGenerator methods<text:tab/><text:a xlink:type="simple" xlink:href="#__RefHeading__2752_381798958" text:style-name="Internet_20_link" text:visited-style-name="Internet_20_link">23</text:a></text:p>
          <text:p text:style-name="P69">5.3.1 - Method setOutputStream<text:tab/><text:a xlink:type="simple" xlink:href="#__RefHeading__3026_381798958" text:style-name="Internet_20_link" text:visited-style-name="Internet_20_link">23</text:a></text:p>
          <text:p text:style-name="P69">5.3.2 - Method setOutputFile<text:tab/><text:a xlink:type="simple" xlink:href="#__RefHeading__3579_381798958" text:style-name="Internet_20_link" text:visited-style-name="Internet_20_link">24</text:a></text:p>
          <text:p text:style-name="P69">5.3.3 - Method setOutputDir<text:tab/><text:a xlink:type="simple" xlink:href="#__RefHeading__3581_381798958" text:style-name="Internet_20_link" text:visited-style-name="Internet_20_link">24</text:a></text:p>
          <text:p text:style-name="P69">5.3.4 - Method setFieldSeparator<text:tab/><text:a xlink:type="simple" xlink:href="#__RefHeading__3583_381798958" text:style-name="Internet_20_link" text:visited-style-name="Internet_20_link">24</text:a></text:p>
          <text:p text:style-name="P69">5.3.5 - Method setEncoding<text:tab/><text:a xlink:type="simple" xlink:href="#__RefHeading__3585_381798958" text:style-name="Internet_20_link" text:visited-style-name="Internet_20_link">24</text:a></text:p>
          <text:p text:style-name="P69">5.3.6 - Method setOptimization<text:tab/><text:a xlink:type="simple" xlink:href="#__RefHeading__3587_381798958" text:style-name="Internet_20_link" text:visited-style-name="Internet_20_link">24</text:a></text:p>
          <text:p text:style-name="P69">5.3.7 - Method setCutoff<text:tab/><text:a xlink:type="simple" xlink:href="#__RefHeading__3591_381798958" text:style-name="Internet_20_link" text:visited-style-name="Internet_20_link">24</text:a></text:p>
          <text:p text:style-name="P69">5.3.8 - Method setWarding<text:tab/><text:a xlink:type="simple" xlink:href="#__RefHeading__3665_1388195994" text:style-name="Internet_20_link" text:visited-style-name="Internet_20_link">24</text:a></text:p>
          <text:p text:style-name="P69"><text:soft-page-break/>5.3.9 - Method setUnleashing<text:tab/><text:a xlink:type="simple" xlink:href="#__RefHeading__5987_904334893" text:style-name="Internet_20_link" text:visited-style-name="Internet_20_link">25</text:a></text:p>
          <text:p text:style-name="P68">5.4 - XML2CSVGenericGenerator exceptions<text:tab/><text:a xlink:type="simple" xlink:href="#__RefHeading__3987_26862455" text:style-name="Internet_20_link" text:visited-style-name="Internet_20_link">25</text:a></text:p>
          <text:p text:style-name="P68">5.5 - LoggingFacade abstract class<text:tab/><text:a xlink:type="simple" xlink:href="#__RefHeading__2395_381798958" text:style-name="Internet_20_link" text:visited-style-name="Internet_20_link">25</text:a></text:p>
          <text:p text:style-name="P67">6 - Command line examples<text:tab/><text:a xlink:type="simple" xlink:href="#__RefHeading__3989_26862455" text:style-name="Internet_20_link" text:visited-style-name="Internet_20_link">26</text:a></text:p>
          <text:p text:style-name="P68">6.1 - Plain conversion of one XML file<text:tab/><text:a xlink:type="simple" xlink:href="#__RefHeading__3993_26862455" text:style-name="Internet_20_link" text:visited-style-name="Internet_20_link">26</text:a></text:p>
          <text:p text:style-name="P68">6.2 - Extensive #1 conversion of several files with attributes<text:tab/><text:a xlink:type="simple" xlink:href="#__RefHeading__3995_26862455" text:style-name="Internet_20_link" text:visited-style-name="Internet_20_link">26</text:a></text:p>
          <text:p text:style-name="P68">6.3 - Extensive #3 conversion of one XML file with log<text:tab/><text:a xlink:type="simple" xlink:href="#__RefHeading__4299_2143795252" text:style-name="Internet_20_link" text:visited-style-name="Internet_20_link">27</text:a></text:p>
          <text:p text:style-name="P68">6.4 - Extensive #2 conversion of one XML file with many options<text:tab/><text:a xlink:type="simple" xlink:href="#__RefHeading__4301_2143795252" text:style-name="Internet_20_link" text:visited-style-name="Internet_20_link">27</text:a></text:p>
          <text:p text:style-name="P68">6.5 - Raw conversion of several XML files in a blend output file<text:tab/><text:a xlink:type="simple" xlink:href="#__RefHeading__6612_1600734166" text:style-name="Internet_20_link" text:visited-style-name="Internet_20_link">27</text:a></text:p>
          <text:p text:style-name="P67">7 - Real life XML examples<text:tab/><text:a xlink:type="simple" xlink:href="#__RefHeading__3997_26862455" text:style-name="Internet_20_link" text:visited-style-name="Internet_20_link">28</text:a></text:p>
          <text:p text:style-name="P68">7.1 - All's Well That Ends Well<text:tab/><text:a xlink:type="simple" xlink:href="#__RefHeading__4303_2143795252" text:style-name="Internet_20_link" text:visited-style-name="Internet_20_link">28</text:a></text:p>
          <text:p text:style-name="P68">7.2 - 100 MB experiment<text:tab/><text:a xlink:type="simple" xlink:href="#__RefHeading__4305_2143795252" text:style-name="Internet_20_link" text:visited-style-name="Internet_20_link">28</text:a></text:p>
          <text:p text:style-name="P68">7.3 - The loop is closed now<text:tab/><text:a xlink:type="simple" xlink:href="#__RefHeading__5985_904334893" text:style-name="Internet_20_link" text:visited-style-name="Internet_20_link">29</text:a></text:p>
        </text:index-body>
      </text:table-of-content>
      <text:p text:style-name="P19"/>
      <text:h text:style-name="P61" text:outline-level="1"><text:bookmark-start text:name="__RefHeading__3985_26862455"/>Background<text:bookmark-end text:name="__RefHeading__3985_26862455"/></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2">Date</text:p>
          </table:table-cell>
          <table:table-cell table:style-name="Tableau1.A1" office:value-type="string">
            <text:p text:style-name="P22">Author</text:p>
          </table:table-cell>
          <table:table-cell table:style-name="Tableau1.A1" office:value-type="string">
            <text:p text:style-name="P22">Version</text:p>
          </table:table-cell>
          <table:table-cell table:style-name="Tableau1.D1" office:value-type="string">
            <text:p text:style-name="P22">Description</text:p>
          </table:table-cell>
        </table:table-row>
        <table:table-row>
          <table:table-cell table:style-name="Tableau1.A2" office:value-type="date" office:date-value="2014-03-21">
            <text:p text:style-name="P21">03/21/2014</text:p>
          </table:table-cell>
          <table:table-cell table:style-name="Tableau1.B2" office:value-type="string">
            <text:p text:style-name="P21">Laurent Popieul</text:p>
          </table:table-cell>
          <table:table-cell table:style-name="Tableau1.C2" office:value-type="float" office:value="36526">
            <text:p text:style-name="P28">1.0.0 (“Equinox”)</text:p>
          </table:table-cell>
          <table:table-cell table:style-name="Tableau1.D2" office:value-type="string">
            <text:p text:style-name="P21">From scratch.</text:p>
          </table:table-cell>
        </table:table-row>
        <table:table-row>
          <table:table-cell table:style-name="Tableau1.A2" office:value-type="date" office:date-value="2014-04-21">
            <text:p text:style-name="P21">04/21/2014</text:p>
          </table:table-cell>
          <table:table-cell table:style-name="Tableau1.B2" office:value-type="string">
            <text:p text:style-name="P32">ditto</text:p>
          </table:table-cell>
          <table:table-cell table:style-name="Tableau1.C2" office:value-type="float" office:value="36526">
            <text:p text:style-name="P32">ditto</text:p>
          </table:table-cell>
          <table:table-cell table:style-name="Tableau1.D2" office:value-type="string">
            <text:p text:style-name="P21">Adjustments.</text:p>
          </table:table-cell>
        </table:table-row>
        <table:table-row>
          <table:table-cell table:style-name="Tableau1.A2" office:value-type="date" office:date-value="2014-05-21">
            <text:p text:style-name="P21">05/21/2014</text:p>
          </table:table-cell>
          <table:table-cell table:style-name="Tableau1.B2" office:value-type="string">
            <text:p text:style-name="P32">ditto</text:p>
          </table:table-cell>
          <table:table-cell table:style-name="Tableau1.C2" office:value-type="float" office:value="36526">
            <text:p text:style-name="P32">ditto</text:p>
          </table:table-cell>
          <table:table-cell table:style-name="Tableau1.D2" office:value-type="string">
            <text:p text:style-name="P21">Most complete optimization mode added.</text:p>
          </table:table-cell>
        </table:table-row>
      </table:table>
      <text:p text:style-name="P6"/>
      <text:p text:style-name="P6">Written with Open Office Writer <text:span text:style-name="T17">4.0.1</text:span> using Cédric Billard's documentation model available at <text:a xlink:type="simple" xlink:href="http://templates.openoffice.org/fr/template/documentation"><text:span text:style-name="T17">http://templates.openoffice.org/fr/template/documentation</text:span></text:a>.</text:p>
      <text:p text:style-name="P6"/>
      <text:h text:style-name="Spec_20_-_20_Titre_20_1" text:outline-level="1"><text:bookmark-start text:name="__RefHeading__1119_1518095138"/>Audience<text:bookmark-end text:name="__RefHeading__1119_1518095138"/></text:h>
      <text:p text:style-name="Spec_20_-_20_Paragraphe_20_standard"><text:span text:style-name="T17">XML2CSVGenericConverter</text:span> user documentation - Copyright 2014 Laurent Popieul.</text:p>
      <text:p text:style-name="Spec_20_-_20_Paragraphe_20_standard">This document describes what the program does, how to execute it, and its runtime parameters.</text:p>
      <text:p text:style-name="Spec_20_-_20_Paragraphe_20_standard">The targeted audience consists of programmers and advanced end users.</text:p>
      <text:p text:style-name="Spec_20_-_20_Paragraphe_20_standard"><text:span text:style-name="T17">XML2CSVGenericConverter</text:span> and this accompanying documentation come with ABSOLUTELY NO WARRANTY. This is free software, and you are welcome to redistribute it under certain conditions.</text:p>
      <text:p text:style-name="P6"/>
      <text:h text:style-name="Spec_20_-_20_Titre_20_1" text:outline-level="1"><text:bookmark-start text:name="__RefHeading__1121_1518095138"/>XML2CSV Generic Converter<text:bookmark-end text:name="__RefHeading__1121_1518095138"/></text:h>
      <text:p text:style-name="P52"/>
      <text:h text:style-name="P63" text:outline-level="2"><text:bookmark-start text:name="__RefHeading__265_339130988"/>XML2CSV: <text:span text:style-name="T12">who cares?</text:span><text:bookmark-end text:name="__RefHeading__265_339130988"/></text:h>
      <text:p text:style-name="P6"/>
      <text:p text:style-name="P6">XML has become a standard for data exchange between heterogeneous systems but it's quite a verbose language and some files grow beyond reason.</text:p>
      <text:p text:style-name="P6">Fortunately XML files can be zipped easily for transport and computer experts know how to build efficient programs which can deal with XML monsters.</text:p>
      <text:p text:style-name="P6">From time to time however, end-users need to pick up <text:span text:style-name="T60">data</text:span> from XML files by hand and check them.</text:p>
      <text:p text:style-name="P6">For instance:</text:p>
      <text:list xml:id="list6287608123353696624" text:style-name="L1">
        <text:list-item>
          <text:p text:style-name="P71">because data were expected in the last XML files but can't be found anywhere in the IS, and though the IT keeps telling us everything is OK and no error occurred, someone has to check things out explicitly;</text:p>
        </text:list-item>
        <text:list-item>
          <text:p text:style-name="P71">because the program displayed funky figures and the calculation has to be double-checked by hand from the XML source.</text:p>
        </text:list-item>
      </text:list>
      <text:p text:style-name="P6">Small XML files are no problem at all, and average size XML files can be imported by a spreadsheet and easily reworked from it.</text:p>
      <text:p text:style-name="P6">Trouble comes with big XML files and it's not uncommon to see products fail, freeze, crash or collapse when confronted to XML of a respectable size.</text:p>
      <text:p text:style-name="P6">There are two approaches in such situations:</text:p>
      <text:list xml:id="list1446990374578674282" text:style-name="L2">
        <text:list-item>
          <text:p text:style-name="P72"><text:soft-page-break/>to have the file opened by a smart editor (such as Notepad++) and then filter/clean the data in order to discard everything but the meaningful tags (for instance with carefully devised <text:span text:style-name="T12">regular </text:span><text:span text:style-name="T12">expressions</text:span>);</text:p>
        </text:list-item>
        <text:list-item>
          <text:p text:style-name="P72">or to rely on a utility program which will extract data from this nasty hotchpotch.</text:p>
        </text:list-item>
      </text:list>
      <text:p text:style-name="P6">I wrote this XML2CSV converter because I was not too pleased with option 1. 's error prone manipulations, and not exactly satisfied with what I had up my sleeve so far to handle option 2.</text:p>
      <text:p text:style-name="P6">I wanted something generic which would basically convert all XML data to CSV for later opening with a spreadsheet without bugging me with things like enclosing blocs or repeated elements.</text:p>
      <text:p text:style-name="P6">XML is simple, CSV is simple, so why would XML <text:span text:style-name="T80">_</text:span> CSV have to be complicated?</text:p>
      <text:p text:style-name="P6">I wanted some extra options too, making it possible either to select some XML tags and have the program extract them only, or to select some XML tags and have this time the program extract everything but those ones.</text:p>
      <text:p text:style-name="P6">I must admit that the resulting program was bigger in the end than what I expected in the first place. Indeed, placing cells at the right place can be a tricky job sometimes, especially when a new XML tag might pop up anytime because you have no XML schema telling you what is possible and what is not.</text:p>
      <text:p text:style-name="P6">Anyway, I was personally satisfied enough with the result <text:span text:style-name="T83">-</text:span> at least for my own needs <text:span text:style-name="T83">-</text:span> and decided to share it with other fellow XML consumers who might look for something alike.</text:p>
      <text:p text:style-name="P6"/>
      <text:h text:style-name="P63" text:outline-level="2"><text:bookmark-start text:name="__RefHeading__414_1823042088"/>XML2CSV: <text:span text:style-name="T12">how to?</text:span><text:bookmark-end text:name="__RefHeading__414_1823042088"/></text:h>
      <text:p text:style-name="P6"/>
      <text:p text:style-name="P6">The generic converter is packaged as an executable Java Jar file.</text:p>
      <text:p text:style-name="P6">The core Java class is named <text:span text:style-name="T16">XML2CSVGenericGenerator</text:span> and holds a <text:span text:style-name="T16">generate</text:span> method in charge with both XML <text:span text:style-name="T80">_</text:span> CSV conversion and CSV output file generation.</text:p>
      <text:p text:style-name="P6">A wrapping class named <text:span text:style-name="T16">XML2CSVConsoleCommand</text:span> is responsible for interactions with the end user and, just like its name suggests it, in charge of console command execution.</text:p>
      <text:p text:style-name="P6">This wrapping class is declared in the Jar file as the executable class of the package which means that when the Jar is executed <text:span text:style-name="T16">XML2CSVConsoleCommand</text:span> is run automatically.</text:p>
      <text:p text:style-name="P6">In other words, showing you how to run XML2CSV conversion goes back to show you how to execute a Java Jar with or without parameters. In our case, it amounts to:</text:p>
      <text:list xml:id="list1572014123274416256" text:style-name="L3">
        <text:list-item>
          <text:p text:style-name="P73">copy <text:span text:style-name="T17">XML2CSVGenericConverter_V1.0.0.jar</text:span> to a local directory on your machine;</text:p>
        </text:list-item>
        <text:list-item>
          <text:p text:style-name="P73">open a console window with Java runtime resources available – 1.6 or higher (<text:note text:id="ftn1" text:note-class="footnote"><text:note-citation>1</text:note-citation><text:note-body><text:p text:style-name="P41">Type: <text:span text:style-name="T17">java -version</text:span> and press “Enter”. If the system is well configured you should see a message displaying the current Java version on your system. If you see an error message then you should make Java available on your system first before you try and perform XML2CSV conversion again.</text:p></text:note-body></text:note>);</text:p>
        </text:list-item>
        <text:list-item>
          <text:p text:style-name="P73">go to the directory where you copied <text:span text:style-name="T17">XML2CSVGenericConverter_V1.0.0.jar</text:span>;</text:p>
        </text:list-item>
        <text:list-item>
          <text:p text:style-name="P73">type <text:span text:style-name="T17">java -jar XML2CSVGenericConverter_V1.0.0.jar</text:span><text:span text:style-name="T31"> and press “enter” to execute the JAR without parameter (you will get a WARNING/ERROR message telling you that parameter </text:span><text:span text:style-name="T17">-i</text:span><text:span text:style-name="T31"> is missing (</text:span><text:span text:style-name="T31"><text:note text:id="ftn2" text:note-class="footnote"><text:note-citation>2</text:note-citation><text:note-body><text:p text:style-name="P41">The only mandatory parameter.</text:p></text:note-body></text:note></text:span><text:span text:style-name="T31">), and another one inviting you to rerun the program with option </text:span><text:span text:style-name="T17">–h</text:span><text:span text:style-name="T31"> in order to display the on-line help);</text:span></text:p>
        </text:list-item>
        <text:list-item>
          <text:p text:style-name="P73"><text:span text:style-name="T31">type </text:span><text:span text:style-name="T17">java -jar XML2CSVGenericConverter_V1.0.0.jar -h</text:span><text:span text:style-name="T31"> and press “enter” to </text:span><text:span text:style-name="T31">execute the JAR with parameter </text:span><text:span text:style-name="T17">-h</text:span><text:span text:style-name="T31">, in order to display the on-line help;</text:span></text:p>
        </text:list-item>
        <text:list-item>
          <text:p text:style-name="P73"><text:span text:style-name="T31">type </text:span><text:span text:style-name="T17">java -jar XML2CSVGenericConverter_V1.0.0.jar </text:span><text:span text:style-name="T31">followed a list of parameters (complete list provided at § </text:span><text:span text:style-name="T31"><text:bookmark-ref text:reference-format="number-all-superior" text:ref-name="__RefHeading__966_1518095138">4.1 - </text:bookmark-ref></text:span><text:span text:style-name="T31">) and press “enter” to execute the JAR with the options you chose.</text:span></text:p>
        </text:list-item>
      </text:list>
      <text:p text:style-name="P6">If you are a more advanced Java user then you might prefer to execute the main JAR main class yourself with <text:soft-page-break/>the following command:</text:p>
      <text:p text:style-name="P43"><text:span text:style-name="T18">java utils.xml.xml2csv.XML2CSVConsoleCommand</text:span><text:span text:style-name="T9"> </text:span><text:span text:style-name="T54">{parameters}</text:span></text:p>
      <text:p text:style-name="P6">where <text:span text:style-name="T53">{parameters}</text:span> represents your runtime parameters in sequence (see<text:span text:style-name="T31"> § </text:span><text:span text:style-name="T31"><text:bookmark-ref text:reference-format="number-all-superior" text:ref-name="__RefHeading__966_1518095138">4.1 - </text:bookmark-ref></text:span>).</text:p>
      <text:p text:style-name="P6">Don't forget to add <text:span text:style-name="T17">XML2CSVGenericConverter_V1.0.0.jar</text:span> to your local Java <text:span text:style-name="T17">CLASSPATH</text:span> before.</text:p>
      <text:p text:style-name="P6"/>
      <text:h text:style-name="Spec_20_-_20_Titre_20_2" text:outline-level="2"><text:bookmark-start text:name="__RefHeading__1672_1677502106"/>XML2CSV: <text:span text:style-name="T12">what for?</text:span><text:bookmark-end text:name="__RefHeading__1672_1677502106"/></text:h>
      <text:p text:style-name="P6"/>
      <text:h text:style-name="Spec_20_-_20_Titre_20_3" text:outline-level="3"><text:bookmark-start text:name="__RefHeading__1674_1677502106"/>A few definitions, to settle things<text:bookmark-end text:name="__RefHeading__1674_1677502106"/></text:h>
      <text:p text:style-name="P6"/>
      <text:p text:style-name="P6">In an XML structure a tag might contain other tags or data, and have attributes.</text:p>
      <text:p text:style-name="P6">In order to settle things I will call in the rest of this document a tag containing plain data a <text:span text:style-name="T12">leaf</text:span> tag, and a tag containing other tags a <text:span text:style-name="T12">composite</text:span> tag, <text:span text:style-name="T12">parent</text:span> of the <text:span text:style-name="T12">children</text:span> tags enclosed in it.</text:p>
      <text:p text:style-name="P6">An <text:span text:style-name="T12">ancestor</text:span> is the <text:span text:style-name="T12">parent</text:span> of a <text:span text:style-name="T12">parent</text:span> tag, or the <text:span text:style-name="T12">parent</text:span> of that <text:span text:style-name="T12">parent</text:span>, and so on. The <text:span text:style-name="T12">root</text:span> tag, which is the top level tag which contains all the other tags, is the <text:span text:style-name="T12">parent</text:span> or an <text:span text:style-name="T12">ancestor</text:span> of all tags.</text:p>
      <text:p text:style-name="P6">A <text:span text:style-name="T12">composite</text:span> tag can contain <text:span text:style-name="T12">composite</text:span> tags, <text:span text:style-name="T12">leaf</text:span> tags, or a mix.</text:p>
      <text:p text:style-name="P6"><text:span text:style-name="T12">Composite</text:span> and <text:span text:style-name="T12">leaf</text:span> tags can be <text:span text:style-name="T12">repeated</text:span> in a valid XML file, or remain <text:span text:style-name="T12">single</text:span>. A <text:span text:style-name="T12">repeated</text:span> tag will appear at least twice within the same <text:span text:style-name="T12">parent</text:span> tag.</text:p>
      <text:p text:style-name="P6">A tag which does not appear systematically at its position in a <text:span text:style-name="T12">repeated</text:span> <text:span text:style-name="T12">composite</text:span> tag is named an <text:span text:style-name="T12">optional</text:span> tag.</text:p>
      <text:p text:style-name="P6">In the sample XML file below <text:span text:style-name="T17">&lt;Row&gt;</text:span> is a <text:span text:style-name="T12">composite</text:span> <text:span text:style-name="T12">repeated</text:span> tag as well as the <text:span text:style-name="T17">&lt;Data&gt;</text:span> tag within a <text:span text:style-name="T17">&lt;Row&gt;</text:span>.</text:p>
      <text:p text:style-name="P6"/>
      <text:p text:style-name="P6"><draw:frame draw:style-name="fr3" draw:name="Objet2" text:anchor-type="paragraph" svg:width="2.542cm" svg:height="1.984cm" draw:z-index="1"><draw:object-ole xlink:href="./Object 2" xlink:type="simple" xlink:show="embed" xlink:actuate="onLoad"/><draw:image xlink:href="./ObjectReplacements/Object 2" xlink:type="simple" xlink:show="embed" xlink:actuate="onLoad"/></draw:frame>The <text:span text:style-name="T17">&lt;Other&gt;</text:span> tag inside a <text:span text:style-name="T17">&lt;Row&gt;</text:span> is a <text:span text:style-name="T12">composite</text:span> tag too but it is not <text:span text:style-name="T12">repeated</text:span> in each <text:span text:style-name="T17">&lt;Row&gt;</text:span>.</text:p>
      <text:p text:style-name="P6">The <text:span text:style-name="T17">&lt;Data0&gt;</text:span>, <text:span text:style-name="T17">&lt;Amount&gt;</text:span> and <text:span text:style-name="T17">&lt;Data1&gt;</text:span> tags are <text:span text:style-name="T12">single leaf</text:span> tags inside the <text:span text:style-name="T12">composite</text:span> <text:span text:style-name="T17">&lt;Data&gt;</text:span> tag and the three of them are <text:span text:style-name="T12">optional</text:span> tags because they do not always exist in each <text:span text:style-name="T17">&lt;Data&gt;</text:span> tag (<text:note text:id="ftn3" text:note-class="footnote"><text:note-citation>3</text:note-citation><text:note-body><text:p text:style-name="P40">In fact, all leaf tags in the sample XML file are optional.</text:p></text:note-body></text:note>).</text:p>
      <text:p text:style-name="P6">The <text:span text:style-name="T17">&lt;Date&gt;</text:span> tag inside a <text:span text:style-name="T17">&lt;Row&gt;</text:span> is a <text:span text:style-name="T12">repeated optional leaf</text:span> tag.</text:p>
      <text:p text:style-name="P6">Two tags are <text:span text:style-name="T12">independents</text:span> when:</text:p>
      <text:list xml:id="list1292536922783566786" text:style-name="L4">
        <text:list-item>
          <text:p text:style-name="P74">neither of them is the <text:span text:style-name="T12">parent</text:span> or <text:span text:style-name="T12">ancestor</text:span> of the other, and,</text:p>
        </text:list-item>
        <text:list-item>
          <text:p text:style-name="P74">they don’t have any common <text:span text:style-name="T12">parent</text:span> or <text:span text:style-name="T12">ancestor</text:span> bearing a <text:span text:style-name="T12">leaf</text:span> tag or attribute, <text:span text:style-name="T12">root</text:span> tag excluded.</text:p>
        </text:list-item>
      </text:list>
      <text:p text:style-name="P6">In the sample XML file the <text:span text:style-name="T17">&lt;Head&gt;</text:span> tag and the <text:span text:style-name="T17">&lt;Row&gt;</text:span> tags are <text:span text:style-name="T12">independents</text:span>, <text:span text:style-name="T17">&lt;Row&gt;</text:span> tags are <text:span text:style-name="T12">independents</text:span>, but none of the sub tags inside a <text:span text:style-name="T17">&lt;Data&gt;</text:span> tag are <text:span text:style-name="T12">independents</text:span> because the <text:span text:style-name="T17">&lt;Data&gt;</text:span> tag holds at least one <text:span text:style-name="T12">leaf</text:span> tag.</text:p>
      <text:p text:style-name="P6"/>
      <text:h text:style-name="Spec_20_-_20_Titre_20_3" text:outline-level="3"><text:bookmark-start text:name="__RefHeading__1676_1677502106"/>What does XML <text:span text:style-name="T31">to</text:span> CSV conversion exactly do?<text:bookmark-end text:name="__RefHeading__1676_1677502106"/></text:h>
      <text:p text:style-name="P6"/>
      <text:p text:style-name="P6">The XML <text:span text:style-name="T80">_</text:span> CSV converter generates one column for each XML <text:span text:style-name="T12">leaf</text:span> tag.</text:p>
      <text:p text:style-name="Spec_20_-_20_Paragraphe_20_standard"><text:span text:style-name="T9">The content of each </text:span><text:span text:style-name="T10">leaf</text:span><text:span text:style-name="T9"> tag is put in a row in the corresponding column, one under the other if it is a </text:span><text:span text:style-name="T10">repeated</text:span><text:span text:style-name="T9"> </text:span><text:span text:style-name="T10">leaf</text:span><text:span text:style-name="T9"> tag.</text:span></text:p>
      <text:p text:style-name="Spec_20_-_20_Paragraphe_20_standard"><text:soft-page-break/><text:span text:style-name="T2">Data which are </text:span><text:span text:style-name="T3">directly</text:span><text:span text:style-name="T5"> or </text:span><text:span text:style-name="T3">indirectly related </text:span><text:span text:style-name="T2">might appear on the same line for a more compact representation, or </text:span><text:span text:style-name="T2">left in separate rows.</text:span></text:p>
      <text:p text:style-name="Spec_20_-_20_Paragraphe_20_standard"><text:span text:style-name="T2">Here is my definition of </text:span><text:span text:style-name="T3">related</text:span><text:span text:style-name="T2"> elements:</text:span></text:p>
      <text:list xml:id="list5338900014029959284" text:style-name="L5">
        <text:list-item>
          <text:p text:style-name="P85">if you consider one initial XML <text:span text:style-name="T12">single leaf</text:span> tag and if you follow its <text:span text:style-name="T12">parents</text:span> back to a certain enclosing level in the XML file then each <text:span text:style-name="T12">single leaf</text:span> tag which is also a <text:span text:style-name="T12">child</text:span> of one of those chained <text:span text:style-name="T12">parents</text:span> and <text:span text:style-name="T12">ancestors</text:span> is <text:span text:style-name="T12">indirectly</text:span> <text:span text:style-name="T12">related</text:span> to the initial XML <text:span text:style-name="T12">leaf</text:span> tag, provided that all the <text:span text:style-name="T12">parents</text:span> of the chain are <text:span text:style-name="T12">single</text:span> too (apart from the last enclosing <text:span text:style-name="T12">parent</text:span> which might be <text:span text:style-name="T12">repeated</text:span> or not);</text:p>
        </text:list-item>
        <text:list-item>
          <text:p text:style-name="P85">if you consider one initial <text:span text:style-name="T12">single leaf</text:span> XML tag, all the other XML <text:span text:style-name="T12">single leaf</text:span> tags which have the same <text:span text:style-name="T12">parent</text:span> tag are <text:span text:style-name="T12">directly related</text:span> to that initial tag (no matter if the <text:span text:style-name="T12">parent</text:span> is <text:span text:style-name="T12">repeated</text:span> or not).</text:p>
        </text:list-item>
      </text:list>
      <text:p text:style-name="Spec_20_-_20_Paragraphe_20_standard"><text:span text:style-name="T37">Relationship</text:span><text:span text:style-name="T36"> and </text:span><text:span text:style-name="T37">dependency</text:span><text:span text:style-name="T36"> (as defined in § 3.3.1 - ) are distinct concepts but they are consistent with each other: when two </text:span><text:span text:style-name="T37">leaf</text:span><text:span text:style-name="T36"> tags are </text:span><text:span text:style-name="T37">related</text:span><text:span text:style-name="T36"> all the data of their shared enclosing </text:span><text:span text:style-name="T37">parent</text:span><text:span text:style-name="T36"> or </text:span><text:span text:style-name="T37">ancestor</text:span><text:span text:style-name="T36"> are </text:span><text:span text:style-name="T37">dependent</text:span><text:span text:style-name="T36"> (but the reverse is not true).</text:span></text:p>
      <text:p text:style-name="Spec_20_-_20_Paragraphe_20_standard"><text:span text:style-name="T36">If you look at the </text:span><text:span text:style-name="T22">&lt;Data0&gt;</text:span><text:span text:style-name="T36"> tag inside the </text:span><text:span text:style-name="T22">&lt;Data&gt;</text:span><text:span text:style-name="T36"> block of the 1</text:span><text:span text:style-name="T65">st</text:span><text:span text:style-name="T36"> </text:span><text:span text:style-name="T22">&lt;Row&gt;</text:span><text:span text:style-name="T36"> in the previous file </text:span><text:span text:style-name="T22">sample.xml</text:span><text:span text:style-name="T36"> you will see that it is closely related to the </text:span><text:span text:style-name="T22">&lt;Amount&gt;</text:span><text:span text:style-name="T36"> and the </text:span><text:span text:style-name="T22">&lt;AddAmount&gt;</text:span><text:span text:style-name="T36"> elements of that 1</text:span><text:span text:style-name="T65">st</text:span><text:span text:style-name="T36"> </text:span><text:span text:style-name="T22">&lt;Row&gt;</text:span><text:span text:style-name="T36">, so </text:span><text:span text:style-name="T22">true</text:span><text:span text:style-name="T36">, </text:span><text:span text:style-name="T22">123</text:span><text:span text:style-name="T36"> and </text:span><text:span text:style-name="T22">12</text:span><text:span text:style-name="T36"> might appear on the same CSV output line. All tags in the </text:span><text:span text:style-name="T22">&lt;Data&gt;</text:span><text:span text:style-name="T36"> block are </text:span><text:span text:style-name="T37">dependent</text:span><text:span text:style-name="T36">, but not all of them are </text:span><text:span text:style-name="T37">related</text:span><text:span text:style-name="T36">.</text:span></text:p>
      <text:p text:style-name="Spec_20_-_20_Paragraphe_20_standard"><text:span text:style-name="T36">Grouping </text:span><text:span text:style-name="T37">directly and indirectly related</text:span><text:span text:style-name="T36"> tags on the same line can be interpreted as linking them to the same </text:span><text:span text:style-name="T37">adoptive parent</text:span><text:span text:style-name="T36">.</text:span></text:p>
      <text:p text:style-name="Spec_20_-_20_Paragraphe_20_standard"><text:span text:style-name="T36">Once </text:span><text:span text:style-name="T37">related</text:span><text:span text:style-name="T36"> tags have been grouped on the same line they might be copied back in lines associated with their </text:span><text:span text:style-name="T37">half-brothers </text:span><text:span text:style-name="T36">(that is, </text:span><text:span text:style-name="T37">repeated leaf</text:span><text:span text:style-name="T36"> tags which have the same </text:span><text:span text:style-name="T37">parent</text:span><text:span text:style-name="T36"> as the </text:span><text:span text:style-name="T37">adoptive parent</text:span><text:span text:style-name="T36"> of these </text:span><text:span text:style-name="T37">related</text:span><text:span text:style-name="T36"> tags) or even more remote </text:span><text:span text:style-name="T37">half-distant-nephews</text:span><text:span text:style-name="T36"> (</text:span><text:span text:style-name="T37">repeated leaf</text:span><text:span text:style-name="T36"> tags which have the </text:span><text:span text:style-name="T37">adoptive parent</text:span><text:span text:style-name="T36"> as </text:span><text:span text:style-name="T37">ancestor</text:span><text:span text:style-name="T36">).</text:span></text:p>
      <text:p text:style-name="Spec_20_-_20_Paragraphe_20_standard"><text:span text:style-name="T37">Directly related</text:span><text:span text:style-name="T36"> fields may be copied back to their </text:span><text:span text:style-name="T37">distant-nephews</text:span><text:span text:style-name="T36"> too (that is: </text:span><text:span text:style-name="T37">single leaf</text:span><text:span text:style-name="T36"> tags which have the </text:span><text:span text:style-name="T37">parent</text:span><text:span text:style-name="T36"> of these </text:span><text:span text:style-name="T37">related</text:span><text:span text:style-name="T36"> tags as </text:span><text:span text:style-name="T37">ancestor</text:span><text:span text:style-name="T36">).</text:span></text:p>
      <text:p text:style-name="Spec_20_-_20_Paragraphe_20_standard"><text:span text:style-name="T39">You might also safely consider copying </text:span><text:span text:style-name="T37">related</text:span><text:span text:style-name="T39"> tags back to </text:span><text:span text:style-name="T37">single</text:span><text:span text:style-name="T39"> or </text:span><text:span text:style-name="T37">repeated leaf</text:span><text:span text:style-name="T39"> tags which have the </text:span><text:span text:style-name="T37">adoptive parent </text:span><text:span text:style-name="T39">as </text:span><text:span text:style-name="T37">ancestor</text:span><text:span text:style-name="T39"> provided that at least one of these chained </text:span><text:span text:style-name="T37">parents</text:span><text:span text:style-name="T39"> is </text:span><text:span text:style-name="T37">repeated</text:span><text:span text:style-name="T39">.</text:span></text:p>
      <text:p text:style-name="Spec_20_-_20_Paragraphe_20_standard"><text:span text:style-name="T36">In the previous file </text:span><text:span text:style-name="T22">sample.xml</text:span><text:span text:style-name="T36">, </text:span><text:span text:style-name="T22">true</text:span><text:span text:style-name="T36">, </text:span><text:span text:style-name="T22">123</text:span><text:span text:style-name="T36"> and </text:span><text:span text:style-name="T22">12</text:span><text:span text:style-name="T36"> might be duplicated back on the lines displaying </text:span><text:span text:style-name="T22">ee1</text:span><text:span text:style-name="T36"> and </text:span><text:span text:style-name="T22">ee2</text:span><text:span text:style-name="T36">, and on the lines displaying </text:span><text:span text:style-name="T22">SD1a</text:span><text:span text:style-name="T36"> and </text:span><text:span text:style-name="T22">SD1a</text:span><text:span text:style-name="T36"> as well.</text:span></text:p>
      <text:p text:style-name="Spec_20_-_20_Paragraphe_20_standard"><text:span text:style-name="T36">The CSV output file could look like the </text:span><text:span text:style-name="T22">sampleOutput.csv</text:span><text:span text:style-name="T36"> file below, but it could be slightly different too, depending on your chosen packing/duplicating strategy.</text:span></text:p>
      <text:p text:style-name="P13"/>
      <text:p text:style-name="P6"><draw:frame draw:style-name="fr4" draw:name="Objet10" text:anchor-type="paragraph" svg:width="2.542cm" svg:height="1.984cm" draw:z-index="8"><draw:object xlink:href="./Object 10" xlink:type="simple" xlink:show="embed" xlink:actuate="onLoad"/><draw:image xlink:href="./ObjectReplacements/Object 10" xlink:type="simple" xlink:show="embed" xlink:actuate="onLoad"/></draw:frame>However, whatever the <text:span text:style-name="T35">strategy</text:span>, <text:span text:style-name="T12">repeated</text:span> tags are never <text:span text:style-name="T12">related</text:span> with one another and, as such, can never be mixed and must always appear on separate lines:</text:p>
      <text:list xml:id="list4079587319860325223" text:style-name="L6">
        <text:list-item>
          <text:p text:style-name="P75">one line under the other for the same <text:span text:style-name="T12">repeated</text:span> tag;</text:p>
        </text:list-item>
        <text:list-item>
          <text:p text:style-name="P80"><text:span text:style-name="T9">in different line blocks for distinct </text:span><text:span text:style-name="T10">repeated</text:span><text:span text:style-name="T9"> tags (no matter if they have the same </text:span><text:span text:style-name="T10">parent</text:span><text:span text:style-name="T9"> or not).</text:span></text:p>
        </text:list-item>
      </text:list>
      <text:p text:style-name="P6"><text:span text:style-name="T17">XML2CSVGenericConverter</text:span> offers five different packing/duplicating strategies, one for each optimization flavor available at runtime. They are described in the next paragraphs, from the simplest to the most sophisticated.</text:p>
      <text:p text:style-name="P6"/>
      <text:p text:style-name="P49"/>
      <text:h text:style-name="P65" text:outline-level="3"><text:bookmark-start text:name="__RefHeading__2017_166557436"/><text:bookmark-start text:name="__RefNumPara__1484_9500994"/>Optimization levels<text:bookmark-end text:name="__RefHeading__2017_166557436"/><text:bookmark-end text:name="__RefNumPara__1484_9500994"/></text:h>
      <text:p text:style-name="Spec_20_-_20_Paragraphe_20_standard"/>
      <text:h text:style-name="Spec_20_-_20_Titre_20_4" text:outline-level="4"><text:bookmark-start text:name="__RefHeading__2019_166557436"/><text:bookmark-start text:name="__RefNumPara__2190_1940779618"/>Raw level<text:bookmark-end text:name="__RefHeading__2019_166557436"/><text:bookmark-end text:name="__RefNumPara__2190_1940779618"/></text:h>
      <text:p text:style-name="Spec_20_-_20_Paragraphe_20_standard"/>
      <text:p text:style-name="Spec_20_-_20_Paragraphe_20_standard">Raw optimization level stands for no optimization at all, and no data packing at all.</text:p>
      <text:p text:style-name="Spec_20_-_20_Paragraphe_20_standard">In this mode the content of each <text:span text:style-name="T12">leaf</text:span> element is put alone on a new CSV line at its expected column index, and the output CSV file will hold as many lines as there were XML <text:span text:style-name="T12">leaf</text:span> elements.</text:p>
      <text:p text:style-name="Spec_20_-_20_Paragraphe_20_standard">Because no data buffering of any kind is needed for such an elementary behavior, the data &amp; size of the XML input file(s) have absolutely no impact over performance even in nasty scenarios such as the one implying a heavily <text:span text:style-name="T12">repeated leaf</text:span> tag (say:<text:span text:style-name="T31"> </text:span><text:span text:style-name="T68">&lt;paininthe&gt;BACK&lt;/paininthe&gt;</text:span><text:span text:style-name="T67"> repeated </text:span><text:span text:style-name="T70">t</text:span>housands of time in a row and you'll get it).</text:p>
      <text:p text:style-name="Spec_20_-_20_Paragraphe_20_standard">The file below is the raw XML <text:span text:style-name="T81">_</text:span> CSV conversion of the previous <text:span text:style-name="T17">sample.xml</text:span> file generated by <text:span text:style-name="T18">XML2CSVGenericConverter</text:span>:</text:p>
      <text:p text:style-name="Spec_20_-_20_Paragraphe_20_standard"><draw:frame draw:style-name="fr5" draw:name="Objet4" text:anchor-type="paragraph" svg:width="2.542cm" svg:height="1.984cm" draw:z-index="2"><draw:object xlink:href="./Object 4" xlink:type="simple" xlink:show="embed" xlink:actuate="onLoad"/><draw:image xlink:href="./ObjectReplacements/Object 4" xlink:type="simple" xlink:show="embed" xlink:actuate="onLoad"/></draw:frame></text:p>
      <text:h text:style-name="Spec_20_-_20_Titre_20_4" text:outline-level="4"><text:bookmark-start text:name="__RefHeading__2021_166557436"/><text:bookmark-start text:name="__RefNumPara__2324_1940779618"/>Standard optimization<text:bookmark-end text:name="__RefHeading__2021_166557436"/><text:bookmark-end text:name="__RefNumPara__2324_1940779618"/></text:h>
      <text:p text:style-name="Spec_20_-_20_Paragraphe_20_standard"/>
      <text:p text:style-name="Spec_20_-_20_Paragraphe_20_standard">Standard optimization consists in packing <text:span text:style-name="T3">directly related </text:span><text:span text:style-name="T5">fields on the same CSV line at each level of the tag hierarchy.</text:span></text:p>
      <text:p text:style-name="P8">This mode produces fairly compact CSV output files in as much as:</text:p>
      <text:list xml:id="list2346181110595808815" text:style-name="L7">
        <text:list-item>
          <text:p text:style-name="P86">each XML element content appears once only in the output file(s);</text:p>
        </text:list-item>
        <text:list-item>
          <text:p text:style-name="P81"><text:span text:style-name="T6">packing </text:span><text:span text:style-name="T4">directly related</text:span><text:span text:style-name="T6"> fields reduces the number of lines.</text:span></text:p>
        </text:list-item>
      </text:list>
      <text:p text:style-name="P8">Data layout in the CSV file(s) is also very much like what it is in the original XML counterpart.</text:p>
      <text:p text:style-name="Spec_20_-_20_Paragraphe_20_standard"><text:span text:style-name="T5">For all these reasons, I chose it as the default optimization triggered when no particular optimization directive (</text:span><text:span text:style-name="T23">-r</text:span><text:span text:style-name="T5"> or </text:span><text:span text:style-name="T23">-x</text:span><text:span text:style-name="T5">) is provided on the command line.</text:span></text:p>
      <text:p text:style-name="Spec_20_-_20_Paragraphe_20_standard">The file below is the standard XML <text:span text:style-name="T81">_</text:span> CSV conversion of the previous <text:span text:style-name="T17">sample.xml</text:span> file generated by <text:span text:style-name="T18">XML2CSVGenericConverter</text:span>:</text:p>
      <text:p text:style-name="P8"/>
      <text:p text:style-name="P8"><draw:frame draw:style-name="fr4" draw:name="Objet5" text:anchor-type="paragraph" svg:width="2.542cm" svg:height="1.984cm" draw:z-index="3"><draw:object xlink:href="./Object 5" xlink:type="simple" xlink:show="embed" xlink:actuate="onLoad"/><draw:image xlink:href="./ObjectReplacements/Object 5" xlink:type="simple" xlink:show="embed" xlink:actuate="onLoad"/></draw:frame>Field packing is performed in memory and requires that a consistent amount of data be buffered, that is, to wait until the last XML closing tag of the last <text:span text:style-name="T12">parent</text:span> of <text:span text:style-name="T12">leaf</text:span> tags is read.</text:p>
      <text:p text:style-name="P8">Each time a buffer reaches consistency it is packed, then flushed to the CSV output, and buffering starts fresh anew.</text:p>
      <text:p text:style-name="Spec_20_-_20_Paragraphe_20_standard"><text:span text:style-name="T5">This approach helps to keep the buffer fairly small in as much as </text:span><text:span text:style-name="T3">independent</text:span><text:span text:style-name="T5"> XML blocks (see § </text:span><text:span text:style-name="T5"><text:bookmark-ref text:reference-format="number-all-superior" text:ref-name="__RefHeading__1674_1677502106">3.3.1 - </text:bookmark-ref></text:span><text:span text:style-name="T5">) are processed by different data buffers (because when the last tag of an </text:span><text:span text:style-name="T3">independent</text:span><text:span text:style-name="T5"> XML block is read the buffer always reaches consistency and is flushed).</text:span></text:p>
      <text:p text:style-name="Spec_20_-_20_Paragraphe_20_standard"><text:span text:style-name="T5">In the previous </text:span><text:span text:style-name="T23">sample.xml</text:span><text:span text:style-name="T39"> file the </text:span><text:span text:style-name="T23">&lt;Head&gt;</text:span><text:span text:style-name="T39"> block and each </text:span><text:span text:style-name="T23">&lt;Row&gt;</text:span><text:span text:style-name="T39"> blocks are </text:span><text:span text:style-name="T37">independent</text:span><text:span text:style-name="T39"> and no more than one </text:span><text:span text:style-name="T23">&lt;Row&gt;</text:span><text:span text:style-name="T39"> block is ever loaded in memory at a time</text:span><text:span text:style-name="T5"> by </text:span><text:span text:style-name="T23">XML2CSVGenericConverter</text:span><text:span text:style-name="T39">.</text:span></text:p>
      <text:p text:style-name="P8"><text:soft-page-break/>Unfortunately the reverse is also true: <text:span text:style-name="T12">dependent</text:span> XML blocks (that is: blocks which have at least one <text:span text:style-name="T12">parent</text:span> or <text:span text:style-name="T12">ancestor</text:span> in common bearing a <text:span text:style-name="T12">leaf</text:span> tag or attribute) will be loaded by the same data buffer waiting to reach consistency, and if it happens that one of them is heavily repeated then the risk of <text:span text:style-name="T17">OutOfMemoryError</text:span> (<text:note text:id="ftn4" text:note-class="footnote"><text:note-citation>4</text:note-citation><text:note-body><text:p text:style-name="P41">A “Java heap space” issue.</text:p></text:note-body></text:note>) cannot be ruled out.</text:p>
      <text:p text:style-name="P8">Imagine that you change the previous <text:span text:style-name="T17">sample.xml</text:span><text:span text:style-name="T31"> file in order to enclose all the </text:span><text:span text:style-name="T17">&lt;Row&gt;</text:span><text:span text:style-name="T31"> blocks in one </text:span><text:span text:style-name="T17">&lt;Rows&gt;</text:span><text:span text:style-name="T31"> tag, and that you add a </text:span><text:span text:style-name="T17">&lt;Total&gt;</text:span><text:span text:style-name="T31"> </text:span><text:span text:style-name="T48">child leaf</text:span><text:span text:style-name="T31"> tag to </text:span><text:span text:style-name="T17">&lt;Rows&gt;</text:span><text:span text:style-name="T31"> and/or add a </text:span><text:span text:style-name="T17">total</text:span><text:span text:style-name="T31"> attribute to </text:span><text:span text:style-name="T17">&lt;Rows&gt;</text:span><text:span text:style-name="T31"> (provided that you decided to have attributes extracted by adding </text:span><text:span text:style-name="T17">-a</text:span><text:span text:style-name="T31"> on the command line). By doing this you would </text:span><text:span text:style-name="T31">create </text:span><text:span text:style-name="T48">dependent</text:span><text:span text:style-name="T31"> </text:span><text:span text:style-name="T17">&lt;Row&gt;</text:span><text:span text:style-name="T31"> blocks which would be processed by the same data buffer. Needless to say that if the XML file contained thousands of </text:span><text:span text:style-name="T17">&lt;Row&gt;</text:span><text:span text:style-name="T31"> blocks instead of three it might lead to a serious runtime memory problem.</text:span></text:p>
      <text:p text:style-name="P8">The <text:span text:style-name="T17">sample2.xml</text:span> file below is an illustration of the previous statement:</text:p>
      <text:p text:style-name="P8"/>
      <text:p text:style-name="P8"><draw:frame draw:style-name="fr3" draw:name="Objet11" text:anchor-type="paragraph" svg:width="2.542cm" svg:height="1.984cm" draw:z-index="12"><draw:object-ole xlink:href="./Object 11" xlink:type="simple" xlink:show="embed" xlink:actuate="onLoad"/><draw:image xlink:href="./ObjectReplacements/Object 11" xlink:type="simple" xlink:show="embed" xlink:actuate="onLoad"/></draw:frame>If you execute <text:span text:style-name="T17">XML2CSVGenericConverter</text:span> against this file in debug mode (with option <text:span text:style-name="T17">-d</text:span>) you will see that the buffer loads the whole contents of the three <text:span text:style-name="T17">&lt;Row&gt;</text:span> blocks in the same buffer to reach consistency, something which doesn't occur with the original <text:span text:style-name="T17">sample.xml</text:span>.</text:p>
      <text:p text:style-name="P8">That's where negative <text:span text:style-name="T12">filter</text:span> <text:span text:style-name="T12">files</text:span> come into the act (see §. <text:bookmark-ref text:reference-format="number-all-superior" text:ref-name="__RefHeading__1022_1347478034">3.3.4.2 - </text:bookmark-ref>). They make it possible to exclude tags from the program scope and happen to be very helpful to reduce data <text:span text:style-name="T12">dependency</text:span> and actually convert big XML files after a frustrating initial “Java heap space” <text:span text:style-name="T31">issue </text:span>(<text:span text:style-name="T17">OutOfMemoryError</text:span><text:span text:style-name="T31">).</text:span></text:p>
      <text:p text:style-name="P8">Sometimes, excluding one unique tag between two loosely <text:span text:style-name="T12">dependent</text:span> XML blocks (provided that this tag is not interesting and might be cast aside) reduces dramatically the overall data buffer size and makes the difference between failure and success.</text:p>
      <text:p text:style-name="P8"><text:span text:style-name="T31">For example, </text:span><text:span text:style-name="T17">XML2CSVGenericConverter</text:span> execution against the previous <text:span text:style-name="T17">sample2.xml</text:span> file with a <text:span text:style-name="T12">negative</text:span> <text:span text:style-name="T12">filter file</text:span> excluding <text:span text:style-name="T17">Root.Rows.Total</text:span> from the conversion (and <text:span text:style-name="T17">Root.Rows@total</text:span> if you have attributes extracted as well) makes it possible to parse each <text:span text:style-name="T17">&lt;Row&gt;</text:span> in a different data buffer again, and, just like with <text:span text:style-name="T17">sample.xml</text:span><text:span text:style-name="T31">, in a much more memory friendly way.</text:span></text:p>
      <text:p text:style-name="P13"/>
      <text:p text:style-name="P8"><text:span text:style-name="T31">The bad news is that data </text:span><text:span text:style-name="T48">dependency</text:span><text:span text:style-name="T31"> level varies between XML files and that beyond a certain </text:span><text:span text:style-name="T48">dependency</text:span><text:span text:style-name="T31"> threshold and a certain XML size no program, not even my </text:span><text:span text:style-name="T17">XML2CSVGenericConverter</text:span><text:span text:style-name="T31">, will achieve the task.</text:span></text:p>
      <text:p text:style-name="P8"><text:span text:style-name="T31">The good news is that </text:span><text:span text:style-name="T17">XML2CSVGenericConverter</text:span><text:span text:style-name="T31"> offers you a way to get an active control over the XML </text:span><text:span text:style-name="T48">dependency</text:span><text:span text:style-name="T31"> level without actually changing a byte in the original files.</text:span></text:p>
      <text:p text:style-name="P13"/>
      <text:p text:style-name="P8"><text:span text:style-name="T31">I chose to ship </text:span><text:span text:style-name="T17">XML2CSVGenericConverter</text:span><text:span text:style-name="T31"> with a built-in </text:span><text:span text:style-name="T48">root</text:span><text:span text:style-name="T31"> tag “exemption” behavior which is active by default (but which might be deactivated at your will with option </text:span><text:span text:style-name="T17">-u</text:span><text:span text:style-name="T31">). The idea behind the scene is that for the vast majority of real life XML files the </text:span><text:span text:style-name="T48">root</text:span><text:span text:style-name="T31"> tag holds special attributes which artificially magnify data </text:span><text:span text:style-name="T48">dependency</text:span><text:span text:style-name="T31"> (name spaces alias declarations for instance)</text:span><text:span text:style-name="T48"> </text:span><text:span text:style-name="T31">and</text:span><text:span text:style-name="T48"> </text:span><text:span text:style-name="T31">that would have meant to systematize </text:span><text:span text:style-name="T48">negative filter file</text:span><text:span text:style-name="T31"> usage to comply with that, something I didn't like. When you don't like reality, change it! So I coded a inner “root gambit” which automatically excludes the 1</text:span><text:span text:style-name="T64">st</text:span><text:span text:style-name="T31"> level of the tag hierarchy from packing and, as such, nullifies </text:span><text:span text:style-name="T48">root</text:span><text:span text:style-name="T31">'s artificial </text:span><text:span text:style-name="T48">dependency</text:span><text:span text:style-name="T31"> burden at the cost of inducing a “</text:span><text:span text:style-name="T48">root</text:span><text:span text:style-name="T31"> edge effect” which prevents efficient packing optimization at the very 1</text:span><text:span text:style-name="T64">st</text:span><text:span text:style-name="T31"> level of the tag hierarchy.</text:span></text:p>
      <text:p text:style-name="P8"><text:span text:style-name="T31">From a practical point of view if you deal with small XML files only then </text:span><text:span text:style-name="T48">root</text:span><text:span text:style-name="T31"> tag “exemption” deactivation (by adding </text:span><text:span text:style-name="T17">-u</text:span><text:span text:style-name="T31"> on the command line) will be affordable. SAX parsing won't probably be any more memory-friendly than basic DOM-like approaches (because the whole XML file will most certainly have to be buffered for optimization consistency) but you won't get any “</text:span><text:span text:style-name="T48">root</text:span><text:span text:style-name="T31"> edge effect”.</text:span></text:p>
      <text:p text:style-name="P8"><text:soft-page-break/><text:span text:style-name="T31">But remember: </text:span><text:span text:style-name="T17">XML2CSVGenericConverter</text:span><text:span text:style-name="T31"> was devised in the first place to make it possible to handle big files so “root gambit” will be the rule and option </text:span><text:span text:style-name="T17">-u</text:span><text:span text:style-name="T31"> the exception, left at your clean-sighted responsibility.</text:span></text:p>
      <text:p text:style-name="P8"/>
      <text:p text:style-name="P8">To be exhaustive on this question advanced users should be aware that two more atypical XML flavors would also potentially lead to memory overload, namely something like:</text:p>
      <text:list xml:id="list5015400598672100214" text:style-name="L8">
        <text:list-item>
          <text:p text:style-name="P82"><text:span text:style-name="T5">an XML file bearing a flock (say: thousands) of different </text:span><text:span text:style-name="T3">leaf</text:span><text:span text:style-name="T5"> tags inside the same row;</text:span></text:p>
        </text:list-item>
        <text:list-item>
          <text:p text:style-name="P82"><text:span text:style-name="T5">an XML file bearing a heavily </text:span><text:span text:style-name="T3">repeated leaf</text:span><text:span text:style-name="T5"> tag (again, thousands or more).</text:span></text:p>
        </text:list-item>
      </text:list>
      <text:p text:style-name="Spec_20_-_20_Paragraphe_20_standard"><text:span text:style-name="T5">Again, the buffer would grow accordingly to fit the data before the program actually gets a chance to flush it (waiting to reach consistency) at the risk of an </text:span><text:span text:style-name="T23">OutOfMemoryError</text:span><text:span text:style-name="T5"> (in the 1</text:span><text:span text:style-name="T66">st</text:span><text:span text:style-name="T5"> case: caused by a outrageous amount of buffer columns; in the 2</text:span><text:span text:style-name="T66">d</text:span><text:span text:style-name="T5"> case: caused this time by an outrageous amount of buffer lines).</text:span></text:p>
      <text:p text:style-name="P8">Fortunately this time, it is generally considered very very bad practice (and I just can't imagine which dark purpose it could serve to compose such alien XML).</text:p>
      <text:p text:style-name="Spec_20_-_20_Paragraphe_20_standard"><text:span text:style-name="T5">However, should anybody have to deal with such hostile XML, the previous raw optimization level would provide a quick fix and still produce some operable output (see § </text:span><text:span text:style-name="T5"><text:bookmark-ref text:reference-format="number-no-superior" text:ref-name="__RefNumPara__2190_1940779618">3.3.3.1 - </text:bookmark-ref></text:span><text:span text:style-name="T5">).</text:span></text:p>
      <text:p text:style-name="P8"/>
      <text:h text:style-name="Spec_20_-_20_Titre_20_4" text:outline-level="4"><text:bookmark-start text:name="__RefHeading__2023_166557436"/>Extensive optimization – variant 1<text:bookmark-end text:name="__RefHeading__2023_166557436"/></text:h>
      <text:p text:style-name="Spec_20_-_20_Paragraphe_20_standard"/>
      <text:p text:style-name="Spec_20_-_20_Paragraphe_20_standard">In its first variant, extensive optimization consists in:</text:p>
      <text:list xml:id="list1959954262417050923" text:style-name="L9">
        <text:list-item>
          <text:p text:style-name="P83">packing <text:span text:style-name="T3">directly related </text:span><text:span text:style-name="T5">fields on the same CSV line, at each level of the tag hierarchy, just like the previous optimization does;</text:span></text:p>
        </text:list-item>
        <text:list-item>
          <text:p text:style-name="P83"><text:span text:style-name="T5">at each level of the tag hierarchy, copying the previous </text:span><text:span text:style-name="T3">related</text:span><text:span text:style-name="T5"> fields back into lines associated with </text:span><text:span text:style-name="T37">half-brothers</text:span><text:span text:style-name="T5"> (CSV lines which are associated with the content of a </text:span><text:span text:style-name="T3">repeated leaf</text:span><text:span text:style-name="T5"> tag having </text:span><text:span text:style-name="T39">the same </text:span><text:span text:style-name="T37">parent</text:span><text:span text:style-name="T5">) or </text:span><text:span text:style-name="T37">half-distant-nephews</text:span><text:span text:style-name="T5"> (CSV lines which are associated with the content of a </text:span><text:span text:style-name="T3">repeated leaf</text:span><text:span text:style-name="T5"> tag having the same </text:span><text:span text:style-name="T3">ancestor</text:span><text:span text:style-name="T5">);</text:span></text:p>
        </text:list-item>
        <text:list-item>
          <text:p text:style-name="P83"><text:span text:style-name="T5">replicating the </text:span><text:span text:style-name="T3">directly related </text:span><text:span text:style-name="T5">fields to their </text:span><text:span text:style-name="T38">distant-nephews</text:span><text:span text:style-name="T7"> </text:span><text:span text:style-name="T40">(CSV lines associated with the content of a </text:span><text:span text:style-name="T38">single leaf</text:span><text:span text:style-name="T40"> tags having the same </text:span><text:span text:style-name="T38">ancestor</text:span><text:span text:style-name="T40">).</text:span></text:p>
        </text:list-item>
      </text:list>
      <text:p text:style-name="Spec_20_-_20_Paragraphe_20_standard">In other words <text:span text:style-name="T36">extensive optimization - variant 1 - is a standard CSV optimization of </text:span><text:span text:style-name="T37">single leaf</text:span><text:span text:style-name="T36"> tags plus copy </text:span><text:span text:style-name="T36">back into CSV lines representing </text:span><text:span text:style-name="T37">repeated leaf</text:span><text:span text:style-name="T36"> tags of the same XML level or deeper level in the same XML block, plus copy back into deeper </text:span><text:span text:style-name="T37">single leaf</text:span><text:span text:style-name="T36"> linked lines in the same XML block.</text:span></text:p>
      <text:p text:style-name="Spec_20_-_20_Paragraphe_20_standard">The file below is the extensive #1 XML <text:span text:style-name="T81">_</text:span> CSV conversion of the previous <text:span text:style-name="T17">sample.xml</text:span> file generated by <text:span text:style-name="T18">XML2CSVGenericConverter</text:span>:</text:p>
      <text:p text:style-name="Spec_20_-_20_Paragraphe_20_standard"/>
      <text:p text:style-name="Spec_20_-_20_Paragraphe_20_standard"><draw:frame draw:style-name="fr4" draw:name="Objet6" text:anchor-type="paragraph" svg:width="2.542cm" svg:height="1.984cm" draw:z-index="4"><draw:object xlink:href="./Object 6" xlink:type="simple" xlink:show="embed" xlink:actuate="onLoad"/><draw:image xlink:href="./ObjectReplacements/Object 6" xlink:type="simple" xlink:show="embed" xlink:actuate="onLoad"/></draw:frame>This extensive optimization uses the same buffering strategy as the one used for standard optimization (see § <text:bookmark-ref text:reference-format="number-no-superior" text:ref-name="__RefNumPara__2324_1940779618">3.3.3.2 - </text:bookmark-ref>) with the same features/limitations concerning <text:span text:style-name="T12">dependent</text:span> data.</text:p>
      <text:p text:style-name="Spec_20_-_20_Paragraphe_20_standard">Extensive optimization #1 may not produce the best XML <text:span text:style-name="T81">_</text:span> CSV conversion results (that is: the less CSV lines possible) because its standard packing strategy handles <text:span text:style-name="T3">directly related </text:span><text:span text:style-name="T5">fields only and casts aside </text:span><text:span text:style-name="T3">indirectly related </text:span><text:span text:style-name="T5">fields (see § </text:span><text:span text:style-name="T5"><text:bookmark-ref text:reference-format="number-no-superior" text:ref-name="__RefHeading__1676_1677502106">3.3.2 - </text:bookmark-ref></text:span><text:span text:style-name="T5">).</text:span></text:p>
      <text:p text:style-name="Spec_20_-_20_Paragraphe_20_standard"><text:span text:style-name="T5">Another extensive optimization, based this time on both </text:span><text:span text:style-name="T3">directly</text:span><text:span text:style-name="T5"> and </text:span><text:span text:style-name="T3">indirectly</text:span><text:span text:style-name="T5"> </text:span><text:span text:style-name="T3">related</text:span><text:span text:style-name="T5"> fields packing, is described </text:span><text:span text:style-name="T5">in the next paragraph.</text:span></text:p>
      <text:p text:style-name="Spec_20_-_20_Paragraphe_20_standard"/>
      <text:p text:style-name="P47"/>
      <text:h text:style-name="Spec_20_-_20_Titre_20_4" text:outline-level="4"><text:bookmark-start text:name="__RefHeading__2025_166557436"/>Extensive optimization – variant 2<text:bookmark-end text:name="__RefHeading__2025_166557436"/></text:h>
      <text:p text:style-name="Spec_20_-_20_Paragraphe_20_standard"/>
      <text:p text:style-name="Spec_20_-_20_Paragraphe_20_standard">In its second variant, extensive optimization consists in:</text:p>
      <text:list xml:id="list32205428" text:continue-numbering="true" text:style-name="L9">
        <text:list-item>
          <text:p text:style-name="P83">packing <text:span text:style-name="T3">directly </text:span><text:span text:style-name="T5">or </text:span><text:span text:style-name="T3">indirectly related </text:span><text:span text:style-name="T5">fields on the same CSV line, at each level of the tag hierarchy, associated with the same </text:span><text:span text:style-name="T3">adoptive parent</text:span><text:span text:style-name="T5">;</text:span></text:p>
        </text:list-item>
        <text:list-item>
          <text:p text:style-name="P83"><text:span text:style-name="T5">at each level of the tag hierarchy, copying the previous </text:span><text:span text:style-name="T3">related</text:span><text:span text:style-name="T5"> fields back into lines associated with </text:span><text:span text:style-name="T37">half-brothers</text:span><text:span text:style-name="T5"> (CSV lines which are associated with the content of a </text:span><text:span text:style-name="T3">repeated leaf</text:span><text:span text:style-name="T5"> tag having the same </text:span><text:span text:style-name="T3">parent</text:span><text:span text:style-name="T5">);</text:span></text:p>
        </text:list-item>
        <text:list-item>
          <text:p text:style-name="P83"><text:span text:style-name="T5">at each level of the tag hierarchy, </text:span><text:span text:style-name="T39">copying </text:span><text:span text:style-name="T5">those </text:span><text:span text:style-name="T37">related</text:span><text:span text:style-name="T39"> fields back to </text:span><text:span text:style-name="T37">single</text:span><text:span text:style-name="T39"> or </text:span><text:span text:style-name="T37">repeated leaf</text:span><text:span text:style-name="T39"> tags which have the </text:span><text:span text:style-name="T37">adoptive parent </text:span><text:span text:style-name="T39">as </text:span><text:span text:style-name="T37">ancestor</text:span><text:span text:style-name="T39"> provided that at least one of these chained </text:span><text:span text:style-name="T37">parents</text:span><text:span text:style-name="T39"> is </text:span><text:span text:style-name="T37">repeated</text:span><text:span text:style-name="T39">.</text:span></text:p>
        </text:list-item>
      </text:list>
      <text:p text:style-name="Spec_20_-_20_Paragraphe_20_standard">The file below is the extensive #2 XML <text:span text:style-name="T81">_</text:span> CSV conversion of the previous <text:span text:style-name="T17">sample.xml</text:span> file generated by <text:span text:style-name="T18">XML2CSVGenericConverter</text:span>:</text:p>
      <text:p text:style-name="Spec_20_-_20_Paragraphe_20_standard"><draw:frame draw:style-name="fr4" draw:name="Objet3" text:anchor-type="paragraph" svg:width="2.542cm" svg:height="1.984cm" draw:z-index="9"><draw:object xlink:href="./Object 3" xlink:type="simple" xlink:show="embed" xlink:actuate="onLoad"/><draw:image xlink:href="./ObjectReplacements/Object 3" xlink:type="simple" xlink:show="embed" xlink:actuate="onLoad"/></draw:frame>It looks pretty much like what extensive #1 XML <text:span text:style-name="T81">_</text:span> CSV conversion does, which is not very surprising (and maybe quite reassuring too).</text:p>
      <text:p text:style-name="Spec_20_-_20_Paragraphe_20_standard">However, extensive #2 XML <text:span text:style-name="T81">_</text:span> CSV conversion might produce better results (that is: less CSV lines) than extensive #1 XML <text:span text:style-name="T81">_</text:span> CSV conversion with XML containing a lot of <text:span text:style-name="T12">single composite </text:span>tags and a lot of <text:span text:style-name="T12">single leaf</text:span> tags.</text:p>
      <text:p text:style-name="Spec_20_-_20_Paragraphe_20_standard">This extensive optimization uses the same buffering strategy as the one used for standard optimization (see § <text:bookmark-ref text:reference-format="number-no-superior" text:ref-name="__RefNumPara__2324_1940779618">3.3.3.2 - </text:bookmark-ref>) with the same features/limitations concerning <text:span text:style-name="T12">dependent</text:span> data.</text:p>
      <text:p text:style-name="Spec_20_-_20_Paragraphe_20_standard">Paradoxically, the efficiency of extensive #2 optimization increases with the data <text:span text:style-name="T12">dependency</text:span> degree and is maximum when the data issued from an XML block bears a top <text:span text:style-name="T12">leaf</text:span> element and/or a top attribute, for it makes it possible to “fold” at best the whole data block. The paradox is only apparent because the more data are <text:span text:style-name="T12">related</text:span>, the more data packing will be efficient, but the more the corresponding XML blocks will be<text:span text:style-name="T60"> </text:span><text:span text:style-name="T12">dependent</text:span><text:span text:style-name="T60"> and thus increase the buffer size.</text:span></text:p>
      <text:p text:style-name="Spec_20_-_20_Paragraphe_20_standard">In other words, high quality XML <text:span text:style-name="T81">_</text:span> CSV optimization is a matter of compromise between efficiency and memory preservation. The last extensive optimization, which is described in the next paragraph, takes fully advantage of this statement.</text:p>
      <text:p text:style-name="Spec_20_-_20_Paragraphe_20_standard"/>
      <text:h text:style-name="Spec_20_-_20_Titre_20_4" text:outline-level="4"><text:bookmark-start text:name="__RefHeading__4216_2073940182"/>Extensive optimization – variant 3<text:bookmark-end text:name="__RefHeading__4216_2073940182"/></text:h>
      <text:p text:style-name="Spec_20_-_20_Paragraphe_20_standard"/>
      <text:p text:style-name="Spec_20_-_20_Paragraphe_20_standard">Extensive #3 XML <text:span text:style-name="T81">_</text:span> CSV conversion uses the very same optimization algorithm as extensive #2 XML <text:span text:style-name="T81">_</text:span> CSV conversion.</text:p>
      <text:p text:style-name="Spec_20_-_20_Paragraphe_20_standard">The gimmick here consists in adding virtual (fake) hidden attributes to carefully selected XML tags which maximize data “folding” without compromising memory usage.</text:p>
      <text:p text:style-name="Spec_20_-_20_Paragraphe_20_standard">Those virtual attributes are nothing more than reaction catalysts: not important for themselves but crucial because they dramatically increase reaction perform<text:span text:style-name="T84">ance by their mere existence</text:span>.</text:p>
      <text:p text:style-name="Spec_20_-_20_Paragraphe_20_standard">And this is exactly how it goes.</text:p>
      <text:p text:style-name="Spec_20_-_20_Paragraphe_20_standard">Technically, the program builds an inner list of all XML tags which:</text:p>
      <text:list xml:id="list2915840478114431201" text:style-name="L10">
        <text:list-item>
          <text:p text:style-name="P84">are either <text:span text:style-name="T12">repeated</text:span> “enough” (conventionally: at least <text:span text:style-name="T17">10</text:span> times through the entire XML file),</text:p>
        </text:list-item>
        <text:list-item>
          <text:p text:style-name="P84">or are not <text:span text:style-name="T12">repeated</text:span> “enough”, but in addition, do not contain any inner repeated “enough” tag (<text:span text:style-name="T12">child</text:span> or <text:span text:style-name="T12">descendant</text:span>).</text:p>
        </text:list-item>
      </text:list>
      <text:p text:style-name="Spec_20_-_20_Paragraphe_20_standard"><text:soft-page-break/>Those criteria are important because they ensure that data <text:span text:style-name="T12">dependency</text:span> doesn't explode and causes memory wreckage. Number <text:span text:style-name="T17">10</text:span> doesn't have any mysterious property as far as I know, but it works. <text:span text:style-name="T17">5</text:span> or less is not enough so I guess any number above <text:span text:style-name="T17">5</text:span> is OK... Maybe a mathematician could help us on the topic but in the meantime I go on with a hard coded <text:span text:style-name="T17">10</text:span> (<text:note text:id="ftn5" text:note-class="footnote"><text:note-citation>5</text:note-citation><text:note-body><text:p text:style-name="P42">I have so far resisted the idea to add an uncanny <text:span text:style-name="T17">-z</text:span> (for <text:span text:style-name="T85">shazam!</text:span>) command line option parameterizing the figure but the temptation is, hum, still pretty much tantalizing.</text:p></text:note-body></text:note>).</text:p>
      <text:p text:style-name="Spec_20_-_20_Paragraphe_20_standard">Tags which have already one attribute are excluded from the list, and the <text:span text:style-name="T12">root</text:span> tag is also excluded (for performance issues). The remnant tags receive a virtual hidden attribute value during data buffering and classical extensive #2 XML <text:span text:style-name="T81">_</text:span> CSV conversion is performed as usual.</text:p>
      <text:p text:style-name="Spec_20_-_20_Paragraphe_20_standard">A virtual hidden attribute is never sent to the output. It is silently discarded after optimization phase when its “folding” job is over (just like a regular catalyst).</text:p>
      <text:p text:style-name="P54">The three files below illustrate this principle: <text:span text:style-name="T17">policies.XV2.csv</text:span> and <text:span text:style-name="T17">policies.XV3.csv</text:span> are respectively the extensive #2 XML <text:span text:style-name="T81">_</text:span> CSV and the extensive #3 XML <text:span text:style-name="T81">_</text:span> CSV conversion results of <text:span text:style-name="T17">policies.xml</text:span>.</text:p>
      <text:p text:style-name="Spec_20_-_20_Paragraphe_20_standard"/>
      <text:p text:style-name="Spec_20_-_20_Paragraphe_20_standard"><draw:frame draw:style-name="fr3" draw:name="Objet12" text:anchor-type="paragraph" svg:width="2.542cm" svg:height="1.984cm" draw:z-index="13"><draw:object-ole xlink:href="./Object 12" xlink:type="simple" xlink:show="embed" xlink:actuate="onLoad"/><draw:image xlink:href="./ObjectReplacements/Object 12" xlink:type="simple" xlink:show="embed" xlink:actuate="onLoad"/></draw:frame></text:p>
      <text:p text:style-name="Spec_20_-_20_Paragraphe_20_standard"><draw:frame draw:style-name="fr4" draw:name="Objet13" text:anchor-type="paragraph" svg:width="2.542cm" svg:height="1.984cm" draw:z-index="14"><draw:object xlink:href="./Object 13" xlink:type="simple" xlink:show="embed" xlink:actuate="onLoad"/><draw:image xlink:href="./ObjectReplacements/Object 13" xlink:type="simple" xlink:show="embed" xlink:actuate="onLoad"/></draw:frame></text:p>
      <text:p text:style-name="P16"><draw:frame draw:style-name="fr4" draw:name="Objet14" text:anchor-type="paragraph" svg:width="2.542cm" svg:height="1.984cm" draw:z-index="15"><draw:object xlink:href="./Object 14" xlink:type="simple" xlink:show="embed" xlink:actuate="onLoad"/><draw:image xlink:href="./ObjectReplacements/Object 14" xlink:type="simple" xlink:show="embed" xlink:actuate="onLoad"/></draw:frame>The effectiveness of aggregation catalysis is obvious.</text:p>
      <text:p text:style-name="P16">Because the <text:span text:style-name="T12">root</text:span> element is excluded from the<text:span text:style-name="T31"> aggregation process (remember the “</text:span><text:span text:style-name="T48">root</text:span><text:span text:style-name="T31"> gambit” explained at § </text:span><text:span text:style-name="T31"><text:bookmark-ref text:reference-format="number-all-superior" text:ref-name="__RefHeading__2021_166557436">3.3.3.2 - </text:bookmark-ref></text:span><text:span text:style-name="T31">) it prevents the data extracted from the </text:span><text:span text:style-name="T17">&lt;</text:span><text:span text:style-name="T28">Sender&gt;</text:span><text:span text:style-name="T49">, </text:span><text:span text:style-name="T28">&lt;FileData&gt;</text:span><text:span text:style-name="T49">, </text:span><text:span text:style-name="T28">&lt;Validity&gt;</text:span><text:span text:style-name="T49"> and </text:span><text:span text:style-name="T28">&lt;EmptyIndic&gt;</text:span><text:span text:style-name="T49"> blocks from being aggregated with the data from the </text:span><text:span text:style-name="T28">&lt;Policy&gt;</text:span><text:span text:style-name="T49"> blocks, but “folding” is maximum in all the rest of the hierarchy.</text:span></text:p>
      <text:p text:style-name="P16"><text:span text:style-name="T49">However, because </text:span><text:span text:style-name="T28">policies.xml</text:span><text:span text:style-name="T49"> is a rather small XML file </text:span><text:span text:style-name="T50">root</text:span><text:span text:style-name="T49">-inclusive optimization is not a nonsense...</text:span></text:p>
      <text:p text:style-name="P16"><text:span text:style-name="T49">So, for those into "extreme packing" who might have been frustrated by the previous </text:span><text:span text:style-name="T28">XV3</text:span><text:span text:style-name="T49"> CSV file the </text:span><text:span text:style-name="T28">policies.unleashed.XV3.csv</text:span><text:span text:style-name="T49"> file below is the </text:span><text:span text:style-name="T50">unleashed</text:span><text:span text:style-name="T49"> </text:span><text:span text:style-name="T51">extensive #3 XML </text:span><text:span text:style-name="T82">_</text:span><text:span text:style-name="T51"> CSV conversion result of </text:span><text:span text:style-name="T29">policies.xml</text:span><text:span text:style-name="T51"> (that is: performed with an additionnal </text:span><text:span text:style-name="T29">-u</text:span><text:span text:style-name="T51"> option in order to include the </text:span><text:span text:style-name="T50">root</text:span><text:span text:style-name="T51"> tag in the packing plan).</text:span></text:p>
      <text:p text:style-name="P10"/>
      <text:p text:style-name="P10"><draw:frame draw:style-name="fr4" draw:name="Objet16" text:anchor-type="paragraph" svg:width="2.542cm" svg:height="1.984cm" draw:z-index="17"><draw:object xlink:href="./Object 16" xlink:type="simple" xlink:show="embed" xlink:actuate="onLoad"/><draw:image xlink:href="./ObjectReplacements/Object 16" xlink:type="simple" xlink:show="embed" xlink:actuate="onLoad"/></draw:frame></text:p>
      <text:p text:style-name="P53">By the way: in <text:span text:style-name="T17">policies.xml</text:span> the <text:span text:style-name="T12">root</text:span> element <text:span text:style-name="T17">&lt;Policies&gt;</text:span><text:span text:style-name="T31"> </text:span>contains one unique <text:span text:style-name="T12">leaf</text:span> element <text:span text:style-name="T17">&lt;EmptyIndic&gt;</text:span> which seems harmless but which is in fact solely responsible for a maximization of the global data <text:span text:style-name="T12">dependency</text:span> level of that XML file. The previous <text:span text:style-name="T12">unleashed</text:span> conversion works well because <text:span text:style-name="T17">policies.xml</text:span> contains three <text:span text:style-name="T17">&lt;Row&gt;</text:span> blocks only, but had it contained three thousands <text:span text:style-name="T17">&lt;Row&gt;</text:span>s it would have been another <text:soft-page-break/>story.</text:p>
      <text:p text:style-name="P58">However, because the <text:span text:style-name="T12">root</text:span> element is excluded from “folding” with the default settings there is no need to exclude <text:span text:style-name="T17">&lt;EmptyIndic&gt;</text:span> from conversion with a dedicated <text:span text:style-name="T12">negative filter </text:span>file to have <text:span text:style-name="T17">&lt;Policy&gt;</text:span> blocks become <text:span text:style-name="T12">independent</text:span> again, and perform memory-friendly conversion no matter how many policies are listed.</text:p>
      <text:p text:style-name="Spec_20_-_20_Paragraphe_20_standard"/>
      <text:h text:style-name="Spec_20_-_20_Titre_20_3" text:outline-level="3"><text:bookmark-start text:name="__RefHeading__970_1518095138"/><text:bookmark-start text:name="__RefNumPara__461_1518095138"/>Filter files<text:bookmark-end text:name="__RefHeading__970_1518095138"/><text:bookmark-end text:name="__RefNumPara__461_1518095138"/></text:h>
      <text:p text:style-name="Spec_20_-_20_Paragraphe_20_standard"/>
      <text:h text:style-name="Spec_20_-_20_Titre_20_4" text:outline-level="4"><text:bookmark-start text:name="__RefNumPara__1766_1257949929"/><text:bookmark-start text:name="__RefHeading__1020_1347478034"/>Positive filter file<text:bookmark-end text:name="__RefNumPara__1766_1257949929"/><text:bookmark-end text:name="__RefHeading__1020_1347478034"/></text:h>
      <text:p text:style-name="Spec_20_-_20_Paragraphe_20_standard"/>
      <text:p text:style-name="Spec_20_-_20_Paragraphe_20_standard">When left on its own, <text:span text:style-name="T18">XML2CSVGenericConverter</text:span> assumes that all XML <text:span text:style-name="T12">leaf</text:span> tags are interesting and should appear as columns in the CSV output, and behaves accordingly.</text:p>
      <text:p text:style-name="Spec_20_-_20_Paragraphe_20_standard">This said, the end user may select an explicit subset of XML <text:span text:style-name="T12">leaf</text:span> tags, gather them in an appropriate file listing the corresponding XML element Xpaths and rerun <text:span text:style-name="T18">XML2CSVGenericConverter </text:span>with option <text:span text:style-name="T17">-p</text:span><text:span text:style-name="T31"> to have the program extract those fields only (see § </text:span><text:span text:style-name="T31"><text:bookmark-ref text:reference-format="number-no-superior" text:ref-name="__RefNumPara__467_1518095138">4.1 - </text:bookmark-ref></text:span>).</text:p>
      <text:p text:style-name="Spec_20_-_20_Paragraphe_20_standard">This file, which I named a <text:span text:style-name="T12">positive filter file</text:span> for obvious reasons, is expected <text:span text:style-name="T17">UTF-8</text:span> encoded by the program without Byte Order Mark (BOM).</text:p>
      <text:p text:style-name="Spec_20_-_20_Paragraphe_20_standard">It might contain comments, that is, lines beginning with two consecutive dashes (<text:span text:style-name="T17">--</text:span>), and might contain blank lines as well.</text:p>
      <text:p text:style-name="Spec_20_-_20_Paragraphe_20_standard">Xpaths have to be listed one under the other (one per line), and the program will smoothly keep the same order for the generated columns in the output file(s).</text:p>
      <text:p text:style-name="Spec_20_-_20_Paragraphe_20_standard">Duplicates Xpaths are sorted out automatically.</text:p>
      <text:p text:style-name="Spec_20_-_20_Paragraphe_20_standard">Junk Xpaths which do not exist in the XML input (<text:note text:id="ftn6" text:note-class="footnote"><text:note-citation>6</text:note-citation><text:note-body><text:p text:style-name="P41">I'd rather say: which do not exist in the in-memory structure representation of the XML input that the program builds on the fly. This remark is not as mundane as it seems, because, as you will read in § <text:bookmark-ref text:reference-format="number-no-superior" text:ref-name="__RefHeading__972_1518095138">3.3.5 - </text:bookmark-ref>, the program just ignores data which do not comply with its inner structure representation, solely build out of one of the XML input files.</text:p></text:note-body></text:note>) are discarded, and an appropriate warning message is displayed (but the program will stop if all the Xpaths listed in the <text:span text:style-name="T12">filter file</text:span> happen to be incorrect).</text:p>
      <text:p text:style-name="Spec_20_-_20_Paragraphe_20_standard">Xpaths of <text:span text:style-name="T12">composite</text:span> tags might be mixed with Xpaths of <text:span text:style-name="T12">leaf</text:span> tags, and the program will automatically replace a <text:span text:style-name="T12">composite</text:span> Xpath with all the <text:span text:style-name="T12">leaf</text:span> Xpaths it contains, eliminating duplicates.</text:p>
      <text:p text:style-name="Spec_20_-_20_Paragraphe_20_standard">For instance the <text:span text:style-name="T12">positive filter file</text:span> below, consistent with our initial <text:span text:style-name="T17">sample.xml</text:span> XML file, contains three <text:span text:style-name="T12">leaf</text:span> Xpaths (<text:span text:style-name="T24">Root.Row.Data.Data0</text:span><text:span text:style-name="T71">, </text:span><text:span text:style-name="T24">Root.Row.Data.Amount</text:span><text:span text:style-name="T71"> and </text:span><text:span text:style-name="T24">Root.Row.Date</text:span>) plus one <text:span text:style-name="T12">composi</text:span><text:span text:style-name="T72">te</text:span><text:span text:style-name="T71"> </text:span><text:span text:style-name="T24">Root.Row.Other</text:span><text:span text:style-name="T41"> Xpath that the program replaces automatically with the </text:span><text:span text:style-name="T42">leaf</text:span><text:span text:style-name="T41"> Xpaths it contains (namely </text:span><text:span text:style-name="T24">Root.Row.Other.Data.Data1</text:span><text:span text:style-name="T41"> and </text:span><text:span text:style-name="T24">Root.Row.Other.Data.Data2</text:span><text:span text:style-name="T41">).</text:span></text:p>
      <text:p text:style-name="P9"/>
      <text:p text:style-name="Spec_20_-_20_Paragraphe_20_standard"><draw:frame draw:style-name="fr3" draw:name="Objet9" text:anchor-type="paragraph" svg:width="2.542cm" svg:height="1.984cm" draw:z-index="6"><draw:object-ole xlink:href="./Object 9" xlink:type="simple" xlink:show="embed" xlink:actuate="onLoad"/><draw:image xlink:href="./ObjectReplacements/Object 9" xlink:type="simple" xlink:show="embed" xlink:actuate="onLoad"/></draw:frame>Applying this <text:span text:style-name="T12">filter file</text:span> in a <text:span text:style-name="T12">positive filtering</text:span> context on <text:span text:style-name="T17">sample.xml</text:span> would extract the <text:span text:style-name="T24">Data.Data0</text:span>, <text:span text:style-name="T24">Data.Amount</text:span>, <text:span text:style-name="T24">Date</text:span>, <text:span text:style-name="T24">Other.Data.Data1</text:span> and <text:span text:style-name="T24">Other.Data.Data2</text:span><text:span text:style-name="T41"> tag values only and put them in a CSV output file.</text:span></text:p>
      <text:p text:style-name="Spec_20_-_20_Paragraphe_20_standard">The file below is the extensive #1 XML <text:span text:style-name="T81">_</text:span> CSV <text:span text:style-name="T12">positive</text:span> output generated by <text:span text:style-name="T18">XML2CSVGenericConverter</text:span> against <text:span text:style-name="T17">sample.xml</text:span> when plugged onto the previous <text:span text:style-name="T17">sampleFilterFile.txt</text:span> with option <text:span text:style-name="T17">-p</text:span>:</text:p>
      <text:p text:style-name="Spec_20_-_20_Paragraphe_20_standard"/>
      <text:p text:style-name="Spec_20_-_20_Paragraphe_20_standard"><draw:frame draw:style-name="fr4" draw:name="Objet8" text:anchor-type="paragraph" svg:width="2.542cm" svg:height="1.984cm" draw:z-index="5"><draw:object xlink:href="./Object 8" xlink:type="simple" xlink:show="embed" xlink:actuate="onLoad"/><draw:image xlink:href="./ObjectReplacements/Object 8" xlink:type="simple" xlink:show="embed" xlink:actuate="onLoad"/></draw:frame><text:soft-page-break/><text:span text:style-name="T12">Filter files</text:span> allow attribute filtering (provided that you decided to have attributes extracted by adding <text:span text:style-name="T17">-a</text:span> on the command line) which means that Xpaths listed in a regular <text:span text:style-name="T12">positive </text:span>/<text:span text:style-name="T12">negative</text:span> <text:span text:style-name="T12">filter</text:span> <text:span text:style-name="T12">file</text:span> might represent XML elements or attributes.</text:p>
      <text:p text:style-name="Spec_20_-_20_Paragraphe_20_standard">You will recognize an element's attribute from the column header name in a CSV output file. Indeed, a <text:span text:style-name="T17">@</text:span> separation character replaces the dot between the attribute name and its enclosing element Xpath (for instance: <text:span text:style-name="T17">Root.Row.Data.Amount@Currency</text:span><text:span text:style-name="T31">, if </text:span><text:span text:style-name="T17">Currency</text:span><text:span text:style-name="T31"> is an attribute of the </text:span><text:span text:style-name="T17">Amount</text:span><text:span text:style-name="T31"> tag</text:span>).</text:p>
      <text:p text:style-name="Spec_20_-_20_Paragraphe_20_standard">This Xpath representation is also what the program expects in <text:span text:style-name="T12">filter</text:span> <text:span text:style-name="T12">files</text:span> to feature an attribute: you might put <text:span text:style-name="T17">Root.Row.Data.Amount </text:span>and <text:span text:style-name="T17">Root.Row.Data.Amount@Currency</text:span> in sequence in a <text:span text:style-name="T12">filter file</text:span> and run the program with option <text:span text:style-name="T17">-p</text:span> to extract both the corresponding amount and its currency.</text:p>
      <text:p text:style-name="Spec_20_-_20_Paragraphe_20_standard">I chose to display attributes by default in columns placed after the one dedicated to their enclosing element, just like spreadsheets do.</text:p>
      <text:p text:style-name="Spec_20_-_20_Paragraphe_20_standard">This said, because you have control over the column order in <text:span text:style-name="T12">filter files</text:span> you might choose to reverse this default order at your will (with the previous example: it you put <text:span text:style-name="T17">Root.Row.Data.Amount@Currency </text:span>before <text:span text:style-name="T17">Root.Row.Data.Amount@Currency </text:span>in your <text:span text:style-name="T12">filter file</text:span>) or even separate an element from its attributes.</text:p>
      <text:p text:style-name="Spec_20_-_20_Paragraphe_20_standard">I didn't want to enclose attribute support in version <text:span text:style-name="T17">1.0.0</text:span> but finally gave it better thoughts and shipped the product with minimal support for <text:span text:style-name="T12">leaf</text:span> elements first, and now with full attribute support (<text:note text:id="ftn7" text:note-class="footnote"><text:note-citation>7</text:note-citation><text:note-body><text:p text:style-name="P41">The effect of spring sunlight on a tired soul is just amazing.</text:p></text:note-body></text:note>).</text:p>
      <text:p text:style-name="Spec_20_-_20_Paragraphe_20_standard"/>
      <text:h text:style-name="Spec_20_-_20_Titre_20_4" text:outline-level="4"><text:bookmark-start text:name="__RefNumPara__1768_1257949929"/><text:bookmark-start text:name="__RefHeading__1022_1347478034"/>Negative filter file<text:bookmark-end text:name="__RefNumPara__1768_1257949929"/><text:bookmark-end text:name="__RefHeading__1022_1347478034"/></text:h>
      <text:p text:style-name="Spec_20_-_20_Paragraphe_20_standard"/>
      <text:p text:style-name="Spec_20_-_20_Paragraphe_20_standard"><text:span text:style-name="T12">Negative filtering</text:span> is just the opposite of <text:span text:style-name="T12">positive filtering</text:span> (see § <text:bookmark-ref text:reference-format="number-no-superior" text:ref-name="__RefNumPara__1766_1257949929">3.3.4.1 - </text:bookmark-ref>).</text:p>
      <text:p text:style-name="Spec_20_-_20_Paragraphe_20_standard">A <text:span text:style-name="T12">negative filter file</text:span> has the same structure as a <text:span text:style-name="T12">positive filter file</text:span> (<text:span text:style-name="T17">UTF-8</text:span> encoded without BOM, <text:span text:style-name="T12">composite</text:span> or <text:span text:style-name="T12">leaf</text:span> Xpaths in columns, and so on) but when fed with a <text:span text:style-name="T12">negative filter</text:span> with command line option <text:span text:style-name="T17">-n</text:span> (instead of <text:span text:style-name="T17">-p</text:span>) the program extracts all XML fields <text:span text:style-name="T60">but</text:span> those listed in the <text:span text:style-name="T12">negative filter file</text:span>.</text:p>
      <text:p text:style-name="Spec_20_-_20_Paragraphe_20_standard">The file below is the extensive #1 XML <text:span text:style-name="T81">_</text:span> CSV <text:span text:style-name="T12">negative</text:span> output generated by <text:span text:style-name="T18">XML2CSVGenericConverter</text:span> against <text:span text:style-name="T17">sample.xml</text:span> when plugged onto the previous <text:span text:style-name="T17">sampleFilterFile.txt</text:span> with option <text:span text:style-name="T17">-n</text:span>:</text:p>
      <text:p text:style-name="Spec_20_-_20_Paragraphe_20_standard"/>
      <text:p text:style-name="Spec_20_-_20_Paragraphe_20_standard"><draw:frame draw:style-name="fr4" draw:name="Objet7" text:anchor-type="paragraph" svg:width="2.542cm" svg:height="1.984cm" draw:z-index="7"><draw:object xlink:href="./Object 7" xlink:type="simple" xlink:show="embed" xlink:actuate="onLoad"/><draw:image xlink:href="./ObjectReplacements/Object 7" xlink:type="simple" xlink:show="embed" xlink:actuate="onLoad"/></draw:frame>I must admit that I added this option in the first place just for plain symmetry considerations with <text:span text:style-name="T12">positive filtering</text:span> without really thinking of any clever use to it.</text:p>
      <text:p text:style-name="Spec_20_-_20_Paragraphe_20_standard">The influence of data <text:span text:style-name="T12">dependency</text:span> on data buffering (see § <text:bookmark-ref text:reference-format="number-all-superior" text:ref-name="__RefHeading__2021_166557436">3.3.3.2 - </text:bookmark-ref>) <text:span text:style-name="T84">sheds now new light on </text:span><text:span text:style-name="T15">negative filtering</text:span><text:span text:style-name="T61">.</text:span><text:span text:style-name="T15"> </text:span><text:span text:style-name="T84">I see it now as an important </text:span><text:span text:style-name="T15">dependency</text:span><text:span text:style-name="T84"> downsizing facility which really comes in handy in order to successfully convert big XML files nesting heavily </text:span><text:span text:style-name="T15">dependent</text:span><text:span text:style-name="T84"> data.</text:span></text:p>
      <text:p text:style-name="Spec_20_-_20_Paragraphe_20_standard"/>
      <text:p text:style-name="P47"/>
      <text:h text:style-name="Spec_20_-_20_Titre_20_3" text:outline-level="3"><text:bookmark-start text:name="__RefHeading__972_1518095138"/><text:bookmark-start text:name="__RefNumPara__465_1518095138"/>Structure analysis and XML processing<text:bookmark-end text:name="__RefHeading__972_1518095138"/><text:bookmark-end text:name="__RefNumPara__465_1518095138"/></text:h>
      <text:p text:style-name="Spec_20_-_20_Paragraphe_20_standard"/>
      <text:h text:style-name="Spec_20_-_20_Titre_20_4" text:outline-level="4"><text:bookmark-start text:name="__RefNumPara__2296_1257949929"/><text:bookmark-start text:name="__RefHeading__2100_1574950171"/>Principle<text:bookmark-end text:name="__RefNumPara__2296_1257949929"/><text:bookmark-end text:name="__RefHeading__2100_1574950171"/></text:h>
      <text:p text:style-name="Spec_20_-_20_Paragraphe_20_standard"/>
      <text:p text:style-name="Spec_20_-_20_Paragraphe_20_standard"><text:span text:style-name="T17">XML2CSVGenericConverter</text:span> can process one or several files in a row. Indeed, option <text:span text:style-name="T17">-i</text:span> might indifferently point to a single XML file, or to a directory (<text:note text:id="ftn8" text:note-class="footnote"><text:note-citation>8</text:note-citation><text:note-body><text:p text:style-name="P40">Absolute or Jar-relative paths are welcomed.</text:p></text:note-body></text:note>) from which the program will process all XML files (<text:note text:id="ftn9" text:note-class="footnote"><text:note-citation>9</text:note-citation><text:note-body><text:p text:style-name="P41">That is, files with a <text:span text:style-name="T17">.xml</text:span> extension.</text:p></text:note-body></text:note>) in sequence.</text:p>
      <text:p text:style-name="Spec_20_-_20_Paragraphe_20_standard">XML input files processed consecutively are expected alike, that is, sharing the same general XML structure.</text:p>
      <text:p text:style-name="Spec_20_-_20_Paragraphe_20_standard">This is important because <text:span text:style-name="T17">XML2CSVGenericConverter</text:span> performs an in-memory analysis of that structure before the data of the first XML file is processed, and confidently relies later on this structure representation to fetch data.</text:p>
      <text:p text:style-name="Spec_20_-_20_Paragraphe_20_standard">In details, when structure analysis phase is triggered the program picks up one of the XML input files at random and parses it, not in order to retrieve its data but to look at the tag hierarchy imbrication (figuring <text:span text:style-name="T12">composite</text:span> and <text:span text:style-name="T12">leaf</text:span> tags), the tag cardinalities (figuring <text:span text:style-name="T12">single</text:span> or <text:span text:style-name="T12">repeated</text:span> tags), and the data types as well (something which has no real purpose so far, but who knows what could come up with version <text:span text:style-name="T17">1.1.0</text:span><text:span text:style-name="T31">?..</text:span>).</text:p>
      <text:p text:style-name="Spec_20_-_20_Paragraphe_20_standard"/>
      <text:h text:style-name="Spec_20_-_20_Titre_20_4" text:outline-level="4"><text:bookmark-start text:name="__RefHeading__974_1518095138"/>XML template file<text:bookmark-end text:name="__RefHeading__974_1518095138"/></text:h>
      <text:p text:style-name="P6"/>
      <text:p text:style-name="Spec_20_-_20_Paragraphe_20_standard">I name the XML file which serves as model during the structure analysis phase the XML <text:span text:style-name="T12">template file</text:span>.</text:p>
      <text:p text:style-name="Spec_20_-_20_Paragraphe_20_standard">The random default <text:span text:style-name="T12">template file</text:span> picking lottery described in the previous paragraph might be bypassed anytime using the <text:span text:style-name="T17">-t</text:span> command line option, which makes it possible to provide the name (without its path) of the particular XML input file which should be used as <text:span text:style-name="T12">template</text:span> among those listed with option <text:span text:style-name="T17">-i</text:span>.</text:p>
      <text:p text:style-name="Spec_20_-_20_Paragraphe_20_standard"><text:span text:style-name="T9">I added this option to let advanced users who have comparable files to process and who know that one particular </text:span><text:span text:style-name="T9">XML input file is the most complete (I mean: with all its optional tags appearing at least once) help the program pick a winning lottery </text:span><text:span text:style-name="T10">template</text:span><text:span text:style-name="T9"> ticket.</text:span></text:p>
      <text:p text:style-name="P6">It might be useful because the lenient approach I've implemented, which ignores any tag that doesn't belong to the in-memory XML structure representation, has a direct &amp; definitive consequence over optional tags which pop up unaware out of the scope of the <text:span text:style-name="T12">template file</text:span>: they are just plainly ignored.</text:p>
      <text:p text:style-name="P6">To illustrate this, imagine that you have two XML input files <text:span text:style-name="T17">myFirst.xml</text:span> and <text:span text:style-name="T17">mySecond.xml</text:span> in the same input directory, and one <text:span text:style-name="T12">optional single leaf</text:span> tag – say <text:span text:style-name="T17">Root.Row.Unexpected.Data.Tag</text:span> – appears in <text:span text:style-name="T17">mySecond.xml</text:span> but not in <text:span text:style-name="T17">myFirst.xml</text:span>. Imagine now that you run <text:span text:style-name="T17">XML2CSVGenericConverter</text:span>, and that the program chooses <text:span text:style-name="T17">myFirst.xml</text:span> as <text:span text:style-name="T12">template file</text:span><text:span text:style-name="T60">. As a result, </text:span><text:span text:style-name="T19">Root.Row.Unexpected.Data.Tag</text:span><text:span text:style-name="T60"> will be completely ignored by the program which won't even acknowledge it for an acceptable </text:span><text:span text:style-name="T12">positive</text:span><text:span text:style-name="T60"> or </text:span><text:span text:style-name="T12">negative</text:span><text:span text:style-name="T60"> </text:span><text:span text:style-name="T12">filter</text:span><text:span text:style-name="T60"> </text:span><text:span text:style-name="T60">Xpath.</text:span></text:p>
      <text:p text:style-name="P6">Of course, running <text:span text:style-name="T17">XML2CSVGenericConverter</text:span> N individual times (one for each XML input file) is a good workaround because when a single XML input file is processed <text:span text:style-name="T12">template</text:span> and actual data are altogether the same. But it might become somewhat tedious when you have dozens of XML input files to process.</text:p>
      <text:p text:style-name="P6">So, because I did not want to systematically parse all XML input files just to make sure I would not miss any overdue hidden <text:span text:style-name="T12">optional</text:span> tag (a sheer waste of time) I ended up with another option, <text:span text:style-name="T17">-t</text:span>, and this paragraph.</text:p>
      <text:p text:style-name="P6"/>
      <text:p text:style-name="P49"/>
      <text:h text:style-name="P62" text:outline-level="2"><text:bookmark-start text:name="__RefHeading__2971_292658103"/>XML2CSV: <text:span text:style-name="T12">what next?</text:span><text:bookmark-end text:name="__RefHeading__2971_292658103"/></text:h>
      <text:p text:style-name="P6"/>
      <text:p text:style-name="P6">Raw and standard optimizations are the very least any decent XML <text:span text:style-name="T80">_</text:span> CSV conversion program might do, and just what most users will ask from it.</text:p>
      <text:p text:style-name="P6">The extensive #1 and #2 optimization flavors (respective codes: <text:span text:style-name="T17">XV1</text:span> and <text:span text:style-name="T17">XV2</text:span><text:span text:style-name="T31">, see § </text:span><text:span text:style-name="T31"><text:bookmark-ref text:reference-format="number-no-superior" text:ref-name="__RefHeading__966_1518095138">4.1 - </text:bookmark-ref></text:span>) are interesting stepping stones which helped me devise the last and most complete extensive #3 optimization mode (code <text:span text:style-name="T17">XV3</text:span>).</text:p>
      <text:p text:style-name="P6">However, you should keep in mind that the more elaborate the optimization is, the slower the conversion will be.</text:p>
      <text:p text:style-name="P6">Extensive #3 optimization is nothing more than regular extensive #2 optimization of data previously “powdered” with additional virtual attributes catalyzing maximum data packing, but at the cost of roughly doubling the overall process time. Extensive #2 optimization or extensive #1 optimization might be your best choice when you don't need maximum compactness but look after speed. As for standard optimization it would be a serious mistake to scorn it, for it performs meteoric XML <text:span text:style-name="T80">_</text:span> CSV conversion.</text:p>
      <text:p text:style-name="P6"><text:span text:style-name="T31">From now on, I don't really expect to create an additional &amp; hypothetical #4 variant because the latest testing I've performed to compare </text:span><text:span text:style-name="T17">XV3</text:span><text:span text:style-name="T31"> against spreadsheets' XML uploads reassured me about my algorithm's reliability (see § </text:span><text:span text:style-name="T31"><text:bookmark-ref text:reference-format="number-all-superior" text:ref-name="__RefHeading__5985_904334893">7.3 - </text:bookmark-ref></text:span><text:span text:style-name="T31">).</text:span></text:p>
      <text:p text:style-name="P14"/>
      <text:p text:style-name="Spec_20_-_20_Paragraphe_20_standard"><text:span text:style-name="T43">Even though it is quite ugly in my opinion, the XML standards make it possible for an element to be both </text:span><text:span text:style-name="T45">leaf</text:span><text:span text:style-name="T43"> and </text:span><text:span text:style-name="T45">composite</text:span><text:span text:style-name="T43">, that is, to loosely contain both plain data and other elements just like in the </text:span><text:span text:style-name="T52">excerpt</text:span><text:span text:style-name="T31"> </text:span><text:span text:style-name="T43">below:</text:span></text:p>
      <text:p text:style-name="Spec_20_-_20_Paragraphe_20_standard"><text:span text:style-name="T18"><text:tab/>&lt;text&gt;</text:span><text:span text:style-name="T54">Mr. </text:span><text:span text:style-name="T18">&lt;name&gt;</text:span><text:span text:style-name="T54">Smith</text:span><text:span text:style-name="T18">&lt;/name&gt;</text:span><text:span text:style-name="T54">'s order (number </text:span><text:span text:style-name="T18">&lt;orderid&gt;</text:span><text:span text:style-name="T54">123</text:span><text:span text:style-name="T18">&lt;/orderid&gt;</text:span><text:span text:style-name="T54">)</text:span><text:span text:style-name="T54"> has been shipped.</text:span><text:span text:style-name="T18">&lt;/text&gt;</text:span></text:p>
      <text:p text:style-name="P14">As a rule of thumb loose data should be avoided in a structured language such as XML.</text:p>
      <text:p text:style-name="P6"><text:span text:style-name="T31">As for XML </text:span><text:span text:style-name="T80">_</text:span><text:span text:style-name="T31"> CSV conversion there is no definitive way to render loose data properly in a CSV file.</text:span></text:p>
      <text:p text:style-name="P6"><text:span text:style-name="T31">You should be aware that </text:span><text:span text:style-name="T17">XML2CSVGenericConverter</text:span><text:span text:style-name="T31"> will treat a “mixture” element as a regular </text:span><text:span text:style-name="T48">composite</text:span><text:span text:style-name="T31"> element holding an extra terminal </text:span><text:span text:style-name="T48">leaf</text:span><text:span text:style-name="T31"> part, and will ignore all the rest. With the </text:span><text:span text:style-name="T52">example</text:span><text:span text:style-name="T31"> above the program would extract “</text:span><text:span text:style-name="T53">Smith</text:span><text:span text:style-name="T31">” (element </text:span><text:span text:style-name="T17">name</text:span><text:span text:style-name="T31">) and “</text:span><text:span text:style-name="T53">123</text:span><text:span text:style-name="T31">” (element </text:span><text:span text:style-name="T17">orderid</text:span><text:span text:style-name="T31">) from </text:span><text:span text:style-name="T17">text</text:span><text:span text:style-name="T31"> seen as a </text:span><text:span text:style-name="T48">composite</text:span><text:span text:style-name="T31"> element, plus “</text:span><text:span text:style-name="T53">) has been shipped.</text:span><text:span text:style-name="T31">” seen as an extra terminal </text:span><text:span text:style-name="T48">leaf</text:span><text:span text:style-name="T31"> part of </text:span><text:span text:style-name="T17">text</text:span><text:span text:style-name="T31">. Another example is provided at § </text:span><text:span text:style-name="T31"><text:bookmark-ref text:reference-format="number-all-superior" text:ref-name="__RefHeading__4303_2143795252">7.1 - </text:bookmark-ref></text:span><text:span text:style-name="T31">.</text:span></text:p>
      <text:p text:style-name="P14"/>
      <text:p text:style-name="P6">Regarding all the other options added I implemented them one by one while I was writing this documentation until I had no more ideas of features to add, no more paragraph to remove from § <text:bookmark-ref text:reference-format="number-no-superior" text:ref-name="__RefHeading__2971_292658103">3.4 - </text:bookmark-ref>, and no time left either.</text:p>
      <text:p text:style-name="P6">I'm lying, you know?</text:p>
      <text:p text:style-name="P6">I was just running out of <text:span text:style-name="T17">GetOpt</text:span> command line letters – that's all. Ho ho ho.</text:p>
      <text:p text:style-name="P6">Anyway: some of those options might happen to be helpful.</text:p>
      <text:p text:style-name="P6">Sometime.</text:p>
      <text:p text:style-name="P6"/>
      <text:h text:style-name="P60" text:outline-level="1"><text:bookmark-start text:name="__RefHeading__273_339130988"/><text:bookmark-start text:name="__RefNumPara__468_1801703435"/>XML2CSV-Console-Command<text:bookmark-end text:name="__RefHeading__273_339130988"/><text:bookmark-end text:name="__RefNumPara__468_1801703435"/></text:h>
      <text:p text:style-name="Spec_20_-_20_Paragraphe_20_standard"><text:span text:style-name="T17">XML2CSVConsoleCommand</text:span> is the main class of the executable Jar package and makes it possible for end users (I mean, humans) to interact with the underneath core &amp; versatile <text:span text:style-name="T17">XML2CSVGenericGenerator</text:span> class (see § <text:bookmark-ref text:reference-format="number-no-superior" text:ref-name="__RefHeading__414_1823042088">3.2 - </text:bookmark-ref>).</text:p>
      <text:p text:style-name="Spec_20_-_20_Paragraphe_20_standard">The paragraph below lists all the command line parameters which are supported by <text:span text:style-name="T17">XML2CSVConsoleCommand</text:span> making it possible to tailor execution to your specific needs.</text:p>
      <text:p text:style-name="Spec_20_-_20_Paragraphe_20_standard"><text:soft-page-break/>Invoking <text:span text:style-name="T17">XML2CSVConsoleCommand</text:span> with an unknown parameter, or a supported parameter but in an unsupported way will lead to hasty program termination to avoid unexpected behavior (<text:span text:style-name="T81">_ </text:span><text:span text:style-name="T12">graceful failure</text:span>).</text:p>
      <text:p text:style-name="Spec_20_-_20_Paragraphe_20_standard"/>
      <text:h text:style-name="Spec_20_-_20_Titre_20_2" text:outline-level="2"><text:bookmark-start text:name="__RefHeading__966_1518095138"/><text:bookmark-start text:name="__RefNumPara__467_1518095138"/>Parameter list<text:bookmark-end text:name="__RefHeading__966_1518095138"/><text:bookmark-end text:name="__RefNumPara__467_1518095138"/></text:h>
      <text:p text:style-name="Spec_20_-_20_Paragraphe_20_standard"/>
      <table:table table:name="ParameterList" table:style-name="ParameterList">
        <table:table-column table:style-name="ParameterList.A"/>
        <table:table-column table:style-name="ParameterList.B"/>
        <table:table-header-rows>
          <table:table-row>
            <table:table-cell table:style-name="ParameterList.A1" office:value-type="string">
              <text:p text:style-name="P44">Parameter</text:p>
            </table:table-cell>
            <table:table-cell table:style-name="ParameterList.B1" office:value-type="string">
              <text:p text:style-name="P44">Description</text:p>
            </table:table-cell>
          </table:table-row>
        </table:table-header-rows>
        <table:table-row>
          <table:table-cell table:style-name="ParameterList.A2" office:value-type="string">
            <text:p text:style-name="P27">-h</text:p>
          </table:table-cell>
          <table:table-cell table:style-name="ParameterList.B2" office:value-type="string">
            <text:p text:style-name="P24"><text:span text:style-name="T12">Help.</text:span> This option displays the on-line help and then aborts the program immediately no matter what the other parameters might be.</text:p>
            <text:p text:style-name="P24">Optional.</text:p>
          </table:table-cell>
        </table:table-row>
        <table:table-row>
          <table:table-cell table:style-name="ParameterList.A2" office:value-type="string">
            <text:p text:style-name="P27">-m</text:p>
          </table:table-cell>
          <table:table-cell table:style-name="ParameterList.B2" office:value-type="string">
            <text:p text:style-name="P24"><text:span text:style-name="T12">Mute.</text:span> When this option is set nothing is displayed at runtime and the program's return code only might indicate success/failure. See § <text:bookmark-ref text:reference-format="number-all-superior" text:ref-name="__RefNumPara__458_1518095138">4.2 - </text:bookmark-ref>.</text:p>
            <text:p text:style-name="P24">Optional.</text:p>
            <text:p text:style-name="P24"/>
            <text:p text:style-name="P24"><text:span text:style-name="T56">P</text:span><text:span text:style-name="T58"> </text:span>Option <text:span text:style-name="T17">-m</text:span> should be placed at the head of the parameter list in order to be fully effective.</text:p>
            <text:p text:style-name="P24"/>
            <text:p text:style-name="P26">Option <text:span text:style-name="T17">–m</text:span> overrides options <text:span text:style-name="T17">–v</text:span> and <text:span text:style-name="T17">–d</text:span>.</text:p>
          </table:table-cell>
        </table:table-row>
        <table:table-row>
          <table:table-cell table:style-name="ParameterList.A2" office:value-type="string">
            <text:p text:style-name="P27">-v</text:p>
          </table:table-cell>
          <table:table-cell table:style-name="ParameterList.B2" office:value-type="string">
            <text:p text:style-name="P24"><text:span text:style-name="T12">Verbose.</text:span> When this option is set extra progression messages are displayed.</text:p>
            <text:p text:style-name="P24">Optional.</text:p>
          </table:table-cell>
        </table:table-row>
        <table:table-row>
          <table:table-cell table:style-name="ParameterList.A2" office:value-type="string">
            <text:p text:style-name="P27">-d<text:span text:style-name="T53">{degree}</text:span></text:p>
          </table:table-cell>
          <table:table-cell table:style-name="ParameterList.B2" office:value-type="string">
            <text:p text:style-name="P24"><text:span text:style-name="T12">Debug.</text:span> When this option is set debug messages are displayed.</text:p>
            <text:p text:style-name="P24">Optional.</text:p>
            <text:p text:style-name="P24"/>
            <text:p text:style-name="P24">Option <text:span text:style-name="T17">-d</text:span> can be immediately followed (that is: without <text:span text:style-name="T60">any gap) </text:span>by an explicit degree value (<text:span text:style-name="T17">1</text:span>, <text:span text:style-name="T17">2</text:span>, or <text:span text:style-name="T17">3</text:span>) or provided alone (which transparently defaults to <text:span text:style-name="T17">1</text:span>); the higher the debug degree is, the more debug messages will be displayed at runtime.</text:p>
            <text:p text:style-name="P31"/>
            <text:p text:style-name="P45"><text:span text:style-name="T62">h</text:span><text:span text:style-name="T32"> </text:span><text:span text:style-name="T13">Warning</text:span><text:span text:style-name="T12">: debug messages are extremely time consuming and should not be activated when big XML files are processed (it could slow down computation by at least two orders of magnitude).</text:span></text:p>
          </table:table-cell>
        </table:table-row>
        <table:table-row>
          <table:table-cell table:style-name="ParameterList.A2" office:value-type="string">
            <text:p text:style-name="P27">-a</text:p>
          </table:table-cell>
          <table:table-cell table:style-name="ParameterList.B2" office:value-type="string">
            <text:p text:style-name="P24"><text:span text:style-name="T12">Attributes.</text:span> Extracts element's attributes as well.</text:p>
            <text:p text:style-name="P24">Optional.</text:p>
          </table:table-cell>
        </table:table-row>
        <table:table-row>
          <table:table-cell table:style-name="ParameterList.A2" office:value-type="string">
            <text:p text:style-name="P27">-r</text:p>
          </table:table-cell>
          <table:table-cell table:style-name="ParameterList.B2" office:value-type="string">
            <text:p text:style-name="P24"><text:span text:style-name="T12">Raw.</text:span> Optimization deactivation.</text:p>
            <text:p text:style-name="P24">Generates CSV output file(s) in which each extracted XML tag is placed alone in its own CSV line (see § <text:bookmark-ref text:reference-format="number-no-superior" text:ref-name="__RefHeading__2019_166557436">3.3.3.1 - </text:bookmark-ref>).</text:p>
            <text:p text:style-name="P24">Optional.</text:p>
            <text:p text:style-name="P24"/>
            <text:p text:style-name="P26">Options <text:span text:style-name="T17">–r</text:span> and <text:span text:style-name="T17">–x</text:span> are exclusive.</text:p>
          </table:table-cell>
        </table:table-row>
        <table:table-row>
          <table:table-cell table:style-name="ParameterList.A2" office:value-type="string">
            <text:p text:style-name="P27">-x<text:span text:style-name="T53">{variant}</text:span></text:p>
          </table:table-cell>
          <table:table-cell table:style-name="ParameterList.B2" office:value-type="string">
            <text:p text:style-name="P24"><text:span text:style-name="T12">Extensive.</text:span> Elaborate optimization level.</text:p>
            <text:p text:style-name="P24">Generates CSV output file(s) where related data are packed on the same line (see § <text:bookmark-ref text:reference-format="number-no-superior" text:ref-name="__RefNumPara__1484_9500994">3.3.3 - </text:bookmark-ref>) and eventually duplicated on repeated element's lines.</text:p>
            <text:p text:style-name="P24">Optional.</text:p>
            <text:p text:style-name="P24"/>
            <text:p text:style-name="P24">Option <text:span text:style-name="T17">-x</text:span> can be immediately followed (that is: without <text:span text:style-name="T60">any gap) </text:span>by an explicit optimization variant name (<text:span text:style-name="T17">XV1</text:span>, <text:span text:style-name="T17">XV2</text:span> or <text:span text:style-name="T17">XV3</text:span>) or provided alone (which transparently defaults to <text:span text:style-name="T17">XV3</text:span>).</text:p>
            <text:p text:style-name="P24"><text:span text:style-name="T17">XV1</text:span> is the command line name of extensive optimization – variant 1 (see § <text:bookmark-ref text:reference-format="number-no-superior" text:ref-name="__RefHeading__2023_166557436">3.3.3.3 - </text:bookmark-ref>).</text:p>
            <text:p text:style-name="P24"><text:span text:style-name="T17">XV2</text:span> is the command line name of extensive optimization – variant 2 (see § <text:bookmark-ref text:reference-format="number-no-superior" text:ref-name="__RefHeading__2025_166557436">3.3.3.4 - </text:bookmark-ref>).</text:p>
            <text:p text:style-name="P24"><text:soft-page-break/><text:span text:style-name="T17">XV3</text:span> is the command line name of extensive optimization – variant 3 (see § <text:bookmark-ref text:reference-format="number-all-superior" text:ref-name="__RefHeading__4216_2073940182">3.3.3.5 - </text:bookmark-ref>).</text:p>
            <text:p text:style-name="P24"/>
            <text:p text:style-name="P26">Options <text:span text:style-name="T17">–x</text:span> and <text:span text:style-name="T17">–r</text:span> are exclusive.</text:p>
          </table:table-cell>
        </table:table-row>
        <table:table-row>
          <table:table-cell table:style-name="ParameterList.A2" office:value-type="string">
            <text:p text:style-name="P24"><text:span text:style-name="T17">-i </text:span><text:span text:style-name="T53">{input dir/file}</text:span></text:p>
          </table:table-cell>
          <table:table-cell table:style-name="ParameterList.B2" office:value-type="string">
            <text:p text:style-name="P29"><text:span text:style-name="T12">Input.</text:span> <text:span text:style-name="T9">Path to an XML file or path to a directory containing XML files to convert to </text:span><text:span text:style-name="T9">CSV. </text:span><text:span text:style-name="T57">The path might be relative or absolute.</text:span></text:p>
            <text:p text:style-name="P36">A relative path is calculated against the local Jar directory.</text:p>
            <text:p text:style-name="P36"/>
            <text:p text:style-name="P29"><text:span text:style-name="T56">P</text:span><text:span text:style-name="T57"> A path containing blank characters has to be enclosed by double quotes (example: </text:span><text:span text:style-name="T59">-i "./xml files/myFile.xml"</text:span><text:span text:style-name="T57">).</text:span></text:p>
          </table:table-cell>
        </table:table-row>
        <table:table-row>
          <table:table-cell table:style-name="ParameterList.A2" office:value-type="string">
            <text:p text:style-name="P24"><text:span text:style-name="T17">-t </text:span><text:span text:style-name="T53">{template filename}</text:span></text:p>
          </table:table-cell>
          <table:table-cell table:style-name="ParameterList.B2" office:value-type="string">
            <text:p text:style-name="P24"><text:span text:style-name="T12">Template.</text:span> This option makes it possible to choose which of the input XML files (listed by the previous option <text:span text:style-name="T17">-i</text:span>) will serve for structure analysis (see § <text:bookmark-ref text:reference-format="number-no-superior" text:ref-name="__RefNumPara__465_1518095138">3.3.5 - </text:bookmark-ref>).</text:p>
            <text:p text:style-name="P24">A correct <text:span text:style-name="T12">template filename</text:span> consists of the file name only without its path.</text:p>
            <text:p text:style-name="P24">Optional.</text:p>
            <text:p text:style-name="P24"/>
            <text:p text:style-name="P26">The program picks up at random one of the input XML files when left on its own.</text:p>
          </table:table-cell>
        </table:table-row>
        <table:table-row>
          <table:table-cell table:style-name="ParameterList.A2" office:value-type="string">
            <text:p text:style-name="P24"><text:span text:style-name="T17">-o </text:span><text:span text:style-name="T53">{output dir}</text:span></text:p>
          </table:table-cell>
          <table:table-cell table:style-name="ParameterList.B2" office:value-type="string">
            <text:p text:style-name="P24"><text:span text:style-name="T12">Output.</text:span> Path to an existing directory where CSV output file(s) will be generated.</text:p>
            <text:p text:style-name="P24">Optional.</text:p>
            <text:p text:style-name="P24"/>
            <text:p text:style-name="P26">The program uses the input directory when left on its own.</text:p>
          </table:table-cell>
        </table:table-row>
        <table:table-row>
          <table:table-cell table:style-name="ParameterList.A2" office:value-type="string">
            <text:p text:style-name="P27">-b<text:span text:style-name="T53">{blend filename}</text:span></text:p>
          </table:table-cell>
          <table:table-cell table:style-name="ParameterList.B2" office:value-type="string">
            <text:p text:style-name="P24"><text:span text:style-name="T12">Blend.</text:span> When this option is set the program generates a single CSV output file instead of generating as many CSV output files as XML input files (keeping names, changing extensions to CSV).</text:p>
            <text:p text:style-name="P24">Optional.</text:p>
            <text:p text:style-name="P24"/>
            <text:p text:style-name="P24">Option <text:span text:style-name="T17">-b</text:span> can either be provided alone or immediately followed (that is: without any gap) by a <text:span text:style-name="T12">blend filename</text:span>.</text:p>
            <text:p text:style-name="P24">In the former case the program will generate a single CSV output file named <text:span text:style-name="T17">output.csv</text:span> (the actual file location will depend on option <text:span text:style-name="T17">-o</text:span>) and in the latter case the single CSV output file will be named after the <text:span text:style-name="T12">blend filename</text:span>.</text:p>
          </table:table-cell>
        </table:table-row>
        <table:table-row>
          <table:table-cell table:style-name="ParameterList.A2" office:value-type="string">
            <text:p text:style-name="P24"><text:span text:style-name="T17">-e </text:span><text:span text:style-name="T53">{output encoding}</text:span></text:p>
          </table:table-cell>
          <table:table-cell table:style-name="ParameterList.B2" office:value-type="string">
            <text:p text:style-name="P24"><text:span text:style-name="T12">Encoding.</text:span> This option makes it possible to choose the character encoding of the CSV output file(s).</text:p>
            <text:p text:style-name="P24">Optional.</text:p>
            <text:p text:style-name="P24"/>
            <text:p text:style-name="P30">The program defaults to <text:span text:style-name="T17">UTF-8</text:span> when left on its own.</text:p>
          </table:table-cell>
        </table:table-row>
        <table:table-row>
          <table:table-cell table:style-name="ParameterList.A2" office:value-type="string">
            <text:p text:style-name="P24"><text:span text:style-name="T17">-s </text:span><text:span text:style-name="T53">{output separator}</text:span></text:p>
          </table:table-cell>
          <table:table-cell table:style-name="ParameterList.B2" office:value-type="string">
            <text:p text:style-name="P24"><text:span text:style-name="T12">Separator.</text:span> This option makes it possible to choose the field separator in the CSV output file(s).</text:p>
            <text:p text:style-name="P24">Optional.</text:p>
            <text:p text:style-name="P24"/>
            <text:p text:style-name="P26">The program defaults to the semicolon when left on its own.</text:p>
          </table:table-cell>
        </table:table-row>
        <table:table-row>
          <table:table-cell table:style-name="ParameterList.A2" office:value-type="string">
            <text:p text:style-name="P24"><text:span text:style-name="T17">-p </text:span><text:span text:style-name="T53">{+ filter file}</text:span></text:p>
          </table:table-cell>
          <table:table-cell table:style-name="ParameterList.B2" office:value-type="string">
            <text:p text:style-name="P24"><text:span text:style-name="T12">Positive filtering.</text:span> Path to an <text:span text:style-name="T17">UTF-8</text:span> encoded text file (without Byte Order Mark) providing in column an explicit list of element Xpaths to extract from the XML files (while the rest will be discarded). See § <text:bookmark-ref text:reference-format="number-no-superior" text:ref-name="__RefNumPara__1766_1257949929">3.3.4.1 - </text:bookmark-ref>.</text:p>
            <text:p text:style-name="P24">Optional.</text:p>
            <text:p text:style-name="P24"/>
            <text:p text:style-name="P26">The program extracts all XML leaf fields when left on its own.</text:p>
            <text:p text:style-name="P26">Options <text:span text:style-name="T17">–p</text:span> and <text:span text:style-name="T17">–n</text:span> are exclusive.</text:p>
          </table:table-cell>
        </table:table-row>
        <table:table-row>
          <table:table-cell table:style-name="ParameterList.A2" office:value-type="string">
            <text:p text:style-name="P24"><text:span text:style-name="T17">-n </text:span><text:span text:style-name="T53">{- filter file}</text:span></text:p>
          </table:table-cell>
          <table:table-cell table:style-name="ParameterList.B2" office:value-type="string">
            <text:p text:style-name="P24"><text:span text:style-name="T12">Negative filtering.</text:span> Path to an <text:span text:style-name="T17">UTF-8</text:span> encoded text file (without Byte Order Mark) providing in column an explicit list of element Xpaths to discard from the XML files (while the rest will be extracted). See § <text:bookmark-ref text:reference-format="number-no-superior" text:ref-name="__RefNumPara__1768_1257949929">3.3.4.2 - </text:bookmark-ref>.</text:p>
            <text:p text:style-name="P24">Optional.</text:p>
            <text:p text:style-name="P24"><text:soft-page-break/></text:p>
            <text:p text:style-name="P26">The program extracts all XML leaf fields when left on its own.</text:p>
            <text:p text:style-name="P26">Options <text:span text:style-name="T17">–n</text:span> and <text:span text:style-name="T17">–p</text:span> are exclusive.</text:p>
          </table:table-cell>
        </table:table-row>
        <table:table-row>
          <table:table-cell table:style-name="ParameterList.A2" office:value-type="string">
            <text:p text:style-name="P24"><text:span text:style-name="T17">-l</text:span><text:span text:style-name="T53">{log4J config}</text:span></text:p>
          </table:table-cell>
          <table:table-cell table:style-name="ParameterList.B2" office:value-type="string">
            <text:p text:style-name="P24"><text:span text:style-name="T12">Logging.</text:span> This option activates Log4J logging.</text:p>
            <text:p text:style-name="P24">Optional.</text:p>
            <text:p text:style-name="P24"/>
            <text:p text:style-name="P24"><text:span text:style-name="T60">Option </text:span><text:span text:style-name="T19">-l</text:span><text:span text:style-name="T60"> might be immediately followed (that is: without any gap) by the path to a custom </text:span><text:span text:style-name="T19">UTF-8</text:span><text:span text:style-name="T60"> encoded Log4J file (without Byte Order Mark) to use instead of the default built-in Log4J configuration file </text:span><text:span text:style-name="T19">xml2csvlog4j.properties</text:span><text:span text:style-name="T60">.</text:span></text:p>
            <text:p text:style-name="P23"><draw:frame draw:style-name="fr6" draw:name="Objet1" text:anchor-type="paragraph" svg:width="2.542cm" svg:height="1.984cm" draw:z-index="0"><draw:object-ole xlink:href="./Object 1" xlink:type="simple" xlink:show="embed" xlink:actuate="onLoad"/><draw:image xlink:href="./ObjectReplacements/Object 1" xlink:type="simple" xlink:show="embed" xlink:actuate="onLoad"/></draw:frame>Option <text:span text:style-name="T17">-l</text:span> provided alone activates Log4J logging using the built-in <text:span text:style-name="T19">xml2csvlog4j.properties</text:span> configuration file which creates a log file named <text:span text:style-name="T17">XML2CSV-Generic-Converter.log</text:span> in the same directory as the Jar file.</text:p>
          </table:table-cell>
        </table:table-row>
        <table:table-row>
          <table:table-cell table:style-name="ParameterList.A2" office:value-type="string">
            <text:p text:style-name="P24"><text:span text:style-name="T17">-c</text:span><text:span text:style-name="T53">{limit}</text:span></text:p>
          </table:table-cell>
          <table:table-cell table:style-name="ParameterList.B2" office:value-type="string">
            <text:p text:style-name="P33"><text:span text:style-name="T12">Cutoff</text:span>. This option activates cutoff limit, that is, a row<text:span text:style-name="T34"> count threshold for all CSV output files. When the threshold is active the program splits automatically output files if it is needed (additional CSV files are suffixed by </text:span><text:span text:style-name="T20">-2</text:span><text:span text:style-name="T34">, </text:span><text:span text:style-name="T20">-3</text:span><text:span text:style-name="T34">, … ).</text:span></text:p>
            <text:p text:style-name="P33">Optional.</text:p>
            <text:p text:style-name="P33"/>
            <text:p text:style-name="P33">Option <text:span text:style-name="T17">-c</text:span> might be immediately followed (that is: without <text:span text:style-name="T60">any gap) by an integer </text:span><text:span text:style-name="T60">to use instead of the default built-in </text:span><text:span text:style-name="T19">1024</text:span><text:span text:style-name="T60"> limit value.</text:span></text:p>
            <text:p text:style-name="P33"><text:span text:style-name="T60">The actual row count </text:span><text:span text:style-name="T33">threshold</text:span><text:span text:style-name="T60"> is </text:span><text:span text:style-name="T19">1024x</text:span><text:span text:style-name="T55">{limit}</text:span><text:span text:style-name="T60"> rows per CSV file (that is, with the </text:span><text:span text:style-name="T60">default limit, </text:span><text:span text:style-name="T19">1024x1024</text:span><text:span text:style-name="T60"> lines max for each CSV output file).</text:span></text:p>
          </table:table-cell>
        </table:table-row>
        <table:table-row>
          <table:table-cell table:style-name="ParameterList.A2" office:value-type="string">
            <text:p text:style-name="P27">-w</text:p>
          </table:table-cell>
          <table:table-cell table:style-name="ParameterList.B2" office:value-type="string">
            <text:p text:style-name="P33"><text:span text:style-name="T12">Warding</text:span>. Performs <text:span text:style-name="T12">name space</text:span> aware parsing.</text:p>
            <text:p text:style-name="P33">The default behavior is to confidently ignore XML elements' <text:span text:style-name="T12">name space</text:span> aliases (that is, for instance, to read <text:span text:style-name="T17">tagName</text:span> when parsing <text:span text:style-name="T17">&lt;lib:tagName&gt;</text:span>).</text:p>
            <text:p text:style-name="P33">When this option is set:</text:p>
            <text:list xml:id="list7139183724614915779" text:style-name="L11">
              <text:list-item>
                <text:p text:style-name="P88">the actual <text:span text:style-name="T12">name space</text:span> list is recalled atop of the CSV output (before the CSV column names, displaying something like “<text:span text:style-name="T17">NAMESPACES: </text:span><text:span text:style-name="T53">{alias1}</text:span><text:span text:style-name="T17">=</text:span><text:span text:style-name="T53">{namespace1}</text:span><text:span text:style-name="T17"> </text:span><text:span text:style-name="T53">{alias2}</text:span><text:span text:style-name="T17">=</text:span><text:span text:style-name="T53">{namespace2}</text:span><text:span text:style-name="T17"> </text:span><text:span text:style-name="T53">…</text:span>”);</text:p>
              </text:list-item>
              <text:list-item>
                <text:p text:style-name="P88">each element is fully qualified by its prefix, if any (namely one of the previous <text:span text:style-name="T12">name space</text:span> aliases), and the CSV column names reflect this, keeping separating colons between an element's prefix and the element's short name (example: <text:span text:style-name="T17">Root.lib1:Row.lib2:Data.lib3:Tag</text:span>).</text:p>
              </text:list-item>
            </text:list>
            <text:p text:style-name="P33">Optional.</text:p>
            <text:p text:style-name="P33"/>
            <text:p text:style-name="P33">You won't need <text:span text:style-name="T12">name space</text:span> aware parsing unless your local XML contains <text:span text:style-name="T12">lookalikes</text:span> which must be sorted out (that is, two <text:span text:style-name="T12">children</text:span> tags of the same <text:span text:style-name="T12">composite</text:span> tag having the same name but different purposes and, as such, issued from different libraries – for instance <text:span text:style-name="T17">&lt;doc:Name&gt;</text:span> and <text:span text:style-name="T17">&lt;customer:Name&gt;</text:span>).</text:p>
            <text:p text:style-name="P33"/>
            <text:p text:style-name="P33"><text:span text:style-name="T62">h</text:span><text:span text:style-name="T32"> </text:span><text:span text:style-name="T46">Warning</text:span><text:span text:style-name="T47">: space full parsing wards off </text:span><text:span text:style-name="T15">lookalike </text:span><text:span text:style-name="T47">issues but obfuscates CSV column naming and complicates filter file's syntax as well (with the previous example: </text:span><text:span text:style-name="T27">Root.lib1:Row.lib2:Data.lib3:Tag</text:span><text:span text:style-name="T47"> instead of </text:span><text:span text:style-name="T27">Root.Row.Data.Tag</text:span><text:span text:style-name="T47"> both as a column name and as a valid filter XPath entry).</text:span></text:p>
          </table:table-cell>
        </table:table-row>
        <table:table-row>
          <table:table-cell table:style-name="ParameterList.A2" office:value-type="string">
            <text:p text:style-name="P27">-u</text:p>
          </table:table-cell>
          <table:table-cell table:style-name="ParameterList.B2" office:value-type="string">
            <text:p text:style-name="P33"><text:span text:style-name="T12">Unleashed</text:span>. Performs <text:span text:style-name="T12">root</text:span>-inclusive optimization.</text:p>
            <text:p text:style-name="P33">The default behavior is to exclude the <text:span text:style-name="T12">root</text:span> XML tag from the optimization process (no matter which flavor is used) for performance consideration but at the cost of <text:span text:style-name="T44">a “</text:span><text:span text:style-name="T45">root</text:span><text:span text:style-name="T44"> edge effect” </text:span><text:span text:style-name="T11">(see § </text:span><text:span text:style-name="T11"><text:bookmark-ref text:reference-format="number-all-superior" text:ref-name="__RefHeading__2021_166557436">3.3.3.2 - </text:bookmark-ref></text:span><text:span text:style-name="T11">).</text:span></text:p>
            <text:p text:style-name="P33"><text:soft-page-break/>Optional.</text:p>
            <text:p text:style-name="P33"/>
            <text:p text:style-name="P33"><text:span text:style-name="T63">N</text:span><text:span text:style-name="T32"> </text:span><text:span text:style-name="T46">CAUTION</text:span><text:span text:style-name="T47">: do not unleash optimization when you handle big XML files containing root level attributes or leaf elements under the root tag at the risk of an </text:span><text:span text:style-name="T27">OutOfMemoryError</text:span><text:span text:style-name="T47">.</text:span></text:p>
            <text:p text:style-name="P35"/>
            <text:p text:style-name="P34"><text:span text:style-name="T47">Options </text:span><text:span text:style-name="T30">–u</text:span><text:span text:style-name="T47"> and </text:span><text:span text:style-name="T30">–r</text:span><text:span text:style-name="T47"> are exclusive.</text:span></text:p>
          </table:table-cell>
        </table:table-row>
      </table:table>
      <text:p text:style-name="Spec_20_-_20_Paragraphe_20_standard"/>
      <text:p text:style-name="Spec_20_-_20_Paragraphe_20_standard"/>
      <text:h text:style-name="Spec_20_-_20_Titre_20_2" text:outline-level="2"><text:bookmark-start text:name="__RefHeading__968_1518095138"/><text:bookmark-start text:name="__RefNumPara__458_1518095138"/>Return codes<text:bookmark-end text:name="__RefHeading__968_1518095138"/><text:bookmark-end text:name="__RefNumPara__458_1518095138"/></text:h>
      <text:p text:style-name="Spec_20_-_20_Paragraphe_20_standard"/>
      <text:p text:style-name="Spec_20_-_20_Paragraphe_20_standard">You won't really care about the return codes listed below unless you decide to include an <text:span text:style-name="T18">XML2CSVGenericConverter</text:span> call in a command script (for instance: a bash Unix shell script) in connection with some kind of automated process.</text:p>
      <text:p text:style-name="Spec_20_-_20_Paragraphe_20_standard"/>
      <text:p text:style-name="Spec_20_-_20_Paragraphe_20_standard">It is something which concerns more advanced users; if it happens that you don't know what to do with those return codes you might as well just skip this paragraph without any regrets.</text:p>
      <text:p text:style-name="Spec_20_-_20_Paragraphe_20_standard"/>
      <table:table table:name="Tableau2" table:style-name="Tableau2">
        <table:table-column table:style-name="Tableau2.A"/>
        <table:table-column table:style-name="Tableau2.B"/>
        <table:table-header-rows>
          <table:table-row>
            <table:table-cell table:style-name="Tableau2.A1" office:value-type="string">
              <text:p text:style-name="P44">Return code</text:p>
            </table:table-cell>
            <table:table-cell table:style-name="Tableau2.B1" office:value-type="string">
              <text:p text:style-name="P44">Description</text:p>
            </table:table-cell>
          </table:table-row>
        </table:table-header-rows>
        <table:table-row>
          <table:table-cell table:style-name="Tableau2.A2" office:value-type="float" office:value="0">
            <text:p text:style-name="P27">0</text:p>
          </table:table-cell>
          <table:table-cell table:style-name="Tableau2.B2" office:value-type="string">
            <text:p text:style-name="P24"><text:span text:style-name="T12">OK.</text:span> Termination without error.</text:p>
          </table:table-cell>
        </table:table-row>
        <table:table-row>
          <table:table-cell table:style-name="Tableau2.A2" office:value-type="float" office:value="1">
            <text:p text:style-name="P27">1</text:p>
          </table:table-cell>
          <table:table-cell table:style-name="Tableau2.B2" office:value-type="string">
            <text:p text:style-name="P24"><text:span text:style-name="T12">Canceled, </text:span>for instance because the help was displayed or because there was no XML file to process.</text:p>
            <text:p text:style-name="P24"/>
            <text:p text:style-name="P26">It is not an error but the program did not generate anything either.</text:p>
          </table:table-cell>
        </table:table-row>
        <table:table-row>
          <table:table-cell table:style-name="Tableau2.A2" office:value-type="float" office:value="2">
            <text:p text:style-name="P27">2</text:p>
          </table:table-cell>
          <table:table-cell table:style-name="Tableau2.B2" office:value-type="string">
            <text:p text:style-name="P24"><text:span text:style-name="T12">Aborted, </text:span>because of some bad parameters (see § <text:bookmark-ref text:reference-format="number-no-superior" text:ref-name="__RefNumPara__467_1518095138">4.1 - </text:bookmark-ref>).</text:p>
          </table:table-cell>
        </table:table-row>
        <table:table-row>
          <table:table-cell table:style-name="Tableau2.A2" office:value-type="float" office:value="3">
            <text:p text:style-name="P27">3</text:p>
          </table:table-cell>
          <table:table-cell table:style-name="Tableau2.B2" office:value-type="string">
            <text:p text:style-name="P24"><text:span text:style-name="T12">Aborted, </text:span>because of filter file issues (see § <text:bookmark-ref text:reference-format="number-no-superior" text:ref-name="__RefNumPara__461_1518095138">3.3.4 - </text:bookmark-ref>).</text:p>
          </table:table-cell>
        </table:table-row>
        <table:table-row>
          <table:table-cell table:style-name="Tableau2.A2" office:value-type="float" office:value="4">
            <text:p text:style-name="P27">4</text:p>
          </table:table-cell>
          <table:table-cell table:style-name="Tableau2.B2" office:value-type="string">
            <text:p text:style-name="P25"><text:span text:style-name="T12">Aborted,</text:span> because XML structure analysis failed (see § <text:bookmark-ref text:reference-format="number-no-superior" text:ref-name="__RefNumPara__465_1518095138">3.3.5 - </text:bookmark-ref>).</text:p>
          </table:table-cell>
        </table:table-row>
        <table:table-row>
          <table:table-cell table:style-name="Tableau2.A2" office:value-type="float" office:value="5">
            <text:p text:style-name="P27">5</text:p>
          </table:table-cell>
          <table:table-cell table:style-name="Tableau2.B2" office:value-type="string">
            <text:p text:style-name="P25"><text:span text:style-name="T12">Aborted,</text:span> because XML data extraction failed.</text:p>
          </table:table-cell>
        </table:table-row>
        <table:table-row>
          <table:table-cell table:style-name="Tableau2.A2" office:value-type="float" office:value="6">
            <text:p text:style-name="P27">6</text:p>
          </table:table-cell>
          <table:table-cell table:style-name="Tableau2.B2" office:value-type="string">
            <text:p text:style-name="P25"><text:span text:style-name="T12">Aborted,</text:span> because of an unexpected exception/problem.</text:p>
          </table:table-cell>
        </table:table-row>
      </table:table>
      <text:p text:style-name="Spec_20_-_20_Paragraphe_20_standard"/>
      <text:h text:style-name="P60" text:outline-level="1"><text:bookmark-start text:name="__RefHeading__368_1823042088"/>XML2CSV-Generic-Generator<text:bookmark-end text:name="__RefHeading__368_1823042088"/></text:h>
      <text:p text:style-name="P6"><text:span text:style-name="T17">XML2CSVGenericGenerator</text:span> is the core programmatic class one programmer would use in order to include a native <text:span text:style-name="T25">XML2CSVGenericConverter</text:span> call in his/her program as an internal Java routine execution.</text:p>
      <text:p text:style-name="P6">This paragraph will be pointless for end users who are just interested in command line execution.</text:p>
      <text:p text:style-name="P6">Programmers might find it interesting in conjunction with the Javadoc available in the <text:span text:style-name="T17">doc</text:span> directory packaged with the Jar, and the source code of the JUnit test class I wrote.</text:p>
      <text:p text:style-name="P6">The enclosing <text:span text:style-name="T17">XML2CSVConsoleCommand</text:span> class shipped as the main class of the Jar package just:</text:p>
      <text:list xml:id="list5878821732507212279" text:style-name="L12">
        <text:list-item>
          <text:p text:style-name="P76">reads a bunch of command line options thanks to an internal <text:span text:style-name="T17">GetOpt</text:span> call and then,</text:p>
        </text:list-item>
        <text:list-item>
          <text:p text:style-name="P76">controls them, and, if it happens that the parameters are correct,</text:p>
        </text:list-item>
        <text:list-item>
          <text:p text:style-name="P76"><text:soft-page-break/>creates an appropriate <text:span text:style-name="T17">XML2CSVGenericGenerator</text:span><text:span text:style-name="T31"> class instance and, finally,</text:span></text:p>
        </text:list-item>
        <text:list-item>
          <text:p text:style-name="P76"><text:span text:style-name="T31">calls its </text:span><text:span text:style-name="T17">generate</text:span><text:span text:style-name="T31"> method once for each XML input file.</text:span></text:p>
        </text:list-item>
      </text:list>
      <text:p text:style-name="P14"/>
      <text:p text:style-name="P6"><text:span text:style-name="T31">Appropriate logging behavior (that is: mute execution, regular logging or extra verbose/debug message display) is delegated to a </text:span><text:span text:style-name="T17">LoggingFacade</text:span><text:span text:style-name="T31"> abstract class which nests a few </text:span><text:span text:style-name="T17">public static</text:span><text:span text:style-name="T31"> variables in relation, making it possible to control runtime logging depth from outside the generator.</text:span></text:p>
      <text:p text:style-name="P6"/>
      <text:h text:style-name="Spec_20_-_20_Titre_20_2" text:outline-level="2"><text:bookmark-start text:name="__RefHeading__2317_988777254"/><text:span text:style-name="T17">XML2CSVGenericGenerator</text:span> constructors<text:bookmark-end text:name="__RefHeading__2317_988777254"/></text:h>
      <text:p text:style-name="P6"/>
      <text:h text:style-name="Spec_20_-_20_Titre_20_3" text:outline-level="3"><text:bookmark-start text:name="__RefHeading__2507_381798958"/><text:span text:style-name="T17">File</text:span> oriented constructors<text:bookmark-end text:name="__RefHeading__2507_381798958"/></text:h>
      <text:p text:style-name="P6"/>
      <text:p text:style-name="P6">There are two file-oriented <text:span text:style-name="T17">XML2CSVGenericGenerator</text:span> instance constructors:</text:p>
      <text:p text:style-name="P6"/>
      <text:p text:style-name="Spec_20_-_20_Code_20_source"><text:span text:style-name="Spec_20_-_20_Code_20_Source_20__28_Commentaire_29_"><text:span text:style-name="T9">// XML2CSV output file oriented constructor.</text:span></text:span></text:p>
      <text:p text:style-name="Spec_20_-_20_Code_20_source"><text:span text:style-name="T76">public</text:span> <text:span text:style-name="T74">XML2CSVGenericGenerator</text:span>(<text:span text:style-name="T76">java.io.File</text:span> <text:span text:style-name="T75">csvOutputFile</text:span>,</text:p>
      <text:p text:style-name="Spec_20_-_20_Code_20_source"><text:tab/><text:tab/><text:tab/><text:tab/><text:span text:style-name="T76">java.io.File</text:span> <text:span text:style-name="T75">csvOutputDir</text:span>) <text:span text:style-name="T76">throws</text:span> XML2CSVException</text:p>
      <text:p text:style-name="P39"/>
      <text:p text:style-name="P6">This is a convenience constructor,<text:span text:style-name="T79"> equivalent to an </text:span><text:span text:style-name="T78">XML2CSVGenericGenerator(csvOutputFile, csvOutputDir, null, null, null, -1)</text:span><text:span text:style-name="T79"> call.</text:span></text:p>
      <text:p text:style-name="P6"/>
      <text:p text:style-name="Spec_20_-_20_Code_20_source"><text:span text:style-name="Spec_20_-_20_Code_20_Source_20__28_Commentaire_29_"><text:span text:style-name="T9">// XML2CSV output file oriented constructor.</text:span></text:span></text:p>
      <text:p text:style-name="Spec_20_-_20_Code_20_source"><text:span text:style-name="T76">public</text:span> <text:span text:style-name="T74">XML2CSVGenericGenerator</text:span>(<text:span text:style-name="T76">java.io.File</text:span> <text:span text:style-name="T75">csvOutputFile</text:span>,</text:p>
      <text:p text:style-name="Spec_20_-_20_Code_20_source"><text:tab/><text:tab/><text:tab/><text:tab/><text:span text:style-name="T76">java.io.File</text:span> <text:span text:style-name="T75">csvOutputDir</text:span>,</text:p>
      <text:p text:style-name="Spec_20_-_20_Code_20_source"><text:tab/><text:tab/><text:tab/><text:tab/><text:span text:style-name="T76">java.lang.String</text:span> <text:span text:style-name="T75">csvFieldSeparator</text:span>,</text:p>
      <text:p text:style-name="Spec_20_-_20_Code_20_source"><text:tab/><text:tab/><text:tab/><text:tab/><text:span text:style-name="T76">java.nio.charset.Charset</text:span> <text:span text:style-name="T75">encoding</text:span>,</text:p>
      <text:p text:style-name="Spec_20_-_20_Code_20_source"><text:tab/><text:tab/><text:tab/><text:tab/><text:span text:style-name="T76">XML2CSVOptimization</text:span> <text:span text:style-name="T75">level</text:span>,</text:p>
      <text:p text:style-name="Spec_20_-_20_Code_20_source"><text:tab/><text:tab/><text:tab/><text:tab/><text:span text:style-name="T76">long</text:span> <text:span text:style-name="T75">cutoff</text:span>) <text:span text:style-name="T76">throws</text:span> XML2CSVException</text:p>
      <text:p text:style-name="P39"/>
      <text:p text:style-name="P6">This constructor builds an <text:span text:style-name="T17">XML2CSVGenericGenerator</text:span> instance which:</text:p>
      <text:list xml:id="list7087757572924220233" text:style-name="L13">
        <text:list-item>
          <text:p text:style-name="P77">uses its <text:span text:style-name="T17">csvOutputFile</text:span> parameter as CSV output target if left non <text:span text:style-name="T17">null</text:span>;</text:p>
        </text:list-item>
        <text:list-item>
          <text:p text:style-name="P77">uses its <text:span text:style-name="T17">csvOutputDir</text:span> parameter as CSV output directory if left non <text:span text:style-name="T17">null</text:span> (letting the program name CSV output file(s) automatically after the XML input file names).</text:p>
        </text:list-item>
      </text:list>
      <text:p text:style-name="P6">When both <text:span text:style-name="T17">csvOutputFile</text:span> and <text:span text:style-name="T17">csvOutputDir</text:span> are provided <text:span text:style-name="T17">csvOutputFile</text:span> takes precedence.</text:p>
      <text:p text:style-name="P6">The three next parameters <text:span text:style-name="T17">csvFieldSeparator</text:span>, <text:span text:style-name="T17">encoding</text:span> and <text:span text:style-name="T17">level</text:span> pilot CSV output generation so that:</text:p>
      <text:list xml:id="list4792196989436436599" text:style-name="L14">
        <text:list-item>
          <text:p text:style-name="P78"><text:span text:style-name="T17">csvFieldSeparator</text:span> be used as CSV field separator in the output if left non <text:span text:style-name="T17">null</text:span> instead of the default character (a semicolon);</text:p>
        </text:list-item>
        <text:list-item>
          <text:p text:style-name="P78"><text:span text:style-name="T17">encoding</text:span> be used as output charset if left non <text:span text:style-name="T17">null</text:span> instead of the default <text:span text:style-name="T17">UTF-8</text:span> character encoding;</text:p>
        </text:list-item>
        <text:list-item>
          <text:p text:style-name="P78"><text:span text:style-name="T31">a custom optimization </text:span><text:span text:style-name="T17">level</text:span> be used instead of the default optimization level (standard - see § <text:bookmark-ref text:reference-format="number-no-superior" text:ref-name="__RefHeading__2017_166557436">3.3.3 - </text:bookmark-ref>) if left non <text:span text:style-name="T17">null</text:span>.</text:p>
        </text:list-item>
      </text:list>
      <text:p text:style-name="P6"/>
      <text:p text:style-name="P6">The actual logging configuration used at runtime (mute execution, verbose or debug levels activated/deactivated, built-in console logging or Log4J logging) is inherited from the current <text:span text:style-name="T17">LoggingFacade</text:span> configuration (see § <text:bookmark-ref text:reference-format="number-no-superior" text:ref-name="__RefHeading__2395_381798958">5.5 - </text:bookmark-ref>).</text:p>
      <text:p text:style-name="P6"><text:soft-page-break/>The last parameter, <text:span text:style-name="T17">cutoff</text:span>, when strictly positive, activates a built-in behavior which slices automatically any output file in parts so that no output file hold more than <text:span text:style-name="T17">cutoff</text:span> lines (adding automatically <text:span text:style-name="T17">-2</text:span>, <text:span text:style-name="T17">-3</text:span>, … suffixes to output filenames).</text:p>
      <text:p text:style-name="P6"/>
      <text:p text:style-name="P6">Just after a successful construction, a new <text:span text:style-name="T17">XML2CSVGenericGenerator</text:span> instance is ready to use (marked “<text:span text:style-name="T12">output ready</text:span>”) and its <text:span text:style-name="T17">generate</text:span> method might be called immediately afterward.</text:p>
      <text:p text:style-name="P6"/>
      <text:h text:style-name="Spec_20_-_20_Titre_20_3" text:outline-level="3"><text:bookmark-start text:name="__RefHeading__3577_381798958"/><text:span text:style-name="T17">OutputStream</text:span> oriented constructors<text:bookmark-end text:name="__RefHeading__3577_381798958"/></text:h>
      <text:p text:style-name="P6"/>
      <text:p text:style-name="P6">There are two stream-oriented <text:span text:style-name="T17">XML2CSVGenericGenerator</text:span> instance constructors:</text:p>
      <text:p text:style-name="P6"/>
      <text:p text:style-name="Spec_20_-_20_Code_20_source"><text:span text:style-name="Spec_20_-_20_Code_20_Source_20__28_Commentaire_29_"><text:span text:style-name="T9">// XML2CSV output stream oriented constructor.</text:span></text:span></text:p>
      <text:p text:style-name="Spec_20_-_20_Code_20_source"><text:span text:style-name="T76">public</text:span> <text:span text:style-name="T74">XML2CSVGenericGenerator</text:span>(<text:span text:style-name="T76">java.io.OutputStream</text:span> <text:span text:style-name="T75">output</text:span>) <text:span text:style-name="T76">throws</text:span> XML2CSVException</text:p>
      <text:p text:style-name="P39"/>
      <text:p text:style-name="P6">This is a convenience constructor,<text:span text:style-name="T79"> equivalent to a </text:span><text:span text:style-name="T78">XML2CSVGenericGenerator(output, null, null, </text:span><text:span text:style-name="T78">null)</text:span><text:span text:style-name="T79"> call.</text:span></text:p>
      <text:p text:style-name="P6"/>
      <text:p text:style-name="Spec_20_-_20_Code_20_source"><text:span text:style-name="Spec_20_-_20_Code_20_Source_20__28_Commentaire_29_"><text:span text:style-name="T9">// XML2CSV output stream oriented constructor.</text:span></text:span></text:p>
      <text:p text:style-name="Spec_20_-_20_Code_20_source"><text:span text:style-name="T76">public</text:span> <text:span text:style-name="T74">XML2CSVGenericGenerator</text:span>(<text:span text:style-name="T76">java.io.OutputStream</text:span> <text:span text:style-name="T75">output</text:span>,</text:p>
      <text:p text:style-name="Spec_20_-_20_Code_20_source"><text:tab/><text:tab/><text:tab/><text:tab/><text:span text:style-name="T76">java.lang.String</text:span> <text:span text:style-name="T75">csvFieldSeparator</text:span>,</text:p>
      <text:p text:style-name="Spec_20_-_20_Code_20_source"><text:tab/><text:tab/><text:tab/><text:tab/><text:span text:style-name="T76">java.nio.charset.Charset</text:span> <text:span text:style-name="T75">encoding</text:span>,</text:p>
      <text:p text:style-name="Spec_20_-_20_Code_20_source"><text:tab/><text:tab/><text:tab/><text:tab/><text:span text:style-name="T76">XML2CSVOptimization</text:span> <text:span text:style-name="T75">level</text:span>) <text:span text:style-name="T76">throws</text:span> XML2CSVException</text:p>
      <text:p text:style-name="P39"/>
      <text:p text:style-name="P6">This constructor builds an <text:span text:style-name="T17">XML2CSVGenericGenerator</text:span> instance which uses its <text:span text:style-name="T17">output</text:span> parameter as CSV <text:span text:style-name="T31">output target (</text:span><text:span text:style-name="T17">null</text:span><text:span text:style-name="T31"> value forbidden).</text:span></text:p>
      <text:p text:style-name="P14">This direct <text:span text:style-name="T17">output</text:span> is expected opened &amp; ready, and will remain open in all circumstances (it's the caller's responsibility to close it properly at its own level).</text:p>
      <text:p text:style-name="P6"><text:span text:style-name="T31">The other parameters have the same purpose as those provided to the previous constructor (see § </text:span><text:span text:style-name="T31"><text:bookmark-ref text:reference-format="number-no-superior" text:ref-name="__RefHeading__2507_381798958">5.1.1 - </text:bookmark-ref></text:span><text:span text:style-name="T31">).</text:span></text:p>
      <text:p text:style-name="P6">Just like before, after a successful construction, a new <text:span text:style-name="T17">XML2CSVGenericGenerator</text:span> instance is ready to use (marked “<text:span text:style-name="T12">output ready</text:span>”) and its <text:span text:style-name="T17">generate</text:span> method might be called immediately afterward.</text:p>
      <text:p text:style-name="P14">When a single output stream is used cutoff behavior is impossible, and thresholding is automatically deactivated.</text:p>
      <text:p text:style-name="P6"/>
      <text:h text:style-name="Spec_20_-_20_Titre_20_2" text:outline-level="2"><text:bookmark-start text:name="__RefHeading__2319_988777254"/><text:span text:style-name="T17">XML2CSVGenericGenerator</text:span> generation methods<text:bookmark-end text:name="__RefHeading__2319_988777254"/></text:h>
      <text:p text:style-name="P6"/>
      <text:p text:style-name="P6"><text:span text:style-name="T17">XML2CSVGenericGenerator</text:span> defines two <text:span text:style-name="T17">generate</text:span><text:span text:style-name="T31"> methods</text:span>:</text:p>
      <text:p text:style-name="P6"/>
      <text:p text:style-name="Spec_20_-_20_Code_20_source"><text:span text:style-name="Spec_20_-_20_Code_20_Source_20__28_Commentaire_29_"><text:span text:style-name="T9">// XML2CSV conversion.</text:span></text:span></text:p>
      <text:p text:style-name="Spec_20_-_20_Code_20_source"><text:span text:style-name="T76">public</text:span> <text:span text:style-name="T76">void</text:span> <text:span text:style-name="T74">generate</text:span>(<text:span text:style-name="T76">java.io.File[]</text:span> <text:span text:style-name="T73">xmlInputFiles</text:span>,</text:p>
      <text:p text:style-name="Spec_20_-_20_Code_20_source"><text:tab/><text:tab/><text:tab/><text:tab/><text:span text:style-name="T76">boolean</text:span> <text:span text:style-name="T73">withAttributes</text:span>) throws XML2CSVException</text:p>
      <text:p text:style-name="P39"/>
      <text:p text:style-name="P6">This is a convenience method,<text:span text:style-name="T79"> equivalent to a </text:span><text:span text:style-name="T78">generate(xmlInputFiles, null, null, null, </text:span><text:span text:style-name="T78">withAttributes)</text:span><text:span text:style-name="T79"> call.</text:span></text:p>
      <text:p text:style-name="P6"/>
      <text:p text:style-name="Spec_20_-_20_Code_20_source"><text:span text:style-name="Spec_20_-_20_Code_20_Source_20__28_Commentaire_29_"><text:span text:style-name="T9">// XML2CSV conversion.</text:span></text:span></text:p>
      <text:p text:style-name="Spec_20_-_20_Code_20_source"><text:span text:style-name="T76">public</text:span> <text:span text:style-name="T76">void</text:span> <text:span text:style-name="T74">generate</text:span>(<text:span text:style-name="T76">java.io.File[]</text:span> <text:span text:style-name="T73">xmlInputFiles</text:span>,</text:p>
      <text:p text:style-name="Spec_20_-_20_Code_20_source"><text:soft-page-break/><text:tab/><text:tab/><text:tab/><text:tab/><text:span text:style-name="T76">java.lang.String</text:span> <text:span text:style-name="T73">xmlTemplateFileName</text:span>,</text:p>
      <text:p text:style-name="Spec_20_-_20_Code_20_source"><text:tab/><text:tab/><text:tab/><text:tab/><text:span text:style-name="T76">java.lang.String[]</text:span> <text:span text:style-name="T73">xmlExpectedElementsXPaths</text:span>,</text:p>
      <text:p text:style-name="Spec_20_-_20_Code_20_source"><text:tab/><text:tab/><text:tab/><text:tab/><text:span text:style-name="T76">java.lang.String[]</text:span> <text:span text:style-name="T73">xmlDiscardedElementsXPaths</text:span>,</text:p>
      <text:p text:style-name="Spec_20_-_20_Code_20_source"><text:tab/><text:tab/><text:tab/><text:tab/><text:span text:style-name="T76">boolean</text:span> <text:span text:style-name="T73">withAttributes</text:span>) throws XML2CSVException</text:p>
      <text:p text:style-name="P39"/>
      <text:p text:style-name="P6">Method <text:span text:style-name="T17">generate</text:span> will raise an <text:span text:style-name="T17">XML2CSVException</text:span> if it is called while the instance is not “<text:span text:style-name="T14">output ready</text:span>”.</text:p>
      <text:p text:style-name="P6">A newly built <text:span text:style-name="T17">XML2CSVGenericGenerator</text:span> is always marked “<text:span text:style-name="T14">output ready</text:span>”, and method <text:span text:style-name="T17">generate</text:span> will use the CSV output configuration provided to the constructor in the first place.</text:p>
      <text:p text:style-name="P6">When method <text:span text:style-name="T17">generate</text:span> terminates the instance is marked “<text:span text:style-name="T12">idle</text:span>” and one of the three <text:span text:style-name="T17">setOutputStream</text:span>, <text:span text:style-name="T17">setOutputFile</text:span> or <text:span text:style-name="T17">setOutputDir</text:span> methods has to be called before the instance gets “<text:span text:style-name="T12">output ready</text:span>” again (see § <text:bookmark-ref text:reference-format="number-no-superior" text:ref-name="__RefHeading__2752_381798958">5.3 - </text:bookmark-ref>).</text:p>
      <text:p text:style-name="P14"/>
      <text:p text:style-name="P6"><text:span text:style-name="T31">A direct </text:span><text:span text:style-name="T17">output</text:span><text:span text:style-name="T31"> (either provided to the constructor or by an explicit </text:span><text:span text:style-name="T17">setOutputStream</text:span><text:span text:style-name="T31"> call) is expected opened &amp; ready, and will remain open when </text:span><text:span text:style-name="T17">generate</text:span><text:span text:style-name="T31"> terminates (responsibility left to the caller). On the contrary, regular files (either provided to the constructor or by an explicit </text:span><text:span text:style-name="T17">setOutputFile</text:span><text:span text:style-name="T31"> or </text:span><text:span text:style-name="T17">setOutputDir</text:span><text:span text:style-name="T31"> </text:span><text:span text:style-name="T31">call) are automatically closed.</text:span></text:p>
      <text:p text:style-name="P14"/>
      <text:p text:style-name="P6">The XML input file(s) to process are provided by the <text:span text:style-name="T17">xmlInputFiles</text:span> parameter which cannot be left <text:span text:style-name="T17">null</text:span> or empty (an <text:span text:style-name="T17">XML2CSVException</text:span> would be raised).</text:p>
      <text:p text:style-name="P6">The <text:span text:style-name="T17">xmlTemplateFileName</text:span> parameter, when not <text:span text:style-name="T17">null</text:span>, provides the name (without path) of the XML input file which should serve as XML <text:span text:style-name="T12">template file</text:span> (see § <text:bookmark-ref text:reference-format="number-no-superior" text:ref-name="__RefHeading__2100_1574950171">3.3.5.1 - </text:bookmark-ref>).</text:p>
      <text:p text:style-name="P6">Parameters <text:span text:style-name="T77">xmlExpectedElementsXPaths</text:span> and <text:span text:style-name="T77">xmlDiscardedElementsXPaths</text:span> might be left <text:span text:style-name="T17">null</text:span>, but cannot be both non <text:span text:style-name="T17">null</text:span> (an <text:span text:style-name="T17">XML2CSVException</text:span> would be raised).</text:p>
      <text:p text:style-name="P6">Parameter <text:span text:style-name="T77">xmlExpectedElementsXPaths</text:span> represents a <text:span text:style-name="T12">positive</text:span> Xpath <text:span text:style-name="T12">filter</text:span> list, that is, an explicit list of element Xpaths to extract from the XML input files, while the rest of XML elements will be discarded (see § <text:bookmark-ref text:reference-format="number-no-superior" text:ref-name="__RefHeading__1020_1347478034">3.3.4.1 - </text:bookmark-ref>).</text:p>
      <text:p text:style-name="P6">Parameter <text:span text:style-name="T77">xmlDiscardedElementsXPaths</text:span> represents a <text:span text:style-name="T12">negative</text:span> Xpath <text:span text:style-name="T12">filter</text:span> <text:span text:style-name="T60">list, that is, an explicit list of element Xpaths to discard from the XML input files, while the rest of XML elements will be fetched (see § </text:span><text:span text:style-name="T60"><text:bookmark-ref text:reference-format="number-no-superior" text:ref-name="__RefHeading__1022_1347478034">3.3.4.2 - </text:bookmark-ref></text:span><text:span text:style-name="T60">).</text:span></text:p>
      <text:p text:style-name="P15">The last parameter, <text:span text:style-name="T17">withAttributes</text:span>, must be set to <text:span text:style-name="T17">true</text:span> if element attributes have to be extracted alongside parsing, or set to <text:span text:style-name="T17">false</text:span> to have them discarded (see § <text:bookmark-ref text:reference-format="number-no-superior" text:ref-name="__RefHeading__1020_1347478034">3.3.4.1 - </text:bookmark-ref>).</text:p>
      <text:p text:style-name="P6"/>
      <text:h text:style-name="Spec_20_-_20_Titre_20_2" text:outline-level="2"><text:bookmark-start text:name="__RefHeading__2752_381798958"/>Other <text:span text:style-name="T17">XML2CSVGenericGenerator</text:span> methods<text:bookmark-end text:name="__RefHeading__2752_381798958"/></text:h>
      <text:p text:style-name="P6"/>
      <text:h text:style-name="Spec_20_-_20_Titre_20_3" text:outline-level="3"><text:bookmark-start text:name="__RefHeading__3026_381798958"/>Method <text:span text:style-name="T17">setOutputStream</text:span><text:bookmark-end text:name="__RefHeading__3026_381798958"/></text:h>
      <text:p text:style-name="P6"/>
      <text:p text:style-name="P6">When called, the direct <text:span text:style-name="T17">output</text:span> parameter provided (an anonymous <text:span text:style-name="T17">OutputStream</text:span><text:span text:style-name="T31">, supposed opened &amp; ready</text:span>) becomes the new CSV output destination of the <text:span text:style-name="T17">XML2CSVGenericGenerator</text:span> instance which is is marked “<text:span text:style-name="T12">output ready</text:span>” if it wasn't ready yet.</text:p>
      <text:p text:style-name="P6"/>
      <text:p text:style-name="P6">A call to this method deactivates cutoff behavior.</text:p>
      <text:p text:style-name="P6"/>
      <text:p text:style-name="P49"/>
      <text:h text:style-name="Spec_20_-_20_Titre_20_3" text:outline-level="3"><text:bookmark-start text:name="__RefHeading__3579_381798958"/>Method <text:span text:style-name="T17">setOutputFile</text:span><text:bookmark-end text:name="__RefHeading__3579_381798958"/></text:h>
      <text:p text:style-name="P6"/>
      <text:p text:style-name="P6">When called, the <text:span text:style-name="T17">csvOutputFile</text:span> parameter provided (a <text:span text:style-name="T17">File</text:span>) becomes the new CSV output destination of the <text:span text:style-name="T17">XML2CSVGenericGenerator</text:span> instance which is is marked “<text:span text:style-name="T12">output ready</text:span>” if it wasn't ready yet.</text:p>
      <text:p text:style-name="P6"/>
      <text:h text:style-name="Spec_20_-_20_Titre_20_3" text:outline-level="3"><text:bookmark-start text:name="__RefHeading__3581_381798958"/>Method <text:span text:style-name="T17">setOutputDir</text:span><text:bookmark-end text:name="__RefHeading__3581_381798958"/></text:h>
      <text:p text:style-name="P6"/>
      <text:p text:style-name="P6">When called, the <text:span text:style-name="T17">csvOutputDir</text:span> parameter provided (a <text:span text:style-name="T17">File</text:span>) becomes the new CSV output destination of the <text:span text:style-name="T17">XML2CSVGenericGenerator</text:span> instance which is is marked “<text:span text:style-name="T12">output ready</text:span>” if it wasn't ready yet.</text:p>
      <text:p text:style-name="P6"/>
      <text:h text:style-name="Spec_20_-_20_Titre_20_3" text:outline-level="3"><text:bookmark-start text:name="__RefHeading__3583_381798958"/>Method <text:span text:style-name="T17">setFieldSeparator</text:span><text:bookmark-end text:name="__RefHeading__3583_381798958"/></text:h>
      <text:p text:style-name="P6"/>
      <text:p text:style-name="P6">Just like its name suggests, this method makes it possible to change or set the field separator that this <text:span text:style-name="T17">XML2CSVGenericGenerator</text:span> instance will use in CSV output.</text:p>
      <text:p text:style-name="P6"/>
      <text:h text:style-name="Spec_20_-_20_Titre_20_3" text:outline-level="3"><text:bookmark-start text:name="__RefHeading__3585_381798958"/>Method <text:span text:style-name="T17">setEncoding</text:span><text:bookmark-end text:name="__RefHeading__3585_381798958"/></text:h>
      <text:p text:style-name="P6"/>
      <text:p text:style-name="P6">Just like its name suggests, this method makes it possible to change or set the character encoding that this <text:span text:style-name="T17">XML2CSVGenericGenerator</text:span> instance will use in CSV output.</text:p>
      <text:p text:style-name="P6"/>
      <text:h text:style-name="Spec_20_-_20_Titre_20_3" text:outline-level="3"><text:bookmark-start text:name="__RefHeading__3587_381798958"/>Method <text:span text:style-name="T17">setOptimization</text:span><text:bookmark-end text:name="__RefHeading__3587_381798958"/></text:h>
      <text:p text:style-name="P6"/>
      <text:p text:style-name="P6">Just like its name suggests, this method makes it possible to change or set the optimization level that this <text:span text:style-name="T17">XML2CSVGenericGenerator</text:span> instance will use in CSV output (see § <text:bookmark-ref text:reference-format="number-no-superior" text:ref-name="__RefHeading__2017_166557436">3.3.3 - </text:bookmark-ref>).</text:p>
      <text:p text:style-name="P6"/>
      <text:h text:style-name="Spec_20_-_20_Titre_20_3" text:outline-level="3"><text:bookmark-start text:name="__RefHeading__3591_381798958"/>Method <text:span text:style-name="T17">setCutoff</text:span><text:bookmark-end text:name="__RefHeading__3591_381798958"/></text:h>
      <text:p text:style-name="P6"/>
      <text:p text:style-name="P6">Just like its name suggests, this method makes it possible to change or set the cutoff limit that this <text:span text:style-name="T17">XML2CSVGenericGenerator</text:span> instance will use in CSV output.</text:p>
      <text:p text:style-name="P6">Cutoff behavior is deactivated when a direct <text:span text:style-name="T17">OutputStream</text:span> is used (see § <text:bookmark-ref text:reference-format="number-no-superior" text:ref-name="__RefHeading__3577_381798958">5.1.2 - </text:bookmark-ref>).</text:p>
      <text:p text:style-name="P6"/>
      <text:h text:style-name="Spec_20_-_20_Titre_20_3" text:outline-level="3"><text:bookmark-start text:name="__RefHeading__3665_1388195994"/>Method <text:span text:style-name="T17">setWarding</text:span><text:bookmark-end text:name="__RefHeading__3665_1388195994"/></text:h>
      <text:p text:style-name="P6"/>
      <text:p text:style-name="P6">The parameter provided (<text:span text:style-name="T17">true</text:span> or <text:span text:style-name="T17">false</text:span>) activates or inactivates <text:span text:style-name="T12">name space</text:span> aware parsing for this <text:span text:style-name="T17">XML2CSVGenericGenerator</text:span> instance.</text:p>
      <text:p text:style-name="P6"><text:span text:style-name="T17">XML2CSVGenericGenerator</text:span> performs space less parsing with the default settings unless an explicit <text:span text:style-name="T17">setWarding(true)</text:span> call is performed before actual CSV generation.</text:p>
      <text:p text:style-name="P6"><text:soft-page-break/></text:p>
      <text:h text:style-name="Spec_20_-_20_Titre_20_3" text:outline-level="3"><text:bookmark-start text:name="__RefHeading__5987_904334893"/>Method setUnleashing<text:bookmark-end text:name="__RefHeading__5987_904334893"/></text:h>
      <text:p text:style-name="P6"/>
      <text:p text:style-name="P6">The parameter provided (<text:span text:style-name="T17">true</text:span> or <text:span text:style-name="T17">false</text:span>) activates or inactivates <text:span text:style-name="T12">root</text:span>-inclusive optimization for this <text:span text:style-name="T17">XML2CSVGenericGenerator</text:span> instance.</text:p>
      <text:p text:style-name="P6"><text:span text:style-name="T17">XML2CSVGenericGenerator</text:span> performs a <text:span text:style-name="T12">root</text:span>-exclusive optimization with the default settings unless an explicit <text:span text:style-name="T17">setUnleashing(true)</text:span> call is performed before actual CSV generation.</text:p>
      <text:p text:style-name="P6"/>
      <text:h text:style-name="Spec_20_-_20_Titre_20_2" text:outline-level="2"><text:bookmark-start text:name="__RefHeading__3987_26862455"/><text:span text:style-name="T17">XML2CSVGenericGenerator </text:span>exceptions<text:bookmark-end text:name="__RefHeading__3987_26862455"/></text:h>
      <text:p text:style-name="P6"/>
      <text:p text:style-name="P6"><text:span text:style-name="T17">XML2CSVGenericGenerator</text:span> exceptions are listed below.</text:p>
      <text:p text:style-name="P6"/>
      <table:table table:name="Tableau3" table:style-name="Tableau3">
        <table:table-column table:style-name="Tableau3.A"/>
        <table:table-column table:style-name="Tableau3.B"/>
        <table:table-header-rows>
          <table:table-row>
            <table:table-cell table:style-name="Tableau3.A1" office:value-type="string">
              <text:p text:style-name="P44">Exception</text:p>
            </table:table-cell>
            <table:table-cell table:style-name="Tableau3.B1" office:value-type="string">
              <text:p text:style-name="P44">Description</text:p>
            </table:table-cell>
          </table:table-row>
        </table:table-header-rows>
        <table:table-row>
          <table:table-cell table:style-name="Tableau3.A2" office:value-type="string">
            <text:p text:style-name="P27">XML2CSVCancelException</text:p>
          </table:table-cell>
          <table:table-cell table:style-name="Tableau3.B2" office:value-type="string">
            <text:p text:style-name="P20"><text:span text:style-name="T12">Task canceled, </text:span>because there was no XML file to process.</text:p>
            <text:p text:style-name="P25"/>
            <text:p text:style-name="P25">Strictly speaking it is not an error but because the program did not generate anything either throwing an exception ensures that the programmer will explicitly take the circumstance into account.</text:p>
          </table:table-cell>
        </table:table-row>
        <table:table-row>
          <table:table-cell table:style-name="Tableau3.A2" office:value-type="string">
            <text:p text:style-name="P27">XML2CSVDataException</text:p>
          </table:table-cell>
          <table:table-cell table:style-name="Tableau3.B2" office:value-type="string">
            <text:p text:style-name="P25"><text:span text:style-name="T12">Task aborted</text:span>, because XML data extraction failed.</text:p>
          </table:table-cell>
        </table:table-row>
        <table:table-row>
          <table:table-cell table:style-name="Tableau3.A2" office:value-type="string">
            <text:p text:style-name="P27">XML2CSVException</text:p>
          </table:table-cell>
          <table:table-cell table:style-name="Tableau3.B2" office:value-type="string">
            <text:p text:style-name="P24">Superclass of all the other <text:span text:style-name="T18">XML2CSVGenericGenerator</text:span> exceptions.</text:p>
            <text:p text:style-name="P25"><text:span text:style-name="T12">Task aborted,</text:span> because of an unexpected exception/problem.</text:p>
          </table:table-cell>
        </table:table-row>
        <table:table-row>
          <table:table-cell table:style-name="Tableau3.A2" office:value-type="string">
            <text:p text:style-name="P27">XML2CSVFilterException</text:p>
          </table:table-cell>
          <table:table-cell table:style-name="Tableau3.B2" office:value-type="string">
            <text:p text:style-name="P24"><text:span text:style-name="T12">Task aborted, </text:span>because of filter file issues (see § <text:bookmark-ref text:reference-format="number-no-superior" text:ref-name="__RefNumPara__461_1518095138">3.3.4 - </text:bookmark-ref>).</text:p>
          </table:table-cell>
        </table:table-row>
        <table:table-row>
          <table:table-cell table:style-name="Tableau3.A2" office:value-type="string">
            <text:p text:style-name="P27">XML2CSVParameterException</text:p>
          </table:table-cell>
          <table:table-cell table:style-name="Tableau3.B2" office:value-type="string">
            <text:p text:style-name="P25"><text:span text:style-name="T12">Task Aborted, </text:span>because of some bad parameters (see § <text:bookmark-ref text:reference-format="number-no-superior" text:ref-name="__RefNumPara__467_1518095138">4.1 - </text:bookmark-ref>).</text:p>
          </table:table-cell>
        </table:table-row>
        <table:table-row>
          <table:table-cell table:style-name="Tableau3.A2" office:value-type="string">
            <text:p text:style-name="P27">XML2CSVXtructureException</text:p>
          </table:table-cell>
          <table:table-cell table:style-name="Tableau3.B2" office:value-type="string">
            <text:p text:style-name="P25"><text:span text:style-name="T12">Task Aborted,</text:span> because XML structure analysis failed (see § <text:bookmark-ref text:reference-format="number-no-superior" text:ref-name="__RefNumPara__465_1518095138">3.3.5 - </text:bookmark-ref>).</text:p>
          </table:table-cell>
        </table:table-row>
      </table:table>
      <text:p text:style-name="P14"/>
      <text:p text:style-name="P6"><text:span text:style-name="T17">XML2CSVGenericGenerator</text:span><text:span text:style-name="T31"> constructors and generation methods will throw a generic </text:span><text:span text:style-name="T21">XML2CSVException</text:span><text:span text:style-name="T35"> in case of error that you will at your convenience refine into a more specific exception flavor instead of the default “unexpected exception/problem”.</text:span></text:p>
      <text:p text:style-name="P6"><text:span text:style-name="T35">Methods </text:span><text:span text:style-name="T21">setOutputStream</text:span><text:span text:style-name="T35">, </text:span><text:span text:style-name="T21">setOutputFile</text:span><text:span text:style-name="T35"> and </text:span><text:span text:style-name="T21">setOutputDir</text:span><text:span text:style-name="T35"> will throw a specific </text:span><text:span text:style-name="T21">XML2CSVParameterException</text:span><text:span text:style-name="T35"> in case of error.</text:span></text:p>
      <text:p text:style-name="P6"><text:span text:style-name="T35">The other </text:span><text:span text:style-name="T21">XML2CSVGenericGenerator</text:span><text:span text:style-name="T35"> methods do not throw exceptions.</text:span></text:p>
      <text:p text:style-name="P12"/>
      <text:h text:style-name="P64" text:outline-level="2"><text:bookmark-start text:name="__RefHeading__2395_381798958"/><text:span text:style-name="T17">LoggingFacade</text:span> abstract class<text:bookmark-end text:name="__RefHeading__2395_381798958"/></text:h>
      <text:p text:style-name="P6"/>
      <text:p text:style-name="P6">This abstract class is the internal logging facade of the program in charge of progression message display and/or error message display.</text:p>
      <text:p text:style-name="P6"/>
      <text:p text:style-name="P6">The logger's static <text:span text:style-name="T17">log</text:span> methods are transparently called by <text:span text:style-name="T17">XML2CSVGenericGenerator</text:span> and <text:span text:style-name="T17">XML2CSVConsoleCommand</text:span> each time a new message has to be displayed.</text:p>
      <text:p text:style-name="P6"/>
      <text:p text:style-name="Spec_20_-_20_Paragraphe_20_standard"><text:span text:style-name="T9">The built-in logger displays messages to the console when its </text:span><text:span text:style-name="T18">LogginFacade.log</text:span><text:span text:style-name="T9"> variable is </text:span><text:span text:style-name="T18">null</text:span><text:span text:style-name="T9"> (its default </text:span><text:soft-page-break/><text:span text:style-name="T9">value), or to the underneath Log4J </text:span><text:span text:style-name="T69">org.apache.commons.logging.Log</text:span><text:span text:style-name="T9"> object when set.</text:span></text:p>
      <text:p text:style-name="P6"/>
      <text:p text:style-name="P6">Apart from <text:span text:style-name="T17">LogginFacade.log</text:span>, programmers are concerned by four other <text:span text:style-name="T17">public</text:span> <text:span text:style-name="T17">static</text:span> variables which control the whole program logging capabilities, namely:</text:p>
      <text:list xml:id="list4408864654031524770" text:style-name="L15">
        <text:list-item>
          <text:p text:style-name="P87"><text:span text:style-name="T18">LogginFacade.MUTE_MODE</text:span><text:span text:style-name="T43">: mute execution. Deactivates message logging/display when set to </text:span><text:span text:style-name="T18">true</text:span><text:span text:style-name="T43">;</text:span></text:p>
        </text:list-item>
        <text:list-item>
          <text:p text:style-name="P79"><text:span text:style-name="T17">LogginFacade.DEBUG_MODE</text:span>: when set to <text:span text:style-name="T17">true</text:span>, activates the logging/display of debug messages during execution, tailored by the current debug degree. Overridden by mute mode;</text:p>
        </text:list-item>
        <text:list-item>
          <text:p text:style-name="P79"><text:span text:style-name="T17">LogginFacade.debugDegree</text:span><text:span text:style-name="T31">: when the logging/display of debug messages is activated, controls </text:span><text:span text:style-name="T31">the debug degree, from the lowest to the highest. Correct values are </text:span><text:span text:style-name="T17">1</text:span><text:span text:style-name="T31"> (the default), </text:span><text:span text:style-name="T17">2</text:span><text:span text:style-name="T31"> or </text:span><text:span text:style-name="T17">3</text:span><text:span text:style-name="T31">.</text:span></text:p>
        </text:list-item>
        <text:list-item>
          <text:p text:style-name="P79"><text:span text:style-name="T17">LogginFacade.VERBOSE_MODE</text:span>: when set to <text:span text:style-name="T17">true</text:span>, activates the logging/display of verbose progression messages. Overridden by mute mode.</text:p>
        </text:list-item>
      </text:list>
      <text:p text:style-name="P6"/>
      <text:h text:style-name="Spec_20_-_20_Titre_20_1" text:outline-level="1"><text:bookmark-start text:name="__RefHeading__3989_26862455"/>Command line examples<text:bookmark-end text:name="__RefHeading__3989_26862455"/></text:h>
      <text:p text:style-name="P6"/>
      <text:h text:style-name="Spec_20_-_20_Titre_20_2" text:outline-level="2"><text:bookmark-start text:name="__RefHeading__3993_26862455"/>Plain conversion of one XML file<text:bookmark-end text:name="__RefHeading__3993_26862455"/></text:h>
      <text:p text:style-name="P6"/>
      <text:p text:style-name="P6"><text:span text:style-name="T17">java</text:span> <text:span text:style-name="T17">-jar XML2CSVGenericConverter_V1.0.0.jar -i c:\test\myFile.xml</text:span></text:p>
      <text:p text:style-name="P6"/>
      <text:p text:style-name="P6">This <text:span text:style-name="T31">command</text:span> line performs XML <text:span text:style-name="T80">_</text:span> CSV conversion of <text:span text:style-name="T17">myFile.xml</text:span> and generates a resulting <text:span text:style-name="T17">myFile.csv</text:span> file in directory <text:span text:style-name="T17">c:\test</text:span>. The character encoding of the CSV file is <text:span text:style-name="T17">UTF-8</text:span>.</text:p>
      <text:p text:style-name="P6">The field separator is the semicolon.</text:p>
      <text:p text:style-name="P6">A standard XML <text:span text:style-name="T80">_</text:span> CSV conversion is performed (see § <text:bookmark-ref text:reference-format="number-all-superior" text:ref-name="__RefHeading__2021_166557436">3.3.3.2 - </text:bookmark-ref>).</text:p>
      <text:p text:style-name="P6"><text:span text:style-name="T12">Name spaces</text:span> are ignored (see § <text:bookmark-ref text:reference-format="number-all-superior" text:ref-name="__RefHeading__966_1518095138">4.1 - </text:bookmark-ref>).</text:p>
      <text:p text:style-name="P6">Basic progression messages are displayed on the console.</text:p>
      <text:p text:style-name="P6">Attributes, if any, are not extracted.</text:p>
      <text:p text:style-name="P6"/>
      <text:h text:style-name="Spec_20_-_20_Titre_20_2" text:outline-level="2"><text:bookmark-start text:name="__RefHeading__3995_26862455"/><text:span text:style-name="T31">Extensive #1 </text:span>conversion of several files with attributes<text:bookmark-end text:name="__RefHeading__3995_26862455"/></text:h>
      <text:p text:style-name="P6"/>
      <text:p text:style-name="P55">java -jar XML2CSVGenericConverter_V1.0.0.jar -a -xXV1 -i c:\test\input -o c:\test\output</text:p>
      <text:p text:style-name="P6"/>
      <text:p text:style-name="P6">This <text:span text:style-name="T31">command</text:span> line performs XML <text:span text:style-name="T80">_</text:span> CSV conversion of all the files from directory <text:span text:style-name="T17">c:\test\input </text:span>bearing a <text:span text:style-name="T17">.xml</text:span> extension<text:span text:style-name="T31"> </text:span>and generates as many CSV files in directory <text:span text:style-name="T17">c:\test\output</text:span><text:span text:style-name="T31">, naming the output files after the original files, with a </text:span><text:span text:style-name="T17">.csv</text:span><text:span text:style-name="T31"> extension. The character encoding of the CSV file is </text:span><text:span text:style-name="T17">UTF-8</text:span><text:span text:style-name="T31">.</text:span></text:p>
      <text:p text:style-name="P6">The field separator is the semicolon.</text:p>
      <text:p text:style-name="P6">An extensive #1 XML <text:span text:style-name="T80">_</text:span> CSV conversion is performed (see § <text:bookmark-ref text:reference-format="number-all-superior" text:ref-name="__RefHeading__2023_166557436">3.3.3.3 - </text:bookmark-ref>).</text:p>
      <text:p text:style-name="P6"><text:span text:style-name="T12">Name spaces</text:span> are ignored (see § <text:bookmark-ref text:reference-format="number-all-superior" text:ref-name="__RefHeading__966_1518095138">4.1 - </text:bookmark-ref>).</text:p>
      <text:p text:style-name="P6"><text:soft-page-break/>Basic progression messages are displayed on the console.</text:p>
      <text:p text:style-name="P6">Attributes, if any, are extracted.</text:p>
      <text:p text:style-name="P6"/>
      <text:h text:style-name="Spec_20_-_20_Titre_20_2" text:outline-level="2"><text:bookmark-start text:name="__RefHeading__4299_2143795252"/>Extensive #3 conversion of one XML file with log<text:bookmark-end text:name="__RefHeading__4299_2143795252"/></text:h>
      <text:p text:style-name="P6"/>
      <text:p text:style-name="P55">java -jar XML2CSVGenericConverter_V1.0.0.jar -a -l -x -i c:\test\myFile.xml</text:p>
      <text:p text:style-name="P6"/>
      <text:p text:style-name="P6"><text:span text:style-name="T31">This command line performs XML </text:span><text:span text:style-name="T80">_</text:span><text:span text:style-name="T31"> CSV conversion of </text:span><text:span text:style-name="T17">myFile.xml</text:span><text:span text:style-name="T31"> and generates a resulting </text:span><text:span text:style-name="T17">myFile.csv</text:span><text:span text:style-name="T31"> file in directory </text:span><text:span text:style-name="T17">c:\test</text:span><text:span text:style-name="T31">. The character encoding of the CSV file is </text:span><text:span text:style-name="T17">UTF-8</text:span><text:span text:style-name="T31">.</text:span></text:p>
      <text:p text:style-name="P6">The field separator is the semicolon.</text:p>
      <text:p text:style-name="P6">An extensive #3 XML <text:span text:style-name="T80">_</text:span> CSV conversion is performed with the default configuration associated with option <text:span text:style-name="T17">-x</text:span> (see § <text:bookmark-ref text:reference-format="number-all-superior" text:ref-name="__RefHeading__4216_2073940182">3.3.3.5 - </text:bookmark-ref>).</text:p>
      <text:p text:style-name="P6"><text:span text:style-name="T12">Name spaces</text:span> are ignored (see § <text:bookmark-ref text:reference-format="number-all-superior" text:ref-name="__RefHeading__966_1518095138">4.1 - </text:bookmark-ref>).</text:p>
      <text:p text:style-name="P6">A log file <text:span text:style-name="T1">named </text:span><text:span text:style-name="T21">XML2CSV-Generic-Converter.log</text:span><text:span text:style-name="T1"> is created in the same directory as the Jar file (configured in the built in </text:span><text:span text:style-name="T8">Log4J configuration file </text:span><text:span text:style-name="T25">xml2csvlog4j.properties</text:span><text:span text:style-name="T1">).</text:span></text:p>
      <text:p text:style-name="P7">Attributes, if any, are extracted.</text:p>
      <text:p text:style-name="P6"/>
      <text:h text:style-name="P62" text:outline-level="2"><text:bookmark-start text:name="__RefHeading__4301_2143795252"/>Extensive #2 conversion of one XML file with many options<text:bookmark-end text:name="__RefHeading__4301_2143795252"/></text:h>
      <text:p text:style-name="P6"/>
      <text:p text:style-name="P55">java -jar XML2CSVGenericConverter_V1.0.0.jar -lc:\test\my<text:span text:style-name="T17">log4j.properties</text:span> -xXV2 -v -a -w -d -i c:\test\input\myFile.xml -bmyOutputFile.csv -o c:\test\output -s, -eUTF-16 -u</text:p>
      <text:p text:style-name="P6"/>
      <text:p text:style-name="P6"><text:span text:style-name="T31">This command line performs XML </text:span><text:span text:style-name="T80">_</text:span><text:span text:style-name="T31"> CSV conversion of </text:span><text:span text:style-name="T17">myFile.xml</text:span><text:span text:style-name="T31"> and generates a resulting </text:span><text:span text:style-name="T17">myO</text:span><text:span text:style-name="T26">utputFile.csv</text:span><text:span text:style-name="T31"> file in directory </text:span><text:span text:style-name="T26">c:\test\output</text:span><text:span text:style-name="T31">. The character encoding of the CSV file is </text:span><text:span text:style-name="T17">UTF-16</text:span><text:span text:style-name="T31">.</text:span></text:p>
      <text:p text:style-name="P6">The field separator is the comma.</text:p>
      <text:p text:style-name="P6">An <text:span text:style-name="T12">unleashed</text:span> extensive #2 XML <text:span text:style-name="T80">_</text:span> CSV conversion is performed (see § <text:bookmark-ref text:reference-format="number-all-superior" text:ref-name="__RefHeading__2025_166557436">3.3.3.4 - </text:bookmark-ref>).</text:p>
      <text:p text:style-name="P6"><text:span text:style-name="T12">Name spaces</text:span> are not ignored (see § <text:bookmark-ref text:reference-format="number-all-superior" text:ref-name="__RefHeading__966_1518095138">4.1 - </text:bookmark-ref>).</text:p>
      <text:p text:style-name="P6">A log file <text:span text:style-name="T1">named and located after the custom </text:span><text:span text:style-name="T26">mylog4j.properties</text:span><text:span text:style-name="T1"> configuration file is created.</text:span></text:p>
      <text:p text:style-name="P7">The log file records verbose and debug messages.</text:p>
      <text:p text:style-name="P7">Attributes, if any, are extracted.</text:p>
      <text:p text:style-name="P6"/>
      <text:h text:style-name="P62" text:outline-level="2"><text:bookmark-start text:name="__RefHeading__6612_1600734166"/>Raw conversion of several XML files in a blend output file<text:bookmark-end text:name="__RefHeading__6612_1600734166"/></text:h>
      <text:p text:style-name="P6"/>
      <text:p text:style-name="P56"><text:span text:style-name="T17">java -jar XML2CSVGenericConverter_V1.0.0.jar -lc:\test\mylog4j.properties -r -v -a -i c:\test\input -b -o</text:span> <text:span text:style-name="T17">c:\test\output</text:span></text:p>
      <text:p text:style-name="P6"/>
      <text:p text:style-name="P6">This command line performs XML <text:span text:style-name="T80">_</text:span> CSV conversion of all the files from directory <text:span text:style-name="T17">c:\test\input</text:span> bearing a <text:span text:style-name="T17">.xml</text:span> extension and generates one unique blend file named <text:span text:style-name="T17">output.csv</text:span> in directory <text:span text:style-name="T17">c:\test\output</text:span>. The character encoding of the CSV file is <text:span text:style-name="T17">UTF-8</text:span>.</text:p>
      <text:p text:style-name="P6"><text:soft-page-break/>The field separator is the semicolon.</text:p>
      <text:p text:style-name="P6">A raw XML <text:span text:style-name="T80">_</text:span> CSV conversion is performed (see § <text:bookmark-ref text:reference-format="number-all-superior" text:ref-name="__RefHeading__2019_166557436">3.3.3.1 - </text:bookmark-ref>).</text:p>
      <text:p text:style-name="P6">Name spaces are ignored (see § <text:bookmark-ref text:reference-format="number-all-superior" text:ref-name="__RefHeading__966_1518095138">4.1 - </text:bookmark-ref>).</text:p>
      <text:p text:style-name="P6">A log file <text:span text:style-name="T1">named and located after the custom </text:span><text:span text:style-name="T26">mylog4j.properties</text:span><text:span text:style-name="T1"> configuration file is created</text:span>.</text:p>
      <text:p text:style-name="P6">The log file records verbose messages.</text:p>
      <text:p text:style-name="P6">Attributes, if any, are extracted.</text:p>
      <text:p text:style-name="P6"/>
      <text:h text:style-name="Spec_20_-_20_Titre_20_1" text:outline-level="1"><text:bookmark-start text:name="__RefHeading__3997_26862455"/>Real life XML examples<text:bookmark-end text:name="__RefHeading__3997_26862455"/></text:h>
      <text:p text:style-name="P6"/>
      <text:h text:style-name="Spec_20_-_20_Titre_20_2" text:outline-level="2"><text:bookmark-start text:name="__RefHeading__4303_2143795252"/>All's Well That Ends Well<text:bookmark-end text:name="__RefHeading__4303_2143795252"/></text:h>
      <text:p text:style-name="P6"/>
      <text:p text:style-name="P6">Ibiblio is a public digital library (URL: <text:span text:style-name="T17">http://www.ibiblio.org</text:span>).</text:p>
      <text:p text:style-name="P6">The page <text:span text:style-name="T17">http://www.ibiblio.org/xml/examples/shakespeare/</text:span> contains Shakespeare’s plays marked up in XML.</text:p>
      <text:p text:style-name="P6">The file below is an extract of the extensive #3 XML <text:span text:style-name="T80">_</text:span> CSV conversion result of the 1st play, “<text:span text:style-name="T12">All’s Well That Ends Well</text:span>” (available for download under the name <text:span text:style-name="T17">all_well.xml</text:span>).</text:p>
      <text:p text:style-name="P6"/>
      <text:p text:style-name="P6"><draw:frame draw:style-name="fr4" draw:name="Objet15" text:anchor-type="paragraph" svg:width="2.542cm" svg:height="1.984cm" draw:z-index="16"><draw:object xlink:href="./Object 15" xlink:type="simple" xlink:show="embed" xlink:actuate="onLoad"/><draw:image xlink:href="./ObjectReplacements/Object 15" xlink:type="simple" xlink:show="embed" xlink:actuate="onLoad"/></draw:frame>If you take a close look at <text:span text:style-name="T17">all_well.xml</text:span> you’ll realize that a dozen of <text:span text:style-name="T17">PLAY.ACT.SCENE.SPEECH.LINE</text:span> elements contain an initial <text:span text:style-name="T17">STAGEDIR</text:span> tag before the plain <text:span text:style-name="T17">LINE</text:span> content (look for the string “<text:span text:style-name="T12">The best wishes that can be forged</text:span>” in the XML file for an example). </text:p>
      <text:p text:style-name="P6"><text:span text:style-name="T17">PLAY.ACT.SCHENE.SPEECH.LINE</text:span><text:span text:style-name="T31"> elements are treated by the program as “mixtures” (see § </text:span><text:span text:style-name="T31"><text:bookmark-ref text:reference-format="number-all-superior" text:ref-name="__RefHeading__2971_292658103">3.4 - </text:bookmark-ref></text:span><text:span text:style-name="T31">) and the <text:s/>associated behavior (that is, here, for each </text:span><text:span text:style-name="T17">LINE</text:span><text:span text:style-name="T31">: to extract both its children elements, if any, and its ending </text:span><text:span text:style-name="T48">leaf</text:span><text:span text:style-name="T31"> part) opportunely retrieves all the relevant data.</text:span></text:p>
      <text:p text:style-name="P6">All is well that ends well... But be aware that it might not always be the case, for there is no obvious &amp; <text:span text:style-name="T31">definitive way to render “mixtures” properly in a CSV file.</text:span></text:p>
      <text:p text:style-name="P6">Even though elements containing both text and other elements are not forbidden in XML (see <text:a xlink:type="simple" xlink:href="http://www.w3schools.com/schema/schema_complex_mixed.asp"><text:span text:style-name="T17">http://www.w3schools.com/schema/schema_complex_mixed.asp</text:span></text:a>) I think there's always a better way (that is: less loose) to provide data.</text:p>
      <text:p text:style-name="P6">For example in <text:span text:style-name="T17">all_well.xml</text:span> an optional <text:span text:style-name="T17">STAGEDIR</text:span> attribute in each <text:span text:style-name="T17">LINE</text:span><text:span text:style-name="T31"> would have been a suitable and better alternative</text:span>.</text:p>
      <text:p text:style-name="P6"/>
      <text:h text:style-name="Spec_20_-_20_Titre_20_2" text:outline-level="2"><text:bookmark-start text:name="__RefHeading__4305_2143795252"/>100 MB experiment<text:bookmark-end text:name="__RefHeading__4305_2143795252"/></text:h>
      <text:p text:style-name="P6"/>
      <text:p text:style-name="P6">Xmark is an XML benchmark project (URL: <text:span text:style-name="T17">http://www.xml-benchmark.org</text:span>).</text:p>
      <text:p text:style-name="P6">An XML file generator named <text:span text:style-name="T17">xmlgen</text:span> is available on page <text:span text:style-name="T17">http://www.xml-benchmark.org/downloads.html</text:span>. On the same page a 100Mo sample XML file named <text:span text:style-name="T17">standard</text:span> is ready for download.</text:p>
      <text:p text:style-name="P6"><text:soft-page-break/><text:span text:style-name="T31">Although this file is quite big </text:span><text:span text:style-name="T17">XML2CSVGenericConverter</text:span><text:span text:style-name="T31"> converts it without problem because the overall </text:span><text:span text:style-name="T31">data </text:span><text:span text:style-name="T48">dependency</text:span><text:span text:style-name="T31"> level remains low between heavily repeated elements.</text:span></text:p>
      <text:p text:style-name="P14">However, remember that the frontier between success and failure is tight.</text:p>
      <text:p text:style-name="P6"><text:span text:style-name="T31">For example, if you modify this file and add one single small </text:span><text:span text:style-name="T17">aching=”true”</text:span><text:span text:style-name="T31"> attribute to the </text:span><text:span text:style-name="T17">site.regions</text:span><text:span text:style-name="T31"> tag then all the </text:span><text:span text:style-name="T17">item</text:span><text:span text:style-name="T31"> blocks across all the regions (</text:span><text:span text:style-name="T17">africa</text:span><text:span text:style-name="T31">, </text:span><text:span text:style-name="T17">asia</text:span><text:span text:style-name="T31">, </text:span><text:span text:style-name="T17">australia</text:span><text:span text:style-name="T31">, </text:span><text:span text:style-name="T17">europe</text:span><text:span text:style-name="T31">, </text:span><text:span text:style-name="T17">namerica</text:span><text:span text:style-name="T31">, and </text:span><text:span text:style-name="T17">samerica</text:span><text:span text:style-name="T31">) will be processed by the same buffer. I didn't count them, but I know for sure an </text:span><text:span text:style-name="T25">OutOfMemoryError</text:span><text:span text:style-name="T31"> is quite inevitable in such a situation, for there are many many more than one.</text:span></text:p>
      <text:p text:style-name="P6"/>
      <text:h text:style-name="Spec_20_-_20_Titre_20_2" text:outline-level="2"><text:bookmark-start text:name="__RefHeading__5985_904334893"/>The loop is closed now<text:bookmark-end text:name="__RefHeading__5985_904334893"/></text:h>
      <text:p text:style-name="P6"/>
      <text:p text:style-name="P6">The <text:span text:style-name="T17">pom.csv</text:span> file below is the <text:span text:style-name="T12">unleashed</text:span> extensive #3 XML <text:span text:style-name="T80">_</text:span> CSV conversion result of <text:span text:style-name="T17">XML2CSVGenericConverter</text:span> 's own Maven POM file.</text:p>
      <text:p text:style-name="P6"/>
      <text:p text:style-name="P6"><draw:frame draw:style-name="fr4" draw:name="Objet17" text:anchor-type="paragraph" svg:width="2.542cm" svg:height="1.984cm" draw:z-index="18"><draw:object xlink:href="./Object 17" xlink:type="simple" xlink:show="embed" xlink:actuate="onLoad"/><draw:image xlink:href="./ObjectReplacements/Object 17" xlink:type="simple" xlink:show="embed" xlink:actuate="onLoad"/></draw:frame>Compactness is obviously at its peak.</text:p>
      <text:p text:style-name="P6"/>
      <text:p text:style-name="P57"><text:tab/><text:tab/><text:tab/><text:tab/><text:tab/><text:tab/>Et voilà! La boucle est maintenant bouclée.</text:p>
      <text:p text:style-name="P59"><text:tab/><text:tab/><text:tab/><text:tab/><text:tab/><text:tab/><text:tab/><text:tab/><text:tab/><text:tab/><text:tab/> <text:s text:c="3"/>Lochrann</text:p>
      <text:p text:style-name="P48"/>
      <text:p text:style-name="P11"/>
      <text:p text:style-name="P50"><text:span text:style-name="T17">XML2CSVGenericConverter</text:span> and this accompanying documentation come with ABSOLUTELY NO WARRANTY. This is free software, and you are welcome to redistribute it under certain conditions.</text:p>
      <text:p text:style-name="P51"><text:span text:style-name="T17">XML2CSVGenericConverter</text:span> - Copyright 2014 Laurent Popieul</text:p>
      <text:p text:style-name="P18"/>
      <text:p text:style-name="P18"><text:a xlink:type="simple" xlink:href="mailto:lochrann@rocketmail.com">lochrann@rocketmail.com</text:a></text:p>
      <text:p text:style-name="P6"/>
      <text:p text:style-name="P6"><draw:frame draw:style-name="fr2" draw:name="images2" text:anchor-type="paragraph" svg:width="16.723cm" svg:height="14.369cm" draw:z-index="11"><draw:image xlink:href="Pictures/20000007000041530000382068D6179C.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libri" svg:font-family="Colibri"/>
    <style:font-face style:name="Courier New3" svg:font-family="'Courier New'"/>
    <style:font-face style:name="OpenSymbol" svg:font-family="OpenSymbol"/>
    <style:font-face style:name="Tahoma6" svg:font-family="Tahoma"/>
    <style:font-face style:name="Tahoma4" svg:font-family="Tahoma, sans-serif"/>
    <style:font-face style:name="Courier New" svg:font-family="'Courier New'" style:font-family-generic="modern" style:font-pitch="fixed"/>
    <style:font-face style:name="Courier New1" svg:font-family="'Courier New'" style:font-adornments="Normal" style:font-family-generic="modern" style:font-pitch="fixed"/>
    <style:font-face style:name="Consolas" svg:font-family="Consolas" style:font-family-generic="swiss" style:font-pitch="fixed"/>
    <style:font-face style:name="Chiller" svg:font-family="Chiller" style:font-family-generic="decorative"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Tahoma3" svg:font-family="Tahoma" style:font-adornments="Italique" style:font-family-generic="swiss" style:font-pitch="variable"/>
    <style:font-face style:name="Tahoma2"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5"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en" fo:country="US" style:letter-kerning="true" style:font-name-asian="Arial Unicode MS" style:font-size-asian="12pt" style:language-asian="zxx" style:country-asian="none" style:font-name-complex="Tahoma5"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5"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libri" style:font-name-complex="Tahoma6"/>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6"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6"/>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default-outline-level="1" style:master-page-name="">
      <style:paragraph-properties fo:margin="100%"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1" fo:font-size="16pt" fo:font-weight="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default-outline-level="2" style:master-page-name="">
      <style:paragraph-properties fo:margin="100%" fo:margin-left="0.499cm" fo:margin-right="0cm" fo:margin-top="0cm" fo:margin-bottom="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style:font-name="Tahoma" fo:font-style="normal" fo:font-weight="normal" style:font-style-asian="normal" style:font-style-complex="normal"/>
    </style:style>
    <style:style style:name="Spec_20_-_20_Titre_20_3" style:display-name="Spec - Titre 3" style:family="paragraph" style:parent-style-name="Spec_20_-_20_Titre_20_2" style:auto-update="true" style:default-outline-level="3">
      <style:paragraph-properties fo:margin="100%" fo:margin-left="1cm" fo:margin-right="0cm" fo:margin-top="0cm" fo:margin-bottom="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default-outline-level="4">
      <style:paragraph-properties fo:margin="100%" fo:margin-left="1.499cm" fo:margin-right="0cm" fo:margin-top="0cm" fo:margin-bottom="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100%" fo:margin-left="2.2cm" fo:margin-right="0cm" fo:margin-top="0cm" fo:margin-bottom="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100%" fo:margin-left="3cm" fo:margin-right="0cm" fo:margin-top="0cm" fo:margin-bottom="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100%" fo:margin-left="3.6cm" fo:margin-right="0cm" fo:margin-top="0cm" fo:margin-bottom="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paragraph-properties fo:background-color="transparent" fo:padding="0cm" fo:border-left="none" fo:border-right="none" fo:border-top="none" fo:border-bottom="0.088cm solid #000000" style:shadow="none" text:number-lines="false" text:line-number="0">
        <style:background-image/>
      </style:paragraph-properties>
      <style:text-properties style:font-name="Tahoma1" fo:font-size="16pt" fo:font-weight="bold"/>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1" fo:font-weight="bold"/>
    </style:style>
    <style:style style:name="Spec_20_-_20_Table_20_des_20_matières_20_2" style:display-name="Spec - Table des matières 2" style:family="paragraph" style:parent-style-name="Spec_20_-_20_Table_20_des_20_matières_20_1" style:auto-update="true">
      <style:paragraph-properties fo:margin="100%"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100%" fo:margin-left="1.199cm" fo:margin-right="0cm" fo:margin-top="0.101cm" fo:margin-bottom="0cm" fo:text-indent="0cm" style:auto-text-indent="false"/>
      <style:text-properties fo:color="#000080" fo:font-size="11pt" fo:font-weight="bold"/>
    </style:style>
    <style:style style:name="Spec_20_-_20_Table_20_des_20_matières_20_4" style:display-name="Spec - Table des matières 4" style:family="paragraph" style:parent-style-name="Spec_20_-_20_Table_20_des_20_matières_20_3" style:auto-update="true">
      <style:paragraph-properties fo:margin="100%"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100%" fo:margin-left="2.401cm" fo:margin-right="0cm" fo:margin-top="0cm" fo:margin-bottom="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master-page-name="">
      <style:paragraph-properties fo:margin="100%" fo:margin-left="0.318cm" fo:margin-right="0cm" fo:margin-top="0.199cm" fo:margin-bottom="0cm" fo:text-align="justify" style:justify-single-word="false" fo:text-indent="0cm" style:auto-text-indent="false" style:page-number="auto" text:number-lines="false" text:line-number="0"/>
      <style:text-properties style:font-name="Tahoma" fo:font-size="10pt" fo:font-style="normal" style:font-size-asian="10pt" style:font-style-asian="normal" style:font-size-complex="10pt" style:font-style-complex="normal"/>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000000" style:border-line-width="0.088cm 0.088cm 0.088cm" fo:padding="0.049cm" fo:border="0.264cm double #808080" style:shadow="none" text:number-lines="false" text:line-number="0">
        <style:background-image/>
      </style:paragraph-properties>
      <style:text-properties fo:text-transform="uppercase" fo:color="#ffffff" style:font-name="Tahoma2"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style:font-name="Courier New"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start"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2"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2" fo:font-size="10pt" fo:background-color="transparent"/>
    </style:style>
    <style:style style:name="Definition" style:family="text"/>
    <style:style style:name="Spec_20_-_20_Citation" style:display-name="Spec - Citation" style:family="text">
      <style:text-properties style:font-name="Tahoma3" fo:font-size="10pt" fo:font-style="italic"/>
    </style:style>
    <style:style style:name="Spec_20_-_20_Référence" style:display-name="Spec - Référence" style:family="text">
      <style:text-properties fo:color="#355e00" style:font-name="Tahoma1"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2"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1"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text-properties fo:language="en" fo:country="US"/>
    </style:style>
    <style:style style:name="MP2" style:family="paragraph" style:parent-style-name="Spec_20_-_20_Note_20_de_20_bas_20_de_20_page">
      <style:text-properties fo:language="en" fo:country="US"/>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XML2CSV-Generic-Converter</text:p>
      </style:header>
      <style:footer>
        <text:p text:style-name="MP2">Page <text:page-number text:select-page="current">1</text:page-number> / <text:page-count>30</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3T08:46:45.58</meta:creation-date>
    <meta:editing-duration>P3DT3H49M20S</meta:editing-duration>
    <meta:editing-cycles>336</meta:editing-cycles>
    <meta:generator>OpenOffice/4.0.1$Win32 OpenOffice.org_project/401m5$Build-9714</meta:generator>
    <dc:subject>XML2CSV converter documentation</dc:subject>
    <dc:title>XML2CSV-Generic-Converter V1.0.0</dc:title>
    <dc:description>Version 1.0.0 ("Equinox")</dc:description>
    <meta:initial-creator>Lochrann</meta:initial-creator>
    <dc:date>2014-05-31T12:06:09.67</dc:date>
    <dc:creator>Lochrann</dc:creator>
    <meta:keyword>documentation</meta:keyword>
    <meta:keyword>xml</meta:keyword>
    <meta:keyword>csv</meta:keyword>
    <meta:keyword>java</meta:keyword>
    <meta:keyword>tool</meta:keyword>
    <meta:keyword>conversion</meta:keyword>
    <meta:keyword>generic</meta:keyword>
    <meta:document-statistic meta:table-count="4" meta:image-count="2" meta:object-count="17" meta:page-count="30" meta:paragraph-count="607" meta:word-count="10485" meta:character-count="64980"/>
    <meta:user-defined meta:name="Info 2"/>
    <meta:user-defined meta:name="Info 3"/>
    <meta:user-defined meta:name="Info 4"/>
    <meta:user-defined meta:name="License">&lt;a href="http://templates.services.openoffice.org/bsd-license"&gt;BSD&lt;/a&gt; </meta:user-defined>
    <meta:template xlink:type="simple" xlink:actuate="onRequest" xlink:title="modele_pour_documentation" xlink:href="file:///C:/Users/Lochrann/AppData/Roaming/OpenOffice/4/user/template/modele_pour_documentation.ott" meta:date="2014-03-03T08:46:45.38"/>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654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2"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4">
            <text:p>1/14/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5">
            <text:p>1/15/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6">
            <text:p>1/16/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8"/>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6"/>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56">
          <table:table-cell table:number-columns-repeated="1024"/>
        </table:table-row>
        <table:table-row table:style-name="ro2">
          <table:table-cell table:number-columns-repeated="1024"/>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5P0" style:volatile="true" number:language="en" number:country="US">
      <number:number number:decimal-places="0" number:min-integer-digits="1" number:grouping="true"/>
      <number:text> </number:text>
    </number:number-style>
    <number:number-style style:name="N8125" number:language="en" number:country="US">
      <number:text>(</number:text>
      <number:number number:decimal-places="0" number:min-integer-digits="1" number:grouping="true"/>
      <number:text>)</number:text>
      <style:map style:condition="value()&gt;=0" style:apply-style-name="N8125P0"/>
    </number:number-style>
    <number:number-style style:name="N8126P0" style:volatile="true" number:language="en" number:country="US">
      <number:number number:decimal-places="0" number:min-integer-digits="1" number:grouping="true"/>
      <number:text> </number:text>
    </number:number-style>
    <number:number-style style:name="N8126" number:language="en" number:country="US">
      <style:text-properties fo:color="#ff0000"/>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2" number:min-integer-digits="1" number:grouping="true"/>
      <number:text> </number:text>
    </number:number-style>
    <number:number-style style:name="N8127" number:language="en" number:country="US">
      <number:text>(</number:text>
      <number:number number:decimal-places="2" number:min-integer-digits="1" number:grouping="true"/>
      <number:text>)</number:text>
      <style:map style:condition="value()&gt;=0" style:apply-style-name="N8127P0"/>
    </number:number-style>
    <number:number-style style:name="N8128P0" style:volatile="true" number:language="en" number:country="US">
      <number:number number:decimal-places="2" number:min-integer-digits="1" number:grouping="true"/>
      <number:text> </number:text>
    </number:number-style>
    <number:number-style style:name="N8128" number:language="en" number:country="US">
      <style:text-properties fo:color="#ff0000"/>
      <number:text>(</number:text>
      <number:number number:decimal-places="2" number:min-integer-digits="1" number:grouping="true"/>
      <number:text>)</number:text>
      <style:map style:condition="value()&gt;=0" style:apply-style-name="N8128P0"/>
    </number:number-style>
    <number:currency-style style:name="N8129P0" style:volatile="true" number:language="en" number:country="US">
      <number:currency-symbol/>
      <number:number number:decimal-places="0" number:min-integer-digits="1" number:grouping="true"/>
      <number:text> </number:text>
    </number:currency-style>
    <number:currency-style style:name="N8129" number:language="en" number:country="US">
      <number:text>(</number:text>
      <number:currency-symbol/>
      <number:number number:decimal-places="0" number:min-integer-digits="1" number:grouping="true"/>
      <number:text>)</number:text>
      <style:map style:condition="value()&gt;=0" style:apply-style-name="N8129P0"/>
    </number:currency-style>
    <number:currency-style style:name="N8130P0" style:volatile="true" number:language="en" number:country="US">
      <number:currency-symbol/>
      <number:number number:decimal-places="0" number:min-integer-digits="1" number:grouping="true"/>
      <number:text> </number:text>
    </number:currency-style>
    <number:currency-style style:name="N8130" number:language="en" number:country="US">
      <style:text-properties fo:color="#ff0000"/>
      <number:text>(</number:text>
      <number:currency-symbol/>
      <number:number number:decimal-places="0" number:min-integer-digits="1" number:grouping="true"/>
      <number:text>)</number:text>
      <style:map style:condition="value()&gt;=0" style:apply-style-name="N8130P0"/>
    </number:currency-style>
    <number:currency-style style:name="N8131P0" style:volatile="true" number:language="en" number:country="US">
      <number:currency-symbol/>
      <number:number number:decimal-places="2" number:min-integer-digits="1" number:grouping="true"/>
      <number:text> </number:text>
    </number:currency-style>
    <number:currency-style style:name="N8131" number:language="en" number:country="US">
      <number:text>(</number:text>
      <number:currency-symbol/>
      <number:number number:decimal-places="2" number:min-integer-digits="1" number:grouping="true"/>
      <number:text>)</number:text>
      <style:map style:condition="value()&gt;=0" style:apply-style-name="N8131P0"/>
    </number:currency-style>
    <number:currency-style style:name="N8132P0" style:volatile="true" number:language="en" number:country="US">
      <number:currency-symbol/>
      <number:number number:decimal-places="2" number:min-integer-digits="1" number:grouping="true"/>
      <number:text> </number:text>
    </number:currency-style>
    <number:currency-style style:name="N8132" number:language="en" number:country="US">
      <style:text-properties fo:color="#ff0000"/>
      <number:text>(</number:text>
      <number:currency-symbol/>
      <number:number number:decimal-places="2" number:min-integer-digits="1" number:grouping="true"/>
      <number:text>)</number:text>
      <style:map style:condition="value()&gt;=0" style:apply-style-name="N8132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6">03/16/2014</text:date>, <text:time>08:44: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73in"/>
    </style:style>
    <style:style style:name="co2" style:family="table-column">
      <style:table-column-properties fo:break-before="auto" style:column-width="1.422in"/>
    </style:style>
    <style:style style:name="co3" style:family="table-column">
      <style:table-column-properties fo:break-before="auto" style:column-width="1.9902in"/>
    </style:style>
    <style:style style:name="co4" style:family="table-column">
      <style:table-column-properties fo:break-before="auto" style:column-width="2.4819in"/>
    </style:style>
    <style:style style:name="co5" style:family="table-column">
      <style:table-column-properties fo:break-before="auto" style:column-width="2.5689in"/>
    </style:style>
    <style:style style:name="co6" style:family="table-column">
      <style:table-column-properties fo:break-before="auto" style:column-width="1.9571in"/>
    </style:style>
    <style:style style:name="co7" style:family="table-column">
      <style:table-column-properties fo:break-before="auto" style:column-width="1.6953in"/>
    </style:style>
    <style:style style:name="co8" style:family="table-column">
      <style:table-column-properties fo:break-before="auto" style:column-width="1.5425in"/>
    </style:style>
    <style:style style:name="co9" style:family="table-column">
      <style:table-column-properties fo:break-before="auto" style:column-width="1.2689in"/>
    </style:style>
    <style:style style:name="co10" style:family="table-column">
      <style:table-column-properties fo:break-before="auto" style:column-width="1.9681in"/>
    </style:style>
    <style:style style:name="co11" style:family="table-column">
      <style:table-column-properties fo:break-before="auto" style:column-width="2.4598in"/>
    </style:style>
    <style:style style:name="co12" style:family="table-column">
      <style:table-column-properties fo:break-before="auto" style:column-width="2.5472in"/>
    </style:style>
    <style:style style:name="co13" style:family="table-column">
      <style:table-column-properties fo:break-before="auto" style:column-width="2.1866in"/>
    </style:style>
    <style:style style:name="co14" style:family="table-column">
      <style:table-column-properties fo:break-before="auto" style:column-width="3.3016in"/>
    </style:style>
    <style:style style:name="co15" style:family="table-column">
      <style:table-column-properties fo:break-before="auto" style:column-width="3.7925in"/>
    </style:style>
    <style:style style:name="co16" style:family="table-column">
      <style:table-column-properties fo:break-before="auto" style:column-width="3.8799in"/>
    </style:style>
    <style:style style:name="co17" style:family="table-column">
      <style:table-column-properties fo:break-before="auto" style:column-width="3.4217in"/>
    </style:style>
    <style:style style:name="co18" style:family="table-column">
      <style:table-column-properties fo:break-before="auto" style:column-width="3.9134in"/>
    </style:style>
    <style:style style:name="co19" style:family="table-column">
      <style:table-column-properties fo:break-before="auto" style:column-width="4in"/>
    </style:style>
    <style:style style:name="co20" style:family="table-column">
      <style:table-column-properties fo:break-before="auto" style:column-width="3.0937in"/>
    </style:style>
    <style:style style:name="co21" style:family="table-column">
      <style:table-column-properties fo:break-before="auto" style:column-width="3.0165in"/>
    </style:style>
    <style:style style:name="co22" style:family="table-column">
      <style:table-column-properties fo:break-before="auto" style:column-width="2.8862in"/>
    </style:style>
    <style:style style:name="co23" style:family="table-column">
      <style:table-column-properties fo:break-before="auto" style:column-width="2.7437in"/>
    </style:style>
    <style:style style:name="co24" style:family="table-column">
      <style:table-column-properties fo:break-before="auto" style:column-width="1.8154in"/>
    </style:style>
    <style:style style:name="co25" style:family="table-column">
      <style:table-column-properties fo:break-before="auto" style:column-width="2.7661in"/>
    </style:style>
    <style:style style:name="co26" style:family="table-column">
      <style:table-column-properties fo:break-before="auto" style:column-width="2.6126in"/>
    </style:style>
    <style:style style:name="co27" style:family="table-column">
      <style:table-column-properties fo:break-before="auto" style:column-width="2.1102in"/>
    </style:style>
    <style:style style:name="co28" style:family="table-column">
      <style:table-column-properties fo:break-before="auto" style:column-width="2.3618in"/>
    </style:style>
    <style:style style:name="co29" style:family="table-column">
      <style:table-column-properties fo:break-before="auto" style:column-width="2.5146in"/>
    </style:style>
    <style:style style:name="co30" style:family="table-column">
      <style:table-column-properties fo:break-before="auto" style:column-width="2.4484in"/>
    </style:style>
    <style:style style:name="co31" style:family="table-column">
      <style:table-column-properties fo:break-before="auto" style:column-width="2.0008in"/>
    </style:style>
    <style:style style:name="co32" style:family="table-column">
      <style:table-column-properties fo:break-before="auto" style:column-width="2.198in"/>
    </style:style>
    <style:style style:name="co33" style:family="table-column">
      <style:table-column-properties fo:break-before="auto" style:column-width="2.3283in"/>
    </style:style>
    <style:style style:name="co34" style:family="table-column">
      <style:table-column-properties fo:break-before="auto" style:column-width="2.372in"/>
    </style:style>
    <style:style style:name="co35" style:family="table-column">
      <style:table-column-properties fo:break-before="auto" style:column-width="2.722in"/>
    </style:style>
    <style:style style:name="co36" style:family="table-column">
      <style:table-column-properties fo:break-before="auto" style:column-width="2.5035in"/>
    </style:style>
    <style:style style:name="co37" style:family="table-column">
      <style:table-column-properties fo:break-before="auto" style:column-width="2.8528in"/>
    </style:style>
    <style:style style:name="co38" style:family="table-column">
      <style:table-column-properties fo:break-before="auto" style:column-width="2.252in"/>
    </style:style>
    <style:style style:name="co39" style:family="table-column">
      <style:table-column-properties fo:break-before="auto" style:column-width="2.8311in"/>
    </style:style>
    <style:style style:name="co40" style:family="table-column">
      <style:table-column-properties fo:break-before="auto" style:column-width="1.8701in"/>
    </style:style>
    <style:style style:name="co41" style:family="table-column">
      <style:table-column-properties fo:break-before="auto" style:column-width="2.5909in"/>
    </style:style>
    <style:style style:name="co42" style:family="table-column">
      <style:table-column-properties fo:break-before="auto" style:column-width="2.4382in"/>
    </style:style>
    <style:style style:name="co43" style:family="table-column">
      <style:table-column-properties fo:break-before="auto" style:column-width="2.6346in"/>
    </style:style>
    <style:style style:name="co44" style:family="table-column">
      <style:table-column-properties fo:break-before="auto" style:column-width="2.1209in"/>
    </style:style>
    <style:style style:name="co45" style:family="table-column">
      <style:table-column-properties fo:break-before="auto" style:column-width="2.7874in"/>
    </style:style>
    <style:style style:name="co46" style:family="table-column">
      <style:table-column-properties fo:break-before="auto" style:column-width="2.9516in"/>
    </style:style>
    <style:style style:name="co47" style:family="table-column">
      <style:table-column-properties fo:break-before="auto" style:column-width="3.1701in"/>
    </style:style>
    <style:style style:name="co48" style:family="table-column">
      <style:table-column-properties fo:break-before="auto" style:column-width="3.5193in"/>
    </style:style>
    <style:style style:name="co49" style:family="table-column">
      <style:table-column-properties fo:break-before="auto" style:column-width="2.9736in"/>
    </style:style>
    <style:style style:name="co50" style:family="table-column">
      <style:table-column-properties fo:break-before="auto" style:column-width="1.8264in"/>
    </style:style>
    <style:style style:name="co51" style:family="table-column">
      <style:table-column-properties fo:break-before="auto" style:column-width="0.8925in"/>
    </style:style>
    <style:style style:name="ro1" style:family="table-row">
      <style:table-row-properties style:row-height="0.19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9pt" style:font-size-asian="9pt" style:font-size-complex="9pt"/>
    </style:style>
    <style:style style:name="ce2" style:family="table-cell" style:parent-style-name="Default">
      <style:table-cell-properties fo:border="0.0008in solid #000000"/>
      <style:text-properties fo:font-size="9pt" style:font-size-asian="9pt" style:font-size-complex="9pt"/>
    </style:style>
    <style:style style:name="ce3" style:family="table-cell" style:parent-style-name="Default" style:data-style-name="N16116">
      <style:table-cell-properties fo:border="0.0008in solid #000000"/>
      <style:text-properties fo:font-size="9pt" style:font-size-asian="9pt" style:font-size-complex="9pt"/>
    </style:style>
  </office:automatic-styles>
  <office:body>
    <office:spreadsheet>
      <table:table table:name="Feuille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7"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table-column table:style-name="co18" table:default-cell-style-name="ce2"/>
        <table:table-column table:style-name="co19" table:default-cell-style-name="ce2"/>
        <table:table-column table:style-name="co20" table:default-cell-style-name="ce2"/>
        <table:table-column table:style-name="co21" table:default-cell-style-name="ce2"/>
        <table:table-column table:style-name="co22" table:default-cell-style-name="ce2"/>
        <table:table-column table:style-name="co23" table:default-cell-style-name="ce2"/>
        <table:table-column table:style-name="co24"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6" table:default-cell-style-name="ce2"/>
        <table:table-column table:style-name="co29" table:default-cell-style-name="ce2"/>
        <table:table-column table:style-name="co30" table:default-cell-style-name="ce2"/>
        <table:table-column table:style-name="co31" table:default-cell-style-name="ce2"/>
        <table:table-column table:style-name="co32" table:default-cell-style-name="ce2"/>
        <table:table-column table:style-name="co6" table:default-cell-style-name="ce2"/>
        <table:table-column table:style-name="co33" table:default-cell-style-name="ce2"/>
        <table:table-column table:style-name="co34" table:default-cell-style-name="ce2"/>
        <table:table-column table:style-name="co35" table:default-cell-style-name="ce2"/>
        <table:table-column table:style-name="co36" table:default-cell-style-name="ce2"/>
        <table:table-column table:style-name="co37" table:default-cell-style-name="ce2"/>
        <table:table-column table:style-name="co38" table:default-cell-style-name="ce2"/>
        <table:table-column table:style-name="co23" table:default-cell-style-name="ce2"/>
        <table:table-column table:style-name="co39" table:default-cell-style-name="ce2"/>
        <table:table-column table:style-name="co40" table:default-cell-style-name="ce2"/>
        <table:table-column table:style-name="co41" table:default-cell-style-name="ce2"/>
        <table:table-column table:style-name="co42" table:default-cell-style-name="ce2"/>
        <table:table-column table:style-name="co43" table:default-cell-style-name="ce2"/>
        <table:table-column table:style-name="co44" table:default-cell-style-name="ce2"/>
        <table:table-column table:style-name="co45" table:default-cell-style-name="ce2"/>
        <table:table-column table:style-name="co40" table:default-cell-style-name="ce2"/>
        <table:table-column table:style-name="co46" table:default-cell-style-name="ce2"/>
        <table:table-column table:style-name="co14" table:default-cell-style-name="ce2"/>
        <table:table-column table:style-name="co47" table:default-cell-style-name="ce2"/>
        <table:table-column table:style-name="co48" table:default-cell-style-name="ce2"/>
        <table:table-column table:style-name="co49" table:default-cell-style-name="ce2"/>
        <table:table-column table:style-name="co50" table:default-cell-style-name="ce2"/>
        <table:table-column table:style-name="co12" table:default-cell-style-name="ce2"/>
        <table:table-row table:style-name="ro1">
          <table:table-cell table:style-name="ce1" office:value-type="string">
            <text:p>Policies.Sender.Code</text:p>
          </table:table-cell>
          <table:table-cell table:style-name="ce1" office:value-type="string">
            <text:p>Policies.Sender.Name</text:p>
          </table:table-cell>
          <table:table-cell table:style-name="ce1" office:value-type="string">
            <text:p>Policies.FileData.Identification</text:p>
          </table:table-cell>
          <table:table-cell table:style-name="ce1" office:value-type="string">
            <text:p>Policies.FileData.Identification@Issuer</text:p>
          </table:table-cell>
          <table:table-cell table:style-name="ce1" office:value-type="string">
            <text:p>Policies.FileData.Identification@Scheme</text:p>
          </table:table-cell>
          <table:table-cell table:style-name="ce1" office:value-type="string">
            <text:p>Policies.FileData.CreationDate</text:p>
          </table:table-cell>
          <table:table-cell table:style-name="ce1" office:value-type="string">
            <text:p>Policies.Validity.FromDate</text:p>
          </table:table-cell>
          <table:table-cell table:style-name="ce1" office:value-type="string">
            <text:p>Policies.Validity.ToDate</text:p>
          </table:table-cell>
          <table:table-cell table:style-name="ce1" office:value-type="string">
            <text:p>Policies.EmptyIndic</text:p>
          </table:table-cell>
          <table:table-cell table:style-name="ce1" office:value-type="string">
            <text:p>Policies.Policy.Identification.Id</text:p>
          </table:table-cell>
          <table:table-cell table:style-name="ce1" office:value-type="string">
            <text:p>Policies.Policy.Identification.Id@Issuer</text:p>
          </table:table-cell>
          <table:table-cell table:style-name="ce1" office:value-type="string">
            <text:p>Policies.Policy.Identification.Id@Scheme</text:p>
          </table:table-cell>
          <table:table-cell table:style-name="ce1" office:value-type="string">
            <text:p>Policies.Policy.Status.Code</text:p>
          </table:table-cell>
          <table:table-cell table:style-name="ce1" office:value-type="string">
            <text:p>Policies.Policy.Status.EffectiveDate</text:p>
          </table:table-cell>
          <table:table-cell table:style-name="ce1" office:value-type="string">
            <text:p>Policies.Policy.LinkedObjects.Product.Identification.Id</text:p>
          </table:table-cell>
          <table:table-cell table:style-name="ce1" office:value-type="string">
            <text:p>Policies.Policy.LinkedObjects.Product.Identification.Id@Issuer</text:p>
          </table:table-cell>
          <table:table-cell table:style-name="ce1" office:value-type="string">
            <text:p>Policies.Policy.LinkedObjects.Product.Identification.Id@Scheme</text:p>
          </table:table-cell>
          <table:table-cell table:style-name="ce1" office:value-type="string">
            <text:p>Policies.Policy.LinkedObjects.Customer.Identification.Id</text:p>
          </table:table-cell>
          <table:table-cell table:style-name="ce1" office:value-type="string">
            <text:p>Policies.Policy.LinkedObjects.Customer.Identification.Id@Issuer</text:p>
          </table:table-cell>
          <table:table-cell table:style-name="ce1" office:value-type="string">
            <text:p>Policies.Policy.LinkedObjects.Customer.Identification.Id@Scheme</text:p>
          </table:table-cell>
          <table:table-cell table:style-name="ce1" office:value-type="string">
            <text:p>Policies.Policy.LinkedObjects.Customer.Activity.CSP</text:p>
          </table:table-cell>
          <table:table-cell table:style-name="ce1" office:value-type="string">
            <text:p>Policies.Policy.LinkedObjects.Customer.BirthDate</text:p>
          </table:table-cell>
          <table:table-cell table:style-name="ce1" office:value-type="string">
            <text:p>Policies.Policy.LinkedObjects.Customer.Gender</text:p>
          </table:table-cell>
          <table:table-cell table:style-name="ce1" office:value-type="string">
            <text:p>Policies.Policy.LinkedObjects.Customer.Rank</text:p>
          </table:table-cell>
          <table:table-cell table:style-name="ce1" office:value-type="string">
            <text:p>Policies.Policy.Data.Category</text:p>
          </table:table-cell>
          <table:table-cell table:style-name="ce1" office:value-type="string">
            <text:p>Policies.Policy.Data.ValidityPeriod.FromDate</text:p>
          </table:table-cell>
          <table:table-cell table:style-name="ce1" office:value-type="string">
            <text:p>Policies.Policy.Data.ValidityPeriod.ToDate</text:p>
          </table:table-cell>
          <table:table-cell table:style-name="ce1" office:value-type="string">
            <text:p>Policies.Policy.Data.PremiumType</text:p>
          </table:table-cell>
          <table:table-cell table:style-name="ce1" office:value-type="string">
            <text:p>Policies.Policy.Data.FirstPaymentDate</text:p>
          </table:table-cell>
          <table:table-cell table:style-name="ce1" office:value-type="string">
            <text:p>Policies.Policy.Data.ActiveIndic</text:p>
          </table:table-cell>
          <table:table-cell table:style-name="ce1" office:value-type="string">
            <text:p>Policies.Policy.Item.Identification.Group</text:p>
          </table:table-cell>
          <table:table-cell table:style-name="ce1" office:value-type="string">
            <text:p>Policies.Policy.Item.Identification.Code</text:p>
          </table:table-cell>
          <table:table-cell table:style-name="ce1" office:value-type="string">
            <text:p>Policies.Policy.Item.Status.Code</text:p>
          </table:table-cell>
          <table:table-cell table:style-name="ce1" office:value-type="string">
            <text:p>Policies.Policy.Item.Data.LevelRate</text:p>
          </table:table-cell>
          <table:table-cell table:style-name="ce1" office:value-type="string">
            <text:p>Policies.Policy.Item.Data.Count</text:p>
          </table:table-cell>
          <table:table-cell table:style-name="ce1" office:value-type="string">
            <text:p>Policies.Policy.Item.Data.Count@Unit</text:p>
          </table:table-cell>
          <table:table-cell table:style-name="ce1" office:value-type="string">
            <text:p>Policies.Policy.Item.Data.BaseAmount</text:p>
          </table:table-cell>
          <table:table-cell table:style-name="ce1" office:value-type="string">
            <text:p>Policies.Policy.Item.Data.BaseAmount@Curr</text:p>
          </table:table-cell>
          <table:table-cell table:style-name="ce1" office:value-type="string">
            <text:p>Policies.Policy.Item.Data.CurrentAmount</text:p>
          </table:table-cell>
          <table:table-cell table:style-name="ce1" office:value-type="string">
            <text:p>Policies.Policy.Item.Data.CurrentAmount@Curr</text:p>
          </table:table-cell>
          <table:table-cell table:style-name="ce1" office:value-type="string">
            <text:p>Policies.Policy.Line.Identification.Id</text:p>
          </table:table-cell>
          <table:table-cell table:style-name="ce1" office:value-type="string">
            <text:p>Policies.Policy.Line.Identification.Id@Issuer</text:p>
          </table:table-cell>
          <table:table-cell table:style-name="ce1" office:value-type="string">
            <text:p>Policies.Policy.Line.Identification.Id@Scheme</text:p>
          </table:table-cell>
          <table:table-cell table:style-name="ce1" office:value-type="string">
            <text:p>Policies.Policy.Line.Data.Type</text:p>
          </table:table-cell>
          <table:table-cell table:style-name="ce1" office:value-type="string">
            <text:p>Policies.Policy.Line.Data.Period.FromDate</text:p>
          </table:table-cell>
          <table:table-cell table:style-name="ce1" office:value-type="string">
            <text:p>Policies.Policy.Line.Data.Period.ToDate</text:p>
          </table:table-cell>
          <table:table-cell table:style-name="ce1" office:value-type="string">
            <text:p>Policies.Policy.Line.Data.AmortizationType</text:p>
          </table:table-cell>
          <table:table-cell table:style-name="ce1" office:value-type="string">
            <text:p>Policies.Policy.Line.Data.Duration</text:p>
          </table:table-cell>
          <table:table-cell table:style-name="ce1" office:value-type="string">
            <text:p>Policies.Policy.Line.Data.Duration@TimeUnit</text:p>
          </table:table-cell>
          <table:table-cell table:style-name="ce1" office:value-type="string">
            <text:p>Policies.Policy.Line.Data.Rate</text:p>
          </table:table-cell>
          <table:table-cell table:style-name="ce1" office:value-type="string">
            <text:p>Policies.Policy.Line.Installment.BalanceAmount</text:p>
          </table:table-cell>
          <table:table-cell table:style-name="ce1" office:value-type="string">
            <text:p>Policies.Policy.Line.Installment.BalanceAmount@Curr</text:p>
          </table:table-cell>
          <table:table-cell table:style-name="ce1" office:value-type="string">
            <text:p>Policies.Policy.Line.Installment.InstallmentAmount</text:p>
          </table:table-cell>
          <table:table-cell table:style-name="ce1" office:value-type="string">
            <text:p>Policies.Policy.Line.Installment.InstallmentAmount@Curr</text:p>
          </table:table-cell>
          <table:table-cell table:style-name="ce1" office:value-type="string">
            <text:p>Policies.Policy.Line.Installment.CalculationDate</text:p>
          </table:table-cell>
          <table:table-cell table:style-name="ce1" office:value-type="string">
            <text:p>Policies.Policy.Context.Origin</text:p>
          </table:table-cell>
          <table:table-cell table:style-name="ce1" office:value-type="string">
            <text:p>Policies.Policy.Context.CreationDateTime</text:p>
          </table:table-cell>
        </table:table-row>
        <table:table-row table:style-name="ro1">
          <table:table-cell office:value-type="string">
            <text:p>S1</text:p>
          </table:table-cell>
          <table:table-cell office:value-type="string">
            <text:p>Sender #1</text:p>
          </table:table-cell>
          <table:table-cell table:number-columns-repeated="55"/>
        </table:table-row>
        <table:table-row table:style-name="ro1">
          <table:table-cell table:number-columns-repeated="2"/>
          <table:table-cell office:value-type="float" office:value="123">
            <text:p>123</text:p>
          </table:table-cell>
          <table:table-cell office:value-type="string">
            <text:p>S1</text:p>
          </table:table-cell>
          <table:table-cell office:value-type="string">
            <text:p>POLICYFILE</text:p>
          </table:table-cell>
          <table:table-cell office:value-type="string">
            <text:p>2014-03-21T09:30:00.0Z</text:p>
          </table:table-cell>
          <table:table-cell table:number-columns-repeated="51"/>
        </table:table-row>
        <table:table-row table:style-name="ro1">
          <table:table-cell table:number-columns-repeated="6"/>
          <table:table-cell table:style-name="ce3" office:value-type="date" office:date-value="2014-03-21">
            <text:p>3/21/2014</text:p>
          </table:table-cell>
          <table:table-cell table:style-name="ce3" office:value-type="date" office:date-value="2014-03-28">
            <text:p>3/28/2014</text:p>
          </table:table-cell>
          <table:table-cell table:number-columns-repeated="49"/>
        </table:table-row>
        <table:table-row table:style-name="ro1">
          <table:table-cell table:number-columns-repeated="8"/>
          <table:table-cell office:value-type="string">
            <text:p>NO</text:p>
          </table:table-cell>
          <table:table-cell table:number-columns-repeated="48"/>
        </table:table-row>
        <table:table-row table:style-name="ro1">
          <table:table-cell table:number-columns-repeated="9"/>
          <table:table-cell office:value-type="float" office:value="123456789">
            <text:p>123456789</text:p>
          </table:table-cell>
          <table:table-cell office:value-type="string">
            <text:p>I1</text:p>
          </table:table-cell>
          <table:table-cell office:value-type="string">
            <text:p>POLICY</text:p>
          </table:table-cell>
          <table:table-cell table:number-columns-repeated="45"/>
        </table:table-row>
        <table:table-row table:style-name="ro1">
          <table:table-cell table:number-columns-repeated="12"/>
          <table:table-cell office:value-type="string">
            <text:p>ACTIVE</text:p>
          </table:table-cell>
          <table:table-cell table:style-name="ce3" office:value-type="date" office:date-value="2014-04-21">
            <text:p>4/21/2014</text:p>
          </table:table-cell>
          <table:table-cell table:number-columns-repeated="43"/>
        </table:table-row>
        <table:table-row table:style-name="ro1">
          <table:table-cell table:number-columns-repeated="14"/>
          <table:table-cell office:value-type="string">
            <text:p>ABC</text:p>
          </table:table-cell>
          <table:table-cell office:value-type="string">
            <text:p>I2</text:p>
          </table:table-cell>
          <table:table-cell office:value-type="string">
            <text:p>PRODUCT</text:p>
          </table:table-cell>
          <table:table-cell table:number-columns-repeated="40"/>
        </table:table-row>
        <table:table-row table:style-name="ro1">
          <table:table-cell table:number-columns-repeated="17"/>
          <table:table-cell office:value-type="float" office:value="123123123">
            <text:p>123123123</text:p>
          </table:table-cell>
          <table:table-cell office:value-type="string">
            <text:p>I1</text:p>
          </table:table-cell>
          <table:table-cell office:value-type="string">
            <text:p>THIRDPARTY</text:p>
          </table:table-cell>
          <table:table-cell office:value-type="string">
            <text:p>ZZZ</text:p>
          </table:table-cell>
          <table:table-cell table:style-name="ce3" office:value-type="date" office:date-value="1899-12-31">
            <text:p>12/31/1899</text:p>
          </table:table-cell>
          <table:table-cell office:value-type="float" office:value="1">
            <text:p>1</text:p>
          </table:table-cell>
          <table:table-cell office:value-type="float" office:value="0">
            <text:p>0</text:p>
          </table:table-cell>
          <table:table-cell table:number-columns-repeated="33"/>
        </table:table-row>
        <table:table-row table:style-name="ro1">
          <table:table-cell table:number-columns-repeated="24"/>
          <table:table-cell office:value-type="string">
            <text:p>ABCD</text:p>
          </table:table-cell>
          <table:table-cell table:style-name="ce3" office:value-type="date" office:date-value="2014-04-21">
            <text:p>4/21/2014</text:p>
          </table:table-cell>
          <table:table-cell table:style-name="ce3" office:value-type="date" office:date-value="2015-04-20">
            <text:p>4/20/2015</text:p>
          </table:table-cell>
          <table:table-cell office:value-type="string">
            <text:p>RR</text:p>
          </table:table-cell>
          <table:table-cell table:style-name="ce3" office:value-type="date" office:date-value="2014-04-21">
            <text:p>4/21/2014</text:p>
          </table:table-cell>
          <table:table-cell office:value-type="string">
            <text:p>Y</text:p>
          </table:table-cell>
          <table:table-cell table:number-columns-repeated="27"/>
        </table:table-row>
        <table:table-row table:style-name="ro1">
          <table:table-cell table:number-columns-repeated="30"/>
          <table:table-cell office:value-type="string">
            <text:p>G1</text:p>
          </table:table-cell>
          <table:table-cell office:value-type="string">
            <text:p>C1</text:p>
          </table:table-cell>
          <table:table-cell table:number-columns-repeated="25"/>
        </table:table-row>
        <table:table-row table:style-name="ro1">
          <table:table-cell table:number-columns-repeated="32"/>
          <table:table-cell office:value-type="string">
            <text:p>ACCE</text:p>
          </table:table-cell>
          <table:table-cell table:number-columns-repeated="24"/>
        </table:table-row>
        <table:table-row table:style-name="ro1">
          <table:table-cell table:number-columns-repeated="33"/>
          <table:table-cell office:value-type="float" office:value="100">
            <text:p>100</text:p>
          </table:table-cell>
          <table:table-cell office:value-type="float" office:value="1">
            <text:p>1</text:p>
          </table:table-cell>
          <table:table-cell office:value-type="string">
            <text:p>KILO</text:p>
          </table:table-cell>
          <table:table-cell office:value-type="float" office:value="300">
            <text:p>300</text:p>
          </table:table-cell>
          <table:table-cell office:value-type="string">
            <text:p>EUR</text:p>
          </table:table-cell>
          <table:table-cell office:value-type="float" office:value="280">
            <text:p>280</text:p>
          </table:table-cell>
          <table:table-cell office:value-type="string">
            <text:p>EUR</text:p>
          </table:table-cell>
          <table:table-cell table:number-columns-repeated="17"/>
        </table:table-row>
        <table:table-row table:style-name="ro1">
          <table:table-cell table:number-columns-repeated="30"/>
          <table:table-cell office:value-type="string">
            <text:p>G2</text:p>
          </table:table-cell>
          <table:table-cell office:value-type="string">
            <text:p>C1</text:p>
          </table:table-cell>
          <table:table-cell table:number-columns-repeated="25"/>
        </table:table-row>
        <table:table-row table:style-name="ro1">
          <table:table-cell table:number-columns-repeated="32"/>
          <table:table-cell office:value-type="string">
            <text:p>ACCE</text:p>
          </table:table-cell>
          <table:table-cell table:number-columns-repeated="24"/>
        </table:table-row>
        <table:table-row table:style-name="ro1">
          <table:table-cell table:number-columns-repeated="33"/>
          <table:table-cell office:value-type="float" office:value="92">
            <text:p>92</text:p>
          </table:table-cell>
          <table:table-cell office:value-type="float" office:value="734">
            <text:p>734</text:p>
          </table:table-cell>
          <table:table-cell/>
          <table:table-cell office:value-type="float" office:value="100">
            <text:p>100</text:p>
          </table:table-cell>
          <table:table-cell office:value-type="string">
            <text:p>EUR</text:p>
          </table:table-cell>
          <table:table-cell office:value-type="float" office:value="110">
            <text:p>110</text:p>
          </table:table-cell>
          <table:table-cell office:value-type="string">
            <text:p>EUR</text:p>
          </table:table-cell>
          <table:table-cell table:number-columns-repeated="17"/>
        </table:table-row>
        <table:table-row table:style-name="ro1">
          <table:table-cell table:number-columns-repeated="30"/>
          <table:table-cell office:value-type="string">
            <text:p>G1</text:p>
          </table:table-cell>
          <table:table-cell office:value-type="string">
            <text:p>C2</text:p>
          </table:table-cell>
          <table:table-cell table:number-columns-repeated="25"/>
        </table:table-row>
        <table:table-row table:style-name="ro1">
          <table:table-cell table:number-columns-repeated="32"/>
          <table:table-cell office:value-type="string">
            <text:p>ACCE</text:p>
          </table:table-cell>
          <table:table-cell table:number-columns-repeated="24"/>
        </table:table-row>
        <table:table-row table:style-name="ro1">
          <table:table-cell table:number-columns-repeated="33"/>
          <table:table-cell office:value-type="float" office:value="94">
            <text:p>94</text:p>
          </table:table-cell>
          <table:table-cell office:value-type="float" office:value="2">
            <text:p>2</text:p>
          </table:table-cell>
          <table:table-cell office:value-type="string">
            <text:p>KILO</text:p>
          </table:table-cell>
          <table:table-cell office:value-type="float" office:value="200">
            <text:p>200</text:p>
          </table:table-cell>
          <table:table-cell office:value-type="string">
            <text:p>EUR</text:p>
          </table:table-cell>
          <table:table-cell office:value-type="float" office:value="205">
            <text:p>205</text:p>
          </table:table-cell>
          <table:table-cell office:value-type="string">
            <text:p>EUR</text:p>
          </table:table-cell>
          <table:table-cell table:number-columns-repeated="17"/>
        </table:table-row>
        <table:table-row table:style-name="ro1">
          <table:table-cell table:number-columns-repeated="40"/>
          <table:table-cell office:value-type="float" office:value="111">
            <text:p>111</text:p>
          </table:table-cell>
          <table:table-cell office:value-type="string">
            <text:p>I1</text:p>
          </table:table-cell>
          <table:table-cell office:value-type="string">
            <text:p>LINE</text:p>
          </table:table-cell>
          <table:table-cell table:number-columns-repeated="14"/>
        </table:table-row>
        <table:table-row table:style-name="ro1">
          <table:table-cell table:number-columns-repeated="43"/>
          <table:table-cell office:value-type="string">
            <text:p>L1</text:p>
          </table:table-cell>
          <table:table-cell table:style-name="ce3" office:value-type="date" office:date-value="2010-01-01">
            <text:p>1/1/2010</text:p>
          </table:table-cell>
          <table:table-cell table:style-name="ce3" office:value-type="date" office:date-value="2020-12-31">
            <text:p>12/31/2020</text:p>
          </table:table-cell>
          <table:table-cell office:value-type="string">
            <text:p>A1</text:p>
          </table:table-cell>
          <table:table-cell office:value-type="float" office:value="4">
            <text:p>4</text:p>
          </table:table-cell>
          <table:table-cell office:value-type="string">
            <text:p>YEAR</text:p>
          </table:table-cell>
          <table:table-cell office:value-type="float" office:value="5">
            <text:p>5</text:p>
          </table:table-cell>
          <table:table-cell table:number-columns-repeated="7"/>
        </table:table-row>
        <table:table-row table:style-name="ro1">
          <table:table-cell table:number-columns-repeated="50"/>
          <table:table-cell office:value-type="string">
            <text:p>9000.00</text:p>
          </table:table-cell>
          <table:table-cell office:value-type="string">
            <text:p>EUR</text:p>
          </table:table-cell>
          <table:table-cell office:value-type="string">
            <text:p>900.00</text:p>
          </table:table-cell>
          <table:table-cell office:value-type="string">
            <text:p>EUR</text:p>
          </table:table-cell>
          <table:table-cell table:style-name="ce3" office:value-type="date" office:date-value="2014-04-19">
            <text:p>4/19/2014</text:p>
          </table:table-cell>
          <table:table-cell table:number-columns-repeated="2"/>
        </table:table-row>
        <table:table-row table:style-name="ro1">
          <table:table-cell table:number-columns-repeated="55"/>
          <table:table-cell office:value-type="string">
            <text:p>NP123</text:p>
          </table:table-cell>
          <table:table-cell office:value-type="string">
            <text:p>2014-03-21T09:25:00.0Z</text:p>
          </table:table-cell>
        </table:table-row>
        <table:table-row table:style-name="ro1">
          <table:table-cell table:number-columns-repeated="9"/>
          <table:table-cell office:value-type="float" office:value="1234567890">
            <text:p>1234567890</text:p>
          </table:table-cell>
          <table:table-cell office:value-type="string">
            <text:p>I1</text:p>
          </table:table-cell>
          <table:table-cell office:value-type="string">
            <text:p>POLICY</text:p>
          </table:table-cell>
          <table:table-cell table:number-columns-repeated="45"/>
        </table:table-row>
        <table:table-row table:style-name="ro1">
          <table:table-cell table:number-columns-repeated="12"/>
          <table:table-cell office:value-type="string">
            <text:p>ACTIVE</text:p>
          </table:table-cell>
          <table:table-cell table:style-name="ce3" office:value-type="date" office:date-value="2014-04-15">
            <text:p>4/15/2014</text:p>
          </table:table-cell>
          <table:table-cell table:number-columns-repeated="43"/>
        </table:table-row>
        <table:table-row table:style-name="ro1">
          <table:table-cell table:number-columns-repeated="14"/>
          <table:table-cell office:value-type="string">
            <text:p>DEF</text:p>
          </table:table-cell>
          <table:table-cell office:value-type="string">
            <text:p>I2</text:p>
          </table:table-cell>
          <table:table-cell office:value-type="string">
            <text:p>PRODUCT</text:p>
          </table:table-cell>
          <table:table-cell table:number-columns-repeated="40"/>
        </table:table-row>
        <table:table-row table:style-name="ro1">
          <table:table-cell table:number-columns-repeated="17"/>
          <table:table-cell office:value-type="float" office:value="456456">
            <text:p>456456</text:p>
          </table:table-cell>
          <table:table-cell office:value-type="string">
            <text:p>I1</text:p>
          </table:table-cell>
          <table:table-cell office:value-type="string">
            <text:p>THIRDPARTY</text:p>
          </table:table-cell>
          <table:table-cell office:value-type="string">
            <text:p>ZZZ</text:p>
          </table:table-cell>
          <table:table-cell table:style-name="ce3" office:value-type="date" office:date-value="1950-01-01">
            <text:p>1/1/1950</text:p>
          </table:table-cell>
          <table:table-cell table:number-columns-repeated="2" office:value-type="float" office:value="0">
            <text:p>0</text:p>
          </table:table-cell>
          <table:table-cell table:number-columns-repeated="33"/>
        </table:table-row>
        <table:table-row table:style-name="ro1">
          <table:table-cell table:number-columns-repeated="24"/>
          <table:table-cell office:value-type="string">
            <text:p>EFGH</text:p>
          </table:table-cell>
          <table:table-cell table:style-name="ce3" office:value-type="date" office:date-value="2014-04-15">
            <text:p>4/15/2014</text:p>
          </table:table-cell>
          <table:table-cell table:style-name="ce3" office:value-type="date" office:date-value="2015-04-14">
            <text:p>4/14/2015</text:p>
          </table:table-cell>
          <table:table-cell office:value-type="string">
            <text:p>TT</text:p>
          </table:table-cell>
          <table:table-cell table:style-name="ce3" office:value-type="date" office:date-value="2014-04-15">
            <text:p>4/15/2014</text:p>
          </table:table-cell>
          <table:table-cell office:value-type="string">
            <text:p>Y</text:p>
          </table:table-cell>
          <table:table-cell table:number-columns-repeated="27"/>
        </table:table-row>
        <table:table-row table:style-name="ro1">
          <table:table-cell table:number-columns-repeated="30"/>
          <table:table-cell office:value-type="string">
            <text:p>G3</text:p>
          </table:table-cell>
          <table:table-cell office:value-type="string">
            <text:p>C3</text:p>
          </table:table-cell>
          <table:table-cell table:number-columns-repeated="25"/>
        </table:table-row>
        <table:table-row table:style-name="ro1">
          <table:table-cell table:number-columns-repeated="32"/>
          <table:table-cell office:value-type="string">
            <text:p>ACCE</text:p>
          </table:table-cell>
          <table:table-cell table:number-columns-repeated="24"/>
        </table:table-row>
        <table:table-row table:style-name="ro1">
          <table:table-cell table:number-columns-repeated="33"/>
          <table:table-cell office:value-type="float" office:value="80">
            <text:p>80</text:p>
          </table:table-cell>
          <table:table-cell office:value-type="float" office:value="1">
            <text:p>1</text:p>
          </table:table-cell>
          <table:table-cell office:value-type="string">
            <text:p>KILO</text:p>
          </table:table-cell>
          <table:table-cell office:value-type="float" office:value="500">
            <text:p>500</text:p>
          </table:table-cell>
          <table:table-cell office:value-type="string">
            <text:p>EUR</text:p>
          </table:table-cell>
          <table:table-cell office:value-type="float" office:value="530">
            <text:p>530</text:p>
          </table:table-cell>
          <table:table-cell office:value-type="string">
            <text:p>EUR</text:p>
          </table:table-cell>
          <table:table-cell table:number-columns-repeated="17"/>
        </table:table-row>
        <table:table-row table:style-name="ro1">
          <table:table-cell table:number-columns-repeated="30"/>
          <table:table-cell office:value-type="string">
            <text:p>G3</text:p>
          </table:table-cell>
          <table:table-cell office:value-type="string">
            <text:p>C4</text:p>
          </table:table-cell>
          <table:table-cell table:number-columns-repeated="25"/>
        </table:table-row>
        <table:table-row table:style-name="ro1">
          <table:table-cell table:number-columns-repeated="32"/>
          <table:table-cell office:value-type="string">
            <text:p>ACCE</text:p>
          </table:table-cell>
          <table:table-cell table:number-columns-repeated="24"/>
        </table:table-row>
        <table:table-row table:style-name="ro1">
          <table:table-cell table:number-columns-repeated="33"/>
          <table:table-cell office:value-type="float" office:value="52">
            <text:p>52</text:p>
          </table:table-cell>
          <table:table-cell office:value-type="float" office:value="999">
            <text:p>999</text:p>
          </table:table-cell>
          <table:table-cell/>
          <table:table-cell office:value-type="float" office:value="50">
            <text:p>50</text:p>
          </table:table-cell>
          <table:table-cell office:value-type="string">
            <text:p>EUR</text:p>
          </table:table-cell>
          <table:table-cell office:value-type="float" office:value="80">
            <text:p>80</text:p>
          </table:table-cell>
          <table:table-cell office:value-type="string">
            <text:p>EUR</text:p>
          </table:table-cell>
          <table:table-cell table:number-columns-repeated="17"/>
        </table:table-row>
        <table:table-row table:style-name="ro1">
          <table:table-cell table:number-columns-repeated="40"/>
          <table:table-cell office:value-type="float" office:value="222">
            <text:p>222</text:p>
          </table:table-cell>
          <table:table-cell office:value-type="string">
            <text:p>I1</text:p>
          </table:table-cell>
          <table:table-cell office:value-type="string">
            <text:p>LINE</text:p>
          </table:table-cell>
          <table:table-cell table:number-columns-repeated="14"/>
        </table:table-row>
        <table:table-row table:style-name="ro1">
          <table:table-cell table:number-columns-repeated="43"/>
          <table:table-cell office:value-type="string">
            <text:p>L2</text:p>
          </table:table-cell>
          <table:table-cell table:style-name="ce3" office:value-type="date" office:date-value="2010-01-01">
            <text:p>1/1/2010</text:p>
          </table:table-cell>
          <table:table-cell table:style-name="ce3" office:value-type="date" office:date-value="2020-12-31">
            <text:p>12/31/2020</text:p>
          </table:table-cell>
          <table:table-cell office:value-type="string">
            <text:p>A2</text:p>
          </table:table-cell>
          <table:table-cell office:value-type="float" office:value="6">
            <text:p>6</text:p>
          </table:table-cell>
          <table:table-cell office:value-type="string">
            <text:p>YEAR</text:p>
          </table:table-cell>
          <table:table-cell office:value-type="float" office:value="2">
            <text:p>2</text:p>
          </table:table-cell>
          <table:table-cell table:number-columns-repeated="7"/>
        </table:table-row>
        <table:table-row table:style-name="ro1">
          <table:table-cell table:number-columns-repeated="50"/>
          <table:table-cell office:value-type="string">
            <text:p>4000.00</text:p>
          </table:table-cell>
          <table:table-cell office:value-type="string">
            <text:p>EUR</text:p>
          </table:table-cell>
          <table:table-cell office:value-type="string">
            <text:p>300.00</text:p>
          </table:table-cell>
          <table:table-cell office:value-type="string">
            <text:p>EUR</text:p>
          </table:table-cell>
          <table:table-cell table:style-name="ce3" office:value-type="date" office:date-value="2014-04-20">
            <text:p>4/20/2014</text:p>
          </table:table-cell>
          <table:table-cell table:number-columns-repeated="2"/>
        </table:table-row>
        <table:table-row table:style-name="ro1">
          <table:table-cell table:number-columns-repeated="55"/>
          <table:table-cell office:value-type="string">
            <text:p>NP123</text:p>
          </table:table-cell>
          <table:table-cell office:value-type="string">
            <text:p>2014-03-21T09:20:00.0Z</text:p>
          </table:table-cell>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5">05/15/2014</text:date>, <text:time>00:36:30</text:time></text:p>
        </style:region-right>
      </style:header>
      <style:header-left style:display="false"/>
      <style:footer>
        <text:p>Page <text:page-number>1</text:page-number> / <text:page-count>99</text:page-count></text:p>
      </style:footer>
      <style:footer-left style:display="false"/>
    </style:master-page>
    <style:master-page style:name="PageStyle_5f_Policies.XV2" style:display-name="PageStyle_Policies.XV2" style:page-layout-name="Mpm3">
      <style:header style:display="false"/>
      <style:header-left style:display="false"/>
      <style:footer style:display="false"/>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73in"/>
    </style:style>
    <style:style style:name="co2" style:family="table-column">
      <style:table-column-properties fo:break-before="auto" style:column-width="1.422in"/>
    </style:style>
    <style:style style:name="co3" style:family="table-column">
      <style:table-column-properties fo:break-before="auto" style:column-width="1.9902in"/>
    </style:style>
    <style:style style:name="co4" style:family="table-column">
      <style:table-column-properties fo:break-before="auto" style:column-width="2.4819in"/>
    </style:style>
    <style:style style:name="co5" style:family="table-column">
      <style:table-column-properties fo:break-before="auto" style:column-width="2.5689in"/>
    </style:style>
    <style:style style:name="co6" style:family="table-column">
      <style:table-column-properties fo:break-before="auto" style:column-width="1.9571in"/>
    </style:style>
    <style:style style:name="co7" style:family="table-column">
      <style:table-column-properties fo:break-before="auto" style:column-width="1.6953in"/>
    </style:style>
    <style:style style:name="co8" style:family="table-column">
      <style:table-column-properties fo:break-before="auto" style:column-width="1.5425in"/>
    </style:style>
    <style:style style:name="co9" style:family="table-column">
      <style:table-column-properties fo:break-before="auto" style:column-width="1.2689in"/>
    </style:style>
    <style:style style:name="co10" style:family="table-column">
      <style:table-column-properties fo:break-before="auto" style:column-width="1.9681in"/>
    </style:style>
    <style:style style:name="co11" style:family="table-column">
      <style:table-column-properties fo:break-before="auto" style:column-width="2.4598in"/>
    </style:style>
    <style:style style:name="co12" style:family="table-column">
      <style:table-column-properties fo:break-before="auto" style:column-width="2.5472in"/>
    </style:style>
    <style:style style:name="co13" style:family="table-column">
      <style:table-column-properties fo:break-before="auto" style:column-width="2.1866in"/>
    </style:style>
    <style:style style:name="co14" style:family="table-column">
      <style:table-column-properties fo:break-before="auto" style:column-width="3.3016in"/>
    </style:style>
    <style:style style:name="co15" style:family="table-column">
      <style:table-column-properties fo:break-before="auto" style:column-width="3.7925in"/>
    </style:style>
    <style:style style:name="co16" style:family="table-column">
      <style:table-column-properties fo:break-before="auto" style:column-width="3.8799in"/>
    </style:style>
    <style:style style:name="co17" style:family="table-column">
      <style:table-column-properties fo:break-before="auto" style:column-width="3.4217in"/>
    </style:style>
    <style:style style:name="co18" style:family="table-column">
      <style:table-column-properties fo:break-before="auto" style:column-width="3.9134in"/>
    </style:style>
    <style:style style:name="co19" style:family="table-column">
      <style:table-column-properties fo:break-before="auto" style:column-width="4in"/>
    </style:style>
    <style:style style:name="co20" style:family="table-column">
      <style:table-column-properties fo:break-before="auto" style:column-width="3.0937in"/>
    </style:style>
    <style:style style:name="co21" style:family="table-column">
      <style:table-column-properties fo:break-before="auto" style:column-width="3.0165in"/>
    </style:style>
    <style:style style:name="co22" style:family="table-column">
      <style:table-column-properties fo:break-before="auto" style:column-width="2.8862in"/>
    </style:style>
    <style:style style:name="co23" style:family="table-column">
      <style:table-column-properties fo:break-before="auto" style:column-width="2.7437in"/>
    </style:style>
    <style:style style:name="co24" style:family="table-column">
      <style:table-column-properties fo:break-before="auto" style:column-width="1.8154in"/>
    </style:style>
    <style:style style:name="co25" style:family="table-column">
      <style:table-column-properties fo:break-before="auto" style:column-width="2.7661in"/>
    </style:style>
    <style:style style:name="co26" style:family="table-column">
      <style:table-column-properties fo:break-before="auto" style:column-width="2.6126in"/>
    </style:style>
    <style:style style:name="co27" style:family="table-column">
      <style:table-column-properties fo:break-before="auto" style:column-width="2.1102in"/>
    </style:style>
    <style:style style:name="co28" style:family="table-column">
      <style:table-column-properties fo:break-before="auto" style:column-width="2.3618in"/>
    </style:style>
    <style:style style:name="co29" style:family="table-column">
      <style:table-column-properties fo:break-before="auto" style:column-width="2.5146in"/>
    </style:style>
    <style:style style:name="co30" style:family="table-column">
      <style:table-column-properties fo:break-before="auto" style:column-width="2.4484in"/>
    </style:style>
    <style:style style:name="co31" style:family="table-column">
      <style:table-column-properties fo:break-before="auto" style:column-width="2.0008in"/>
    </style:style>
    <style:style style:name="co32" style:family="table-column">
      <style:table-column-properties fo:break-before="auto" style:column-width="2.198in"/>
    </style:style>
    <style:style style:name="co33" style:family="table-column">
      <style:table-column-properties fo:break-before="auto" style:column-width="2.3283in"/>
    </style:style>
    <style:style style:name="co34" style:family="table-column">
      <style:table-column-properties fo:break-before="auto" style:column-width="2.372in"/>
    </style:style>
    <style:style style:name="co35" style:family="table-column">
      <style:table-column-properties fo:break-before="auto" style:column-width="2.722in"/>
    </style:style>
    <style:style style:name="co36" style:family="table-column">
      <style:table-column-properties fo:break-before="auto" style:column-width="2.5035in"/>
    </style:style>
    <style:style style:name="co37" style:family="table-column">
      <style:table-column-properties fo:break-before="auto" style:column-width="2.8528in"/>
    </style:style>
    <style:style style:name="co38" style:family="table-column">
      <style:table-column-properties fo:break-before="auto" style:column-width="2.252in"/>
    </style:style>
    <style:style style:name="co39" style:family="table-column">
      <style:table-column-properties fo:break-before="auto" style:column-width="2.8311in"/>
    </style:style>
    <style:style style:name="co40" style:family="table-column">
      <style:table-column-properties fo:break-before="auto" style:column-width="1.8701in"/>
    </style:style>
    <style:style style:name="co41" style:family="table-column">
      <style:table-column-properties fo:break-before="auto" style:column-width="2.5909in"/>
    </style:style>
    <style:style style:name="co42" style:family="table-column">
      <style:table-column-properties fo:break-before="auto" style:column-width="2.4382in"/>
    </style:style>
    <style:style style:name="co43" style:family="table-column">
      <style:table-column-properties fo:break-before="auto" style:column-width="2.6346in"/>
    </style:style>
    <style:style style:name="co44" style:family="table-column">
      <style:table-column-properties fo:break-before="auto" style:column-width="2.1209in"/>
    </style:style>
    <style:style style:name="co45" style:family="table-column">
      <style:table-column-properties fo:break-before="auto" style:column-width="2.7874in"/>
    </style:style>
    <style:style style:name="co46" style:family="table-column">
      <style:table-column-properties fo:break-before="auto" style:column-width="2.9516in"/>
    </style:style>
    <style:style style:name="co47" style:family="table-column">
      <style:table-column-properties fo:break-before="auto" style:column-width="3.1701in"/>
    </style:style>
    <style:style style:name="co48" style:family="table-column">
      <style:table-column-properties fo:break-before="auto" style:column-width="3.5193in"/>
    </style:style>
    <style:style style:name="co49" style:family="table-column">
      <style:table-column-properties fo:break-before="auto" style:column-width="2.9736in"/>
    </style:style>
    <style:style style:name="co50" style:family="table-column">
      <style:table-column-properties fo:break-before="auto" style:column-width="1.8264in"/>
    </style:style>
    <style:style style:name="co51" style:family="table-column">
      <style:table-column-properties fo:break-before="auto" style:column-width="0.8925in"/>
    </style:style>
    <style:style style:name="ro1" style:family="table-row">
      <style:table-row-properties style:row-height="0.19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9pt" style:font-size-asian="9pt" style:font-size-complex="9pt"/>
    </style:style>
    <style:style style:name="ce2" style:family="table-cell" style:parent-style-name="Default">
      <style:table-cell-properties fo:border="0.0008in solid #000000"/>
      <style:text-properties fo:font-size="9pt" style:font-size-asian="9pt" style:font-size-complex="9pt"/>
    </style:style>
    <style:style style:name="ce3" style:family="table-cell" style:parent-style-name="Default" style:data-style-name="N8116">
      <style:table-cell-properties fo:border="0.0008in solid #000000"/>
      <style:text-properties fo:font-size="9pt" style:font-size-asian="9pt" style:font-size-complex="9pt"/>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6"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6"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23"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0" table:default-cell-style-name="Default"/>
        <table:table-column table:style-name="co46" table:default-cell-style-name="Default"/>
        <table:table-column table:style-name="co14"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12" table:default-cell-style-name="Default"/>
        <table:table-row table:style-name="ro1">
          <table:table-cell table:style-name="ce1" office:value-type="string">
            <text:p>Policies.Sender.Code</text:p>
          </table:table-cell>
          <table:table-cell table:style-name="ce1" office:value-type="string">
            <text:p>Policies.Sender.Name</text:p>
          </table:table-cell>
          <table:table-cell table:style-name="ce1" office:value-type="string">
            <text:p>Policies.FileData.Identification</text:p>
          </table:table-cell>
          <table:table-cell table:style-name="ce1" office:value-type="string">
            <text:p>Policies.FileData.Identification@Issuer</text:p>
          </table:table-cell>
          <table:table-cell table:style-name="ce1" office:value-type="string">
            <text:p>Policies.FileData.Identification@Scheme</text:p>
          </table:table-cell>
          <table:table-cell table:style-name="ce1" office:value-type="string">
            <text:p>Policies.FileData.CreationDate</text:p>
          </table:table-cell>
          <table:table-cell table:style-name="ce1" office:value-type="string">
            <text:p>Policies.Validity.FromDate</text:p>
          </table:table-cell>
          <table:table-cell table:style-name="ce1" office:value-type="string">
            <text:p>Policies.Validity.ToDate</text:p>
          </table:table-cell>
          <table:table-cell table:style-name="ce1" office:value-type="string">
            <text:p>Policies.EmptyIndic</text:p>
          </table:table-cell>
          <table:table-cell table:style-name="ce1" office:value-type="string">
            <text:p>Policies.Policy.Identification.Id</text:p>
          </table:table-cell>
          <table:table-cell table:style-name="ce1" office:value-type="string">
            <text:p>Policies.Policy.Identification.Id@Issuer</text:p>
          </table:table-cell>
          <table:table-cell table:style-name="ce1" office:value-type="string">
            <text:p>Policies.Policy.Identification.Id@Scheme</text:p>
          </table:table-cell>
          <table:table-cell table:style-name="ce1" office:value-type="string">
            <text:p>Policies.Policy.Status.Code</text:p>
          </table:table-cell>
          <table:table-cell table:style-name="ce1" office:value-type="string">
            <text:p>Policies.Policy.Status.EffectiveDate</text:p>
          </table:table-cell>
          <table:table-cell table:style-name="ce1" office:value-type="string">
            <text:p>Policies.Policy.LinkedObjects.Product.Identification.Id</text:p>
          </table:table-cell>
          <table:table-cell table:style-name="ce1" office:value-type="string">
            <text:p>Policies.Policy.LinkedObjects.Product.Identification.Id@Issuer</text:p>
          </table:table-cell>
          <table:table-cell table:style-name="ce1" office:value-type="string">
            <text:p>Policies.Policy.LinkedObjects.Product.Identification.Id@Scheme</text:p>
          </table:table-cell>
          <table:table-cell table:style-name="ce1" office:value-type="string">
            <text:p>Policies.Policy.LinkedObjects.Customer.Identification.Id</text:p>
          </table:table-cell>
          <table:table-cell table:style-name="ce1" office:value-type="string">
            <text:p>Policies.Policy.LinkedObjects.Customer.Identification.Id@Issuer</text:p>
          </table:table-cell>
          <table:table-cell table:style-name="ce1" office:value-type="string">
            <text:p>Policies.Policy.LinkedObjects.Customer.Identification.Id@Scheme</text:p>
          </table:table-cell>
          <table:table-cell table:style-name="ce1" office:value-type="string">
            <text:p>Policies.Policy.LinkedObjects.Customer.Activity.CSP</text:p>
          </table:table-cell>
          <table:table-cell table:style-name="ce1" office:value-type="string">
            <text:p>Policies.Policy.LinkedObjects.Customer.BirthDate</text:p>
          </table:table-cell>
          <table:table-cell table:style-name="ce1" office:value-type="string">
            <text:p>Policies.Policy.LinkedObjects.Customer.Gender</text:p>
          </table:table-cell>
          <table:table-cell table:style-name="ce1" office:value-type="string">
            <text:p>Policies.Policy.LinkedObjects.Customer.Rank</text:p>
          </table:table-cell>
          <table:table-cell table:style-name="ce1" office:value-type="string">
            <text:p>Policies.Policy.Data.Category</text:p>
          </table:table-cell>
          <table:table-cell table:style-name="ce1" office:value-type="string">
            <text:p>Policies.Policy.Data.ValidityPeriod.FromDate</text:p>
          </table:table-cell>
          <table:table-cell table:style-name="ce1" office:value-type="string">
            <text:p>Policies.Policy.Data.ValidityPeriod.ToDate</text:p>
          </table:table-cell>
          <table:table-cell table:style-name="ce1" office:value-type="string">
            <text:p>Policies.Policy.Data.PremiumType</text:p>
          </table:table-cell>
          <table:table-cell table:style-name="ce1" office:value-type="string">
            <text:p>Policies.Policy.Data.FirstPaymentDate</text:p>
          </table:table-cell>
          <table:table-cell table:style-name="ce1" office:value-type="string">
            <text:p>Policies.Policy.Data.ActiveIndic</text:p>
          </table:table-cell>
          <table:table-cell table:style-name="ce1" office:value-type="string">
            <text:p>Policies.Policy.Item.Identification.Group</text:p>
          </table:table-cell>
          <table:table-cell table:style-name="ce1" office:value-type="string">
            <text:p>Policies.Policy.Item.Identification.Code</text:p>
          </table:table-cell>
          <table:table-cell table:style-name="ce1" office:value-type="string">
            <text:p>Policies.Policy.Item.Status.Code</text:p>
          </table:table-cell>
          <table:table-cell table:style-name="ce1" office:value-type="string">
            <text:p>Policies.Policy.Item.Data.LevelRate</text:p>
          </table:table-cell>
          <table:table-cell table:style-name="ce1" office:value-type="string">
            <text:p>Policies.Policy.Item.Data.Count</text:p>
          </table:table-cell>
          <table:table-cell table:style-name="ce1" office:value-type="string">
            <text:p>Policies.Policy.Item.Data.Count@Unit</text:p>
          </table:table-cell>
          <table:table-cell table:style-name="ce1" office:value-type="string">
            <text:p>Policies.Policy.Item.Data.BaseAmount</text:p>
          </table:table-cell>
          <table:table-cell table:style-name="ce1" office:value-type="string">
            <text:p>Policies.Policy.Item.Data.BaseAmount@Curr</text:p>
          </table:table-cell>
          <table:table-cell table:style-name="ce1" office:value-type="string">
            <text:p>Policies.Policy.Item.Data.CurrentAmount</text:p>
          </table:table-cell>
          <table:table-cell table:style-name="ce1" office:value-type="string">
            <text:p>Policies.Policy.Item.Data.CurrentAmount@Curr</text:p>
          </table:table-cell>
          <table:table-cell table:style-name="ce1" office:value-type="string">
            <text:p>Policies.Policy.Line.Identification.Id</text:p>
          </table:table-cell>
          <table:table-cell table:style-name="ce1" office:value-type="string">
            <text:p>Policies.Policy.Line.Identification.Id@Issuer</text:p>
          </table:table-cell>
          <table:table-cell table:style-name="ce1" office:value-type="string">
            <text:p>Policies.Policy.Line.Identification.Id@Scheme</text:p>
          </table:table-cell>
          <table:table-cell table:style-name="ce1" office:value-type="string">
            <text:p>Policies.Policy.Line.Data.Type</text:p>
          </table:table-cell>
          <table:table-cell table:style-name="ce1" office:value-type="string">
            <text:p>Policies.Policy.Line.Data.Period.FromDate</text:p>
          </table:table-cell>
          <table:table-cell table:style-name="ce1" office:value-type="string">
            <text:p>Policies.Policy.Line.Data.Period.ToDate</text:p>
          </table:table-cell>
          <table:table-cell table:style-name="ce1" office:value-type="string">
            <text:p>Policies.Policy.Line.Data.AmortizationType</text:p>
          </table:table-cell>
          <table:table-cell table:style-name="ce1" office:value-type="string">
            <text:p>Policies.Policy.Line.Data.Duration</text:p>
          </table:table-cell>
          <table:table-cell table:style-name="ce1" office:value-type="string">
            <text:p>Policies.Policy.Line.Data.Duration@TimeUnit</text:p>
          </table:table-cell>
          <table:table-cell table:style-name="ce1" office:value-type="string">
            <text:p>Policies.Policy.Line.Data.Rate</text:p>
          </table:table-cell>
          <table:table-cell table:style-name="ce1" office:value-type="string">
            <text:p>Policies.Policy.Line.Installment.BalanceAmount</text:p>
          </table:table-cell>
          <table:table-cell table:style-name="ce1" office:value-type="string">
            <text:p>Policies.Policy.Line.Installment.BalanceAmount@Curr</text:p>
          </table:table-cell>
          <table:table-cell table:style-name="ce1" office:value-type="string">
            <text:p>Policies.Policy.Line.Installment.InstallmentAmount</text:p>
          </table:table-cell>
          <table:table-cell table:style-name="ce1" office:value-type="string">
            <text:p>Policies.Policy.Line.Installment.InstallmentAmount@Curr</text:p>
          </table:table-cell>
          <table:table-cell table:style-name="ce1" office:value-type="string">
            <text:p>Policies.Policy.Line.Installment.CalculationDate</text:p>
          </table:table-cell>
          <table:table-cell table:style-name="ce1" office:value-type="string">
            <text:p>Policies.Policy.Context.Origin</text:p>
          </table:table-cell>
          <table:table-cell table:style-name="ce1" office:value-type="string">
            <text:p>Policies.Policy.Context.CreationDateTime</text:p>
          </table:table-cell>
        </table:table-row>
        <table:table-row table:style-name="ro1">
          <table:table-cell table:style-name="ce2" office:value-type="string">
            <text:p>S1</text:p>
          </table:table-cell>
          <table:table-cell table:style-name="ce2" office:value-type="string">
            <text:p>Sender #1</text:p>
          </table:table-cell>
          <table:table-cell table:style-name="ce2" table:number-columns-repeated="55"/>
        </table:table-row>
        <table:table-row table:style-name="ro1">
          <table:table-cell table:style-name="ce2" table:number-columns-repeated="2"/>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2" table:number-columns-repeated="51"/>
        </table:table-row>
        <table:table-row table:style-name="ro1">
          <table:table-cell table:style-name="ce2" table:number-columns-repeated="6"/>
          <table:table-cell table:style-name="ce3" office:value-type="date" office:date-value="2014-03-21">
            <text:p>3/21/2014</text:p>
          </table:table-cell>
          <table:table-cell table:style-name="ce3" office:value-type="date" office:date-value="2014-03-28">
            <text:p>3/28/2014</text:p>
          </table:table-cell>
          <table:table-cell table:style-name="ce2" table:number-columns-repeated="49"/>
        </table:table-row>
        <table:table-row table:style-name="ro1">
          <table:table-cell table:style-name="ce2" table:number-columns-repeated="8"/>
          <table:table-cell table:style-name="ce2" office:value-type="string">
            <text:p>NO</text:p>
          </table:table-cell>
          <table:table-cell table:style-name="ce2" table:number-columns-repeated="48"/>
        </table:table-row>
        <table:table-row table:style-name="ro1">
          <table:table-cell table:style-name="ce2" table:number-columns-repeated="9"/>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3"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3"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3" office:value-type="date" office:date-value="2014-04-21">
            <text:p>4/21/2014</text:p>
          </table:table-cell>
          <table:table-cell table:style-name="ce3" office:value-type="date" office:date-value="2015-04-20">
            <text:p>4/20/2015</text:p>
          </table:table-cell>
          <table:table-cell table:style-name="ce2" office:value-type="string">
            <text:p>RR</text:p>
          </table:table-cell>
          <table:table-cell table:style-name="ce3"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1</text:p>
          </table:table-cell>
          <table:table-cell table:style-name="ce2" office:value-type="string">
            <text:p>ACCE</text:p>
          </table:table-cell>
          <table:table-cell table:style-name="ce2" office:value-type="float" office:value="100">
            <text:p>100</text:p>
          </table:table-cell>
          <table:table-cell table:style-name="ce2" office:value-type="float" office:value="1">
            <text:p>1</text:p>
          </table:table-cell>
          <table:table-cell table:style-name="ce2" office:value-type="string">
            <text:p>KILO</text:p>
          </table:table-cell>
          <table:table-cell table:style-name="ce2" office:value-type="float" office:value="300">
            <text:p>300</text:p>
          </table:table-cell>
          <table:table-cell table:style-name="ce2" office:value-type="string">
            <text:p>EUR</text:p>
          </table:table-cell>
          <table:table-cell table:style-name="ce2" office:value-type="float" office:value="280">
            <text:p>28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3" office:value-type="date" office:date-value="2010-01-01">
            <text:p>1/1/2010</text:p>
          </table:table-cell>
          <table:table-cell table:style-name="ce3"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3" office:value-type="date" office:date-value="2014-04-19">
            <text:p>4/19/2014</text:p>
          </table:table-cell>
          <table:table-cell table:style-name="ce2" office:value-type="string">
            <text:p>NP123</text:p>
          </table:table-cell>
          <table:table-cell table:style-name="ce2" office:value-type="string">
            <text:p>2014-03-21T09:25:00.0Z</text:p>
          </table:table-cell>
        </table:table-row>
        <table:table-row table:style-name="ro1">
          <table:table-cell table:style-name="ce2" table:number-columns-repeated="9"/>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3"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3"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3" office:value-type="date" office:date-value="2014-04-21">
            <text:p>4/21/2014</text:p>
          </table:table-cell>
          <table:table-cell table:style-name="ce3" office:value-type="date" office:date-value="2015-04-20">
            <text:p>4/20/2015</text:p>
          </table:table-cell>
          <table:table-cell table:style-name="ce2" office:value-type="string">
            <text:p>RR</text:p>
          </table:table-cell>
          <table:table-cell table:style-name="ce3" office:value-type="date" office:date-value="2014-04-21">
            <text:p>4/21/2014</text:p>
          </table:table-cell>
          <table:table-cell table:style-name="ce2" office:value-type="string">
            <text:p>Y</text:p>
          </table:table-cell>
          <table:table-cell table:style-name="ce2" office:value-type="string">
            <text:p>G2</text:p>
          </table:table-cell>
          <table:table-cell table:style-name="ce2" office:value-type="string">
            <text:p>C1</text:p>
          </table:table-cell>
          <table:table-cell table:style-name="ce2" office:value-type="string">
            <text:p>ACCE</text:p>
          </table:table-cell>
          <table:table-cell table:style-name="ce2" office:value-type="float" office:value="92">
            <text:p>92</text:p>
          </table:table-cell>
          <table:table-cell table:style-name="ce2" office:value-type="float" office:value="734">
            <text:p>734</text:p>
          </table:table-cell>
          <table:table-cell table:style-name="ce2"/>
          <table:table-cell table:style-name="ce2" office:value-type="float" office:value="100">
            <text:p>100</text:p>
          </table:table-cell>
          <table:table-cell table:style-name="ce2" office:value-type="string">
            <text:p>EUR</text:p>
          </table:table-cell>
          <table:table-cell table:style-name="ce2" office:value-type="float" office:value="110">
            <text:p>11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3" office:value-type="date" office:date-value="2010-01-01">
            <text:p>1/1/2010</text:p>
          </table:table-cell>
          <table:table-cell table:style-name="ce3"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3" office:value-type="date" office:date-value="2014-04-19">
            <text:p>4/19/2014</text:p>
          </table:table-cell>
          <table:table-cell table:style-name="ce2" office:value-type="string">
            <text:p>NP123</text:p>
          </table:table-cell>
          <table:table-cell table:style-name="ce2" office:value-type="string">
            <text:p>2014-03-21T09:25:00.0Z</text:p>
          </table:table-cell>
        </table:table-row>
        <table:table-row table:style-name="ro1">
          <table:table-cell table:style-name="ce2" table:number-columns-repeated="9"/>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3"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3"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3" office:value-type="date" office:date-value="2014-04-21">
            <text:p>4/21/2014</text:p>
          </table:table-cell>
          <table:table-cell table:style-name="ce3" office:value-type="date" office:date-value="2015-04-20">
            <text:p>4/20/2015</text:p>
          </table:table-cell>
          <table:table-cell table:style-name="ce2" office:value-type="string">
            <text:p>RR</text:p>
          </table:table-cell>
          <table:table-cell table:style-name="ce3"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2</text:p>
          </table:table-cell>
          <table:table-cell table:style-name="ce2" office:value-type="string">
            <text:p>ACCE</text:p>
          </table:table-cell>
          <table:table-cell table:style-name="ce2" office:value-type="float" office:value="94">
            <text:p>94</text:p>
          </table:table-cell>
          <table:table-cell table:style-name="ce2" office:value-type="float" office:value="2">
            <text:p>2</text:p>
          </table:table-cell>
          <table:table-cell table:style-name="ce2" office:value-type="string">
            <text:p>KILO</text:p>
          </table:table-cell>
          <table:table-cell table:style-name="ce2" office:value-type="float" office:value="200">
            <text:p>200</text:p>
          </table:table-cell>
          <table:table-cell table:style-name="ce2" office:value-type="string">
            <text:p>EUR</text:p>
          </table:table-cell>
          <table:table-cell table:style-name="ce2" office:value-type="float" office:value="205">
            <text:p>205</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3" office:value-type="date" office:date-value="2010-01-01">
            <text:p>1/1/2010</text:p>
          </table:table-cell>
          <table:table-cell table:style-name="ce3"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3" office:value-type="date" office:date-value="2014-04-19">
            <text:p>4/19/2014</text:p>
          </table:table-cell>
          <table:table-cell table:style-name="ce2" office:value-type="string">
            <text:p>NP123</text:p>
          </table:table-cell>
          <table:table-cell table:style-name="ce2" office:value-type="string">
            <text:p>2014-03-21T09:25:00.0Z</text:p>
          </table:table-cell>
        </table:table-row>
        <table:table-row table:style-name="ro1">
          <table:table-cell table:style-name="ce2" table:number-columns-repeated="9"/>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3"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3"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3" office:value-type="date" office:date-value="2014-04-15">
            <text:p>4/15/2014</text:p>
          </table:table-cell>
          <table:table-cell table:style-name="ce3" office:value-type="date" office:date-value="2015-04-14">
            <text:p>4/14/2015</text:p>
          </table:table-cell>
          <table:table-cell table:style-name="ce2" office:value-type="string">
            <text:p>TT</text:p>
          </table:table-cell>
          <table:table-cell table:style-name="ce3"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3</text:p>
          </table:table-cell>
          <table:table-cell table:style-name="ce2" office:value-type="string">
            <text:p>ACCE</text:p>
          </table:table-cell>
          <table:table-cell table:style-name="ce2" office:value-type="float" office:value="80">
            <text:p>80</text:p>
          </table:table-cell>
          <table:table-cell table:style-name="ce2" office:value-type="float" office:value="1">
            <text:p>1</text:p>
          </table:table-cell>
          <table:table-cell table:style-name="ce2" office:value-type="string">
            <text:p>KILO</text:p>
          </table:table-cell>
          <table:table-cell table:style-name="ce2" office:value-type="float" office:value="500">
            <text:p>500</text:p>
          </table:table-cell>
          <table:table-cell table:style-name="ce2" office:value-type="string">
            <text:p>EUR</text:p>
          </table:table-cell>
          <table:table-cell table:style-name="ce2" office:value-type="float" office:value="530">
            <text:p>53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3" office:value-type="date" office:date-value="2010-01-01">
            <text:p>1/1/2010</text:p>
          </table:table-cell>
          <table:table-cell table:style-name="ce3"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3" office:value-type="date" office:date-value="2014-04-20">
            <text:p>4/20/2014</text:p>
          </table:table-cell>
          <table:table-cell table:style-name="ce2" office:value-type="string">
            <text:p>NP123</text:p>
          </table:table-cell>
          <table:table-cell table:style-name="ce2" office:value-type="string">
            <text:p>2014-03-21T09:20:00.0Z</text:p>
          </table:table-cell>
        </table:table-row>
        <table:table-row table:style-name="ro1">
          <table:table-cell table:style-name="ce2" table:number-columns-repeated="9"/>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3"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3"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3" office:value-type="date" office:date-value="2014-04-15">
            <text:p>4/15/2014</text:p>
          </table:table-cell>
          <table:table-cell table:style-name="ce3" office:value-type="date" office:date-value="2015-04-14">
            <text:p>4/14/2015</text:p>
          </table:table-cell>
          <table:table-cell table:style-name="ce2" office:value-type="string">
            <text:p>TT</text:p>
          </table:table-cell>
          <table:table-cell table:style-name="ce3"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4</text:p>
          </table:table-cell>
          <table:table-cell table:style-name="ce2" office:value-type="string">
            <text:p>ACCE</text:p>
          </table:table-cell>
          <table:table-cell table:style-name="ce2" office:value-type="float" office:value="52">
            <text:p>52</text:p>
          </table:table-cell>
          <table:table-cell table:style-name="ce2" office:value-type="float" office:value="999">
            <text:p>999</text:p>
          </table:table-cell>
          <table:table-cell table:style-name="ce2"/>
          <table:table-cell table:style-name="ce2" office:value-type="float" office:value="50">
            <text:p>50</text:p>
          </table:table-cell>
          <table:table-cell table:style-name="ce2" office:value-type="string">
            <text:p>EUR</text:p>
          </table:table-cell>
          <table:table-cell table:style-name="ce2" office:value-type="float" office:value="80">
            <text:p>8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3" office:value-type="date" office:date-value="2010-01-01">
            <text:p>1/1/2010</text:p>
          </table:table-cell>
          <table:table-cell table:style-name="ce3"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3" office:value-type="date" office:date-value="2014-04-20">
            <text:p>4/20/2014</text:p>
          </table:table-cell>
          <table:table-cell table:style-name="ce2" office:value-type="string">
            <text:p>NP123</text:p>
          </table:table-cell>
          <table:table-cell table:style-name="ce2" office:value-type="string">
            <text:p>2014-03-21T09:20:00.0Z</text:p>
          </table:table-cell>
        </table:table-row>
        <table:table-row table:style-name="ro1" table:number-rows-repeated="1048565">
          <table:table-cell table:number-columns-repeated="57"/>
        </table:table-row>
        <table:table-row table:style-name="ro1">
          <table:table-cell table:number-columns-repeated="57"/>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7">05/17/2014</text:date>, <text:time>19:25:28</text:time></text:p>
        </style:region-right>
      </style:header>
      <style:header-left style:display="false"/>
      <style:footer>
        <text:p>Page <text:page-number>1</text:page-number> / <text:page-count>99</text:page-count></text:p>
      </style:footer>
      <style:footer-left style:display="false"/>
    </style:master-page>
    <style:master-page style:name="PageStyle_5f_Policies.XV3" style:display-name="PageStyle_Policies.XV3" style:page-layout-name="Mpm3">
      <style:header style:display="false"/>
      <style:header-left style:display="false"/>
      <style:footer style:display="false"/>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071in"/>
    </style:style>
    <style:style style:name="co2" style:family="table-column">
      <style:table-column-properties fo:break-before="auto" style:column-width="3.1083in"/>
    </style:style>
    <style:style style:name="co3" style:family="table-column">
      <style:table-column-properties fo:break-before="auto" style:column-width="1.1402in"/>
    </style:style>
    <style:style style:name="co4" style:family="table-column">
      <style:table-column-properties fo:break-before="auto" style:column-width="1.7752in"/>
    </style:style>
    <style:style style:name="co5" style:family="table-column">
      <style:table-column-properties fo:break-before="auto" style:column-width="1.9626in"/>
    </style:style>
    <style:style style:name="co6" style:family="table-column">
      <style:table-column-properties fo:break-before="auto" style:column-width="2.8898in"/>
    </style:style>
    <style:style style:name="co7" style:family="table-column">
      <style:table-column-properties fo:break-before="auto" style:column-width="2.2957in"/>
    </style:style>
    <style:style style:name="co8" style:family="table-column">
      <style:table-column-properties fo:break-before="auto" style:column-width="1.4528in"/>
    </style:style>
    <style:style style:name="co9" style:family="table-column">
      <style:table-column-properties fo:break-before="auto" style:column-width="0.828in"/>
    </style:style>
    <style:style style:name="co10" style:family="table-column">
      <style:table-column-properties fo:break-before="auto" style:column-width="2.0354in"/>
    </style:style>
    <style:style style:name="co11" style:family="table-column">
      <style:table-column-properties fo:break-before="auto" style:column-width="1.702in"/>
    </style:style>
    <style:style style:name="co12" style:family="table-column">
      <style:table-column-properties fo:break-before="auto" style:column-width="1.7543in"/>
    </style:style>
    <style:style style:name="co13" style:family="table-column">
      <style:table-column-properties fo:break-before="auto" style:column-width="3.2744in"/>
    </style:style>
    <style:style style:name="co14" style:family="table-column">
      <style:table-column-properties fo:break-before="auto" style:column-width="1.9937in"/>
    </style:style>
    <style:style style:name="co15" style:family="table-column">
      <style:table-column-properties fo:break-before="auto" style:column-width="1.4425in"/>
    </style:style>
    <style:style style:name="co16" style:family="table-column">
      <style:table-column-properties fo:break-before="auto" style:column-width="1.328in"/>
    </style:style>
    <style:style style:name="co17" style:family="table-column">
      <style:table-column-properties fo:break-before="auto" style:column-width="1.8791in"/>
    </style:style>
    <style:style style:name="co18" style:family="table-column">
      <style:table-column-properties fo:break-before="auto" style:column-width="1.6811in"/>
    </style:style>
    <style:style style:name="co19" style:family="table-column">
      <style:table-column-properties fo:break-before="auto" style:column-width="1.5465in"/>
    </style:style>
    <style:style style:name="co20"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559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8pt" style:font-size-asian="8pt" style:font-size-complex="8pt"/>
    </style:style>
    <style:style style:name="ce2" style:family="table-cell" style:parent-style-name="Default">
      <style:table-cell-properties fo:border="0.0008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automatic"/>
      <style:paragraph-properties fo:margin-left="0in" style:writing-mode="page"/>
      <style:text-properties fo:font-size="8pt" style:font-size-asian="8pt" style:font-size-complex="8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number-columns-repeated="1004" table:default-cell-style-name="ce3"/>
        <table:table-row table:style-name="ro1">
          <table:table-cell table:style-name="ce1" office:value-type="string">
            <text:p>PLAY.TITLE</text:p>
          </table:table-cell>
          <table:table-cell table:style-name="ce1" office:value-type="string">
            <text:p>PLAY.FM.P</text:p>
          </table:table-cell>
          <table:table-cell table:style-name="ce1" office:value-type="string">
            <text:p>PLAY.PERSONAE.TITLE</text:p>
          </table:table-cell>
          <table:table-cell table:style-name="ce1" office:value-type="string">
            <text:p>PLAY.PERSONAE.PGROUP.PERSONA</text:p>
          </table:table-cell>
          <table:table-cell table:style-name="ce1" office:value-type="string">
            <text:p>PLAY.PERSONAE.PGROUP.GRPDESCR</text:p>
          </table:table-cell>
          <table:table-cell table:style-name="ce1" office:value-type="string">
            <text:p>PLAY.PERSONAE.PERSONA</text:p>
          </table:table-cell>
          <table:table-cell table:style-name="ce1" office:value-type="string">
            <text:p>PLAY.SCNDESCR</text:p>
          </table:table-cell>
          <table:table-cell table:style-name="ce1" office:value-type="string">
            <text:p>PLAY.PLAYSUBT</text:p>
          </table:table-cell>
          <table:table-cell table:style-name="ce1" office:value-type="string">
            <text:p>PLAY.ACT.TITLE</text:p>
          </table:table-cell>
          <table:table-cell table:style-name="ce1" office:value-type="string">
            <text:p>PLAY.ACT.SCENE.TITLE</text:p>
          </table:table-cell>
          <table:table-cell table:style-name="ce1" office:value-type="string">
            <text:p>PLAY.ACT.SCENE.SPEECH.SPEAKER</text:p>
          </table:table-cell>
          <table:table-cell table:style-name="ce1" office:value-type="string">
            <text:p>PLAY.ACT.SCENE.SPEECH.STAGEDIR</text:p>
          </table:table-cell>
          <table:table-cell table:style-name="ce1" office:value-type="string">
            <text:p>PLAY.ACT.SCENE.SPEECH.LINE</text:p>
          </table:table-cell>
          <table:table-cell table:style-name="ce1" office:value-type="string">
            <text:p>PLAY.ACT.SCENE.SPEECH.LINE.STAGEDIR</text:p>
          </table:table-cell>
          <table:table-cell table:style-name="ce1" office:value-type="string">
            <text:p>PLAY.ACT.SCENE.STAGEDIR</text:p>
          </table:table-cell>
          <table:table-cell table:style-name="ce1" office:value-type="string">
            <text:p>PLAY.ACT.EPILOGUE.TITLE</text:p>
          </table:table-cell>
          <table:table-cell table:style-name="ce1" office:value-type="string">
            <text:p>PLAY.ACT.EPILOGUE.SPEECH.SPEAKER</text:p>
          </table:table-cell>
          <table:table-cell table:style-name="ce1" office:value-type="string">
            <text:p>PLAY.ACT.EPILOGUE.SPEECH.LINE</text:p>
          </table:table-cell>
          <table:table-cell table:style-name="ce1" office:value-type="string">
            <text:p>PLAY.ACT.EPILOGUE.STAGEDIR</text:p>
          </table:table-cell>
          <table:table-cell table:number-columns-repeated="1004"/>
        </table:table-row>
        <table:table-row table:style-name="ro1">
          <table:table-cell table:style-name="ce2" office:value-type="string">
            <text:p>All's Well That Ends Well</text:p>
          </table:table-cell>
          <table:table-cell table:style-name="ce2" office:value-type="string">
            <text:p>Text placed in the public domain by Moby Lexical Tools, 1992.</text:p>
          </table:table-cell>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office:value-type="string">
            <text:p>SGML markup by Jon Bosak, 1992-1994.</text:p>
          </table:table-cell>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office:value-type="string">
            <text:p>XML version by Jon Bosak, 1996-1998.</text:p>
          </table:table-cell>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office:value-type="string">
            <text:p>This work may be freely copied and distributed worldwide.</text:p>
          </table:table-cell>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KING OF FRANCE</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DUKE OF FLORENCE</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BERTRAM, Count of Rousillon.</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LAFEU, an old lord.</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PAROLLES, a follower of Bertram.</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office:value-type="string">
            <text:p>Steward</text:p>
          </table:table-cell>
          <table:table-cell table:style-name="ce2" office:value-type="string">
            <text:p>servants to the Countess of Rousillon.</text:p>
          </table:table-cell>
          <table:table-cell table:style-name="ce2"/>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office:value-type="string">
            <text:p>Clown</text:p>
          </table:table-cell>
          <table:table-cell table:style-name="ce2" office:value-type="string">
            <text:p>servants to the Countess of Rousillon.</text:p>
          </table:table-cell>
          <table:table-cell table:style-name="ce2"/>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A Page.</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COUNTESS OF ROUSILLON, mother to Bertram.</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HELENA, a gentlewoman protected by the Countess.</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An old Widow of Florence.</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DIANA, daughter to the Widow.</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office:value-type="string">
            <text:p>VIOLENTA</text:p>
          </table:table-cell>
          <table:table-cell table:style-name="ce2" office:value-type="string">
            <text:p>neighbours and friends to the Widow.</text:p>
          </table:table-cell>
          <table:table-cell table:style-name="ce2"/>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office:value-type="string">
            <text:p>MARIANA</text:p>
          </table:table-cell>
          <table:table-cell table:style-name="ce2" office:value-type="string">
            <text:p>neighbours and friends to the Widow.</text:p>
          </table:table-cell>
          <table:table-cell table:style-name="ce2"/>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Lords, Officers, Soldiers, &amp;amp;c., French and Florentine.</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table:number-columns-repeated="4"/>
          <table:table-cell table:style-name="ce4" office:value-type="string">
            <text:p>Enter BERTRAM, the COUNTESS of Rousillon, HELENA,</text:p>
            <text:p>and LAFEU, all in black</text:p>
          </table:table-cell>
          <table:table-cell table:style-name="ce2" table:number-columns-repeated="4"/>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In delivering my son from me, I bury a second husban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And I in going, madam, weep o'er my father's death</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anew: but I must attend his majesty's command, to</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whom I am now in ward, evermore in subjection.</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You shall find of the king a husband, madam; you,</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sir, a father: he that so generally is at all time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good must of necessity hold his virtue to you; whos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worthiness would stir it up where it wanted rathe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than lack it where there is such abundanc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What hope is there of his majesty's amendmen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He hath abandoned his physicians, madam; under whos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practises he hath persecuted time with hope, an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finds no other advantage in the process but only th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losing of hope by tim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his young gentlewoman had a father,--O, tha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ad'! how sad a passage 'tis!--whose skill wa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almost as great as his honesty; had it stretched so</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far, would have made nature immortal, and death</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should have play for lack of work. Would, for th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king's sake, he were living! I think it would b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he death of the king's diseas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How called you the man you speak of, madam?</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e was famous, sir, in his profession, and it wa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is great right to be so: Gerard de Narbon.</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He was excellent indeed, madam: the king very</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lately spoke of him admiringly and mourningly: h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was skilful enough to have lived still, if knowledg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could be set up against mortality.</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What is it, my good lord, the king languishes of?</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A fistula, my lor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I heard not of it befor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I would it were not notorious. Was this gentlewoman</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the daughter of Gerard de Narbon?</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is sole child, my lord, and bequeathed to my</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overlooking. I have those hopes of her good tha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er education promises; her dispositions sh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inherits, which makes fair gifts fairer; for wher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an unclean mind carries virtuous qualities, ther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commendations go with pity; they are virtues an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raitors too; in her they are the better for thei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simpleness; she derives her honesty and achieves her goodnes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Your commendations, madam, get from her tear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is the best brine a maiden can season her prais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in. The remembrance of her father never approache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er heart but the tyranny of her sorrows takes all</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livelihood from her cheek. No more of this, Helena;</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go to, no more; lest it be rather thought you affec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a sorrow than have i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 do affect a sorrow indeed, but I have it too.</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Moderate lamentation is the right of the dea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excessive grief the enemy to the living.</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If the living be enemy to the grief, the exces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makes it soon mortal.</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Madam, I desire your holy wishe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How understand we tha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Be thou blest, Bertram, and succeed thy fathe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In manners, as in shape! thy blood and virtu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Contend for empire in thee, and thy goodnes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Share with thy birthright! Love all, trust a few,</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Do wrong to none: be able for thine enemy</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Rather in power than use, and keep thy frien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Under thy own life's key: be cheque'd for silenc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But never tax'd for speech. What heaven more will,</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hat thee may furnish and my prayers pluck down,</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Fall on thy head! Farewell, my lor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is an unseason'd courtier; good my lor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Advise him.</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He cannot want the bes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That shall attend his lov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eaven bless him! Farewell, Bertram.</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table:number-columns-repeated="4"/>
          <table:table-cell table:style-name="ce2" office:value-type="string">
            <text:p>Exit</text:p>
          </table:table-cell>
          <table:table-cell table:style-name="ce2" table:number-columns-repeated="4"/>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The best wishes that can be forged in</text:p>
          </table:table-cell>
          <table:table-cell table:style-name="ce2" office:value-type="string">
            <text:p>To HELENA</text:p>
          </table:table-cell>
          <table:table-cell table:style-name="ce2" table:number-columns-repeated="5"/>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your thoughts be servants to you! Be comfortabl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to my mother, your mistress, and make much of he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Farewell, pretty lady: you must hold the credit of</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your fathe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table:number-columns-repeated="4"/>
          <table:table-cell table:style-name="ce2" office:value-type="string">
            <text:p>Exeunt BERTRAM and LAFEU</text:p>
          </table:table-cell>
          <table:table-cell table:style-name="ce2" table:number-columns-repeated="4"/>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O, were that all! I think not on my fathe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And these great tears grace his remembrance mor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Than those I shed for him. What was he lik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 have forgot him: my imagination</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Carries no favour in't but Bertram'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 am undone: there is no living, non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f Bertram be away. 'Twere all on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That I should love a bright particular sta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And think to wed it, he is so above m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n his bright radiance and collateral ligh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Must I be comforted, not in his spher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The ambition in my love thus plagues itself:</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The hind that would be mated by the lion</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Must die for love. 'Twas pretty, though plagu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To see him every hour; to sit and draw</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His arched brows, his hawking eye, his curl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n our heart's table; heart too capabl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Of every line and trick of his sweet favou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But now he's gone, and my idolatrous fancy</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Must sanctify his reliques. Who comes her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office:value-type="string">
            <text:p>Enter PAROLLES</text:p>
          </table:table-cell>
          <table:table-cell table:style-name="ce2" table:number-columns-repeated="7"/>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office:value-type="string">
            <text:p>Aside</text:p>
          </table:table-cell>
          <table:table-cell table:style-name="ce2" table:number-columns-repeated="7"/>
          <table:table-cell table:number-columns-repeated="1004"/>
        </table:table-row>
        <table:table-row table:style-name="ro1" table:number-rows-repeated="1048455">
          <table:table-cell table:number-columns-repeated="1023"/>
        </table:table-row>
        <table:table-row table:style-name="ro1">
          <table:table-cell table:number-columns-repeated="1023"/>
        </table:table-row>
      </table:table>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3P0" style:volatile="true">
      <number:number number:decimal-places="0" number:min-integer-digits="1" number:grouping="true"/>
      <number:text> €</number:text>
    </number:number-style>
    <number:number-style style:name="N143">
      <number:text>-</number:text>
      <number:number number:decimal-places="0" number:min-integer-digits="1" number:grouping="true"/>
      <number:text> €</number:text>
      <style:map style:condition="value()&gt;=0" style:apply-style-name="N143P0"/>
    </number:number-style>
    <number:number-style style:name="N144P0" style:volatile="true">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 €</number:text>
      <style:map style:condition="value()&gt;=0" style:apply-style-name="N144P0"/>
    </number:number-style>
    <number:number-style style:name="N145P0" style:volatile="true">
      <number:number number:decimal-places="2" number:min-integer-digits="1" number:grouping="true"/>
      <number:text> €</number:text>
    </number:number-style>
    <number:number-style style:name="N145">
      <number:text>-</number:text>
      <number:number number:decimal-places="2" number:min-integer-digits="1" number:grouping="true"/>
      <number:text> €</number:text>
      <style:map style:condition="value()&gt;=0" style:apply-style-name="N145P0"/>
    </number:number-style>
    <number:number-style style:name="N146P0" style:volatile="true">
      <number:number number:decimal-places="2" number:min-integer-digits="1" number:grouping="true"/>
      <number:text> €</number:text>
    </number:number-style>
    <number:number-style style:name="N146">
      <style:text-properties fo:color="#ff0000"/>
      <number:text>-</number:text>
      <number:number number:decimal-places="2" number:min-integer-digits="1" number:grouping="true"/>
      <number:text> €</number:text>
      <style:map style:condition="value()&gt;=0" style:apply-style-name="N146P0"/>
    </number:number-style>
    <number:number-style style:name="N147P0" style:volatile="true">
      <number:text> </number:text>
      <number:number number:decimal-places="0" number:min-integer-digits="1" number:grouping="true"/>
      <number:text>    </number:text>
    </number:number-style>
    <number:number-style style:name="N147P1" style:volatile="true">
      <number:text>-</number:text>
      <number:number number:decimal-places="0" number:min-integer-digits="1" number:grouping="true"/>
      <number:text>    </number:text>
    </number:number-style>
    <number:number-style style:name="N147P2" style:volatile="true">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 </number:text>
      <number:number number:decimal-places="0" number:min-integer-digits="1" number:grouping="true"/>
      <number:text> € </number:text>
    </number:number-style>
    <number:number-style style:name="N148P1" style:volatile="true">
      <number:text>-</number:text>
      <number:number number:decimal-places="0" number:min-integer-digits="1" number:grouping="true"/>
      <number:text> € </number:text>
    </number:number-style>
    <number:number-style style:name="N148P2" style:volatile="true">
      <number:text> - €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2" number:min-integer-digits="1" number:grouping="true"/>
      <number:text>    </number:text>
    </number:number-style>
    <number:number-style style:name="N149P1" style:volatile="true">
      <number:text>-</number:text>
      <number:number number:decimal-places="2" number:min-integer-digits="1" number:grouping="true"/>
      <number:text>    </number:text>
    </number:number-style>
    <number:number-style style:name="N149P2" style:volatile="true">
      <number:text> -</number:text>
      <number:number number:decimal-places="0" number:min-integer-digits="0"/>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2" number:min-integer-digits="1" number:grouping="true"/>
      <number:text> € </number:text>
    </number:number-style>
    <number:number-style style:name="N150P1" style:volatile="true">
      <number:text>-</number:text>
      <number:number number:decimal-places="2" number:min-integer-digits="1" number:grouping="true"/>
      <number:text> € </number:text>
    </number:number-style>
    <number:number-style style:name="N150P2" style:volatile="true">
      <number:text> -</number:text>
      <number:number number:decimal-places="0" number:min-integer-digits="0"/>
      <number:text>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number:number-style style:name="N8137P0" style:volatile="true" number:language="en" number:country="US">
      <number:number number:decimal-places="0" number:min-integer-digits="1" number:grouping="true"/>
      <number:text> </number:text>
    </number:number-style>
    <number:number-style style:name="N8137" number:language="en" number:country="US">
      <number:text>(</number:text>
      <number:number number:decimal-places="0" number:min-integer-digits="1" number:grouping="true"/>
      <number:text>)</number:text>
      <style:map style:condition="value()&gt;=0" style:apply-style-name="N8137P0"/>
    </number:number-style>
    <number:number-style style:name="N8138P0" style:volatile="true" number:language="en" number:country="US">
      <number:number number:decimal-places="0" number:min-integer-digits="1" number:grouping="true"/>
      <number:text> </number:text>
    </number:number-style>
    <number:number-style style:name="N8138" number:language="en" number:country="US">
      <style:text-properties fo:color="#ff0000"/>
      <number:text>(</number:text>
      <number:number number:decimal-places="0" number:min-integer-digits="1" number:grouping="true"/>
      <number:text>)</number:text>
      <style:map style:condition="value()&gt;=0" style:apply-style-name="N8138P0"/>
    </number:number-style>
    <number:number-style style:name="N8139P0" style:volatile="true" number:language="en" number:country="US">
      <number:number number:decimal-places="2" number:min-integer-digits="1" number:grouping="true"/>
      <number:text> </number:text>
    </number:number-style>
    <number:number-style style:name="N8139" number:language="en" number:country="US">
      <number:text>(</number:text>
      <number:number number:decimal-places="2" number:min-integer-digits="1" number:grouping="true"/>
      <number:text>)</number:text>
      <style:map style:condition="value()&gt;=0" style:apply-style-name="N8139P0"/>
    </number:number-style>
    <number:number-style style:name="N8140P0" style:volatile="true" number:language="en" number:country="US">
      <number:number number:decimal-places="2" number:min-integer-digits="1" number:grouping="true"/>
      <number:text> </number:text>
    </number:number-style>
    <number:number-style style:name="N8140" number:language="en" number:country="US">
      <style:text-properties fo:color="#ff0000"/>
      <number:text>(</number:text>
      <number:number number:decimal-places="2" number:min-integer-digits="1" number:grouping="true"/>
      <number:text>)</number:text>
      <style:map style:condition="value()&gt;=0" style:apply-style-name="N8140P0"/>
    </number:number-style>
    <number:currency-style style:name="N8141P0" style:volatile="true" number:language="en" number:country="US">
      <number:currency-symbol/>
      <number:number number:decimal-places="0" number:min-integer-digits="1" number:grouping="true"/>
      <number:text> </number:text>
    </number:currency-style>
    <number:currency-style style:name="N8141" number:language="en" number:country="US">
      <number:text>(</number:text>
      <number:currency-symbol/>
      <number:number number:decimal-places="0" number:min-integer-digits="1" number:grouping="true"/>
      <number:text>)</number:text>
      <style:map style:condition="value()&gt;=0" style:apply-style-name="N8141P0"/>
    </number:currency-style>
    <number:currency-style style:name="N8142P0" style:volatile="true" number:language="en" number:country="US">
      <number:currency-symbol/>
      <number:number number:decimal-places="0" number:min-integer-digits="1" number:grouping="true"/>
      <number:text> </number:text>
    </number:currency-style>
    <number:currency-style style:name="N8142" number:language="en" number:country="US">
      <style:text-properties fo:color="#ff0000"/>
      <number:text>(</number:text>
      <number:currency-symbol/>
      <number:number number:decimal-places="0" number:min-integer-digits="1" number:grouping="true"/>
      <number:text>)</number:text>
      <style:map style:condition="value()&gt;=0" style:apply-style-name="N8142P0"/>
    </number:currency-style>
    <number:currency-style style:name="N8143P0" style:volatile="true" number:language="en" number:country="US">
      <number:currency-symbol/>
      <number:number number:decimal-places="2" number:min-integer-digits="1" number:grouping="true"/>
      <number:text> </number:text>
    </number:currency-style>
    <number:currency-style style:name="N8143" number:language="en" number:country="US">
      <number:text>(</number:text>
      <number:currency-symbol/>
      <number:number number:decimal-places="2" number:min-integer-digits="1" number:grouping="true"/>
      <number:text>)</number:text>
      <style:map style:condition="value()&gt;=0" style:apply-style-name="N8143P0"/>
    </number:currency-style>
    <number:currency-style style:name="N8144P0" style:volatile="true" number:language="en" number:country="US">
      <number:currency-symbol/>
      <number:number number:decimal-places="2" number:min-integer-digits="1" number:grouping="true"/>
      <number:text> </number:text>
    </number:currency-style>
    <number:currency-style style:name="N8144" number:language="en" number:country="US">
      <style:text-properties fo:color="#ff0000"/>
      <number:text>(</number:text>
      <number:currency-symbol/>
      <number:number number:decimal-places="2" number:min-integer-digits="1" number:grouping="true"/>
      <number:text>)</number:text>
      <style:map style:condition="value()&gt;=0" style:apply-style-name="N8144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style:page-layout style:name="Mpm4">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5">05/25/2014</text:date>, <text:time>09:16:53</text:time></text:p>
        </style:region-right>
      </style:header>
      <style:header-left style:display="false"/>
      <style:footer>
        <text:p>Page <text:page-number>1</text:page-number> / <text:page-count>99</text:page-count></text:p>
      </style:footer>
      <style:footer-left style:display="false"/>
    </style:master-page>
    <style:master-page style:name="PageStyle_5f_all_5f_well" style:display-name="PageStyle_all_well" style:page-layout-name="Mpm3">
      <style:header style:display="false"/>
      <style:header-left style:display="false"/>
      <style:footer style:display="false"/>
      <style:footer-left style:display="false"/>
    </style:master-page>
    <style:master-page style:name="PageStyle_5f_all_5f_well_20_1" style:display-name="PageStyle_all_well 1" style:page-layout-name="Mpm4">
      <style:header style:display="false"/>
      <style:header-left style:display="false"/>
      <style:footer style:display="false"/>
      <style:footer-left style:display="false"/>
    </style:master-page>
    <style:master-page style:name="PageStyle_5f_all_5f_well_20_2" style:display-name="PageStyle_all_well 2" style:page-layout-name="Mpm4">
      <style:header style:display="false"/>
      <style:header-left style:display="false"/>
      <style:footer style:display="false"/>
      <style:footer-left style:display="false"/>
    </style:master-page>
    <style:master-page style:name="PageStyle_5f_all_5f_well_20_3" style:display-name="PageStyle_all_well 3" style:page-layout-name="Mpm4">
      <style:header style:display="false"/>
      <style:header-left style:display="false"/>
      <style:footer style:display="false"/>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46in"/>
    </style:style>
    <style:style style:name="co2" style:family="table-column">
      <style:table-column-properties fo:break-before="auto" style:column-width="1.2583in"/>
    </style:style>
    <style:style style:name="co3" style:family="table-column">
      <style:table-column-properties fo:break-before="auto" style:column-width="1.728in"/>
    </style:style>
    <style:style style:name="co4" style:family="table-column">
      <style:table-column-properties fo:break-before="auto" style:column-width="2.1543in"/>
    </style:style>
    <style:style style:name="co5" style:family="table-column">
      <style:table-column-properties fo:break-before="auto" style:column-width="2.2409in"/>
    </style:style>
    <style:style style:name="co6" style:family="table-column">
      <style:table-column-properties fo:break-before="auto" style:column-width="1.4984in"/>
    </style:style>
    <style:style style:name="co7" style:family="table-column">
      <style:table-column-properties fo:break-before="auto" style:column-width="1.3563in"/>
    </style:style>
    <style:style style:name="co8" style:family="table-column">
      <style:table-column-properties fo:break-before="auto" style:column-width="1.1272in"/>
    </style:style>
    <style:style style:name="co9" style:family="table-column">
      <style:table-column-properties fo:break-before="auto" style:column-width="1.5201in"/>
    </style:style>
    <style:style style:name="co10" style:family="table-column">
      <style:table-column-properties fo:break-before="auto" style:column-width="1.9465in"/>
    </style:style>
    <style:style style:name="co11" style:family="table-column">
      <style:table-column-properties fo:break-before="auto" style:column-width="2.9299in"/>
    </style:style>
    <style:style style:name="co12" style:family="table-column">
      <style:table-column-properties fo:break-before="auto" style:column-width="3.3555in"/>
    </style:style>
    <style:style style:name="co13" style:family="table-column">
      <style:table-column-properties fo:break-before="auto" style:column-width="3.4429in"/>
    </style:style>
    <style:style style:name="co14" style:family="table-column">
      <style:table-column-properties fo:break-before="auto" style:column-width="3.028in"/>
    </style:style>
    <style:style style:name="co15" style:family="table-column">
      <style:table-column-properties fo:break-before="auto" style:column-width="3.4543in"/>
    </style:style>
    <style:style style:name="co16" style:family="table-column">
      <style:table-column-properties fo:break-before="auto" style:column-width="3.5417in"/>
    </style:style>
    <style:style style:name="co17" style:family="table-column">
      <style:table-column-properties fo:break-before="auto" style:column-width="2.7984in"/>
    </style:style>
    <style:style style:name="co18" style:family="table-column">
      <style:table-column-properties fo:break-before="auto" style:column-width="2.7in"/>
    </style:style>
    <style:style style:name="co19" style:family="table-column">
      <style:table-column-properties fo:break-before="auto" style:column-width="2.5799in"/>
    </style:style>
    <style:style style:name="co20" style:family="table-column">
      <style:table-column-properties fo:break-before="auto" style:column-width="2.4484in"/>
    </style:style>
    <style:style style:name="co21" style:family="table-column">
      <style:table-column-properties fo:break-before="auto" style:column-width="1.6402in"/>
    </style:style>
    <style:style style:name="co22" style:family="table-column">
      <style:table-column-properties fo:break-before="auto" style:column-width="2.4598in"/>
    </style:style>
    <style:style style:name="co23" style:family="table-column">
      <style:table-column-properties fo:break-before="auto" style:column-width="2.3181in"/>
    </style:style>
    <style:style style:name="co24" style:family="table-column">
      <style:table-column-properties fo:break-before="auto" style:column-width="1.8917in"/>
    </style:style>
    <style:style style:name="co25" style:family="table-column">
      <style:table-column-properties fo:break-before="auto" style:column-width="2.1209in"/>
    </style:style>
    <style:style style:name="co26" style:family="table-column">
      <style:table-column-properties fo:break-before="auto" style:column-width="1.75in"/>
    </style:style>
    <style:style style:name="co27" style:family="table-column">
      <style:table-column-properties fo:break-before="auto" style:column-width="2.2193in"/>
    </style:style>
    <style:style style:name="co28" style:family="table-column">
      <style:table-column-properties fo:break-before="auto" style:column-width="2.1646in"/>
    </style:style>
    <style:style style:name="co29" style:family="table-column">
      <style:table-column-properties fo:break-before="auto" style:column-width="1.7929in"/>
    </style:style>
    <style:style style:name="co30" style:family="table-column">
      <style:table-column-properties fo:break-before="auto" style:column-width="1.9681in"/>
    </style:style>
    <style:style style:name="co31" style:family="table-column">
      <style:table-column-properties fo:break-before="auto" style:column-width="1.7602in"/>
    </style:style>
    <style:style style:name="co32" style:family="table-column">
      <style:table-column-properties fo:break-before="auto" style:column-width="2.0882in"/>
    </style:style>
    <style:style style:name="co33" style:family="table-column">
      <style:table-column-properties fo:break-before="auto" style:column-width="2.1102in"/>
    </style:style>
    <style:style style:name="co34" style:family="table-column">
      <style:table-column-properties fo:break-before="auto" style:column-width="2.4382in"/>
    </style:style>
    <style:style style:name="co35" style:family="table-column">
      <style:table-column-properties fo:break-before="auto" style:column-width="2.252in"/>
    </style:style>
    <style:style style:name="co36" style:family="table-column">
      <style:table-column-properties fo:break-before="auto" style:column-width="1.9791in"/>
    </style:style>
    <style:style style:name="co37" style:family="table-column">
      <style:table-column-properties fo:break-before="auto" style:column-width="2.4047in"/>
    </style:style>
    <style:style style:name="co38" style:family="table-column">
      <style:table-column-properties fo:break-before="auto" style:column-width="2.4925in"/>
    </style:style>
    <style:style style:name="co39" style:family="table-column">
      <style:table-column-properties fo:break-before="auto" style:column-width="1.6728in"/>
    </style:style>
    <style:style style:name="co40" style:family="table-column">
      <style:table-column-properties fo:break-before="auto" style:column-width="2.1756in"/>
    </style:style>
    <style:style style:name="co41" style:family="table-column">
      <style:table-column-properties fo:break-before="auto" style:column-width="2.3398in"/>
    </style:style>
    <style:style style:name="co42" style:family="table-column">
      <style:table-column-properties fo:break-before="auto" style:column-width="2.4709in"/>
    </style:style>
    <style:style style:name="co43" style:family="table-column">
      <style:table-column-properties fo:break-before="auto" style:column-width="2.602in"/>
    </style:style>
    <style:style style:name="co44" style:family="table-column">
      <style:table-column-properties fo:break-before="auto" style:column-width="2.7874in"/>
    </style:style>
    <style:style style:name="co45" style:family="table-column">
      <style:table-column-properties fo:break-before="auto" style:column-width="3.1154in"/>
    </style:style>
    <style:style style:name="co46" style:family="table-column">
      <style:table-column-properties fo:break-before="auto" style:column-width="2.6236in"/>
    </style:style>
    <style:style style:name="co47" style:family="table-column">
      <style:table-column-properties fo:break-before="auto" style:column-width="2.2846in"/>
    </style:style>
    <style:style style:name="co48" style:family="table-column">
      <style:table-column-properties fo:break-before="auto" style:column-width="0.8925in"/>
    </style:style>
    <style:style style:name="ro1" style:family="table-row">
      <style:table-row-properties style:row-height="0.1547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8pt" style:font-size-asian="8pt" style:font-size-complex="8pt"/>
    </style:style>
    <style:style style:name="ce2" style:family="table-cell" style:parent-style-name="Default">
      <style:table-cell-properties fo:border="0.0008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8116">
      <style:table-cell-properties fo:border="0.0008in solid #000000"/>
      <style:text-properties fo:font-size="8pt" style:font-size-asian="8pt" style:font-size-complex="8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3" table:default-cell-style-name="ce3"/>
        <table:table-column table:style-name="co6" table:default-cell-style-name="ce3"/>
        <table:table-column table:style-name="co7" table:default-cell-style-name="ce3"/>
        <table:table-column table:style-name="co8" table:default-cell-style-name="ce3"/>
        <table:table-column table:style-name="co3" table:default-cell-style-name="ce3"/>
        <table:table-column table:style-name="co4" table:default-cell-style-name="ce3"/>
        <table:table-column table:style-name="co5"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4" table:default-cell-style-name="ce3"/>
        <table:table-column table:style-name="co25" table:default-cell-style-name="ce3"/>
        <table:table-column table:style-name="co26" table:default-cell-style-name="ce3"/>
        <table:table-column table:style-name="co27" table:default-cell-style-name="ce3"/>
        <table:table-column table:style-name="co28" table:default-cell-style-name="ce3"/>
        <table:table-column table:style-name="co29" table:default-cell-style-name="ce3"/>
        <table:table-column table:style-name="co30" table:default-cell-style-name="ce3"/>
        <table:table-column table:style-name="co31" table:default-cell-style-name="ce3"/>
        <table:table-column table:style-name="co32" table:default-cell-style-name="ce3"/>
        <table:table-column table:style-name="co33" table:default-cell-style-name="ce3"/>
        <table:table-column table:style-name="co34" table:default-cell-style-name="ce3"/>
        <table:table-column table:style-name="co35" table:default-cell-style-name="ce3"/>
        <table:table-column table:style-name="co19" table:default-cell-style-name="ce3"/>
        <table:table-column table:style-name="co36" table:default-cell-style-name="ce3"/>
        <table:table-column table:style-name="co37" table:default-cell-style-name="ce3"/>
        <table:table-column table:style-name="co38" table:default-cell-style-name="ce3"/>
        <table:table-column table:style-name="co39" table:default-cell-style-name="ce3"/>
        <table:table-column table:style-name="co23" table:default-cell-style-name="ce3"/>
        <table:table-column table:style-name="co40" table:default-cell-style-name="ce3"/>
        <table:table-column table:style-name="co41" table:default-cell-style-name="ce3"/>
        <table:table-column table:style-name="co24" table:default-cell-style-name="ce3"/>
        <table:table-column table:style-name="co42" table:default-cell-style-name="ce3"/>
        <table:table-column table:style-name="co39" table:default-cell-style-name="ce3"/>
        <table:table-column table:style-name="co43" table:default-cell-style-name="ce3"/>
        <table:table-column table:style-name="co11" table:default-cell-style-name="ce3"/>
        <table:table-column table:style-name="co44" table:default-cell-style-name="ce3"/>
        <table:table-column table:style-name="co45" table:default-cell-style-name="ce3"/>
        <table:table-column table:style-name="co46" table:default-cell-style-name="ce3"/>
        <table:table-column table:style-name="co21" table:default-cell-style-name="ce3"/>
        <table:table-column table:style-name="co47" table:default-cell-style-name="ce3"/>
        <table:table-column table:style-name="co48" table:number-columns-repeated="967" table:default-cell-style-name="ce3"/>
        <table:table-row table:style-name="ro1">
          <table:table-cell table:style-name="ce1" office:value-type="string">
            <text:p>Policies.Sender.Code</text:p>
          </table:table-cell>
          <table:table-cell table:style-name="ce1" office:value-type="string">
            <text:p>Policies.Sender.Name</text:p>
          </table:table-cell>
          <table:table-cell table:style-name="ce1" office:value-type="string">
            <text:p>Policies.FileData.Identification</text:p>
          </table:table-cell>
          <table:table-cell table:style-name="ce1" office:value-type="string">
            <text:p>Policies.FileData.Identification@Issuer</text:p>
          </table:table-cell>
          <table:table-cell table:style-name="ce1" office:value-type="string">
            <text:p>Policies.FileData.Identification@Scheme</text:p>
          </table:table-cell>
          <table:table-cell table:style-name="ce1" office:value-type="string">
            <text:p>Policies.FileData.CreationDate</text:p>
          </table:table-cell>
          <table:table-cell table:style-name="ce1" office:value-type="string">
            <text:p>Policies.Validity.FromDate</text:p>
          </table:table-cell>
          <table:table-cell table:style-name="ce1" office:value-type="string">
            <text:p>Policies.Validity.ToDate</text:p>
          </table:table-cell>
          <table:table-cell table:style-name="ce1" office:value-type="string">
            <text:p>Policies.EmptyIndic</text:p>
          </table:table-cell>
          <table:table-cell table:style-name="ce1" office:value-type="string">
            <text:p>Policies.Policy.Identification.Id</text:p>
          </table:table-cell>
          <table:table-cell table:style-name="ce1" office:value-type="string">
            <text:p>Policies.Policy.Identification.Id@Issuer</text:p>
          </table:table-cell>
          <table:table-cell table:style-name="ce1" office:value-type="string">
            <text:p>Policies.Policy.Identification.Id@Scheme</text:p>
          </table:table-cell>
          <table:table-cell table:style-name="ce1" office:value-type="string">
            <text:p>Policies.Policy.Status.Code</text:p>
          </table:table-cell>
          <table:table-cell table:style-name="ce1" office:value-type="string">
            <text:p>Policies.Policy.Status.EffectiveDate</text:p>
          </table:table-cell>
          <table:table-cell table:style-name="ce1" office:value-type="string">
            <text:p>Policies.Policy.LinkedObjects.Product.Identification.Id</text:p>
          </table:table-cell>
          <table:table-cell table:style-name="ce1" office:value-type="string">
            <text:p>Policies.Policy.LinkedObjects.Product.Identification.Id@Issuer</text:p>
          </table:table-cell>
          <table:table-cell table:style-name="ce1" office:value-type="string">
            <text:p>Policies.Policy.LinkedObjects.Product.Identification.Id@Scheme</text:p>
          </table:table-cell>
          <table:table-cell table:style-name="ce1" office:value-type="string">
            <text:p>Policies.Policy.LinkedObjects.Customer.Identification.Id</text:p>
          </table:table-cell>
          <table:table-cell table:style-name="ce1" office:value-type="string">
            <text:p>Policies.Policy.LinkedObjects.Customer.Identification.Id@Issuer</text:p>
          </table:table-cell>
          <table:table-cell table:style-name="ce1" office:value-type="string">
            <text:p>Policies.Policy.LinkedObjects.Customer.Identification.Id@Scheme</text:p>
          </table:table-cell>
          <table:table-cell table:style-name="ce1" office:value-type="string">
            <text:p>Policies.Policy.LinkedObjects.Customer.Activity.CSP</text:p>
          </table:table-cell>
          <table:table-cell table:style-name="ce1" office:value-type="string">
            <text:p>Policies.Policy.LinkedObjects.Customer.BirthDate</text:p>
          </table:table-cell>
          <table:table-cell table:style-name="ce1" office:value-type="string">
            <text:p>Policies.Policy.LinkedObjects.Customer.Gender</text:p>
          </table:table-cell>
          <table:table-cell table:style-name="ce1" office:value-type="string">
            <text:p>Policies.Policy.LinkedObjects.Customer.Rank</text:p>
          </table:table-cell>
          <table:table-cell table:style-name="ce1" office:value-type="string">
            <text:p>Policies.Policy.Data.Category</text:p>
          </table:table-cell>
          <table:table-cell table:style-name="ce1" office:value-type="string">
            <text:p>Policies.Policy.Data.ValidityPeriod.FromDate</text:p>
          </table:table-cell>
          <table:table-cell table:style-name="ce1" office:value-type="string">
            <text:p>Policies.Policy.Data.ValidityPeriod.ToDate</text:p>
          </table:table-cell>
          <table:table-cell table:style-name="ce1" office:value-type="string">
            <text:p>Policies.Policy.Data.PremiumType</text:p>
          </table:table-cell>
          <table:table-cell table:style-name="ce1" office:value-type="string">
            <text:p>Policies.Policy.Data.FirstPaymentDate</text:p>
          </table:table-cell>
          <table:table-cell table:style-name="ce1" office:value-type="string">
            <text:p>Policies.Policy.Data.ActiveIndic</text:p>
          </table:table-cell>
          <table:table-cell table:style-name="ce1" office:value-type="string">
            <text:p>Policies.Policy.Item.Identification.Group</text:p>
          </table:table-cell>
          <table:table-cell table:style-name="ce1" office:value-type="string">
            <text:p>Policies.Policy.Item.Identification.Code</text:p>
          </table:table-cell>
          <table:table-cell table:style-name="ce1" office:value-type="string">
            <text:p>Policies.Policy.Item.Status.Code</text:p>
          </table:table-cell>
          <table:table-cell table:style-name="ce1" office:value-type="string">
            <text:p>Policies.Policy.Item.Data.LevelRate</text:p>
          </table:table-cell>
          <table:table-cell table:style-name="ce1" office:value-type="string">
            <text:p>Policies.Policy.Item.Data.Count</text:p>
          </table:table-cell>
          <table:table-cell table:style-name="ce1" office:value-type="string">
            <text:p>Policies.Policy.Item.Data.Count@Unit</text:p>
          </table:table-cell>
          <table:table-cell table:style-name="ce1" office:value-type="string">
            <text:p>Policies.Policy.Item.Data.BaseAmount</text:p>
          </table:table-cell>
          <table:table-cell table:style-name="ce1" office:value-type="string">
            <text:p>Policies.Policy.Item.Data.BaseAmount@Curr</text:p>
          </table:table-cell>
          <table:table-cell table:style-name="ce1" office:value-type="string">
            <text:p>Policies.Policy.Item.Data.CurrentAmount</text:p>
          </table:table-cell>
          <table:table-cell table:style-name="ce1" office:value-type="string">
            <text:p>Policies.Policy.Item.Data.CurrentAmount@Curr</text:p>
          </table:table-cell>
          <table:table-cell table:style-name="ce1" office:value-type="string">
            <text:p>Policies.Policy.Line.Identification.Id</text:p>
          </table:table-cell>
          <table:table-cell table:style-name="ce1" office:value-type="string">
            <text:p>Policies.Policy.Line.Identification.Id@Issuer</text:p>
          </table:table-cell>
          <table:table-cell table:style-name="ce1" office:value-type="string">
            <text:p>Policies.Policy.Line.Identification.Id@Scheme</text:p>
          </table:table-cell>
          <table:table-cell table:style-name="ce1" office:value-type="string">
            <text:p>Policies.Policy.Line.Data.Type</text:p>
          </table:table-cell>
          <table:table-cell table:style-name="ce1" office:value-type="string">
            <text:p>Policies.Policy.Line.Data.Period.FromDate</text:p>
          </table:table-cell>
          <table:table-cell table:style-name="ce1" office:value-type="string">
            <text:p>Policies.Policy.Line.Data.Period.ToDate</text:p>
          </table:table-cell>
          <table:table-cell table:style-name="ce1" office:value-type="string">
            <text:p>Policies.Policy.Line.Data.AmortizationType</text:p>
          </table:table-cell>
          <table:table-cell table:style-name="ce1" office:value-type="string">
            <text:p>Policies.Policy.Line.Data.Duration</text:p>
          </table:table-cell>
          <table:table-cell table:style-name="ce1" office:value-type="string">
            <text:p>Policies.Policy.Line.Data.Duration@TimeUnit</text:p>
          </table:table-cell>
          <table:table-cell table:style-name="ce1" office:value-type="string">
            <text:p>Policies.Policy.Line.Data.Rate</text:p>
          </table:table-cell>
          <table:table-cell table:style-name="ce1" office:value-type="string">
            <text:p>Policies.Policy.Line.Installment.BalanceAmount</text:p>
          </table:table-cell>
          <table:table-cell table:style-name="ce1" office:value-type="string">
            <text:p>Policies.Policy.Line.Installment.BalanceAmount@Curr</text:p>
          </table:table-cell>
          <table:table-cell table:style-name="ce1" office:value-type="string">
            <text:p>Policies.Policy.Line.Installment.InstallmentAmount</text:p>
          </table:table-cell>
          <table:table-cell table:style-name="ce1" office:value-type="string">
            <text:p><text:a xlink:href="mailto:Policies.Policy.Line.Installment.InstallmentAmount@Curr">Policies.Policy.Line.Installment.InstallmentAmount@Curr</text:a></text:p>
          </table:table-cell>
          <table:table-cell table:style-name="ce1" office:value-type="string">
            <text:p>Policies.Policy.Line.Installment.CalculationDate</text:p>
          </table:table-cell>
          <table:table-cell table:style-name="ce1" office:value-type="string">
            <text:p>Policies.Policy.Context.Origin</text:p>
          </table:table-cell>
          <table:table-cell table:style-name="ce1" office:value-type="string">
            <text:p>Policies.Policy.Context.CreationDateTime</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4" office:value-type="date" office:date-value="2014-04-21">
            <text:p>4/21/2014</text:p>
          </table:table-cell>
          <table:table-cell table:style-name="ce4" office:value-type="date" office:date-value="2015-04-20">
            <text:p>4/20/2015</text:p>
          </table:table-cell>
          <table:table-cell table:style-name="ce2" office:value-type="string">
            <text:p>RR</text:p>
          </table:table-cell>
          <table:table-cell table:style-name="ce4"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1</text:p>
          </table:table-cell>
          <table:table-cell table:style-name="ce2" office:value-type="string">
            <text:p>ACCE</text:p>
          </table:table-cell>
          <table:table-cell table:style-name="ce2" office:value-type="float" office:value="100">
            <text:p>100</text:p>
          </table:table-cell>
          <table:table-cell table:style-name="ce2" office:value-type="float" office:value="1">
            <text:p>1</text:p>
          </table:table-cell>
          <table:table-cell table:style-name="ce2" office:value-type="string">
            <text:p>KILO</text:p>
          </table:table-cell>
          <table:table-cell table:style-name="ce2" office:value-type="float" office:value="300">
            <text:p>300</text:p>
          </table:table-cell>
          <table:table-cell table:style-name="ce2" office:value-type="string">
            <text:p>EUR</text:p>
          </table:table-cell>
          <table:table-cell table:style-name="ce2" office:value-type="float" office:value="280">
            <text:p>28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4" office:value-type="date" office:date-value="2014-04-19">
            <text:p>4/19/2014</text:p>
          </table:table-cell>
          <table:table-cell table:style-name="ce2" office:value-type="string">
            <text:p>NP123</text:p>
          </table:table-cell>
          <table:table-cell table:style-name="ce2" office:value-type="string">
            <text:p>2014-03-21T09:25: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4" office:value-type="date" office:date-value="2014-04-21">
            <text:p>4/21/2014</text:p>
          </table:table-cell>
          <table:table-cell table:style-name="ce4" office:value-type="date" office:date-value="2015-04-20">
            <text:p>4/20/2015</text:p>
          </table:table-cell>
          <table:table-cell table:style-name="ce2" office:value-type="string">
            <text:p>RR</text:p>
          </table:table-cell>
          <table:table-cell table:style-name="ce4" office:value-type="date" office:date-value="2014-04-21">
            <text:p>4/21/2014</text:p>
          </table:table-cell>
          <table:table-cell table:style-name="ce2" office:value-type="string">
            <text:p>Y</text:p>
          </table:table-cell>
          <table:table-cell table:style-name="ce2" office:value-type="string">
            <text:p>G2</text:p>
          </table:table-cell>
          <table:table-cell table:style-name="ce2" office:value-type="string">
            <text:p>C1</text:p>
          </table:table-cell>
          <table:table-cell table:style-name="ce2" office:value-type="string">
            <text:p>ACCE</text:p>
          </table:table-cell>
          <table:table-cell table:style-name="ce2" office:value-type="float" office:value="92">
            <text:p>92</text:p>
          </table:table-cell>
          <table:table-cell table:style-name="ce2" office:value-type="float" office:value="734">
            <text:p>734</text:p>
          </table:table-cell>
          <table:table-cell table:style-name="ce2"/>
          <table:table-cell table:style-name="ce2" office:value-type="float" office:value="100">
            <text:p>100</text:p>
          </table:table-cell>
          <table:table-cell table:style-name="ce2" office:value-type="string">
            <text:p>EUR</text:p>
          </table:table-cell>
          <table:table-cell table:style-name="ce2" office:value-type="float" office:value="110">
            <text:p>11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4" office:value-type="date" office:date-value="2014-04-19">
            <text:p>4/19/2014</text:p>
          </table:table-cell>
          <table:table-cell table:style-name="ce2" office:value-type="string">
            <text:p>NP123</text:p>
          </table:table-cell>
          <table:table-cell table:style-name="ce2" office:value-type="string">
            <text:p>2014-03-21T09:25: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4" office:value-type="date" office:date-value="2014-04-21">
            <text:p>4/21/2014</text:p>
          </table:table-cell>
          <table:table-cell table:style-name="ce4" office:value-type="date" office:date-value="2015-04-20">
            <text:p>4/20/2015</text:p>
          </table:table-cell>
          <table:table-cell table:style-name="ce2" office:value-type="string">
            <text:p>RR</text:p>
          </table:table-cell>
          <table:table-cell table:style-name="ce4"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2</text:p>
          </table:table-cell>
          <table:table-cell table:style-name="ce2" office:value-type="string">
            <text:p>ACCE</text:p>
          </table:table-cell>
          <table:table-cell table:style-name="ce2" office:value-type="float" office:value="94">
            <text:p>94</text:p>
          </table:table-cell>
          <table:table-cell table:style-name="ce2" office:value-type="float" office:value="2">
            <text:p>2</text:p>
          </table:table-cell>
          <table:table-cell table:style-name="ce2" office:value-type="string">
            <text:p>KILO</text:p>
          </table:table-cell>
          <table:table-cell table:style-name="ce2" office:value-type="float" office:value="200">
            <text:p>200</text:p>
          </table:table-cell>
          <table:table-cell table:style-name="ce2" office:value-type="string">
            <text:p>EUR</text:p>
          </table:table-cell>
          <table:table-cell table:style-name="ce2" office:value-type="float" office:value="205">
            <text:p>205</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4" office:value-type="date" office:date-value="2014-04-19">
            <text:p>4/19/2014</text:p>
          </table:table-cell>
          <table:table-cell table:style-name="ce2" office:value-type="string">
            <text:p>NP123</text:p>
          </table:table-cell>
          <table:table-cell table:style-name="ce2" office:value-type="string">
            <text:p>2014-03-21T09:25: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4" office:value-type="date" office:date-value="2014-04-15">
            <text:p>4/15/2014</text:p>
          </table:table-cell>
          <table:table-cell table:style-name="ce4" office:value-type="date" office:date-value="2015-04-14">
            <text:p>4/14/2015</text:p>
          </table:table-cell>
          <table:table-cell table:style-name="ce2" office:value-type="string">
            <text:p>TT</text:p>
          </table:table-cell>
          <table:table-cell table:style-name="ce4"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3</text:p>
          </table:table-cell>
          <table:table-cell table:style-name="ce2" office:value-type="string">
            <text:p>ACCE</text:p>
          </table:table-cell>
          <table:table-cell table:style-name="ce2" office:value-type="float" office:value="80">
            <text:p>80</text:p>
          </table:table-cell>
          <table:table-cell table:style-name="ce2" office:value-type="float" office:value="1">
            <text:p>1</text:p>
          </table:table-cell>
          <table:table-cell table:style-name="ce2" office:value-type="string">
            <text:p>KILO</text:p>
          </table:table-cell>
          <table:table-cell table:style-name="ce2" office:value-type="float" office:value="500">
            <text:p>500</text:p>
          </table:table-cell>
          <table:table-cell table:style-name="ce2" office:value-type="string">
            <text:p>EUR</text:p>
          </table:table-cell>
          <table:table-cell table:style-name="ce2" office:value-type="float" office:value="530">
            <text:p>53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4" office:value-type="date" office:date-value="2014-04-20">
            <text:p>4/20/2014</text:p>
          </table:table-cell>
          <table:table-cell table:style-name="ce2" office:value-type="string">
            <text:p>NP123</text:p>
          </table:table-cell>
          <table:table-cell table:style-name="ce2" office:value-type="string">
            <text:p>2014-03-21T09:20: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4" office:value-type="date" office:date-value="2014-04-15">
            <text:p>4/15/2014</text:p>
          </table:table-cell>
          <table:table-cell table:style-name="ce4" office:value-type="date" office:date-value="2015-04-14">
            <text:p>4/14/2015</text:p>
          </table:table-cell>
          <table:table-cell table:style-name="ce2" office:value-type="string">
            <text:p>TT</text:p>
          </table:table-cell>
          <table:table-cell table:style-name="ce4"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4</text:p>
          </table:table-cell>
          <table:table-cell table:style-name="ce2" office:value-type="string">
            <text:p>ACCE</text:p>
          </table:table-cell>
          <table:table-cell table:style-name="ce2" office:value-type="float" office:value="52">
            <text:p>52</text:p>
          </table:table-cell>
          <table:table-cell table:style-name="ce2" office:value-type="float" office:value="999">
            <text:p>999</text:p>
          </table:table-cell>
          <table:table-cell table:style-name="ce2"/>
          <table:table-cell table:style-name="ce2" office:value-type="float" office:value="50">
            <text:p>50</text:p>
          </table:table-cell>
          <table:table-cell table:style-name="ce2" office:value-type="string">
            <text:p>EUR</text:p>
          </table:table-cell>
          <table:table-cell table:style-name="ce2" office:value-type="float" office:value="80">
            <text:p>8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4" office:value-type="date" office:date-value="2014-04-20">
            <text:p>4/20/2014</text:p>
          </table:table-cell>
          <table:table-cell table:style-name="ce2" office:value-type="string">
            <text:p>NP123</text:p>
          </table:table-cell>
          <table:table-cell table:style-name="ce2" office:value-type="string">
            <text:p>2014-03-21T09:20:00.0Z</text:p>
          </table:table-cell>
          <table:table-cell table:number-columns-repeated="967"/>
        </table:table-row>
        <table:table-row table:style-name="ro2" table:number-rows-repeated="1048569">
          <table:table-cell table:number-columns-repeated="1024"/>
        </table:table-row>
        <table:table-row table:style-name="ro2">
          <table:table-cell table:number-columns-repeated="1024"/>
        </table:table-row>
      </table:table>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5">05/25/2014</text:date>, <text:time>19:47:52</text:time></text:p>
        </style:region-right>
      </style:header>
      <style:header-left style:display="false"/>
      <style:footer>
        <text:p>Page <text:page-number>1</text:page-number> / <text:page-count>99</text:page-count></text:p>
      </style:footer>
      <style:footer-left style:display="false"/>
    </style:master-page>
    <style:master-page style:name="PageStyle_5f_Policies.unleashed.XV3" style:display-name="PageStyle_Policies.unleashed.XV3" style:page-layout-name="Mpm3">
      <style:header style:display="false"/>
      <style:header-left style:display="false"/>
      <style:footer style:display="false"/>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48in"/>
    </style:style>
    <style:style style:name="co2" style:family="table-column">
      <style:table-column-properties fo:break-before="auto" style:column-width="1.2472in"/>
    </style:style>
    <style:style style:name="co3" style:family="table-column">
      <style:table-column-properties fo:break-before="auto" style:column-width="1.0173in"/>
    </style:style>
    <style:style style:name="co4" style:family="table-column">
      <style:table-column-properties fo:break-before="auto" style:column-width="1.5091in"/>
    </style:style>
    <style:style style:name="co5" style:family="table-column">
      <style:table-column-properties fo:break-before="auto" style:column-width="0.9083in"/>
    </style:style>
    <style:style style:name="co6" style:family="table-column">
      <style:table-column-properties fo:break-before="auto" style:column-width="1.0398in"/>
    </style:style>
    <style:style style:name="co7" style:family="table-column">
      <style:table-column-properties fo:break-before="auto" style:column-width="1.5752in"/>
    </style:style>
    <style:style style:name="co8" style:family="table-column">
      <style:table-column-properties fo:break-before="auto" style:column-width="2.0882in"/>
    </style:style>
    <style:style style:name="co9" style:family="table-column">
      <style:table-column-properties fo:break-before="auto" style:column-width="2.6563in"/>
    </style:style>
    <style:style style:name="co10" style:family="table-column">
      <style:table-column-properties fo:break-before="auto" style:column-width="2.2409in"/>
    </style:style>
    <style:style style:name="co11" style:family="table-column">
      <style:table-column-properties fo:break-before="auto" style:column-width="2.5583in"/>
    </style:style>
    <style:style style:name="co12" style:family="table-column">
      <style:table-column-properties fo:break-before="auto" style:column-width="2.602in"/>
    </style:style>
    <style:style style:name="co13" style:family="table-column">
      <style:table-column-properties fo:break-before="auto" style:column-width="2.7984in"/>
    </style:style>
    <style:style style:name="co14" style:family="table-column">
      <style:table-column-properties fo:break-before="auto" style:column-width="2.5256in"/>
    </style:style>
    <style:style style:name="co15" style:family="table-column">
      <style:table-column-properties fo:break-before="auto" style:column-width="2.5689in"/>
    </style:style>
    <style:style style:name="co16" style:family="table-column">
      <style:table-column-properties fo:break-before="auto" style:column-width="1.8591in"/>
    </style:style>
    <style:style style:name="co17" style:family="table-column">
      <style:table-column-properties fo:break-before="auto" style:column-width="2.0555in"/>
    </style:style>
    <style:style style:name="co18" style:family="table-column">
      <style:table-column-properties fo:break-before="auto" style:column-width="1.9791in"/>
    </style:style>
    <style:style style:name="co19" style:family="table-column">
      <style:table-column-properties fo:break-before="auto" style:column-width="2.3508in"/>
    </style:style>
    <style:style style:name="co20" style:family="table-column">
      <style:table-column-properties fo:break-before="auto" style:column-width="2.4382in"/>
    </style:style>
    <style:style style:name="co21" style:family="table-column">
      <style:table-column-properties fo:break-before="auto" style:column-width="2.3398in"/>
    </style:style>
    <style:style style:name="co22" style:family="table-column">
      <style:table-column-properties fo:break-before="auto" style:column-width="2.2634in"/>
    </style:style>
    <style:style style:name="co23" style:family="table-column">
      <style:table-column-properties fo:break-before="auto" style:column-width="2.3618in"/>
    </style:style>
    <style:style style:name="co24" style:family="table-column">
      <style:table-column-properties fo:break-before="auto" style:column-width="2.4484in"/>
    </style:style>
    <style:style style:name="co25" style:family="table-column">
      <style:table-column-properties fo:break-before="auto" style:column-width="2.3283in"/>
    </style:style>
    <style:style style:name="co26" style:family="table-column">
      <style:table-column-properties fo:break-before="auto" style:column-width="2.7547in"/>
    </style:style>
    <style:style style:name="co27" style:family="table-column">
      <style:table-column-properties fo:break-before="auto" style:column-width="2.711in"/>
    </style:style>
    <style:style style:name="co28" style:family="table-column">
      <style:table-column-properties fo:break-before="auto" style:column-width="2.4161in"/>
    </style:style>
    <style:style style:name="co29" style:family="table-column">
      <style:table-column-properties fo:break-before="auto" style:column-width="3.0063in"/>
    </style:style>
    <style:style style:name="co30" style:family="table-column">
      <style:table-column-properties fo:break-before="auto" style:column-width="3.0937in"/>
    </style:style>
    <style:style style:name="co31" style:family="table-column">
      <style:table-column-properties fo:break-before="auto" style:column-width="3.8583in"/>
    </style:style>
    <style:style style:name="co32" style:family="table-column">
      <style:table-column-properties fo:break-before="auto" style:column-width="4.0764in"/>
    </style:style>
    <style:style style:name="co33" style:family="table-column">
      <style:table-column-properties fo:break-before="auto" style:column-width="4.2839in"/>
    </style:style>
    <style:style style:name="co34" style:family="table-column">
      <style:table-column-properties fo:break-before="auto" style:column-width="5.0161in"/>
    </style:style>
    <style:style style:name="co35" style:family="table-column">
      <style:table-column-properties fo:break-before="auto" style:column-width="5.9665in"/>
    </style:style>
    <style:style style:name="co36" style:family="table-column">
      <style:table-column-properties fo:break-before="auto" style:column-width="5.9228in"/>
    </style:style>
    <style:style style:name="co37" style:family="table-column">
      <style:table-column-properties fo:break-before="auto" style:column-width="5.639in"/>
    </style:style>
    <style:style style:name="co38" style:family="table-column">
      <style:table-column-properties fo:break-before="auto" style:column-width="4.7756in"/>
    </style:style>
    <style:style style:name="co39" style:family="table-column">
      <style:table-column-properties fo:break-before="auto" style:column-width="4.3173in"/>
    </style:style>
    <style:style style:name="co40" style:family="table-column">
      <style:table-column-properties fo:break-before="auto" style:column-width="3.672in"/>
    </style:style>
    <style:style style:name="co41" style:family="table-column">
      <style:table-column-properties fo:break-before="auto" style:column-width="2.9953in"/>
    </style:style>
    <style:style style:name="co42" style:family="table-column">
      <style:table-column-properties fo:break-before="auto" style:column-width="0.8925in"/>
    </style:style>
    <style:style style:name="ro1"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8pt" style:font-size-asian="8pt" style:font-size-complex="8pt"/>
    </style:style>
    <style:style style:name="ce2" style:family="table-cell" style:parent-style-name="Default">
      <style:table-cell-properties fo:border="0.0008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table-cell-properties fo:border="none"/>
      <style:text-properties fo:font-size="8pt" style:font-size-asian="8pt" style:font-size-complex="8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4" table:default-cell-style-name="ce3"/>
        <table:table-column table:style-name="co19" table:default-cell-style-name="ce3"/>
        <table:table-column table:style-name="co25" table:default-cell-style-name="ce3"/>
        <table:table-column table:style-name="co26" table:default-cell-style-name="ce3"/>
        <table:table-column table:style-name="co27" table:default-cell-style-name="ce3"/>
        <table:table-column table:style-name="co28" table:default-cell-style-name="ce3"/>
        <table:table-column table:style-name="co17" table:default-cell-style-name="ce3"/>
        <table:table-column table:style-name="co29" table:default-cell-style-name="ce3"/>
        <table:table-column table:style-name="co30" table:default-cell-style-name="ce3"/>
        <table:table-column table:style-name="co31" table:default-cell-style-name="ce3"/>
        <table:table-column table:style-name="co32" table:default-cell-style-name="ce3"/>
        <table:table-column table:style-name="co33" table:default-cell-style-name="ce3"/>
        <table:table-column table:style-name="co34" table:default-cell-style-name="ce3"/>
        <table:table-column table:style-name="co35" table:default-cell-style-name="ce3"/>
        <table:table-column table:style-name="co36" table:default-cell-style-name="ce3"/>
        <table:table-column table:style-name="co37" table:default-cell-style-name="ce3"/>
        <table:table-column table:style-name="co38" table:default-cell-style-name="ce3"/>
        <table:table-column table:style-name="co39" table:default-cell-style-name="ce3"/>
        <table:table-column table:style-name="co40" table:default-cell-style-name="ce3"/>
        <table:table-column table:style-name="co41" table:default-cell-style-name="ce3"/>
        <table:table-column table:style-name="co42" table:number-columns-repeated="981" table:default-cell-style-name="ce3"/>
        <table:table-row table:style-name="ro1">
          <table:table-cell table:style-name="ce1" office:value-type="string">
            <text:p>project@schemaLocation</text:p>
          </table:table-cell>
          <table:table-cell table:style-name="ce1" office:value-type="string">
            <text:p>project.modelVersion</text:p>
          </table:table-cell>
          <table:table-cell table:style-name="ce1" office:value-type="string">
            <text:p>project.groupId</text:p>
          </table:table-cell>
          <table:table-cell table:style-name="ce1" office:value-type="string">
            <text:p>project.artifactId</text:p>
          </table:table-cell>
          <table:table-cell table:style-name="ce1" office:value-type="string">
            <text:p>project.version</text:p>
          </table:table-cell>
          <table:table-cell table:style-name="ce1" office:value-type="string">
            <text:p>project.packaging</text:p>
          </table:table-cell>
          <table:table-cell table:style-name="ce1" office:value-type="string">
            <text:p>project.name</text:p>
          </table:table-cell>
          <table:table-cell table:style-name="ce1" office:value-type="string">
            <text:p>project.description</text:p>
          </table:table-cell>
          <table:table-cell table:style-name="ce1" office:value-type="string">
            <text:p>project.properties.project*build*sourceEncoding</text:p>
          </table:table-cell>
          <table:table-cell table:style-name="ce1" office:value-type="string">
            <text:p>project.properties.project*doc*directory</text:p>
          </table:table-cell>
          <table:table-cell table:style-name="ce1" office:value-type="string">
            <text:p>project.properties.project*build*doc*directory</text:p>
          </table:table-cell>
          <table:table-cell table:style-name="ce1" office:value-type="string">
            <text:p>project.properties.project*build*tempDirectory</text:p>
          </table:table-cell>
          <table:table-cell table:style-name="ce1" office:value-type="string">
            <text:p>project.properties.maven*build*timestamp*format</text:p>
          </table:table-cell>
          <table:table-cell table:style-name="ce1" office:value-type="string">
            <text:p>project.distributionManagement.repository.id</text:p>
          </table:table-cell>
          <table:table-cell table:style-name="ce1" office:value-type="string">
            <text:p>project.distributionManagement.repository.url</text:p>
          </table:table-cell>
          <table:table-cell table:style-name="ce1" office:value-type="string">
            <text:p>project.repositories.repository.id</text:p>
          </table:table-cell>
          <table:table-cell table:style-name="ce1" office:value-type="string">
            <text:p>project.repositories.repository.name</text:p>
          </table:table-cell>
          <table:table-cell table:style-name="ce1" office:value-type="string">
            <text:p>project.repositories.repository.url</text:p>
          </table:table-cell>
          <table:table-cell table:style-name="ce1" office:value-type="string">
            <text:p>project.dependencies.dependency.groupId</text:p>
          </table:table-cell>
          <table:table-cell table:style-name="ce1" office:value-type="string">
            <text:p>project.dependencies.dependency.artifactId</text:p>
          </table:table-cell>
          <table:table-cell table:style-name="ce1" office:value-type="string">
            <text:p>project.dependencies.dependency.version</text:p>
          </table:table-cell>
          <table:table-cell table:style-name="ce1" office:value-type="string">
            <text:p>project.dependencies.dependency.scope</text:p>
          </table:table-cell>
          <table:table-cell table:style-name="ce1" office:value-type="string">
            <text:p>project.build.extensions.extension.groupId</text:p>
          </table:table-cell>
          <table:table-cell table:style-name="ce1" office:value-type="string">
            <text:p>project.build.extensions.extension.artifactId</text:p>
          </table:table-cell>
          <table:table-cell table:style-name="ce1" office:value-type="string">
            <text:p>project.build.extensions.extension.version</text:p>
          </table:table-cell>
          <table:table-cell table:style-name="ce1" office:value-type="string">
            <text:p>project.build.resources.resource.directory</text:p>
          </table:table-cell>
          <table:table-cell table:style-name="ce1" office:value-type="string">
            <text:p>project.build.resources.resource.excludes.exclude</text:p>
          </table:table-cell>
          <table:table-cell table:style-name="ce1" office:value-type="string">
            <text:p>project.build.resources.resource.includes.include</text:p>
          </table:table-cell>
          <table:table-cell table:style-name="ce1" office:value-type="string">
            <text:p>project.build.resources.resource.targetPath</text:p>
          </table:table-cell>
          <table:table-cell table:style-name="ce1" office:value-type="string">
            <text:p>project.build.plugins.plugin.artifactId</text:p>
          </table:table-cell>
          <table:table-cell table:style-name="ce1" office:value-type="string">
            <text:p>project.build.pluginManagement.plugins.plugin.groupId</text:p>
          </table:table-cell>
          <table:table-cell table:style-name="ce1" office:value-type="string">
            <text:p>project.build.pluginManagement.plugins.plugin.artifactId</text:p>
          </table:table-cell>
          <table:table-cell table:style-name="ce1" office:value-type="string">
            <text:p>project.build.pluginManagement.plugins.plugin.executions.execution.id</text:p>
          </table:table-cell>
          <table:table-cell table:style-name="ce1" office:value-type="string">
            <text:p>project.build.pluginManagement.plugins.plugin.executions.execution.phase</text:p>
          </table:table-cell>
          <table:table-cell table:style-name="ce1" office:value-type="string">
            <text:p>project.build.pluginManagement.plugins.plugin.executions.execution.goals.goal</text:p>
          </table:table-cell>
          <table:table-cell table:style-name="ce1" office:value-type="string">
            <text:p>project.build.pluginManagement.plugins.plugin.executions.execution.configuration.finalName</text:p>
          </table:table-cell>
          <table:table-cell table:style-name="ce1" office:value-type="string">
            <text:p>project.build.pluginManagement.plugins.plugin.executions.execution.configuration.descriptorRefs.descriptorRef</text:p>
          </table:table-cell>
          <table:table-cell table:style-name="ce1" office:value-type="string">
            <text:p>project.build.pluginManagement.plugins.plugin.executions.execution.configuration.archive.manifest.mainClass</text:p>
          </table:table-cell>
          <table:table-cell table:style-name="ce1" office:value-type="string">
            <text:p>project.build.pluginManagement.plugins.plugin.executions.execution.configuration.descriptors.descriptor</text:p>
          </table:table-cell>
          <table:table-cell table:style-name="ce1" office:value-type="string">
            <text:p>project.build.pluginManagement.plugins.plugin.configuration.archive.manifest.mainClass</text:p>
          </table:table-cell>
          <table:table-cell table:style-name="ce1" office:value-type="string">
            <text:p>project.build.pluginManagement.plugins.plugin.configuration.appendAssemblyId</text:p>
          </table:table-cell>
          <table:table-cell table:style-name="ce1" office:value-type="string">
            <text:p>project.build.pluginManagement.plugins.plugin.configuration.attach</text:p>
          </table:table-cell>
          <table:table-cell table:style-name="ce1" office:value-type="string">
            <text:p>project.build.pluginManagement.plugins.plugin.version</text:p>
          </table:table-cell>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office:value-type="string">
            <text:p>gnu.getopt</text:p>
          </table:table-cell>
          <table:table-cell table:style-name="ce2" office:value-type="string">
            <text:p>java-getopt</text:p>
          </table:table-cell>
          <table:table-cell table:style-name="ce2" office:value-type="string">
            <text:p>1.0.13</text:p>
          </table:table-cell>
          <table:table-cell table:style-name="ce2"/>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number-columns-repeated="2" table:style-name="ce2" office:value-type="string">
            <text:p>commons-logging</text:p>
          </table:table-cell>
          <table:table-cell table:style-name="ce2" office:value-type="string">
            <text:p>1.1.3</text:p>
          </table:table-cell>
          <table:table-cell table:style-name="ce2"/>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number-columns-repeated="2" table:style-name="ce2" office:value-type="string">
            <text:p>log4j</text:p>
          </table:table-cell>
          <table:table-cell table:style-name="ce2" office:value-type="string">
            <text:p>1.2.16</text:p>
          </table:table-cell>
          <table:table-cell table:style-name="ce2"/>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office:value-type="string">
            <text:p>junit</text:p>
          </table:table-cell>
          <table:table-cell table:style-name="ce2" office:value-type="string">
            <text:p>junit</text:p>
          </table:table-cell>
          <table:table-cell table:style-name="ce2" office:value-type="string">
            <text:p>4.7</text:p>
          </table:table-cell>
          <table:table-cell table:style-name="ce2" office:value-type="string">
            <text:p>test</text:p>
          </table:table-cell>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office:value-type="string">
            <text:p>commons-io</text:p>
          </table:table-cell>
          <table:table-cell table:style-name="ce2" office:value-type="string">
            <text:p>commons-io</text:p>
          </table:table-cell>
          <table:table-cell table:style-name="ce2" office:value-type="string">
            <text:p>2.4</text:p>
          </table:table-cell>
          <table:table-cell table:style-name="ce2" office:value-type="string">
            <text:p>test</text:p>
          </table:table-cell>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basedir}/src/main/java</text:p>
          </table:table-cell>
          <table:table-cell table:style-name="ce2" office:value-type="string">
            <text:p>**/*.java</text:p>
          </table:table-cell>
          <table:table-cell table:style-name="ce2" table:number-columns-repeated="2"/>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basedir}/src/main/resources</text:p>
          </table:table-cell>
          <table:table-cell table:style-name="ce2"/>
          <table:table-cell table:style-name="ce2" office:value-type="string">
            <text:p>**/*.properties</text:p>
          </table:table-cell>
          <table:table-cell table:style-name="ce2"/>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zip</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csv</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xml</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odt</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pdf</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office:value-type="string">
            <text:p>org.apache.maven.plugins</text:p>
          </table:table-cell>
          <table:table-cell table:style-name="ce2" office:value-type="string">
            <text:p>maven-jar-plugin</text:p>
          </table:table-cell>
          <table:table-cell table:style-name="ce2" table:number-columns-repeated="7"/>
          <table:table-cell table:style-name="ce2" office:value-type="string">
            <text:p>utils.xml.xml2csv.XML2CSVConsoleCommand</text:p>
          </table:table-cell>
          <table:table-cell table:style-name="ce2" table:number-columns-repeated="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office:value-type="string">
            <text:p>org.apache.maven.plugins</text:p>
          </table:table-cell>
          <table:table-cell table:style-name="ce2" office:value-type="string">
            <text:p>maven-assembly-plugin</text:p>
          </table:table-cell>
          <table:table-cell table:style-name="ce2" office:value-type="string">
            <text:p>create-executable-jar</text:p>
          </table:table-cell>
          <table:table-cell table:style-name="ce2" office:value-type="string">
            <text:p>package</text:p>
          </table:table-cell>
          <table:table-cell table:style-name="ce2" office:value-type="string">
            <text:p>single</text:p>
          </table:table-cell>
          <table:table-cell table:style-name="ce2" office:value-type="string">
            <text:p>${project.artifactId}_V${project.version}</text:p>
          </table:table-cell>
          <table:table-cell table:style-name="ce2" office:value-type="string">
            <text:p>jar-with-dependencies</text:p>
          </table:table-cell>
          <table:table-cell table:style-name="ce2" office:value-type="string">
            <text:p>utils.xml.xml2csv.XML2CSVConsoleCommand</text:p>
          </table:table-cell>
          <table:table-cell table:style-name="ce2" table:number-columns-repeated="2"/>
          <table:table-cell table:number-columns-repeated="2" table:style-name="ce2" office:value-type="string">
            <text:p>false</text:p>
          </table:table-cell>
          <table:table-cell table:style-name="ce2" office:value-type="string">
            <text:p>2.2-beta-5</text:p>
          </table:table-cell>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office:value-type="string">
            <text:p>org.apache.maven.plugins</text:p>
          </table:table-cell>
          <table:table-cell table:style-name="ce2" office:value-type="string">
            <text:p>maven-assembly-plugin</text:p>
          </table:table-cell>
          <table:table-cell table:style-name="ce2" office:value-type="string">
            <text:p>create-source-jar</text:p>
          </table:table-cell>
          <table:table-cell table:style-name="ce2" office:value-type="string">
            <text:p>package</text:p>
          </table:table-cell>
          <table:table-cell table:style-name="ce2" office:value-type="string">
            <text:p>single</text:p>
          </table:table-cell>
          <table:table-cell table:style-name="ce2" office:value-type="string">
            <text:p>${project.artifactId}_V${project.version}-src</text:p>
          </table:table-cell>
          <table:table-cell table:style-name="ce2" table:number-columns-repeated="2"/>
          <table:table-cell table:style-name="ce2" office:value-type="string">
            <text:p>src/main/assembly/custom-src-descriptor.xml</text:p>
          </table:table-cell>
          <table:table-cell table:style-name="ce2"/>
          <table:table-cell table:number-columns-repeated="2" table:style-name="ce2" office:value-type="string">
            <text:p>false</text:p>
          </table:table-cell>
          <table:table-cell table:style-name="ce2" office:value-type="string">
            <text:p>2.2-beta-5</text:p>
          </table:table-cell>
          <table:table-cell table:style-name="ce4" table:number-columns-repeated="2"/>
          <table:table-cell table:number-columns-repeated="979"/>
        </table:table-row>
        <table:table-row table:style-name="ro1" table:number-rows-repeated="1048559">
          <table:table-cell table:number-columns-repeated="1024"/>
        </table:table-row>
        <table:table-row table:style-name="ro1">
          <table:table-cell table:number-columns-repeated="1024"/>
        </table:table-row>
      </table:table>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5">05/25/2014</text:date>, <text:time>19:47:52</text:time></text:p>
        </style:region-right>
      </style:header>
      <style:header-left style:display="false"/>
      <style:footer>
        <text:p>Page <text:page-number>1</text:page-number> / <text:page-count>99</text:page-count></text:p>
      </style:footer>
      <style:footer-left style:display="false"/>
    </style:master-page>
    <style:master-page style:name="PageStyle_5f_pom" style:display-name="PageStyle_pom" style:page-layout-name="Mpm3">
      <style:header style:display="false"/>
      <style:header-left style:display="false"/>
      <style:footer style:display="false"/>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46in"/>
    </style:style>
    <style:style style:name="co2" style:family="table-column">
      <style:table-column-properties fo:break-before="auto" style:column-width="1.2035in"/>
    </style:style>
    <style:style style:name="co3" style:family="table-column">
      <style:table-column-properties fo:break-before="auto" style:column-width="1.3783in"/>
    </style:style>
    <style:style style:name="co4" style:family="table-column">
      <style:table-column-properties fo:break-before="auto" style:column-width="1.4874in"/>
    </style:style>
    <style:style style:name="co5" style:family="table-column">
      <style:table-column-properties fo:break-before="auto" style:column-width="2.1319in"/>
    </style:style>
    <style:style style:name="co6" style:family="table-column">
      <style:table-column-properties fo:break-before="auto" style:column-width="2.4382in"/>
    </style:style>
    <style:style style:name="co7" style:family="table-column">
      <style:table-column-properties fo:break-before="auto" style:column-width="1.7165in"/>
    </style:style>
    <style:style style:name="co8" style:family="table-column">
      <style:table-column-properties fo:break-before="auto" style:column-width="1.3126in"/>
    </style:style>
    <style:style style:name="co9" style:family="table-column">
      <style:table-column-properties fo:break-before="auto" style:column-width="0.9957in"/>
    </style:style>
    <style:style style:name="co10" style:family="table-column">
      <style:table-column-properties fo:break-before="auto" style:column-width="1.2252in"/>
    </style:style>
    <style:style style:name="co11" style:family="table-column">
      <style:table-column-properties fo:break-before="auto" style:column-width="1.739in"/>
    </style:style>
    <style:style style:name="co12" style:family="table-column">
      <style:table-column-properties fo:break-before="auto" style:column-width="0.8925in"/>
    </style:style>
    <style:style style:name="ro1" style:family="table-row">
      <style:table-row-properties style:row-height="0.1654in" fo:break-before="auto" style:use-optimal-row-height="true"/>
    </style:style>
    <style:style style:name="ro2" style:family="table-row">
      <style:table-row-properties style:row-height="0.161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9pt" style:font-size-asian="9pt" style:font-size-complex="9pt"/>
    </style:style>
    <style:style style:name="ce2" style:family="table-cell" style:parent-style-name="Default">
      <style:table-cell-properties fo:border="0.0071in solid #000000"/>
      <style:text-properties fo:font-size="9pt" style:font-size-asian="9pt" style:font-size-complex="9pt"/>
    </style:style>
    <style:style style:name="ce3" style:family="table-cell" style:parent-style-name="Default">
      <style:text-properties fo:font-size="9pt" style:font-size-asian="9pt" style:font-size-complex="9pt"/>
    </style:style>
    <style:style style:name="ce4" style:family="table-cell" style:parent-style-name="Default" style:data-style-name="N16116">
      <style:table-cell-properties fo:border="0.0071in solid #000000"/>
      <style:text-properties fo:font-size="9pt" style:font-size-asian="9pt" style:font-size-complex="9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number-columns-repeated="2" table:default-cell-style-name="ce3"/>
        <table:table-column table:style-name="co12"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4">
            <text:p>1/14/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5">
            <text:p>1/15/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6">
            <text:p>1/16/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6"/>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57">
          <table:table-cell table:number-columns-repeated="1024"/>
        </table:table-row>
        <table:table-row table:style-name="ro2">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8">03/18/2014</text:date>, <text:time>23:15:49</text:time></text:p>
        </style:region-right>
      </style:header>
      <style:header-left style:display="false"/>
      <style:footer>
        <text:p>Page <text:page-number>1</text:page-number> / <text:page-count>99</text:page-count></text:p>
      </style:footer>
      <style:footer-left style:display="false"/>
    </style:master-page>
    <style:master-page style:name="PageStyle_5f_sample" style:display-name="PageStyle_sample" style:page-layout-name="Mpm3">
      <style:header style:display="false"/>
      <style:header-left style:display="false"/>
      <style:footer style:display="false"/>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547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2"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table:number-columns-repeated="10"/>
          <table:table-cell table:number-columns-repeated="1011"/>
        </table:table-row>
        <table:table-row table:style-name="ro2">
          <table:table-cell table:style-name="ce2" table:number-columns-repeated="3"/>
          <table:table-cell table:style-name="ce2" office:value-type="float" office:value="123">
            <text:p>123</text:p>
          </table:table-cell>
          <table:table-cell table:style-name="ce2" table:number-columns-repeated="9"/>
          <table:table-cell table:number-columns-repeated="1011"/>
        </table:table-row>
        <table:table-row table:style-name="ro2">
          <table:table-cell table:style-name="ce2" table:number-columns-repeated="5"/>
          <table:table-cell table:style-name="ce2" office:value-type="string">
            <text:p>SD1a</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1b</text:p>
          </table:table-cell>
          <table:table-cell table:style-name="ce2" table:number-columns-repeated="7"/>
          <table:table-cell table:number-columns-repeated="1011"/>
        </table:table-row>
        <table:table-row table:style-name="ro2">
          <table:table-cell table:style-name="ce2" table:number-columns-repeated="6"/>
          <table:table-cell table:style-name="ce2" office:value-type="string">
            <text:p>ee1</text:p>
          </table:table-cell>
          <table:table-cell table:style-name="ce2" table:number-columns-repeated="6"/>
          <table:table-cell table:number-columns-repeated="1011"/>
        </table:table-row>
        <table:table-row table:style-name="ro2">
          <table:table-cell table:style-name="ce2" table:number-columns-repeated="6"/>
          <table:table-cell table:style-name="ce2" office:value-type="string">
            <text:p>ee2</text:p>
          </table:table-cell>
          <table:table-cell table:style-name="ce2" table:number-columns-repeated="6"/>
          <table:table-cell table:number-columns-repeated="1011"/>
        </table:table-row>
        <table:table-row table:style-name="ro2">
          <table:table-cell table:style-name="ce2" table:number-columns-repeated="7"/>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table:table-cell table:number-columns-repeated="1011"/>
        </table:table-row>
        <table:table-row table:style-name="ro2">
          <table:table-cell table:style-name="ce2" table:number-columns-repeated="12"/>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11"/>
          <table:table-cell table:number-columns-repeated="1011"/>
        </table:table-row>
        <table:table-row table:style-name="ro2">
          <table:table-cell table:style-name="ce2" table:number-columns-repeated="2"/>
          <table:table-cell table:style-name="ce2" office:value-type="string">
            <text:p>false</text:p>
          </table:table-cell>
          <table:table-cell table:style-name="ce2" table:number-columns-repeated="10"/>
          <table:table-cell table:number-columns-repeated="1011"/>
        </table:table-row>
        <table:table-row table:style-name="ro2">
          <table:table-cell table:style-name="ce2" table:number-columns-repeated="4"/>
          <table:table-cell table:style-name="ce2" office:value-type="string">
            <text:p>a</text:p>
          </table:table-cell>
          <table:table-cell table:style-name="ce2" table:number-columns-repeated="8"/>
          <table:table-cell table:number-columns-repeated="1011"/>
        </table:table-row>
        <table:table-row table:style-name="ro2">
          <table:table-cell table:style-name="ce2" table:number-columns-repeated="5"/>
          <table:table-cell table:style-name="ce2" office:value-type="string">
            <text:p>SD2a</text:p>
          </table:table-cell>
          <table:table-cell table:style-name="ce2" table:number-columns-repeated="7"/>
          <table:table-cell table:number-columns-repeated="1011"/>
        </table:table-row>
        <table:table-row table:style-name="ro2">
          <table:table-cell table:style-name="ce2" table:number-columns-repeated="2"/>
          <table:table-cell table:style-name="ce2" office:value-type="string">
            <text:p>true</text:p>
          </table:table-cell>
          <table:table-cell table:style-name="ce2" table:number-columns-repeated="10"/>
          <table:table-cell table:number-columns-repeated="1011"/>
        </table:table-row>
        <table:table-row table:style-name="ro2">
          <table:table-cell table:style-name="ce2" table:number-columns-repeated="3"/>
          <table:table-cell table:style-name="ce2" office:value-type="float" office:value="4567">
            <text:p>4567</text:p>
          </table:table-cell>
          <table:table-cell table:style-name="ce2" table:number-columns-repeated="9"/>
          <table:table-cell table:number-columns-repeated="1011"/>
        </table:table-row>
        <table:table-row table:style-name="ro2">
          <table:table-cell table:style-name="ce2" table:number-columns-repeated="4"/>
          <table:table-cell table:style-name="ce2" office:value-type="string">
            <text:p>b</text:p>
          </table:table-cell>
          <table:table-cell table:style-name="ce2" table:number-columns-repeated="8"/>
          <table:table-cell table:number-columns-repeated="1011"/>
        </table:table-row>
        <table:table-row table:style-name="ro2">
          <table:table-cell table:style-name="ce2" table:number-columns-repeated="5"/>
          <table:table-cell table:style-name="ce2" office:value-type="string">
            <text:p>SD3a</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3b</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3c</text:p>
          </table:table-cell>
          <table:table-cell table:style-name="ce2" table:number-columns-repeated="7"/>
          <table:table-cell table:number-columns-repeated="1011"/>
        </table:table-row>
        <table:table-row table:style-name="ro2">
          <table:table-cell table:style-name="ce2" table:number-columns-repeated="9"/>
          <table:table-cell table:style-name="ce4" office:value-type="date" office:date-value="2014-01-14">
            <text:p>1/14/2014</text:p>
          </table:table-cell>
          <table:table-cell table:style-name="ce2" table:number-columns-repeated="3"/>
          <table:table-cell table:number-columns-repeated="1011"/>
        </table:table-row>
        <table:table-row table:style-name="ro2">
          <table:table-cell table:style-name="ce2" table:number-columns-repeated="9"/>
          <table:table-cell table:style-name="ce4" office:value-type="date" office:date-value="2014-01-15">
            <text:p>1/15/2014</text:p>
          </table:table-cell>
          <table:table-cell table:style-name="ce2" table:number-columns-repeated="3"/>
          <table:table-cell table:number-columns-repeated="1011"/>
        </table:table-row>
        <table:table-row table:style-name="ro2">
          <table:table-cell table:style-name="ce2" table:number-columns-repeated="9"/>
          <table:table-cell table:style-name="ce4" office:value-type="date" office:date-value="2014-01-16">
            <text:p>1/16/2014</text:p>
          </table:table-cell>
          <table:table-cell table:style-name="ce2" table:number-columns-repeated="3"/>
          <table:table-cell table:number-columns-repeated="1011"/>
        </table:table-row>
        <table:table-row table:style-name="ro2">
          <table:table-cell table:style-name="ce2" table:number-columns-repeated="10"/>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number-columns-repeated="11"/>
          <table:table-cell table:style-name="ce2" office:value-type="string">
            <text:p>34.2</text:p>
          </table:table-cell>
          <table:table-cell table:style-name="ce2"/>
          <table:table-cell table:number-columns-repeated="1011"/>
        </table:table-row>
        <table:table-row table:style-name="ro2">
          <table:table-cell table:style-name="ce2" table:number-columns-repeated="12"/>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11"/>
          <table:table-cell table:number-columns-repeated="1011"/>
        </table:table-row>
        <table:table-row table:style-name="ro2">
          <table:table-cell table:style-name="ce2" table:number-columns-repeated="8"/>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43">
          <table:table-cell table:number-columns-repeated="1024"/>
        </table:table-row>
        <table:table-row table:style-name="ro2">
          <table:table-cell table:number-columns-repeated="102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00:46:29</text:time></text:p>
        </style:region-right>
      </style:header>
      <style:header-left style:display="false"/>
      <style:footer>
        <text:p>Page <text:page-number>1</text:page-number> / <text:page-count>99</text:page-count></text:p>
      </style:footer>
      <style:footer-left style:display="false"/>
    </style:master-page>
    <style:master-page style:name="PageStyle_5f_sampleRAWOutout" style:display-name="PageStyle_sampleRAWOutout" style:page-layout-name="Mpm3">
      <style:header style:display="false"/>
      <style:header-left style:display="false"/>
      <style:footer style:display="false"/>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547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string">
            <text:p>H1</text:p>
          </table:table-cell>
          <table:table-cell table:style-name="ce2" table:number-columns-repeated="12"/>
        </table:table-row>
        <table:table-row table:style-name="ro1">
          <table:table-cell table:style-name="ce2" office:value-type="string">
            <text:p>H2</text:p>
          </table:table-cell>
          <table:table-cell table:style-name="ce2" table:number-columns-repeated="12"/>
        </table:table-row>
        <table:table-row table:style-name="ro1">
          <table:table-cell table:style-name="ce2" office:value-type="string">
            <text:p>H3</text:p>
          </table:table-cell>
          <table:table-cell table:style-name="ce2" table:number-columns-repeated="12"/>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3"/>
          <table:table-cell table:style-name="ce2" office:value-type="float" office:value="12">
            <text:p>12</text:p>
          </table:table-cell>
          <table:table-cell table:style-name="ce2" table:number-columns-repeated="5"/>
        </table:table-row>
        <table:table-row table:style-name="ro1">
          <table:table-cell table:style-name="ce2" table:number-columns-repeated="5"/>
          <table:table-cell table:style-name="ce2" office:value-type="string">
            <text:p>SD1a</text:p>
          </table:table-cell>
          <table:table-cell table:style-name="ce2" table:number-columns-repeated="7"/>
        </table:table-row>
        <table:table-row table:style-name="ro1">
          <table:table-cell table:style-name="ce2" table:number-columns-repeated="5"/>
          <table:table-cell table:style-name="ce2" office:value-type="string">
            <text:p>SD1b</text:p>
          </table:table-cell>
          <table:table-cell table:style-name="ce2" table:number-columns-repeated="7"/>
        </table:table-row>
        <table:table-row table:style-name="ro1">
          <table:table-cell table:style-name="ce2" table:number-columns-repeated="6"/>
          <table:table-cell table:style-name="ce2" office:value-type="string">
            <text:p>ee1</text:p>
          </table:table-cell>
          <table:table-cell table:style-name="ce2" table:number-columns-repeated="6"/>
        </table:table-row>
        <table:table-row table:style-name="ro1">
          <table:table-cell table:style-name="ce2" table:number-columns-repeated="6"/>
          <table:table-cell table:style-name="ce2" office:value-type="string">
            <text:p>ee2</text:p>
          </table:table-cell>
          <table:table-cell table:style-name="ce2" table:number-columns-repeated="6"/>
        </table:table-row>
        <table:table-row table:style-name="ro1">
          <table:table-cell table:style-name="ce2" table:number-columns-repeated="9"/>
          <table:table-cell table:style-name="ce3" office:value-type="date" office:date-value="2014-01-17">
            <text:p>1/17/2014</text:p>
          </table:table-cell>
          <table:table-cell table:style-name="ce2" table:number-columns-repeated="3"/>
        </table:table-row>
        <table:table-row table:style-name="ro1">
          <table:table-cell table:style-name="ce2" table:number-columns-repeated="11"/>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ExtraValue1</text:p>
          </table:table-cell>
          <table:table-cell table:style-name="ce2" table:number-columns-repeated="8"/>
          <table:table-cell table:style-name="ce3" office:value-type="date" office:date-value="2001-01-01">
            <text:p>1/1/2001</text:p>
          </table:table-cell>
          <table:table-cell table:style-name="ce2" table:number-columns-repeated="2"/>
        </table:table-row>
        <table:table-row table:style-name="ro1">
          <table:table-cell table:style-name="ce2" table:number-columns-repeated="2"/>
          <table:table-cell table:style-name="ce2" office:value-type="string">
            <text:p>false</text:p>
          </table:table-cell>
          <table:table-cell table:style-name="ce2"/>
          <table:table-cell table:style-name="ce2" office:value-type="string">
            <text:p>a</text:p>
          </table:table-cell>
          <table:table-cell table:style-name="ce2" table:number-columns-repeated="8"/>
        </table:table-row>
        <table:table-row table:style-name="ro1">
          <table:table-cell table:style-name="ce2" table:number-columns-repeated="5"/>
          <table:table-cell table:style-name="ce2" office:value-type="string">
            <text:p>SD2a</text:p>
          </table:table-cell>
          <table:table-cell table:style-name="ce2" table:number-columns-repeated="7"/>
        </table:table-row>
        <table:table-row table:style-name="ro1">
          <table:table-cell table:style-name="ce2" table:number-columns-repeated="2"/>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table:number-columns-repeated="8"/>
        </table:table-row>
        <table:table-row table:style-name="ro1">
          <table:table-cell table:style-name="ce2" table:number-columns-repeated="5"/>
          <table:table-cell table:style-name="ce2" office:value-type="string">
            <text:p>SD3a</text:p>
          </table:table-cell>
          <table:table-cell table:style-name="ce2" table:number-columns-repeated="7"/>
        </table:table-row>
        <table:table-row table:style-name="ro1">
          <table:table-cell table:style-name="ce2" table:number-columns-repeated="5"/>
          <table:table-cell table:style-name="ce2" office:value-type="string">
            <text:p>SD3b</text:p>
          </table:table-cell>
          <table:table-cell table:style-name="ce2" table:number-columns-repeated="7"/>
        </table:table-row>
        <table:table-row table:style-name="ro1">
          <table:table-cell table:style-name="ce2" table:number-columns-repeated="5"/>
          <table:table-cell table:style-name="ce2" office:value-type="string">
            <text:p>SD3c</text:p>
          </table:table-cell>
          <table:table-cell table:style-name="ce2" table:number-columns-repeated="7"/>
        </table:table-row>
        <table:table-row table:style-name="ro1">
          <table:table-cell table:style-name="ce2" table:number-columns-repeated="9"/>
          <table:table-cell table:style-name="ce3" office:value-type="date" office:date-value="2014-01-14">
            <text:p>1/14/2014</text:p>
          </table:table-cell>
          <table:table-cell table:style-name="ce2" table:number-columns-repeated="3"/>
        </table:table-row>
        <table:table-row table:style-name="ro1">
          <table:table-cell table:style-name="ce2" table:number-columns-repeated="9"/>
          <table:table-cell table:style-name="ce3" office:value-type="date" office:date-value="2014-01-15">
            <text:p>1/15/2014</text:p>
          </table:table-cell>
          <table:table-cell table:style-name="ce2" table:number-columns-repeated="3"/>
        </table:table-row>
        <table:table-row table:style-name="ro1">
          <table:table-cell table:style-name="ce2" table:number-columns-repeated="9"/>
          <table:table-cell table:style-name="ce3" office:value-type="date" office:date-value="2014-01-16">
            <text:p>1/16/2014</text:p>
          </table:table-cell>
          <table:table-cell table:style-name="ce2" table:number-columns-repeated="3"/>
        </table:table-row>
        <table:table-row table:style-name="ro1">
          <table:table-cell table:style-name="ce2" table:number-columns-repeated="11"/>
          <table:table-cell table:style-name="ce2" office:value-type="string">
            <text:p>34.2</text:p>
          </table:table-cell>
          <table:table-cell table:style-name="ce2" office:value-type="float" office:value="56">
            <text:p>56</text:p>
          </table:table-cell>
        </table:table-row>
        <table:table-row table:style-name="ro1">
          <table:table-cell table:style-name="ce2"/>
          <table:table-cell table:style-name="ce2" office:value-type="string">
            <text:p>ExtraValue2</text:p>
          </table:table-cell>
          <table:table-cell table:style-name="ce2" table:number-columns-repeated="11"/>
        </table:table-row>
        <table:table-row table:style-name="ro1">
          <table:table-cell table:style-name="ce2" table:number-columns-repeated="8"/>
          <table:table-cell table:style-name="ce3" office:value-type="date" office:date-value="2014-01-11">
            <text:p>1/11/2014</text:p>
          </table:table-cell>
          <table:table-cell table:style-name="ce2" table:number-columns-repeated="4"/>
        </table:table-row>
        <table:table-row table:style-name="ro1" table:number-rows-repeated="1048551">
          <table:table-cell table:number-columns-repeated="13"/>
        </table:table-row>
        <table:table-row table:style-name="ro1">
          <table:table-cell table:number-columns-repeated="13"/>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6">03/16/2014</text:date>, <text:time>08:03:00</text:time></text:p>
        </style:region-right>
      </style:header>
      <style:header-left style:display="false"/>
      <style:footer>
        <text:p>Page <text:page-number>1</text:page-number> / <text:page-count>99</text:page-count></text:p>
      </style:footer>
      <style:footer-left style:display="false"/>
    </style:master-page>
    <style:master-page style:name="PageStyle_5f_sampleStandardOutput" style:display-name="PageStyle_sampleStandardOutput" style:page-layout-name="Mpm3">
      <style:header style:display="false"/>
      <style:header-left style:display="false"/>
      <style:footer style:display="false"/>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65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string">
            <text:p>H1</text:p>
          </table:table-cell>
          <table:table-cell table:style-name="ce2" table:number-columns-repeated="12"/>
        </table:table-row>
        <table:table-row table:style-name="ro1">
          <table:table-cell table:style-name="ce2" office:value-type="string">
            <text:p>H2</text:p>
          </table:table-cell>
          <table:table-cell table:style-name="ce2" table:number-columns-repeated="12"/>
        </table:table-row>
        <table:table-row table:style-name="ro1">
          <table:table-cell table:style-name="ce2" office:value-type="string">
            <text:p>H3</text:p>
          </table:table-cell>
          <table:table-cell table:style-name="ce2" table:number-columns-repeated="12"/>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row>
        <table:table-row table:style-name="ro1">
          <table:table-cell table:style-name="ce2" table:number-columns-repeated="9"/>
          <table:table-cell table:style-name="ce3" office:value-type="date" office:date-value="2014-01-17">
            <text:p>1/17/2014</text:p>
          </table:table-cell>
          <table:table-cell table:style-name="ce2" table:number-columns-repeated="3"/>
        </table:table-row>
        <table:table-row table:style-name="ro1">
          <table:table-cell table:style-name="ce2" table:number-columns-repeated="11"/>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4">
            <text:p>1/14/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5">
            <text:p>1/15/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6">
            <text:p>1/16/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8"/>
          <table:table-cell table:style-name="ce3" office:value-type="date" office:date-value="2001-01-01">
            <text:p>1/1/2001</text:p>
          </table:table-cell>
          <table:table-cell table:style-name="ce2" office:value-type="string">
            <text:p>34.2</text:p>
          </table:table-cell>
          <table:table-cell table:style-name="ce2" office:value-type="float" office:value="56">
            <text:p>56</text:p>
          </table:table-cell>
        </table:table-row>
        <table:table-row table:style-name="ro1">
          <table:table-cell table:style-name="ce2"/>
          <table:table-cell table:style-name="ce2" office:value-type="string">
            <text:p>ExtraValue2</text:p>
          </table:table-cell>
          <table:table-cell table:style-name="ce2" table:number-columns-repeated="6"/>
          <table:table-cell table:style-name="ce3" office:value-type="date" office:date-value="2014-01-11">
            <text:p>1/11/2014</text:p>
          </table:table-cell>
          <table:table-cell table:style-name="ce2" table:number-columns-repeated="4"/>
        </table:table-row>
        <table:table-row table:style-name="ro1" table:number-rows-repeated="1048556">
          <table:table-cell table:number-columns-repeated="13"/>
        </table:table-row>
        <table:table-row table:style-name="ro1">
          <table:table-cell table:number-columns-repeated="13"/>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9">04/09/2014</text:date>, <text:time>22:38:48</text:time></text:p>
        </style:region-right>
      </style:header>
      <style:header-left style:display="false"/>
      <style:footer>
        <text:p>Page <text:page-number>1</text:page-number> / <text:page-count>99</text:page-count></text:p>
      </style:footer>
      <style:footer-left style:display="false"/>
    </style:master-page>
    <style:master-page style:name="PageStyle_5f_sampleExtensiveV1Output" style:display-name="PageStyle_sampleExtensiveV1Output" style:page-layout-name="Mpm3">
      <style:header style:display="false"/>
      <style:header-left style:display="false"/>
      <style:footer style:display="false"/>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9028in"/>
    </style:style>
    <style:style style:name="co4" style:family="table-column">
      <style:table-column-properties fo:break-before="auto" style:column-width="2.1866in"/>
    </style:style>
    <style:style style:name="co5" style:family="table-column">
      <style:table-column-properties fo:break-before="auto" style:column-width="1.5311in"/>
    </style:style>
    <style:style style:name="co6" style:family="table-column">
      <style:table-column-properties fo:break-before="auto" style:column-width="1.1811in"/>
    </style:style>
    <style:style style:name="co7" style:family="table-column">
      <style:table-column-properties fo:break-before="auto" style:column-width="1.0945in"/>
    </style:style>
    <style:style style:name="co8" style:family="table-column">
      <style:table-column-properties fo:break-before="auto" style:column-width="0.8925in"/>
    </style:style>
    <style:style style:name="ro1" style:family="table-row">
      <style:table-row-properties style:row-height="0.1547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number-columns-repeated="1016"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AddDate</text:p>
          </table:table-cell>
          <table:table-cell table:number-columns-repeated="1016"/>
        </table:table-row>
        <table:table-row table:style-name="ro2">
          <table:table-cell table:style-name="ce2" office:value-type="string">
            <text:p>H1</text:p>
          </table:table-cell>
          <table:table-cell table:style-name="ce2" table:number-columns-repeated="7"/>
          <table:table-cell table:number-columns-repeated="1016"/>
        </table:table-row>
        <table:table-row table:style-name="ro2">
          <table:table-cell table:style-name="ce2" office:value-type="string">
            <text:p>H2</text:p>
          </table:table-cell>
          <table:table-cell table:style-name="ce2" table:number-columns-repeated="7"/>
          <table:table-cell table:number-columns-repeated="1016"/>
        </table:table-row>
        <table:table-row table:style-name="ro2">
          <table:table-cell table:style-name="ce2" office:value-type="string">
            <text:p>H3</text:p>
          </table:table-cell>
          <table:table-cell table:style-name="ce2" table:number-columns-repeated="7"/>
          <table:table-cell table:number-columns-repeated="1016"/>
        </table:table-row>
        <table:table-row table:style-name="ro2">
          <table:table-cell table:style-name="ce2" table:number-columns-repeated="3"/>
          <table:table-cell table:style-name="ce2" office:value-type="string">
            <text:p>SD1a</text:p>
          </table:table-cell>
          <table:table-cell table:style-name="ce2" table:number-columns-repeated="4"/>
          <table:table-cell table:number-columns-repeated="1016"/>
        </table:table-row>
        <table:table-row table:style-name="ro2">
          <table:table-cell table:style-name="ce2" table:number-columns-repeated="3"/>
          <table:table-cell table:style-name="ce2" office:value-type="string">
            <text:p>SD1b</text:p>
          </table:table-cell>
          <table:table-cell table:style-name="ce2" table:number-columns-repeated="4"/>
          <table:table-cell table:number-columns-repeated="1016"/>
        </table:table-row>
        <table:table-row table:style-name="ro2">
          <table:table-cell table:style-name="ce2" table:number-columns-repeated="4"/>
          <table:table-cell table:style-name="ce2" office:value-type="string">
            <text:p>ee1</text:p>
          </table:table-cell>
          <table:table-cell table:style-name="ce2" table:number-columns-repeated="3"/>
          <table:table-cell table:number-columns-repeated="1016"/>
        </table:table-row>
        <table:table-row table:style-name="ro2">
          <table:table-cell table:style-name="ce2" table:number-columns-repeated="4"/>
          <table:table-cell table:style-name="ce2" office:value-type="string">
            <text:p>ee2</text:p>
          </table:table-cell>
          <table:table-cell table:style-name="ce2" table:number-columns-repeated="3"/>
          <table:table-cell table:number-columns-repeated="1016"/>
        </table:table-row>
        <table:table-row table:style-name="ro2">
          <table:table-cell table:style-name="ce2" table:number-columns-repeated="5"/>
          <table:table-cell table:style-name="ce2" office:value-type="float" office:value="12">
            <text:p>12</text:p>
          </table:table-cell>
          <table:table-cell table:style-name="ce2" table:number-columns-repeated="2"/>
          <table:table-cell table:number-columns-repeated="1016"/>
        </table:table-row>
        <table:table-row table:style-name="ro2">
          <table:table-cell table:style-name="ce2"/>
          <table:table-cell table:style-name="ce2" office:value-type="string">
            <text:p>ExtraValue1</text:p>
          </table:table-cell>
          <table:table-cell table:style-name="ce2" office:value-type="string">
            <text:p>a</text:p>
          </table:table-cell>
          <table:table-cell table:style-name="ce2" office:value-type="string">
            <text:p>SD2a</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a</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b</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c</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2</text:p>
          </table:table-cell>
          <table:table-cell table:style-name="ce2" table:number-columns-repeated="4"/>
          <table:table-cell table:style-name="ce4" office:value-type="date" office:date-value="2014-01-11">
            <text:p>1/11/2014</text:p>
          </table:table-cell>
          <table:table-cell table:style-name="ce2"/>
          <table:table-cell table:number-columns-repeated="1016"/>
        </table:table-row>
        <table:table-row table:style-name="ro2" table:number-rows-repeated="1048561">
          <table:table-cell table:number-columns-repeated="1024"/>
        </table:table-row>
        <table:table-row table:style-name="ro2">
          <table:table-cell table:number-columns-repeated="1024"/>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13:01:17</text:time></text:p>
        </style:region-right>
      </style:header>
      <style:header-left style:display="false"/>
      <style:footer>
        <text:p>Page <text:page-number>1</text:page-number> / <text:page-count>99</text:page-count></text:p>
      </style:footer>
      <style:footer-left style:display="false"/>
    </style:master-page>
    <style:master-page style:name="PageStyle_5f_sampleNegativeOutput" style:display-name="PageStyle_sampleNegativeOutput" style:page-layout-name="Mpm3">
      <style:header style:display="false"/>
      <style:header-left style:display="false"/>
      <style:footer style:display="false"/>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346in"/>
    </style:style>
    <style:style style:name="co2" style:family="table-column">
      <style:table-column-properties fo:break-before="auto" style:column-width="1.2472in"/>
    </style:style>
    <style:style style:name="co3" style:family="table-column">
      <style:table-column-properties fo:break-before="auto" style:column-width="0.8972in"/>
    </style:style>
    <style:style style:name="co4" style:family="table-column">
      <style:table-column-properties fo:break-before="auto" style:column-width="1.5752in"/>
    </style:style>
    <style:style style:name="co5" style:family="table-column">
      <style:table-column-properties fo:break-before="auto" style:column-width="0.8925in"/>
    </style:style>
    <style:style style:name="ro1" style:family="table-row">
      <style:table-row-properties style:row-height="0.165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table-cell table:style-name="ce1" office:value-type="string">
            <text:p>Root.Row.Data.Amount</text:p>
          </table:table-cell>
          <table:table-cell table:style-name="ce1" office:value-type="string">
            <text:p>Root.Row.Data.Data0</text:p>
          </table:table-cell>
          <table:table-cell table:style-name="ce1" office:value-type="string">
            <text:p>Root.Row.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float" office:value="123">
            <text:p>123</text:p>
          </table:table-cell>
          <table:table-cell table:style-name="ce2" office:value-type="string">
            <text:p>true</text:p>
          </table:table-cell>
          <table:table-cell table:style-name="ce2" table:number-columns-repeated="3"/>
        </table:table-row>
        <table:table-row table:style-name="ro1">
          <table:table-cell table:style-name="ce2" table:number-columns-repeated="2"/>
          <table:table-cell table:style-name="ce3" office:value-type="date" office:date-value="2014-01-17">
            <text:p>1/17/2014</text:p>
          </table:table-cell>
          <table:table-cell table:style-name="ce2" table:number-columns-repeated="2"/>
        </table:table-row>
        <table:table-row table:style-name="ro1">
          <table:table-cell table:style-name="ce2" table:number-columns-repeated="3"/>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false</text:p>
          </table:table-cell>
          <table:table-cell table:style-name="ce2" table:number-columns-repeated="3"/>
        </table:table-row>
        <table:table-row table:style-name="ro1">
          <table:table-cell table:style-name="ce2" office:value-type="float" office:value="4567">
            <text:p>4567</text:p>
          </table:table-cell>
          <table:table-cell table:style-name="ce2" office:value-type="string">
            <text:p>true</text:p>
          </table:table-cell>
          <table:table-cell table:style-name="ce2" table:number-columns-repeated="3"/>
        </table:table-row>
        <table:table-row table:style-name="ro1">
          <table:table-cell table:style-name="ce2" table:number-columns-repeated="2"/>
          <table:table-cell table:style-name="ce3" office:value-type="date" office:date-value="2014-01-14">
            <text:p>1/14/2014</text:p>
          </table:table-cell>
          <table:table-cell table:style-name="ce2" table:number-columns-repeated="2"/>
        </table:table-row>
        <table:table-row table:style-name="ro1">
          <table:table-cell table:style-name="ce2" table:number-columns-repeated="2"/>
          <table:table-cell table:style-name="ce3" office:value-type="date" office:date-value="2014-01-15">
            <text:p>1/15/2014</text:p>
          </table:table-cell>
          <table:table-cell table:style-name="ce2" table:number-columns-repeated="2"/>
        </table:table-row>
        <table:table-row table:style-name="ro1">
          <table:table-cell table:style-name="ce2" table:number-columns-repeated="2"/>
          <table:table-cell table:style-name="ce3" office:value-type="date" office:date-value="2014-01-16">
            <text:p>1/16/2014</text:p>
          </table:table-cell>
          <table:table-cell table:style-name="ce2" table:number-columns-repeated="2"/>
        </table:table-row>
        <table:table-row table:style-name="ro1">
          <table:table-cell table:style-name="ce2" table:number-columns-repeated="3"/>
          <table:table-cell table:style-name="ce2" office:value-type="string">
            <text:p>34.2</text:p>
          </table:table-cell>
          <table:table-cell table:style-name="ce2" office:value-type="float" office:value="56">
            <text:p>56</text:p>
          </table:table-cell>
        </table:table-row>
        <table:table-row table:style-name="ro1" table:number-rows-repeated="1048565">
          <table:table-cell table:number-columns-repeated="5"/>
        </table:table-row>
        <table:table-row table:style-name="ro1">
          <table:table-cell table:number-columns-repeated="5"/>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13:01:17</text:time></text:p>
        </style:region-right>
      </style:header>
      <style:header-left style:display="false"/>
      <style:footer>
        <text:p>Page <text:page-number>1</text:page-number> / <text:page-count>99</text:page-count></text:p>
      </style:footer>
      <style:footer-left style:display="false"/>
    </style:master-page>
    <style:master-page style:name="PageStyle_5f_samplePositiveOutput" style:display-name="PageStyle_samplePositiveOutput" style:page-layout-name="Mpm3">
      <style:header style:display="false"/>
      <style:header-left style:display="false"/>
      <style:footer style:display="false"/>
      <style:footer-left style:display="false"/>
    </style:master-page>
  </office:master-styles>
</office:document-styles>
</file>